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864cm"/>
    </style:style>
    <style:style style:name="co4" style:family="table-column">
      <style:table-column-properties fo:break-before="auto" style:column-width="1.74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c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number-columns-repeated="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95881" calcext:value-type="float">
            <text:p>-0.95881</text:p>
          </table:table-cell>
          <table:table-cell office:value-type="float" office:value="-0.15673" calcext:value-type="float">
            <text:p>-0.15673</text:p>
          </table:table-cell>
          <table:table-cell office:value-type="float" office:value="-0.060902" calcext:value-type="float">
            <text:p>-0.060902</text:p>
          </table:table-cell>
          <table:table-cell office:value-type="float" office:value="-0.020931" calcext:value-type="float">
            <text:p>-0.020931</text:p>
          </table:table-cell>
          <table:table-cell office:value-type="float" office:value="-0.001829" calcext:value-type="float">
            <text:p>-0.001829</text:p>
          </table:table-cell>
          <table:table-cell office:value-type="float" office:value="0.022399" calcext:value-type="float">
            <text:p>0.022399</text:p>
          </table:table-cell>
          <table:table-cell office:value-type="float" office:value="0.055504" calcext:value-type="float">
            <text:p>0.055504</text:p>
          </table:table-cell>
          <table:table-cell office:value-type="float" office:value="0.139718" calcext:value-type="float">
            <text:p>0.139718</text:p>
          </table:table-cell>
          <table:table-cell office:value-type="float" office:value="0.288689" calcext:value-type="float">
            <text:p>0.288689</text:p>
          </table:table-cell>
          <table:table-cell office:value-type="float" office:value="-0.298158" calcext:value-type="float">
            <text:p>-0.2981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0.547436" calcext:value-type="float">
            <text:p>-0.547436</text:p>
          </table:table-cell>
          <table:table-cell office:value-type="float" office:value="-0.090032" calcext:value-type="float">
            <text:p>-0.090032</text:p>
          </table:table-cell>
          <table:table-cell office:value-type="float" office:value="-0.036446" calcext:value-type="float">
            <text:p>-0.036446</text:p>
          </table:table-cell>
          <table:table-cell office:value-type="float" office:value="-0.017322" calcext:value-type="float">
            <text:p>-0.017322</text:p>
          </table:table-cell>
          <table:table-cell office:value-type="float" office:value="-0.003379" calcext:value-type="float">
            <text:p>-0.003379</text:p>
          </table:table-cell>
          <table:table-cell office:value-type="float" office:value="0.010273" calcext:value-type="float">
            <text:p>0.010273</text:p>
          </table:table-cell>
          <table:table-cell office:value-type="float" office:value="0.028154" calcext:value-type="float">
            <text:p>0.028154</text:p>
          </table:table-cell>
          <table:table-cell office:value-type="float" office:value="0.048424" calcext:value-type="float">
            <text:p>0.048424</text:p>
          </table:table-cell>
          <table:table-cell office:value-type="float" office:value="0.087962" calcext:value-type="float">
            <text:p>0.087962</text:p>
          </table:table-cell>
          <table:table-cell office:value-type="float" office:value="0.175565" calcext:value-type="float">
            <text:p>0.175565</text:p>
          </table:table-cell>
          <table:table-cell office:value-type="float" office:value="0.288689" calcext:value-type="float">
            <text:p>0.288689</text:p>
          </table:table-cell>
          <table:table-cell office:value-type="float" office:value="-0.034424" calcext:value-type="float">
            <text:p>-0.0344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0.580057" calcext:value-type="float">
            <text:p>-0.580057</text:p>
          </table:table-cell>
          <table:table-cell office:value-type="float" office:value="-0.060441" calcext:value-type="float">
            <text:p>-0.060441</text:p>
          </table:table-cell>
          <table:table-cell office:value-type="float" office:value="-0.029959" calcext:value-type="float">
            <text:p>-0.029959</text:p>
          </table:table-cell>
          <table:table-cell office:value-type="float" office:value="-0.012855" calcext:value-type="float">
            <text:p>-0.012855</text:p>
          </table:table-cell>
          <table:table-cell office:value-type="float" office:value="-0.000128" calcext:value-type="float">
            <text:p>-0.000128</text:p>
          </table:table-cell>
          <table:table-cell office:value-type="float" office:value="0.015938" calcext:value-type="float">
            <text:p>0.015938</text:p>
          </table:table-cell>
          <table:table-cell office:value-type="float" office:value="0.034274" calcext:value-type="float">
            <text:p>0.034274</text:p>
          </table:table-cell>
          <table:table-cell office:value-type="float" office:value="0.065273" calcext:value-type="float">
            <text:p>0.065273</text:p>
          </table:table-cell>
          <table:table-cell office:value-type="float" office:value="0.105248" calcext:value-type="float">
            <text:p>0.105248</text:p>
          </table:table-cell>
          <table:table-cell office:value-type="float" office:value="0.178439" calcext:value-type="float">
            <text:p>0.178439</text:p>
          </table:table-cell>
          <table:table-cell office:value-type="float" office:value="0.288689" calcext:value-type="float">
            <text:p>0.288689</text:p>
          </table:table-cell>
          <table:table-cell office:value-type="float" office:value="-0.028427" calcext:value-type="float">
            <text:p>-0.0284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0.689811" calcext:value-type="float">
            <text:p>-0.689811</text:p>
          </table:table-cell>
          <table:table-cell office:value-type="float" office:value="-0.080502" calcext:value-type="float">
            <text:p>-0.080502</text:p>
          </table:table-cell>
          <table:table-cell office:value-type="float" office:value="-0.032606" calcext:value-type="float">
            <text:p>-0.032606</text:p>
          </table:table-cell>
          <table:table-cell office:value-type="float" office:value="-0.014872" calcext:value-type="float">
            <text:p>-0.014872</text:p>
          </table:table-cell>
          <table:table-cell office:value-type="float" office:value="-0.00349" calcext:value-type="float">
            <text:p>-0.00349</text:p>
          </table:table-cell>
          <table:table-cell office:value-type="float" office:value="0.012502" calcext:value-type="float">
            <text:p>0.012502</text:p>
          </table:table-cell>
          <table:table-cell office:value-type="float" office:value="0.033699" calcext:value-type="float">
            <text:p>0.033699</text:p>
          </table:table-cell>
          <table:table-cell office:value-type="float" office:value="0.064249" calcext:value-type="float">
            <text:p>0.064249</text:p>
          </table:table-cell>
          <table:table-cell office:value-type="float" office:value="0.108353" calcext:value-type="float">
            <text:p>0.108353</text:p>
          </table:table-cell>
          <table:table-cell office:value-type="float" office:value="0.195286" calcext:value-type="float">
            <text:p>0.195286</text:p>
          </table:table-cell>
          <table:table-cell office:value-type="float" office:value="0.309523" calcext:value-type="float">
            <text:p>0.309523</text:p>
          </table:table-cell>
          <table:table-cell office:value-type="float" office:value="-0.040719" calcext:value-type="float">
            <text:p>-0.0407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-0.70241" calcext:value-type="float">
            <text:p>-0.70241</text:p>
          </table:table-cell>
          <table:table-cell office:value-type="float" office:value="-0.079599" calcext:value-type="float">
            <text:p>-0.079599</text:p>
          </table:table-cell>
          <table:table-cell office:value-type="float" office:value="-0.034014" calcext:value-type="float">
            <text:p>-0.034014</text:p>
          </table:table-cell>
          <table:table-cell office:value-type="float" office:value="-0.015552" calcext:value-type="float">
            <text:p>-0.015552</text:p>
          </table:table-cell>
          <table:table-cell office:value-type="float" office:value="-0.003964" calcext:value-type="float">
            <text:p>-0.003964</text:p>
          </table:table-cell>
          <table:table-cell office:value-type="float" office:value="0.015177" calcext:value-type="float">
            <text:p>0.015177</text:p>
          </table:table-cell>
          <table:table-cell office:value-type="float" office:value="0.037427" calcext:value-type="float">
            <text:p>0.037427</text:p>
          </table:table-cell>
          <table:table-cell office:value-type="float" office:value="0.065056" calcext:value-type="float">
            <text:p>0.065056</text:p>
          </table:table-cell>
          <table:table-cell office:value-type="float" office:value="0.113953" calcext:value-type="float">
            <text:p>0.113953</text:p>
          </table:table-cell>
          <table:table-cell office:value-type="float" office:value="0.195975" calcext:value-type="float">
            <text:p>0.195975</text:p>
          </table:table-cell>
          <table:table-cell office:value-type="float" office:value="0.309523" calcext:value-type="float">
            <text:p>0.309523</text:p>
          </table:table-cell>
          <table:table-cell office:value-type="float" office:value="-0.040795" calcext:value-type="float">
            <text:p>-0.04079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0.869767" calcext:value-type="float">
            <text:p>-0.869767</text:p>
          </table:table-cell>
          <table:table-cell office:value-type="float" office:value="-0.094938" calcext:value-type="float">
            <text:p>-0.094938</text:p>
          </table:table-cell>
          <table:table-cell office:value-type="float" office:value="-0.037846" calcext:value-type="float">
            <text:p>-0.037846</text:p>
          </table:table-cell>
          <table:table-cell office:value-type="float" office:value="-0.017424" calcext:value-type="float">
            <text:p>-0.017424</text:p>
          </table:table-cell>
          <table:table-cell office:value-type="float" office:value="-0.004481" calcext:value-type="float">
            <text:p>-0.004481</text:p>
          </table:table-cell>
          <table:table-cell office:value-type="float" office:value="0.014635" calcext:value-type="float">
            <text:p>0.014635</text:p>
          </table:table-cell>
          <table:table-cell office:value-type="float" office:value="0.039555" calcext:value-type="float">
            <text:p>0.039555</text:p>
          </table:table-cell>
          <table:table-cell office:value-type="float" office:value="0.073789" calcext:value-type="float">
            <text:p>0.073789</text:p>
          </table:table-cell>
          <table:table-cell office:value-type="float" office:value="0.12857" calcext:value-type="float">
            <text:p>0.12857</text:p>
          </table:table-cell>
          <table:table-cell office:value-type="float" office:value="0.236816" calcext:value-type="float">
            <text:p>0.236816</text:p>
          </table:table-cell>
          <table:table-cell office:value-type="float" office:value="0.371027" calcext:value-type="float">
            <text:p>0.371027</text:p>
          </table:table-cell>
          <table:table-cell office:value-type="float" office:value="-0.053109" calcext:value-type="float">
            <text:p>-0.0531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0.720676" calcext:value-type="float">
            <text:p>-0.720676</text:p>
          </table:table-cell>
          <table:table-cell office:value-type="float" office:value="-0.076449" calcext:value-type="float">
            <text:p>-0.076449</text:p>
          </table:table-cell>
          <table:table-cell office:value-type="float" office:value="-0.028618" calcext:value-type="float">
            <text:p>-0.028618</text:p>
          </table:table-cell>
          <table:table-cell office:value-type="float" office:value="-0.009913" calcext:value-type="float">
            <text:p>-0.009913</text:p>
          </table:table-cell>
          <table:table-cell office:value-type="float" office:value="0.005724" calcext:value-type="float">
            <text:p>0.005724</text:p>
          </table:table-cell>
          <table:table-cell office:value-type="float" office:value="0.028178" calcext:value-type="float">
            <text:p>0.028178</text:p>
          </table:table-cell>
          <table:table-cell office:value-type="float" office:value="0.053586" calcext:value-type="float">
            <text:p>0.053586</text:p>
          </table:table-cell>
          <table:table-cell office:value-type="float" office:value="0.086503" calcext:value-type="float">
            <text:p>0.086503</text:p>
          </table:table-cell>
          <table:table-cell office:value-type="float" office:value="0.139873" calcext:value-type="float">
            <text:p>0.139873</text:p>
          </table:table-cell>
          <table:table-cell office:value-type="float" office:value="0.251014" calcext:value-type="float">
            <text:p>0.251014</text:p>
          </table:table-cell>
          <table:table-cell office:value-type="float" office:value="0.371027" calcext:value-type="float">
            <text:p>0.371027</text:p>
          </table:table-cell>
          <table:table-cell office:value-type="float" office:value="-0.027078" calcext:value-type="float">
            <text:p>-0.02707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0.814986" calcext:value-type="float">
            <text:p>-0.814986</text:p>
          </table:table-cell>
          <table:table-cell office:value-type="float" office:value="-0.1016" calcext:value-type="float">
            <text:p>-0.1016</text:p>
          </table:table-cell>
          <table:table-cell office:value-type="float" office:value="-0.028839" calcext:value-type="float">
            <text:p>-0.028839</text:p>
          </table:table-cell>
          <table:table-cell office:value-type="float" office:value="-0.00694" calcext:value-type="float">
            <text:p>-0.00694</text:p>
          </table:table-cell>
          <table:table-cell office:value-type="float" office:value="0.008208" calcext:value-type="float">
            <text:p>0.008208</text:p>
          </table:table-cell>
          <table:table-cell office:value-type="float" office:value="0.030843" calcext:value-type="float">
            <text:p>0.030843</text:p>
          </table:table-cell>
          <table:table-cell office:value-type="float" office:value="0.057939" calcext:value-type="float">
            <text:p>0.057939</text:p>
          </table:table-cell>
          <table:table-cell office:value-type="float" office:value="0.090991" calcext:value-type="float">
            <text:p>0.090991</text:p>
          </table:table-cell>
          <table:table-cell office:value-type="float" office:value="0.147417" calcext:value-type="float">
            <text:p>0.147417</text:p>
          </table:table-cell>
          <table:table-cell office:value-type="float" office:value="0.253971" calcext:value-type="float">
            <text:p>0.253971</text:p>
          </table:table-cell>
          <table:table-cell office:value-type="float" office:value="0.371027" calcext:value-type="float">
            <text:p>0.371027</text:p>
          </table:table-cell>
          <table:table-cell office:value-type="float" office:value="-0.0363" calcext:value-type="float">
            <text:p>-0.036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-0.666766" calcext:value-type="float">
            <text:p>-0.666766</text:p>
          </table:table-cell>
          <table:table-cell office:value-type="float" office:value="-0.063837" calcext:value-type="float">
            <text:p>-0.063837</text:p>
          </table:table-cell>
          <table:table-cell office:value-type="float" office:value="-0.022855" calcext:value-type="float">
            <text:p>-0.022855</text:p>
          </table:table-cell>
          <table:table-cell office:value-type="float" office:value="-0.001168" calcext:value-type="float">
            <text:p>-0.001168</text:p>
          </table:table-cell>
          <table:table-cell office:value-type="float" office:value="0.017338" calcext:value-type="float">
            <text:p>0.017338</text:p>
          </table:table-cell>
          <table:table-cell office:value-type="float" office:value="0.039215" calcext:value-type="float">
            <text:p>0.039215</text:p>
          </table:table-cell>
          <table:table-cell office:value-type="float" office:value="0.070527" calcext:value-type="float">
            <text:p>0.070527</text:p>
          </table:table-cell>
          <table:table-cell office:value-type="float" office:value="0.110499" calcext:value-type="float">
            <text:p>0.110499</text:p>
          </table:table-cell>
          <table:table-cell office:value-type="float" office:value="0.167416" calcext:value-type="float">
            <text:p>0.167416</text:p>
          </table:table-cell>
          <table:table-cell office:value-type="float" office:value="0.266193" calcext:value-type="float">
            <text:p>0.266193</text:p>
          </table:table-cell>
          <table:table-cell office:value-type="float" office:value="0.371027" calcext:value-type="float">
            <text:p>0.371027</text:p>
          </table:table-cell>
          <table:table-cell office:value-type="float" office:value="-0.008344" calcext:value-type="float">
            <text:p>-0.0083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0.769518" calcext:value-type="float">
            <text:p>-0.769518</text:p>
          </table:table-cell>
          <table:table-cell office:value-type="float" office:value="-0.066035" calcext:value-type="float">
            <text:p>-0.066035</text:p>
          </table:table-cell>
          <table:table-cell office:value-type="float" office:value="-0.014618" calcext:value-type="float">
            <text:p>-0.014618</text:p>
          </table:table-cell>
          <table:table-cell office:value-type="float" office:value="0.007426" calcext:value-type="float">
            <text:p>0.007426</text:p>
          </table:table-cell>
          <table:table-cell office:value-type="float" office:value="0.029721" calcext:value-type="float">
            <text:p>0.029721</text:p>
          </table:table-cell>
          <table:table-cell office:value-type="float" office:value="0.050034" calcext:value-type="float">
            <text:p>0.050034</text:p>
          </table:table-cell>
          <table:table-cell office:value-type="float" office:value="0.075125" calcext:value-type="float">
            <text:p>0.075125</text:p>
          </table:table-cell>
          <table:table-cell office:value-type="float" office:value="0.113088" calcext:value-type="float">
            <text:p>0.113088</text:p>
          </table:table-cell>
          <table:table-cell office:value-type="float" office:value="0.162725" calcext:value-type="float">
            <text:p>0.162725</text:p>
          </table:table-cell>
          <table:table-cell office:value-type="float" office:value="0.279104" calcext:value-type="float">
            <text:p>0.279104</text:p>
          </table:table-cell>
          <table:table-cell office:value-type="float" office:value="0.419206" calcext:value-type="float">
            <text:p>0.419206</text:p>
          </table:table-cell>
          <table:table-cell office:value-type="float" office:value="-0.013295" calcext:value-type="float">
            <text:p>-0.01329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" calcext:value-type="float">
            <text:p>-1</text:p>
          </table:table-cell>
          <table:table-cell office:value-type="float" office:value="-0.787708" calcext:value-type="float">
            <text:p>-0.787708</text:p>
          </table:table-cell>
          <table:table-cell office:value-type="float" office:value="-0.055896" calcext:value-type="float">
            <text:p>-0.055896</text:p>
          </table:table-cell>
          <table:table-cell office:value-type="float" office:value="-0.018503" calcext:value-type="float">
            <text:p>-0.018503</text:p>
          </table:table-cell>
          <table:table-cell office:value-type="float" office:value="0.007098" calcext:value-type="float">
            <text:p>0.007098</text:p>
          </table:table-cell>
          <table:table-cell office:value-type="float" office:value="0.035776" calcext:value-type="float">
            <text:p>0.035776</text:p>
          </table:table-cell>
          <table:table-cell office:value-type="float" office:value="0.059564" calcext:value-type="float">
            <text:p>0.059564</text:p>
          </table:table-cell>
          <table:table-cell office:value-type="float" office:value="0.084898" calcext:value-type="float">
            <text:p>0.084898</text:p>
          </table:table-cell>
          <table:table-cell office:value-type="float" office:value="0.123075" calcext:value-type="float">
            <text:p>0.123075</text:p>
          </table:table-cell>
          <table:table-cell office:value-type="float" office:value="0.192187" calcext:value-type="float">
            <text:p>0.192187</text:p>
          </table:table-cell>
          <table:table-cell office:value-type="float" office:value="0.311429" calcext:value-type="float">
            <text:p>0.311429</text:p>
          </table:table-cell>
          <table:table-cell office:value-type="float" office:value="0.419206" calcext:value-type="float">
            <text:p>0.419206</text:p>
          </table:table-cell>
          <table:table-cell office:value-type="float" office:value="-0.004808" calcext:value-type="float">
            <text:p>-0.00480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office:value-type="float" office:value="-0.661702" calcext:value-type="float">
            <text:p>-0.661702</text:p>
          </table:table-cell>
          <table:table-cell office:value-type="float" office:value="-0.040645" calcext:value-type="float">
            <text:p>-0.040645</text:p>
          </table:table-cell>
          <table:table-cell office:value-type="float" office:value="-0.008245" calcext:value-type="float">
            <text:p>-0.008245</text:p>
          </table:table-cell>
          <table:table-cell office:value-type="float" office:value="0.013126" calcext:value-type="float">
            <text:p>0.013126</text:p>
          </table:table-cell>
          <table:table-cell office:value-type="float" office:value="0.038664" calcext:value-type="float">
            <text:p>0.038664</text:p>
          </table:table-cell>
          <table:table-cell office:value-type="float" office:value="0.064016" calcext:value-type="float">
            <text:p>0.064016</text:p>
          </table:table-cell>
          <table:table-cell office:value-type="float" office:value="0.090667" calcext:value-type="float">
            <text:p>0.090667</text:p>
          </table:table-cell>
          <table:table-cell office:value-type="float" office:value="0.128472" calcext:value-type="float">
            <text:p>0.128472</text:p>
          </table:table-cell>
          <table:table-cell office:value-type="float" office:value="0.1855" calcext:value-type="float">
            <text:p>0.1855</text:p>
          </table:table-cell>
          <table:table-cell office:value-type="float" office:value="0.308933" calcext:value-type="float">
            <text:p>0.308933</text:p>
          </table:table-cell>
          <table:table-cell office:value-type="float" office:value="0.419206" calcext:value-type="float">
            <text:p>0.419206</text:p>
          </table:table-cell>
          <table:table-cell office:value-type="float" office:value="0.011879" calcext:value-type="float">
            <text:p>0.01187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 office:value-type="float" office:value="-0.591776" calcext:value-type="float">
            <text:p>-0.591776</text:p>
          </table:table-cell>
          <table:table-cell office:value-type="float" office:value="-0.035947" calcext:value-type="float">
            <text:p>-0.035947</text:p>
          </table:table-cell>
          <table:table-cell office:value-type="float" office:value="-0.002972" calcext:value-type="float">
            <text:p>-0.002972</text:p>
          </table:table-cell>
          <table:table-cell office:value-type="float" office:value="0.018004" calcext:value-type="float">
            <text:p>0.018004</text:p>
          </table:table-cell>
          <table:table-cell office:value-type="float" office:value="0.041304" calcext:value-type="float">
            <text:p>0.041304</text:p>
          </table:table-cell>
          <table:table-cell office:value-type="float" office:value="0.065972" calcext:value-type="float">
            <text:p>0.065972</text:p>
          </table:table-cell>
          <table:table-cell office:value-type="float" office:value="0.091959" calcext:value-type="float">
            <text:p>0.091959</text:p>
          </table:table-cell>
          <table:table-cell office:value-type="float" office:value="0.128666" calcext:value-type="float">
            <text:p>0.128666</text:p>
          </table:table-cell>
          <table:table-cell office:value-type="float" office:value="0.181326" calcext:value-type="float">
            <text:p>0.181326</text:p>
          </table:table-cell>
          <table:table-cell office:value-type="float" office:value="0.302359" calcext:value-type="float">
            <text:p>0.302359</text:p>
          </table:table-cell>
          <table:table-cell office:value-type="float" office:value="0.436229" calcext:value-type="float">
            <text:p>0.436229</text:p>
          </table:table-cell>
          <table:table-cell office:value-type="float" office:value="0.019889" calcext:value-type="float">
            <text:p>0.01988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" calcext:value-type="float">
            <text:p>-1</text:p>
          </table:table-cell>
          <table:table-cell office:value-type="float" office:value="-0.747069" calcext:value-type="float">
            <text:p>-0.747069</text:p>
          </table:table-cell>
          <table:table-cell office:value-type="float" office:value="-0.034146" calcext:value-type="float">
            <text:p>-0.034146</text:p>
          </table:table-cell>
          <table:table-cell office:value-type="float" office:value="0.001644" calcext:value-type="float">
            <text:p>0.001644</text:p>
          </table:table-cell>
          <table:table-cell office:value-type="float" office:value="0.024247" calcext:value-type="float">
            <text:p>0.024247</text:p>
          </table:table-cell>
          <table:table-cell office:value-type="float" office:value="0.04687" calcext:value-type="float">
            <text:p>0.04687</text:p>
          </table:table-cell>
          <table:table-cell office:value-type="float" office:value="0.068801" calcext:value-type="float">
            <text:p>0.068801</text:p>
          </table:table-cell>
          <table:table-cell office:value-type="float" office:value="0.098496" calcext:value-type="float">
            <text:p>0.098496</text:p>
          </table:table-cell>
          <table:table-cell office:value-type="float" office:value="0.137857" calcext:value-type="float">
            <text:p>0.137857</text:p>
          </table:table-cell>
          <table:table-cell office:value-type="float" office:value="0.195092" calcext:value-type="float">
            <text:p>0.195092</text:p>
          </table:table-cell>
          <table:table-cell office:value-type="float" office:value="0.313362" calcext:value-type="float">
            <text:p>0.313362</text:p>
          </table:table-cell>
          <table:table-cell office:value-type="float" office:value="0.436229" calcext:value-type="float">
            <text:p>0.436229</text:p>
          </table:table-cell>
          <table:table-cell office:value-type="float" office:value="0.010516" calcext:value-type="float">
            <text:p>0.01051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" calcext:value-type="float">
            <text:p>-1</text:p>
          </table:table-cell>
          <table:table-cell office:value-type="float" office:value="-0.419157" calcext:value-type="float">
            <text:p>-0.419157</text:p>
          </table:table-cell>
          <table:table-cell office:value-type="float" office:value="-0.015402" calcext:value-type="float">
            <text:p>-0.015402</text:p>
          </table:table-cell>
          <table:table-cell office:value-type="float" office:value="0.013255" calcext:value-type="float">
            <text:p>0.013255</text:p>
          </table:table-cell>
          <table:table-cell office:value-type="float" office:value="0.036668" calcext:value-type="float">
            <text:p>0.036668</text:p>
          </table:table-cell>
          <table:table-cell office:value-type="float" office:value="0.062878" calcext:value-type="float">
            <text:p>0.062878</text:p>
          </table:table-cell>
          <table:table-cell office:value-type="float" office:value="0.087857" calcext:value-type="float">
            <text:p>0.087857</text:p>
          </table:table-cell>
          <table:table-cell office:value-type="float" office:value="0.116108" calcext:value-type="float">
            <text:p>0.116108</text:p>
          </table:table-cell>
          <table:table-cell office:value-type="float" office:value="0.15336" calcext:value-type="float">
            <text:p>0.15336</text:p>
          </table:table-cell>
          <table:table-cell office:value-type="float" office:value="0.208365" calcext:value-type="float">
            <text:p>0.208365</text:p>
          </table:table-cell>
          <table:table-cell office:value-type="float" office:value="0.330482" calcext:value-type="float">
            <text:p>0.330482</text:p>
          </table:table-cell>
          <table:table-cell office:value-type="float" office:value="0.436229" calcext:value-type="float">
            <text:p>0.436229</text:p>
          </table:table-cell>
          <table:table-cell office:value-type="float" office:value="0.057441" calcext:value-type="float">
            <text:p>0.05744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" calcext:value-type="float">
            <text:p>-1</text:p>
          </table:table-cell>
          <table:table-cell office:value-type="float" office:value="-0.527104" calcext:value-type="float">
            <text:p>-0.527104</text:p>
          </table:table-cell>
          <table:table-cell office:value-type="float" office:value="-0.021283" calcext:value-type="float">
            <text:p>-0.021283</text:p>
          </table:table-cell>
          <table:table-cell office:value-type="float" office:value="0.013141" calcext:value-type="float">
            <text:p>0.013141</text:p>
          </table:table-cell>
          <table:table-cell office:value-type="float" office:value="0.036041" calcext:value-type="float">
            <text:p>0.036041</text:p>
          </table:table-cell>
          <table:table-cell office:value-type="float" office:value="0.058023" calcext:value-type="float">
            <text:p>0.058023</text:p>
          </table:table-cell>
          <table:table-cell office:value-type="float" office:value="0.08597" calcext:value-type="float">
            <text:p>0.08597</text:p>
          </table:table-cell>
          <table:table-cell office:value-type="float" office:value="0.11791" calcext:value-type="float">
            <text:p>0.11791</text:p>
          </table:table-cell>
          <table:table-cell office:value-type="float" office:value="0.150453" calcext:value-type="float">
            <text:p>0.150453</text:p>
          </table:table-cell>
          <table:table-cell office:value-type="float" office:value="0.199836" calcext:value-type="float">
            <text:p>0.199836</text:p>
          </table:table-cell>
          <table:table-cell office:value-type="float" office:value="0.32888" calcext:value-type="float">
            <text:p>0.32888</text:p>
          </table:table-cell>
          <table:table-cell office:value-type="float" office:value="0.436229" calcext:value-type="float">
            <text:p>0.436229</text:p>
          </table:table-cell>
          <table:table-cell office:value-type="float" office:value="0.044187" calcext:value-type="float">
            <text:p>0.04418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1" calcext:value-type="float">
            <text:p>-1</text:p>
          </table:table-cell>
          <table:table-cell office:value-type="float" office:value="-0.522401" calcext:value-type="float">
            <text:p>-0.522401</text:p>
          </table:table-cell>
          <table:table-cell office:value-type="float" office:value="-0.017141" calcext:value-type="float">
            <text:p>-0.017141</text:p>
          </table:table-cell>
          <table:table-cell office:value-type="float" office:value="0.018312" calcext:value-type="float">
            <text:p>0.018312</text:p>
          </table:table-cell>
          <table:table-cell office:value-type="float" office:value="0.041134" calcext:value-type="float">
            <text:p>0.041134</text:p>
          </table:table-cell>
          <table:table-cell office:value-type="float" office:value="0.065801" calcext:value-type="float">
            <text:p>0.065801</text:p>
          </table:table-cell>
          <table:table-cell office:value-type="float" office:value="0.093409" calcext:value-type="float">
            <text:p>0.093409</text:p>
          </table:table-cell>
          <table:table-cell office:value-type="float" office:value="0.125655" calcext:value-type="float">
            <text:p>0.125655</text:p>
          </table:table-cell>
          <table:table-cell office:value-type="float" office:value="0.16057" calcext:value-type="float">
            <text:p>0.16057</text:p>
          </table:table-cell>
          <table:table-cell office:value-type="float" office:value="0.219982" calcext:value-type="float">
            <text:p>0.219982</text:p>
          </table:table-cell>
          <table:table-cell office:value-type="float" office:value="0.341624" calcext:value-type="float">
            <text:p>0.341624</text:p>
          </table:table-cell>
          <table:table-cell office:value-type="float" office:value="0.436229" calcext:value-type="float">
            <text:p>0.436229</text:p>
          </table:table-cell>
          <table:table-cell office:value-type="float" office:value="0.052694" calcext:value-type="float">
            <text:p>0.05269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0.457021" calcext:value-type="float">
            <text:p>-0.457021</text:p>
          </table:table-cell>
          <table:table-cell office:value-type="float" office:value="-0.00994" calcext:value-type="float">
            <text:p>-0.00994</text:p>
          </table:table-cell>
          <table:table-cell office:value-type="float" office:value="0.025252" calcext:value-type="float">
            <text:p>0.025252</text:p>
          </table:table-cell>
          <table:table-cell office:value-type="float" office:value="0.048189" calcext:value-type="float">
            <text:p>0.048189</text:p>
          </table:table-cell>
          <table:table-cell office:value-type="float" office:value="0.075807" calcext:value-type="float">
            <text:p>0.075807</text:p>
          </table:table-cell>
          <table:table-cell office:value-type="float" office:value="0.106869" calcext:value-type="float">
            <text:p>0.106869</text:p>
          </table:table-cell>
          <table:table-cell office:value-type="float" office:value="0.138731" calcext:value-type="float">
            <text:p>0.138731</text:p>
          </table:table-cell>
          <table:table-cell office:value-type="float" office:value="0.172458" calcext:value-type="float">
            <text:p>0.172458</text:p>
          </table:table-cell>
          <table:table-cell office:value-type="float" office:value="0.246492" calcext:value-type="float">
            <text:p>0.246492</text:p>
          </table:table-cell>
          <table:table-cell office:value-type="float" office:value="0.363615" calcext:value-type="float">
            <text:p>0.363615</text:p>
          </table:table-cell>
          <table:table-cell office:value-type="float" office:value="0.436229" calcext:value-type="float">
            <text:p>0.436229</text:p>
          </table:table-cell>
          <table:table-cell office:value-type="float" office:value="0.071045" calcext:value-type="float">
            <text:p>0.07104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0.313707" calcext:value-type="float">
            <text:p>-0.313707</text:p>
          </table:table-cell>
          <table:table-cell office:value-type="float" office:value="-0.001964" calcext:value-type="float">
            <text:p>-0.001964</text:p>
          </table:table-cell>
          <table:table-cell office:value-type="float" office:value="0.024413" calcext:value-type="float">
            <text:p>0.024413</text:p>
          </table:table-cell>
          <table:table-cell office:value-type="float" office:value="0.048656" calcext:value-type="float">
            <text:p>0.048656</text:p>
          </table:table-cell>
          <table:table-cell office:value-type="float" office:value="0.078386" calcext:value-type="float">
            <text:p>0.078386</text:p>
          </table:table-cell>
          <table:table-cell office:value-type="float" office:value="0.109835" calcext:value-type="float">
            <text:p>0.109835</text:p>
          </table:table-cell>
          <table:table-cell office:value-type="float" office:value="0.144932" calcext:value-type="float">
            <text:p>0.144932</text:p>
          </table:table-cell>
          <table:table-cell office:value-type="float" office:value="0.192895" calcext:value-type="float">
            <text:p>0.192895</text:p>
          </table:table-cell>
          <table:table-cell office:value-type="float" office:value="0.26423" calcext:value-type="float">
            <text:p>0.26423</text:p>
          </table:table-cell>
          <table:table-cell office:value-type="float" office:value="0.362577" calcext:value-type="float">
            <text:p>0.362577</text:p>
          </table:table-cell>
          <table:table-cell office:value-type="float" office:value="0.436229" calcext:value-type="float">
            <text:p>0.436229</text:p>
          </table:table-cell>
          <table:table-cell office:value-type="float" office:value="0.091026" calcext:value-type="float">
            <text:p>0.09102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" calcext:value-type="float">
            <text:p>-1</text:p>
          </table:table-cell>
          <table:table-cell office:value-type="float" office:value="-0.482925" calcext:value-type="float">
            <text:p>-0.482925</text:p>
          </table:table-cell>
          <table:table-cell office:value-type="float" office:value="-0.009409" calcext:value-type="float">
            <text:p>-0.009409</text:p>
          </table:table-cell>
          <table:table-cell office:value-type="float" office:value="0.023132" calcext:value-type="float">
            <text:p>0.023132</text:p>
          </table:table-cell>
          <table:table-cell office:value-type="float" office:value="0.048908" calcext:value-type="float">
            <text:p>0.048908</text:p>
          </table:table-cell>
          <table:table-cell office:value-type="float" office:value="0.077396" calcext:value-type="float">
            <text:p>0.077396</text:p>
          </table:table-cell>
          <table:table-cell office:value-type="float" office:value="0.110849" calcext:value-type="float">
            <text:p>0.110849</text:p>
          </table:table-cell>
          <table:table-cell office:value-type="float" office:value="0.144892" calcext:value-type="float">
            <text:p>0.144892</text:p>
          </table:table-cell>
          <table:table-cell office:value-type="float" office:value="0.19966" calcext:value-type="float">
            <text:p>0.19966</text:p>
          </table:table-cell>
          <table:table-cell office:value-type="float" office:value="0.264144" calcext:value-type="float">
            <text:p>0.264144</text:p>
          </table:table-cell>
          <table:table-cell office:value-type="float" office:value="0.36235" calcext:value-type="float">
            <text:p>0.36235</text:p>
          </table:table-cell>
          <table:table-cell office:value-type="float" office:value="0.436229" calcext:value-type="float">
            <text:p>0.436229</text:p>
          </table:table-cell>
          <table:table-cell office:value-type="float" office:value="0.0739" calcext:value-type="float">
            <text:p>0.07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 office:value-type="float" office:value="-0.340304" calcext:value-type="float">
            <text:p>-0.340304</text:p>
          </table:table-cell>
          <table:table-cell office:value-type="float" office:value="0.005822" calcext:value-type="float">
            <text:p>0.005822</text:p>
          </table:table-cell>
          <table:table-cell office:value-type="float" office:value="0.032217" calcext:value-type="float">
            <text:p>0.032217</text:p>
          </table:table-cell>
          <table:table-cell office:value-type="float" office:value="0.065666" calcext:value-type="float">
            <text:p>0.065666</text:p>
          </table:table-cell>
          <table:table-cell office:value-type="float" office:value="0.098465" calcext:value-type="float">
            <text:p>0.098465</text:p>
          </table:table-cell>
          <table:table-cell office:value-type="float" office:value="0.123957" calcext:value-type="float">
            <text:p>0.123957</text:p>
          </table:table-cell>
          <table:table-cell office:value-type="float" office:value="0.16396" calcext:value-type="float">
            <text:p>0.16396</text:p>
          </table:table-cell>
          <table:table-cell office:value-type="float" office:value="0.213196" calcext:value-type="float">
            <text:p>0.213196</text:p>
          </table:table-cell>
          <table:table-cell office:value-type="float" office:value="0.27203" calcext:value-type="float">
            <text:p>0.27203</text:p>
          </table:table-cell>
          <table:table-cell office:value-type="float" office:value="0.372341" calcext:value-type="float">
            <text:p>0.372341</text:p>
          </table:table-cell>
          <table:table-cell office:value-type="float" office:value="0.436229" calcext:value-type="float">
            <text:p>0.436229</text:p>
          </table:table-cell>
          <table:table-cell office:value-type="float" office:value="0.100735" calcext:value-type="float">
            <text:p>0.10073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float" office:value="-0.281685" calcext:value-type="float">
            <text:p>-0.281685</text:p>
          </table:table-cell>
          <table:table-cell office:value-type="float" office:value="0.01298" calcext:value-type="float">
            <text:p>0.01298</text:p>
          </table:table-cell>
          <table:table-cell office:value-type="float" office:value="0.041851" calcext:value-type="float">
            <text:p>0.041851</text:p>
          </table:table-cell>
          <table:table-cell office:value-type="float" office:value="0.076304" calcext:value-type="float">
            <text:p>0.076304</text:p>
          </table:table-cell>
          <table:table-cell office:value-type="float" office:value="0.108352" calcext:value-type="float">
            <text:p>0.108352</text:p>
          </table:table-cell>
          <table:table-cell office:value-type="float" office:value="0.139363" calcext:value-type="float">
            <text:p>0.139363</text:p>
          </table:table-cell>
          <table:table-cell office:value-type="float" office:value="0.176975" calcext:value-type="float">
            <text:p>0.176975</text:p>
          </table:table-cell>
          <table:table-cell office:value-type="float" office:value="0.20963" calcext:value-type="float">
            <text:p>0.20963</text:p>
          </table:table-cell>
          <table:table-cell office:value-type="float" office:value="0.263594" calcext:value-type="float">
            <text:p>0.263594</text:p>
          </table:table-cell>
          <table:table-cell office:value-type="float" office:value="0.365687" calcext:value-type="float">
            <text:p>0.365687</text:p>
          </table:table-cell>
          <table:table-cell office:value-type="float" office:value="0.436229" calcext:value-type="float">
            <text:p>0.436229</text:p>
          </table:table-cell>
          <table:table-cell office:value-type="float" office:value="0.111305" calcext:value-type="float">
            <text:p>0.11130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float" office:value="-0.471799" calcext:value-type="float">
            <text:p>-0.471799</text:p>
          </table:table-cell>
          <table:table-cell office:value-type="float" office:value="0.018714" calcext:value-type="float">
            <text:p>0.018714</text:p>
          </table:table-cell>
          <table:table-cell office:value-type="float" office:value="0.048252" calcext:value-type="float">
            <text:p>0.048252</text:p>
          </table:table-cell>
          <table:table-cell office:value-type="float" office:value="0.081037" calcext:value-type="float">
            <text:p>0.081037</text:p>
          </table:table-cell>
          <table:table-cell office:value-type="float" office:value="0.114913" calcext:value-type="float">
            <text:p>0.114913</text:p>
          </table:table-cell>
          <table:table-cell office:value-type="float" office:value="0.146713" calcext:value-type="float">
            <text:p>0.146713</text:p>
          </table:table-cell>
          <table:table-cell office:value-type="float" office:value="0.18429" calcext:value-type="float">
            <text:p>0.18429</text:p>
          </table:table-cell>
          <table:table-cell office:value-type="float" office:value="0.22895" calcext:value-type="float">
            <text:p>0.22895</text:p>
          </table:table-cell>
          <table:table-cell office:value-type="float" office:value="0.280612" calcext:value-type="float">
            <text:p>0.280612</text:p>
          </table:table-cell>
          <table:table-cell office:value-type="float" office:value="0.369153" calcext:value-type="float">
            <text:p>0.369153</text:p>
          </table:table-cell>
          <table:table-cell office:value-type="float" office:value="0.436229" calcext:value-type="float">
            <text:p>0.436229</text:p>
          </table:table-cell>
          <table:table-cell office:value-type="float" office:value="0.100083" calcext:value-type="float">
            <text:p>0.10008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1" calcext:value-type="float">
            <text:p>-1</text:p>
          </table:table-cell>
          <table:table-cell office:value-type="float" office:value="-0.384071" calcext:value-type="float">
            <text:p>-0.384071</text:p>
          </table:table-cell>
          <table:table-cell office:value-type="float" office:value="0.021847" calcext:value-type="float">
            <text:p>0.021847</text:p>
          </table:table-cell>
          <table:table-cell office:value-type="float" office:value="0.051844" calcext:value-type="float">
            <text:p>0.051844</text:p>
          </table:table-cell>
          <table:table-cell office:value-type="float" office:value="0.091373" calcext:value-type="float">
            <text:p>0.091373</text:p>
          </table:table-cell>
          <table:table-cell office:value-type="float" office:value="0.122617" calcext:value-type="float">
            <text:p>0.122617</text:p>
          </table:table-cell>
          <table:table-cell office:value-type="float" office:value="0.153733" calcext:value-type="float">
            <text:p>0.153733</text:p>
          </table:table-cell>
          <table:table-cell office:value-type="float" office:value="0.18925" calcext:value-type="float">
            <text:p>0.18925</text:p>
          </table:table-cell>
          <table:table-cell office:value-type="float" office:value="0.231635" calcext:value-type="float">
            <text:p>0.231635</text:p>
          </table:table-cell>
          <table:table-cell office:value-type="float" office:value="0.27915" calcext:value-type="float">
            <text:p>0.27915</text:p>
          </table:table-cell>
          <table:table-cell office:value-type="float" office:value="0.368216" calcext:value-type="float">
            <text:p>0.368216</text:p>
          </table:table-cell>
          <table:table-cell office:value-type="float" office:value="0.436229" calcext:value-type="float">
            <text:p>0.436229</text:p>
          </table:table-cell>
          <table:table-cell office:value-type="float" office:value="0.112559" calcext:value-type="float">
            <text:p>0.11255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1" calcext:value-type="float">
            <text:p>-1</text:p>
          </table:table-cell>
          <table:table-cell office:value-type="float" office:value="-0.211786" calcext:value-type="float">
            <text:p>-0.211786</text:p>
          </table:table-cell>
          <table:table-cell office:value-type="float" office:value="0.037462" calcext:value-type="float">
            <text:p>0.037462</text:p>
          </table:table-cell>
          <table:table-cell office:value-type="float" office:value="0.067428" calcext:value-type="float">
            <text:p>0.067428</text:p>
          </table:table-cell>
          <table:table-cell office:value-type="float" office:value="0.101984" calcext:value-type="float">
            <text:p>0.101984</text:p>
          </table:table-cell>
          <table:table-cell office:value-type="float" office:value="0.135699" calcext:value-type="float">
            <text:p>0.135699</text:p>
          </table:table-cell>
          <table:table-cell office:value-type="float" office:value="0.167266" calcext:value-type="float">
            <text:p>0.167266</text:p>
          </table:table-cell>
          <table:table-cell office:value-type="float" office:value="0.201013" calcext:value-type="float">
            <text:p>0.201013</text:p>
          </table:table-cell>
          <table:table-cell office:value-type="float" office:value="0.245707" calcext:value-type="float">
            <text:p>0.245707</text:p>
          </table:table-cell>
          <table:table-cell office:value-type="float" office:value="0.283686" calcext:value-type="float">
            <text:p>0.283686</text:p>
          </table:table-cell>
          <table:table-cell office:value-type="float" office:value="0.357226" calcext:value-type="float">
            <text:p>0.357226</text:p>
          </table:table-cell>
          <table:table-cell office:value-type="float" office:value="0.436229" calcext:value-type="float">
            <text:p>0.436229</text:p>
          </table:table-cell>
          <table:table-cell office:value-type="float" office:value="0.138569" calcext:value-type="float">
            <text:p>0.13856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1" calcext:value-type="float">
            <text:p>-1</text:p>
          </table:table-cell>
          <table:table-cell office:value-type="float" office:value="-0.426097" calcext:value-type="float">
            <text:p>-0.426097</text:p>
          </table:table-cell>
          <table:table-cell office:value-type="float" office:value="0.046446" calcext:value-type="float">
            <text:p>0.046446</text:p>
          </table:table-cell>
          <table:table-cell office:value-type="float" office:value="0.076083" calcext:value-type="float">
            <text:p>0.076083</text:p>
          </table:table-cell>
          <table:table-cell office:value-type="float" office:value="0.109443" calcext:value-type="float">
            <text:p>0.109443</text:p>
          </table:table-cell>
          <table:table-cell office:value-type="float" office:value="0.140094" calcext:value-type="float">
            <text:p>0.140094</text:p>
          </table:table-cell>
          <table:table-cell office:value-type="float" office:value="0.169936" calcext:value-type="float">
            <text:p>0.169936</text:p>
          </table:table-cell>
          <table:table-cell office:value-type="float" office:value="0.208312" calcext:value-type="float">
            <text:p>0.208312</text:p>
          </table:table-cell>
          <table:table-cell office:value-type="float" office:value="0.251014" calcext:value-type="float">
            <text:p>0.251014</text:p>
          </table:table-cell>
          <table:table-cell office:value-type="float" office:value="0.290228" calcext:value-type="float">
            <text:p>0.290228</text:p>
          </table:table-cell>
          <table:table-cell office:value-type="float" office:value="0.366943" calcext:value-type="float">
            <text:p>0.366943</text:p>
          </table:table-cell>
          <table:table-cell office:value-type="float" office:value="0.457753" calcext:value-type="float">
            <text:p>0.457753</text:p>
          </table:table-cell>
          <table:table-cell office:value-type="float" office:value="0.12324" calcext:value-type="float">
            <text:p>0.1232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1" calcext:value-type="float">
            <text:p>-1</text:p>
          </table:table-cell>
          <table:table-cell office:value-type="float" office:value="-0.192417" calcext:value-type="float">
            <text:p>-0.192417</text:p>
          </table:table-cell>
          <table:table-cell office:value-type="float" office:value="0.055183" calcext:value-type="float">
            <text:p>0.055183</text:p>
          </table:table-cell>
          <table:table-cell office:value-type="float" office:value="0.091566" calcext:value-type="float">
            <text:p>0.091566</text:p>
          </table:table-cell>
          <table:table-cell office:value-type="float" office:value="0.124565" calcext:value-type="float">
            <text:p>0.124565</text:p>
          </table:table-cell>
          <table:table-cell office:value-type="float" office:value="0.151953" calcext:value-type="float">
            <text:p>0.151953</text:p>
          </table:table-cell>
          <table:table-cell office:value-type="float" office:value="0.177426" calcext:value-type="float">
            <text:p>0.177426</text:p>
          </table:table-cell>
          <table:table-cell office:value-type="float" office:value="0.20947" calcext:value-type="float">
            <text:p>0.20947</text:p>
          </table:table-cell>
          <table:table-cell office:value-type="float" office:value="0.247344" calcext:value-type="float">
            <text:p>0.247344</text:p>
          </table:table-cell>
          <table:table-cell office:value-type="float" office:value="0.287381" calcext:value-type="float">
            <text:p>0.287381</text:p>
          </table:table-cell>
          <table:table-cell office:value-type="float" office:value="0.36989" calcext:value-type="float">
            <text:p>0.36989</text:p>
          </table:table-cell>
          <table:table-cell office:value-type="float" office:value="0.477254" calcext:value-type="float">
            <text:p>0.477254</text:p>
          </table:table-cell>
          <table:table-cell office:value-type="float" office:value="0.152236" calcext:value-type="float">
            <text:p>0.15223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1" calcext:value-type="float">
            <text:p>-1</text:p>
          </table:table-cell>
          <table:table-cell office:value-type="float" office:value="-0.436157" calcext:value-type="float">
            <text:p>-0.436157</text:p>
          </table:table-cell>
          <table:table-cell office:value-type="float" office:value="0.041343" calcext:value-type="float">
            <text:p>0.041343</text:p>
          </table:table-cell>
          <table:table-cell office:value-type="float" office:value="0.087563" calcext:value-type="float">
            <text:p>0.087563</text:p>
          </table:table-cell>
          <table:table-cell office:value-type="float" office:value="0.12216" calcext:value-type="float">
            <text:p>0.12216</text:p>
          </table:table-cell>
          <table:table-cell office:value-type="float" office:value="0.151541" calcext:value-type="float">
            <text:p>0.151541</text:p>
          </table:table-cell>
          <table:table-cell office:value-type="float" office:value="0.177942" calcext:value-type="float">
            <text:p>0.177942</text:p>
          </table:table-cell>
          <table:table-cell office:value-type="float" office:value="0.20466" calcext:value-type="float">
            <text:p>0.20466</text:p>
          </table:table-cell>
          <table:table-cell office:value-type="float" office:value="0.246318" calcext:value-type="float">
            <text:p>0.246318</text:p>
          </table:table-cell>
          <table:table-cell office:value-type="float" office:value="0.28671" calcext:value-type="float">
            <text:p>0.28671</text:p>
          </table:table-cell>
          <table:table-cell office:value-type="float" office:value="0.361494" calcext:value-type="float">
            <text:p>0.361494</text:p>
          </table:table-cell>
          <table:table-cell office:value-type="float" office:value="0.477254" calcext:value-type="float">
            <text:p>0.477254</text:p>
          </table:table-cell>
          <table:table-cell office:value-type="float" office:value="0.124357" calcext:value-type="float">
            <text:p>0.12435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1" calcext:value-type="float">
            <text:p>-1</text:p>
          </table:table-cell>
          <table:table-cell office:value-type="float" office:value="-0.549613" calcext:value-type="float">
            <text:p>-0.549613</text:p>
          </table:table-cell>
          <table:table-cell office:value-type="float" office:value="0.035365" calcext:value-type="float">
            <text:p>0.035365</text:p>
          </table:table-cell>
          <table:table-cell office:value-type="float" office:value="0.081059" calcext:value-type="float">
            <text:p>0.081059</text:p>
          </table:table-cell>
          <table:table-cell office:value-type="float" office:value="0.114706" calcext:value-type="float">
            <text:p>0.114706</text:p>
          </table:table-cell>
          <table:table-cell office:value-type="float" office:value="0.152891" calcext:value-type="float">
            <text:p>0.152891</text:p>
          </table:table-cell>
          <table:table-cell office:value-type="float" office:value="0.182273" calcext:value-type="float">
            <text:p>0.182273</text:p>
          </table:table-cell>
          <table:table-cell office:value-type="float" office:value="0.214423" calcext:value-type="float">
            <text:p>0.214423</text:p>
          </table:table-cell>
          <table:table-cell office:value-type="float" office:value="0.253384" calcext:value-type="float">
            <text:p>0.253384</text:p>
          </table:table-cell>
          <table:table-cell office:value-type="float" office:value="0.294352" calcext:value-type="float">
            <text:p>0.294352</text:p>
          </table:table-cell>
          <table:table-cell office:value-type="float" office:value="0.380323" calcext:value-type="float">
            <text:p>0.380323</text:p>
          </table:table-cell>
          <table:table-cell office:value-type="float" office:value="0.477254" calcext:value-type="float">
            <text:p>0.477254</text:p>
          </table:table-cell>
          <table:table-cell office:value-type="float" office:value="0.115916" calcext:value-type="float">
            <text:p>0.11591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1" calcext:value-type="float">
            <text:p>-1</text:p>
          </table:table-cell>
          <table:table-cell office:value-type="float" office:value="-0.40125" calcext:value-type="float">
            <text:p>-0.40125</text:p>
          </table:table-cell>
          <table:table-cell office:value-type="float" office:value="0.050584" calcext:value-type="float">
            <text:p>0.050584</text:p>
          </table:table-cell>
          <table:table-cell office:value-type="float" office:value="0.098604" calcext:value-type="float">
            <text:p>0.098604</text:p>
          </table:table-cell>
          <table:table-cell office:value-type="float" office:value="0.133262" calcext:value-type="float">
            <text:p>0.133262</text:p>
          </table:table-cell>
          <table:table-cell office:value-type="float" office:value="0.164452" calcext:value-type="float">
            <text:p>0.164452</text:p>
          </table:table-cell>
          <table:table-cell office:value-type="float" office:value="0.193286" calcext:value-type="float">
            <text:p>0.193286</text:p>
          </table:table-cell>
          <table:table-cell office:value-type="float" office:value="0.228949" calcext:value-type="float">
            <text:p>0.228949</text:p>
          </table:table-cell>
          <table:table-cell office:value-type="float" office:value="0.259184" calcext:value-type="float">
            <text:p>0.259184</text:p>
          </table:table-cell>
          <table:table-cell office:value-type="float" office:value="0.301859" calcext:value-type="float">
            <text:p>0.301859</text:p>
          </table:table-cell>
          <table:table-cell office:value-type="float" office:value="0.382256" calcext:value-type="float">
            <text:p>0.382256</text:p>
          </table:table-cell>
          <table:table-cell office:value-type="float" office:value="0.477254" calcext:value-type="float">
            <text:p>0.477254</text:p>
          </table:table-cell>
          <table:table-cell office:value-type="float" office:value="0.141118" calcext:value-type="float">
            <text:p>0.14111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" calcext:value-type="float">
            <text:p>-1</text:p>
          </table:table-cell>
          <table:table-cell office:value-type="float" office:value="-0.389282" calcext:value-type="float">
            <text:p>-0.389282</text:p>
          </table:table-cell>
          <table:table-cell office:value-type="float" office:value="0.073315" calcext:value-type="float">
            <text:p>0.073315</text:p>
          </table:table-cell>
          <table:table-cell office:value-type="float" office:value="0.120365" calcext:value-type="float">
            <text:p>0.120365</text:p>
          </table:table-cell>
          <table:table-cell office:value-type="float" office:value="0.15466" calcext:value-type="float">
            <text:p>0.15466</text:p>
          </table:table-cell>
          <table:table-cell office:value-type="float" office:value="0.182548" calcext:value-type="float">
            <text:p>0.182548</text:p>
          </table:table-cell>
          <table:table-cell office:value-type="float" office:value="0.212797" calcext:value-type="float">
            <text:p>0.212797</text:p>
          </table:table-cell>
          <table:table-cell office:value-type="float" office:value="0.247341" calcext:value-type="float">
            <text:p>0.247341</text:p>
          </table:table-cell>
          <table:table-cell office:value-type="float" office:value="0.27917" calcext:value-type="float">
            <text:p>0.27917</text:p>
          </table:table-cell>
          <table:table-cell office:value-type="float" office:value="0.319282" calcext:value-type="float">
            <text:p>0.319282</text:p>
          </table:table-cell>
          <table:table-cell office:value-type="float" office:value="0.392448" calcext:value-type="float">
            <text:p>0.392448</text:p>
          </table:table-cell>
          <table:table-cell office:value-type="float" office:value="0.477254" calcext:value-type="float">
            <text:p>0.477254</text:p>
          </table:table-cell>
          <table:table-cell office:value-type="float" office:value="0.159264" calcext:value-type="float">
            <text:p>0.15926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1" calcext:value-type="float">
            <text:p>-1</text:p>
          </table:table-cell>
          <table:table-cell office:value-type="float" office:value="-0.172835" calcext:value-type="float">
            <text:p>-0.172835</text:p>
          </table:table-cell>
          <table:table-cell office:value-type="float" office:value="0.089266" calcext:value-type="float">
            <text:p>0.089266</text:p>
          </table:table-cell>
          <table:table-cell office:value-type="float" office:value="0.131221" calcext:value-type="float">
            <text:p>0.131221</text:p>
          </table:table-cell>
          <table:table-cell office:value-type="float" office:value="0.160723" calcext:value-type="float">
            <text:p>0.160723</text:p>
          </table:table-cell>
          <table:table-cell office:value-type="float" office:value="0.188117" calcext:value-type="float">
            <text:p>0.188117</text:p>
          </table:table-cell>
          <table:table-cell office:value-type="float" office:value="0.216337" calcext:value-type="float">
            <text:p>0.216337</text:p>
          </table:table-cell>
          <table:table-cell office:value-type="float" office:value="0.249194" calcext:value-type="float">
            <text:p>0.249194</text:p>
          </table:table-cell>
          <table:table-cell office:value-type="float" office:value="0.284294" calcext:value-type="float">
            <text:p>0.284294</text:p>
          </table:table-cell>
          <table:table-cell office:value-type="float" office:value="0.313436" calcext:value-type="float">
            <text:p>0.313436</text:p>
          </table:table-cell>
          <table:table-cell office:value-type="float" office:value="0.383094" calcext:value-type="float">
            <text:p>0.383094</text:p>
          </table:table-cell>
          <table:table-cell office:value-type="float" office:value="0.477254" calcext:value-type="float">
            <text:p>0.477254</text:p>
          </table:table-cell>
          <table:table-cell office:value-type="float" office:value="0.184285" calcext:value-type="float">
            <text:p>0.18428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-1" calcext:value-type="float">
            <text:p>-1</text:p>
          </table:table-cell>
          <table:table-cell office:value-type="float" office:value="-0.241384" calcext:value-type="float">
            <text:p>-0.241384</text:p>
          </table:table-cell>
          <table:table-cell office:value-type="float" office:value="0.074299" calcext:value-type="float">
            <text:p>0.074299</text:p>
          </table:table-cell>
          <table:table-cell office:value-type="float" office:value="0.113418" calcext:value-type="float">
            <text:p>0.113418</text:p>
          </table:table-cell>
          <table:table-cell office:value-type="float" office:value="0.152779" calcext:value-type="float">
            <text:p>0.152779</text:p>
          </table:table-cell>
          <table:table-cell office:value-type="float" office:value="0.183883" calcext:value-type="float">
            <text:p>0.183883</text:p>
          </table:table-cell>
          <table:table-cell office:value-type="float" office:value="0.208814" calcext:value-type="float">
            <text:p>0.208814</text:p>
          </table:table-cell>
          <table:table-cell office:value-type="float" office:value="0.242883" calcext:value-type="float">
            <text:p>0.242883</text:p>
          </table:table-cell>
          <table:table-cell office:value-type="float" office:value="0.277986" calcext:value-type="float">
            <text:p>0.277986</text:p>
          </table:table-cell>
          <table:table-cell office:value-type="float" office:value="0.317699" calcext:value-type="float">
            <text:p>0.317699</text:p>
          </table:table-cell>
          <table:table-cell office:value-type="float" office:value="0.393088" calcext:value-type="float">
            <text:p>0.39308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2347" calcext:value-type="float">
            <text:p>0.17234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-1" calcext:value-type="float">
            <text:p>-1</text:p>
          </table:table-cell>
          <table:table-cell office:value-type="float" office:value="-0.197787" calcext:value-type="float">
            <text:p>-0.197787</text:p>
          </table:table-cell>
          <table:table-cell office:value-type="float" office:value="0.081708" calcext:value-type="float">
            <text:p>0.081708</text:p>
          </table:table-cell>
          <table:table-cell office:value-type="float" office:value="0.117162" calcext:value-type="float">
            <text:p>0.117162</text:p>
          </table:table-cell>
          <table:table-cell office:value-type="float" office:value="0.148494" calcext:value-type="float">
            <text:p>0.148494</text:p>
          </table:table-cell>
          <table:table-cell office:value-type="float" office:value="0.174742" calcext:value-type="float">
            <text:p>0.174742</text:p>
          </table:table-cell>
          <table:table-cell office:value-type="float" office:value="0.199282" calcext:value-type="float">
            <text:p>0.199282</text:p>
          </table:table-cell>
          <table:table-cell office:value-type="float" office:value="0.238256" calcext:value-type="float">
            <text:p>0.238256</text:p>
          </table:table-cell>
          <table:table-cell office:value-type="float" office:value="0.270639" calcext:value-type="float">
            <text:p>0.270639</text:p>
          </table:table-cell>
          <table:table-cell office:value-type="float" office:value="0.308543" calcext:value-type="float">
            <text:p>0.308543</text:p>
          </table:table-cell>
          <table:table-cell office:value-type="float" office:value="0.380719" calcext:value-type="float">
            <text:p>0.38071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2176" calcext:value-type="float">
            <text:p>0.172176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-1" calcext:value-type="float">
            <text:p>-1</text:p>
          </table:table-cell>
          <table:table-cell office:value-type="float" office:value="-0.417072" calcext:value-type="float">
            <text:p>-0.417072</text:p>
          </table:table-cell>
          <table:table-cell office:value-type="float" office:value="0.077374" calcext:value-type="float">
            <text:p>0.077374</text:p>
          </table:table-cell>
          <table:table-cell office:value-type="float" office:value="0.121252" calcext:value-type="float">
            <text:p>0.121252</text:p>
          </table:table-cell>
          <table:table-cell office:value-type="float" office:value="0.157373" calcext:value-type="float">
            <text:p>0.157373</text:p>
          </table:table-cell>
          <table:table-cell office:value-type="float" office:value="0.187088" calcext:value-type="float">
            <text:p>0.187088</text:p>
          </table:table-cell>
          <table:table-cell office:value-type="float" office:value="0.212736" calcext:value-type="float">
            <text:p>0.212736</text:p>
          </table:table-cell>
          <table:table-cell office:value-type="float" office:value="0.242865" calcext:value-type="float">
            <text:p>0.242865</text:p>
          </table:table-cell>
          <table:table-cell office:value-type="float" office:value="0.269001" calcext:value-type="float">
            <text:p>0.269001</text:p>
          </table:table-cell>
          <table:table-cell office:value-type="float" office:value="0.310146" calcext:value-type="float">
            <text:p>0.310146</text:p>
          </table:table-cell>
          <table:table-cell office:value-type="float" office:value="0.382422" calcext:value-type="float">
            <text:p>0.38242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4318" calcext:value-type="float">
            <text:p>0.1543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-1" calcext:value-type="float">
            <text:p>-1</text:p>
          </table:table-cell>
          <table:table-cell office:value-type="float" office:value="-0.510163" calcext:value-type="float">
            <text:p>-0.510163</text:p>
          </table:table-cell>
          <table:table-cell office:value-type="float" office:value="0.072852" calcext:value-type="float">
            <text:p>0.072852</text:p>
          </table:table-cell>
          <table:table-cell office:value-type="float" office:value="0.11456" calcext:value-type="float">
            <text:p>0.11456</text:p>
          </table:table-cell>
          <table:table-cell office:value-type="float" office:value="0.152942" calcext:value-type="float">
            <text:p>0.152942</text:p>
          </table:table-cell>
          <table:table-cell office:value-type="float" office:value="0.176326" calcext:value-type="float">
            <text:p>0.176326</text:p>
          </table:table-cell>
          <table:table-cell office:value-type="float" office:value="0.208717" calcext:value-type="float">
            <text:p>0.208717</text:p>
          </table:table-cell>
          <table:table-cell office:value-type="float" office:value="0.24397" calcext:value-type="float">
            <text:p>0.24397</text:p>
          </table:table-cell>
          <table:table-cell office:value-type="float" office:value="0.279509" calcext:value-type="float">
            <text:p>0.279509</text:p>
          </table:table-cell>
          <table:table-cell office:value-type="float" office:value="0.318774" calcext:value-type="float">
            <text:p>0.318774</text:p>
          </table:table-cell>
          <table:table-cell office:value-type="float" office:value="0.383616" calcext:value-type="float">
            <text:p>0.38361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411" calcext:value-type="float">
            <text:p>0.1441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-1" calcext:value-type="float">
            <text:p>-1</text:p>
          </table:table-cell>
          <table:table-cell office:value-type="float" office:value="-0.568095" calcext:value-type="float">
            <text:p>-0.568095</text:p>
          </table:table-cell>
          <table:table-cell office:value-type="float" office:value="0.068823" calcext:value-type="float">
            <text:p>0.068823</text:p>
          </table:table-cell>
          <table:table-cell office:value-type="float" office:value="0.12289" calcext:value-type="float">
            <text:p>0.12289</text:p>
          </table:table-cell>
          <table:table-cell office:value-type="float" office:value="0.160479" calcext:value-type="float">
            <text:p>0.160479</text:p>
          </table:table-cell>
          <table:table-cell office:value-type="float" office:value="0.187372" calcext:value-type="float">
            <text:p>0.187372</text:p>
          </table:table-cell>
          <table:table-cell office:value-type="float" office:value="0.218737" calcext:value-type="float">
            <text:p>0.218737</text:p>
          </table:table-cell>
          <table:table-cell office:value-type="float" office:value="0.253244" calcext:value-type="float">
            <text:p>0.253244</text:p>
          </table:table-cell>
          <table:table-cell office:value-type="float" office:value="0.283829" calcext:value-type="float">
            <text:p>0.283829</text:p>
          </table:table-cell>
          <table:table-cell office:value-type="float" office:value="0.320608" calcext:value-type="float">
            <text:p>0.320608</text:p>
          </table:table-cell>
          <table:table-cell office:value-type="float" office:value="0.391988" calcext:value-type="float">
            <text:p>0.39198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3987" calcext:value-type="float">
            <text:p>0.143987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-1" calcext:value-type="float">
            <text:p>-1</text:p>
          </table:table-cell>
          <table:table-cell office:value-type="float" office:value="-0.597139" calcext:value-type="float">
            <text:p>-0.597139</text:p>
          </table:table-cell>
          <table:table-cell office:value-type="float" office:value="0.063909" calcext:value-type="float">
            <text:p>0.063909</text:p>
          </table:table-cell>
          <table:table-cell office:value-type="float" office:value="0.115878" calcext:value-type="float">
            <text:p>0.115878</text:p>
          </table:table-cell>
          <table:table-cell office:value-type="float" office:value="0.154468" calcext:value-type="float">
            <text:p>0.154468</text:p>
          </table:table-cell>
          <table:table-cell office:value-type="float" office:value="0.177494" calcext:value-type="float">
            <text:p>0.177494</text:p>
          </table:table-cell>
          <table:table-cell office:value-type="float" office:value="0.20879" calcext:value-type="float">
            <text:p>0.20879</text:p>
          </table:table-cell>
          <table:table-cell office:value-type="float" office:value="0.245947" calcext:value-type="float">
            <text:p>0.245947</text:p>
          </table:table-cell>
          <table:table-cell office:value-type="float" office:value="0.276235" calcext:value-type="float">
            <text:p>0.276235</text:p>
          </table:table-cell>
          <table:table-cell office:value-type="float" office:value="0.309181" calcext:value-type="float">
            <text:p>0.309181</text:p>
          </table:table-cell>
          <table:table-cell office:value-type="float" office:value="0.379456" calcext:value-type="float">
            <text:p>0.37945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33422" calcext:value-type="float">
            <text:p>0.1334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-1" calcext:value-type="float">
            <text:p>-1</text:p>
          </table:table-cell>
          <table:table-cell office:value-type="float" office:value="-0.475992" calcext:value-type="float">
            <text:p>-0.475992</text:p>
          </table:table-cell>
          <table:table-cell office:value-type="float" office:value="0.066906" calcext:value-type="float">
            <text:p>0.066906</text:p>
          </table:table-cell>
          <table:table-cell office:value-type="float" office:value="0.118941" calcext:value-type="float">
            <text:p>0.118941</text:p>
          </table:table-cell>
          <table:table-cell office:value-type="float" office:value="0.156283" calcext:value-type="float">
            <text:p>0.156283</text:p>
          </table:table-cell>
          <table:table-cell office:value-type="float" office:value="0.176902" calcext:value-type="float">
            <text:p>0.176902</text:p>
          </table:table-cell>
          <table:table-cell office:value-type="float" office:value="0.207666" calcext:value-type="float">
            <text:p>0.207666</text:p>
          </table:table-cell>
          <table:table-cell office:value-type="float" office:value="0.235895" calcext:value-type="float">
            <text:p>0.235895</text:p>
          </table:table-cell>
          <table:table-cell office:value-type="float" office:value="0.271761" calcext:value-type="float">
            <text:p>0.271761</text:p>
          </table:table-cell>
          <table:table-cell office:value-type="float" office:value="0.309817" calcext:value-type="float">
            <text:p>0.309817</text:p>
          </table:table-cell>
          <table:table-cell office:value-type="float" office:value="0.380383" calcext:value-type="float">
            <text:p>0.38038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4856" calcext:value-type="float">
            <text:p>0.14485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-1" calcext:value-type="float">
            <text:p>-1</text:p>
          </table:table-cell>
          <table:table-cell office:value-type="float" office:value="-0.388934" calcext:value-type="float">
            <text:p>-0.388934</text:p>
          </table:table-cell>
          <table:table-cell office:value-type="float" office:value="0.059395" calcext:value-type="float">
            <text:p>0.059395</text:p>
          </table:table-cell>
          <table:table-cell office:value-type="float" office:value="0.109951" calcext:value-type="float">
            <text:p>0.109951</text:p>
          </table:table-cell>
          <table:table-cell office:value-type="float" office:value="0.149796" calcext:value-type="float">
            <text:p>0.149796</text:p>
          </table:table-cell>
          <table:table-cell office:value-type="float" office:value="0.176412" calcext:value-type="float">
            <text:p>0.176412</text:p>
          </table:table-cell>
          <table:table-cell office:value-type="float" office:value="0.207104" calcext:value-type="float">
            <text:p>0.207104</text:p>
          </table:table-cell>
          <table:table-cell office:value-type="float" office:value="0.239112" calcext:value-type="float">
            <text:p>0.239112</text:p>
          </table:table-cell>
          <table:table-cell office:value-type="float" office:value="0.270762" calcext:value-type="float">
            <text:p>0.270762</text:p>
          </table:table-cell>
          <table:table-cell office:value-type="float" office:value="0.305337" calcext:value-type="float">
            <text:p>0.305337</text:p>
          </table:table-cell>
          <table:table-cell office:value-type="float" office:value="0.380043" calcext:value-type="float">
            <text:p>0.38004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0898" calcext:value-type="float">
            <text:p>0.150898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" calcext:value-type="float">
            <text:p>-1</text:p>
          </table:table-cell>
          <table:table-cell office:value-type="float" office:value="-0.619073" calcext:value-type="float">
            <text:p>-0.619073</text:p>
          </table:table-cell>
          <table:table-cell office:value-type="float" office:value="0.070644" calcext:value-type="float">
            <text:p>0.070644</text:p>
          </table:table-cell>
          <table:table-cell office:value-type="float" office:value="0.122547" calcext:value-type="float">
            <text:p>0.122547</text:p>
          </table:table-cell>
          <table:table-cell office:value-type="float" office:value="0.159901" calcext:value-type="float">
            <text:p>0.159901</text:p>
          </table:table-cell>
          <table:table-cell office:value-type="float" office:value="0.191384" calcext:value-type="float">
            <text:p>0.191384</text:p>
          </table:table-cell>
          <table:table-cell office:value-type="float" office:value="0.223085" calcext:value-type="float">
            <text:p>0.223085</text:p>
          </table:table-cell>
          <table:table-cell office:value-type="float" office:value="0.247591" calcext:value-type="float">
            <text:p>0.247591</text:p>
          </table:table-cell>
          <table:table-cell office:value-type="float" office:value="0.275155" calcext:value-type="float">
            <text:p>0.275155</text:p>
          </table:table-cell>
          <table:table-cell office:value-type="float" office:value="0.308448" calcext:value-type="float">
            <text:p>0.308448</text:p>
          </table:table-cell>
          <table:table-cell office:value-type="float" office:value="0.373769" calcext:value-type="float">
            <text:p>0.37376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35345" calcext:value-type="float">
            <text:p>0.135345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-1" calcext:value-type="float">
            <text:p>-1</text:p>
          </table:table-cell>
          <table:table-cell office:value-type="float" office:value="-0.347313" calcext:value-type="float">
            <text:p>-0.347313</text:p>
          </table:table-cell>
          <table:table-cell office:value-type="float" office:value="0.093251" calcext:value-type="float">
            <text:p>0.093251</text:p>
          </table:table-cell>
          <table:table-cell office:value-type="float" office:value="0.136233" calcext:value-type="float">
            <text:p>0.136233</text:p>
          </table:table-cell>
          <table:table-cell office:value-type="float" office:value="0.174784" calcext:value-type="float">
            <text:p>0.174784</text:p>
          </table:table-cell>
          <table:table-cell office:value-type="float" office:value="0.19981" calcext:value-type="float">
            <text:p>0.19981</text:p>
          </table:table-cell>
          <table:table-cell office:value-type="float" office:value="0.229468" calcext:value-type="float">
            <text:p>0.229468</text:p>
          </table:table-cell>
          <table:table-cell office:value-type="float" office:value="0.253526" calcext:value-type="float">
            <text:p>0.253526</text:p>
          </table:table-cell>
          <table:table-cell office:value-type="float" office:value="0.279407" calcext:value-type="float">
            <text:p>0.279407</text:p>
          </table:table-cell>
          <table:table-cell office:value-type="float" office:value="0.309984" calcext:value-type="float">
            <text:p>0.309984</text:p>
          </table:table-cell>
          <table:table-cell office:value-type="float" office:value="0.372924" calcext:value-type="float">
            <text:p>0.37292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0207" calcext:value-type="float">
            <text:p>0.170207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" calcext:value-type="float">
            <text:p>-1</text:p>
          </table:table-cell>
          <table:table-cell office:value-type="float" office:value="-0.352357" calcext:value-type="float">
            <text:p>-0.352357</text:p>
          </table:table-cell>
          <table:table-cell office:value-type="float" office:value="0.098768" calcext:value-type="float">
            <text:p>0.098768</text:p>
          </table:table-cell>
          <table:table-cell office:value-type="float" office:value="0.143959" calcext:value-type="float">
            <text:p>0.143959</text:p>
          </table:table-cell>
          <table:table-cell office:value-type="float" office:value="0.185374" calcext:value-type="float">
            <text:p>0.185374</text:p>
          </table:table-cell>
          <table:table-cell office:value-type="float" office:value="0.211096" calcext:value-type="float">
            <text:p>0.211096</text:p>
          </table:table-cell>
          <table:table-cell office:value-type="float" office:value="0.23544" calcext:value-type="float">
            <text:p>0.23544</text:p>
          </table:table-cell>
          <table:table-cell office:value-type="float" office:value="0.25711" calcext:value-type="float">
            <text:p>0.25711</text:p>
          </table:table-cell>
          <table:table-cell office:value-type="float" office:value="0.282602" calcext:value-type="float">
            <text:p>0.282602</text:p>
          </table:table-cell>
          <table:table-cell office:value-type="float" office:value="0.308032" calcext:value-type="float">
            <text:p>0.308032</text:p>
          </table:table-cell>
          <table:table-cell office:value-type="float" office:value="0.369212" calcext:value-type="float">
            <text:p>0.36921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3924" calcext:value-type="float">
            <text:p>0.17392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-1" calcext:value-type="float">
            <text:p>-1</text:p>
          </table:table-cell>
          <table:table-cell office:value-type="float" office:value="-0.170342" calcext:value-type="float">
            <text:p>-0.170342</text:p>
          </table:table-cell>
          <table:table-cell office:value-type="float" office:value="0.108876" calcext:value-type="float">
            <text:p>0.108876</text:p>
          </table:table-cell>
          <table:table-cell office:value-type="float" office:value="0.161917" calcext:value-type="float">
            <text:p>0.161917</text:p>
          </table:table-cell>
          <table:table-cell office:value-type="float" office:value="0.198163" calcext:value-type="float">
            <text:p>0.198163</text:p>
          </table:table-cell>
          <table:table-cell office:value-type="float" office:value="0.222427" calcext:value-type="float">
            <text:p>0.222427</text:p>
          </table:table-cell>
          <table:table-cell office:value-type="float" office:value="0.239408" calcext:value-type="float">
            <text:p>0.239408</text:p>
          </table:table-cell>
          <table:table-cell office:value-type="float" office:value="0.264789" calcext:value-type="float">
            <text:p>0.264789</text:p>
          </table:table-cell>
          <table:table-cell office:value-type="float" office:value="0.288491" calcext:value-type="float">
            <text:p>0.288491</text:p>
          </table:table-cell>
          <table:table-cell office:value-type="float" office:value="0.313926" calcext:value-type="float">
            <text:p>0.313926</text:p>
          </table:table-cell>
          <table:table-cell office:value-type="float" office:value="0.380254" calcext:value-type="float">
            <text:p>0.38025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200791" calcext:value-type="float">
            <text:p>0.20079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-1" calcext:value-type="float">
            <text:p>-1</text:p>
          </table:table-cell>
          <table:table-cell office:value-type="float" office:value="-0.381764" calcext:value-type="float">
            <text:p>-0.381764</text:p>
          </table:table-cell>
          <table:table-cell office:value-type="float" office:value="0.096063" calcext:value-type="float">
            <text:p>0.096063</text:p>
          </table:table-cell>
          <table:table-cell office:value-type="float" office:value="0.144075" calcext:value-type="float">
            <text:p>0.144075</text:p>
          </table:table-cell>
          <table:table-cell office:value-type="float" office:value="0.186633" calcext:value-type="float">
            <text:p>0.186633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0.234822" calcext:value-type="float">
            <text:p>0.234822</text:p>
          </table:table-cell>
          <table:table-cell office:value-type="float" office:value="0.255551" calcext:value-type="float">
            <text:p>0.255551</text:p>
          </table:table-cell>
          <table:table-cell office:value-type="float" office:value="0.282755" calcext:value-type="float">
            <text:p>0.282755</text:p>
          </table:table-cell>
          <table:table-cell office:value-type="float" office:value="0.316168" calcext:value-type="float">
            <text:p>0.316168</text:p>
          </table:table-cell>
          <table:table-cell office:value-type="float" office:value="0.378077" calcext:value-type="float">
            <text:p>0.37807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282" calcext:value-type="float">
            <text:p>0.17282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-1" calcext:value-type="float">
            <text:p>-1</text:p>
          </table:table-cell>
          <table:table-cell office:value-type="float" office:value="-0.534193" calcext:value-type="float">
            <text:p>-0.534193</text:p>
          </table:table-cell>
          <table:table-cell office:value-type="float" office:value="0.07423" calcext:value-type="float">
            <text:p>0.07423</text:p>
          </table:table-cell>
          <table:table-cell office:value-type="float" office:value="0.134969" calcext:value-type="float">
            <text:p>0.134969</text:p>
          </table:table-cell>
          <table:table-cell office:value-type="float" office:value="0.172401" calcext:value-type="float">
            <text:p>0.172401</text:p>
          </table:table-cell>
          <table:table-cell office:value-type="float" office:value="0.203534" calcext:value-type="float">
            <text:p>0.203534</text:p>
          </table:table-cell>
          <table:table-cell office:value-type="float" office:value="0.228552" calcext:value-type="float">
            <text:p>0.228552</text:p>
          </table:table-cell>
          <table:table-cell office:value-type="float" office:value="0.240404" calcext:value-type="float">
            <text:p>0.240404</text:p>
          </table:table-cell>
          <table:table-cell office:value-type="float" office:value="0.271265" calcext:value-type="float">
            <text:p>0.271265</text:p>
          </table:table-cell>
          <table:table-cell office:value-type="float" office:value="0.302378" calcext:value-type="float">
            <text:p>0.302378</text:p>
          </table:table-cell>
          <table:table-cell office:value-type="float" office:value="0.372779" calcext:value-type="float">
            <text:p>0.37277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6632" calcext:value-type="float">
            <text:p>0.146632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-1" calcext:value-type="float">
            <text:p>-1</text:p>
          </table:table-cell>
          <table:table-cell office:value-type="float" office:value="-0.230637" calcext:value-type="float">
            <text:p>-0.230637</text:p>
          </table:table-cell>
          <table:table-cell office:value-type="float" office:value="0.094997" calcext:value-type="float">
            <text:p>0.094997</text:p>
          </table:table-cell>
          <table:table-cell office:value-type="float" office:value="0.146337" calcext:value-type="float">
            <text:p>0.146337</text:p>
          </table:table-cell>
          <table:table-cell office:value-type="float" office:value="0.180671" calcext:value-type="float">
            <text:p>0.180671</text:p>
          </table:table-cell>
          <table:table-cell office:value-type="float" office:value="0.206992" calcext:value-type="float">
            <text:p>0.206992</text:p>
          </table:table-cell>
          <table:table-cell office:value-type="float" office:value="0.231294" calcext:value-type="float">
            <text:p>0.231294</text:p>
          </table:table-cell>
          <table:table-cell office:value-type="float" office:value="0.257191" calcext:value-type="float">
            <text:p>0.257191</text:p>
          </table:table-cell>
          <table:table-cell office:value-type="float" office:value="0.285472" calcext:value-type="float">
            <text:p>0.285472</text:p>
          </table:table-cell>
          <table:table-cell office:value-type="float" office:value="0.30668" calcext:value-type="float">
            <text:p>0.30668</text:p>
          </table:table-cell>
          <table:table-cell office:value-type="float" office:value="0.372179" calcext:value-type="float">
            <text:p>0.37217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85117" calcext:value-type="float">
            <text:p>0.18511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-1" calcext:value-type="float">
            <text:p>-1</text:p>
          </table:table-cell>
          <table:table-cell office:value-type="float" office:value="-0.443315" calcext:value-type="float">
            <text:p>-0.443315</text:p>
          </table:table-cell>
          <table:table-cell office:value-type="float" office:value="0.080452" calcext:value-type="float">
            <text:p>0.080452</text:p>
          </table:table-cell>
          <table:table-cell office:value-type="float" office:value="0.148478" calcext:value-type="float">
            <text:p>0.148478</text:p>
          </table:table-cell>
          <table:table-cell office:value-type="float" office:value="0.182738" calcext:value-type="float">
            <text:p>0.182738</text:p>
          </table:table-cell>
          <table:table-cell office:value-type="float" office:value="0.210859" calcext:value-type="float">
            <text:p>0.210859</text:p>
          </table:table-cell>
          <table:table-cell office:value-type="float" office:value="0.233501" calcext:value-type="float">
            <text:p>0.233501</text:p>
          </table:table-cell>
          <table:table-cell office:value-type="float" office:value="0.256823" calcext:value-type="float">
            <text:p>0.256823</text:p>
          </table:table-cell>
          <table:table-cell office:value-type="float" office:value="0.285042" calcext:value-type="float">
            <text:p>0.285042</text:p>
          </table:table-cell>
          <table:table-cell office:value-type="float" office:value="0.307104" calcext:value-type="float">
            <text:p>0.307104</text:p>
          </table:table-cell>
          <table:table-cell office:value-type="float" office:value="0.373752" calcext:value-type="float">
            <text:p>0.37375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3544" calcext:value-type="float">
            <text:p>0.16354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-1" calcext:value-type="float">
            <text:p>-1</text:p>
          </table:table-cell>
          <table:table-cell office:value-type="float" office:value="-0.500772" calcext:value-type="float">
            <text:p>-0.500772</text:p>
          </table:table-cell>
          <table:table-cell office:value-type="float" office:value="0.079379" calcext:value-type="float">
            <text:p>0.079379</text:p>
          </table:table-cell>
          <table:table-cell office:value-type="float" office:value="0.132835" calcext:value-type="float">
            <text:p>0.132835</text:p>
          </table:table-cell>
          <table:table-cell office:value-type="float" office:value="0.176182" calcext:value-type="float">
            <text:p>0.176182</text:p>
          </table:table-cell>
          <table:table-cell office:value-type="float" office:value="0.209011" calcext:value-type="float">
            <text:p>0.209011</text:p>
          </table:table-cell>
          <table:table-cell office:value-type="float" office:value="0.234681" calcext:value-type="float">
            <text:p>0.234681</text:p>
          </table:table-cell>
          <table:table-cell office:value-type="float" office:value="0.259605" calcext:value-type="float">
            <text:p>0.259605</text:p>
          </table:table-cell>
          <table:table-cell office:value-type="float" office:value="0.284055" calcext:value-type="float">
            <text:p>0.284055</text:p>
          </table:table-cell>
          <table:table-cell office:value-type="float" office:value="0.309053" calcext:value-type="float">
            <text:p>0.309053</text:p>
          </table:table-cell>
          <table:table-cell office:value-type="float" office:value="0.370417" calcext:value-type="float">
            <text:p>0.37041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5445" calcext:value-type="float">
            <text:p>0.155445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-1" calcext:value-type="float">
            <text:p>-1</text:p>
          </table:table-cell>
          <table:table-cell office:value-type="float" office:value="-0.443354" calcext:value-type="float">
            <text:p>-0.443354</text:p>
          </table:table-cell>
          <table:table-cell office:value-type="float" office:value="0.095351" calcext:value-type="float">
            <text:p>0.095351</text:p>
          </table:table-cell>
          <table:table-cell office:value-type="float" office:value="0.152164" calcext:value-type="float">
            <text:p>0.152164</text:p>
          </table:table-cell>
          <table:table-cell office:value-type="float" office:value="0.185863" calcext:value-type="float">
            <text:p>0.185863</text:p>
          </table:table-cell>
          <table:table-cell office:value-type="float" office:value="0.216424" calcext:value-type="float">
            <text:p>0.216424</text:p>
          </table:table-cell>
          <table:table-cell office:value-type="float" office:value="0.236559" calcext:value-type="float">
            <text:p>0.236559</text:p>
          </table:table-cell>
          <table:table-cell office:value-type="float" office:value="0.257704" calcext:value-type="float">
            <text:p>0.257704</text:p>
          </table:table-cell>
          <table:table-cell office:value-type="float" office:value="0.285969" calcext:value-type="float">
            <text:p>0.285969</text:p>
          </table:table-cell>
          <table:table-cell office:value-type="float" office:value="0.321819" calcext:value-type="float">
            <text:p>0.321819</text:p>
          </table:table-cell>
          <table:table-cell office:value-type="float" office:value="0.379859" calcext:value-type="float">
            <text:p>0.37985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8836" calcext:value-type="float">
            <text:p>0.168836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-1" calcext:value-type="float">
            <text:p>-1</text:p>
          </table:table-cell>
          <table:table-cell office:value-type="float" office:value="-0.256453" calcext:value-type="float">
            <text:p>-0.256453</text:p>
          </table:table-cell>
          <table:table-cell office:value-type="float" office:value="0.100955" calcext:value-type="float">
            <text:p>0.100955</text:p>
          </table:table-cell>
          <table:table-cell office:value-type="float" office:value="0.147518" calcext:value-type="float">
            <text:p>0.147518</text:p>
          </table:table-cell>
          <table:table-cell office:value-type="float" office:value="0.18368" calcext:value-type="float">
            <text:p>0.18368</text:p>
          </table:table-cell>
          <table:table-cell office:value-type="float" office:value="0.213221" calcext:value-type="float">
            <text:p>0.213221</text:p>
          </table:table-cell>
          <table:table-cell office:value-type="float" office:value="0.234905" calcext:value-type="float">
            <text:p>0.234905</text:p>
          </table:table-cell>
          <table:table-cell office:value-type="float" office:value="0.256964" calcext:value-type="float">
            <text:p>0.256964</text:p>
          </table:table-cell>
          <table:table-cell office:value-type="float" office:value="0.286751" calcext:value-type="float">
            <text:p>0.286751</text:p>
          </table:table-cell>
          <table:table-cell office:value-type="float" office:value="0.315243" calcext:value-type="float">
            <text:p>0.315243</text:p>
          </table:table-cell>
          <table:table-cell office:value-type="float" office:value="0.375192" calcext:value-type="float">
            <text:p>0.37519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85798" calcext:value-type="float">
            <text:p>0.18579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-1" calcext:value-type="float">
            <text:p>-1</text:p>
          </table:table-cell>
          <table:table-cell office:value-type="float" office:value="-0.588608" calcext:value-type="float">
            <text:p>-0.588608</text:p>
          </table:table-cell>
          <table:table-cell office:value-type="float" office:value="0.066758" calcext:value-type="float">
            <text:p>0.066758</text:p>
          </table:table-cell>
          <table:table-cell office:value-type="float" office:value="0.116777" calcext:value-type="float">
            <text:p>0.116777</text:p>
          </table:table-cell>
          <table:table-cell office:value-type="float" office:value="0.162629" calcext:value-type="float">
            <text:p>0.162629</text:p>
          </table:table-cell>
          <table:table-cell office:value-type="float" office:value="0.198191" calcext:value-type="float">
            <text:p>0.198191</text:p>
          </table:table-cell>
          <table:table-cell office:value-type="float" office:value="0.232179" calcext:value-type="float">
            <text:p>0.232179</text:p>
          </table:table-cell>
          <table:table-cell office:value-type="float" office:value="0.249234" calcext:value-type="float">
            <text:p>0.249234</text:p>
          </table:table-cell>
          <table:table-cell office:value-type="float" office:value="0.278812" calcext:value-type="float">
            <text:p>0.278812</text:p>
          </table:table-cell>
          <table:table-cell office:value-type="float" office:value="0.310891" calcext:value-type="float">
            <text:p>0.310891</text:p>
          </table:table-cell>
          <table:table-cell office:value-type="float" office:value="0.371807" calcext:value-type="float">
            <text:p>0.37180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39867" calcext:value-type="float">
            <text:p>0.139867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-1" calcext:value-type="float">
            <text:p>-1</text:p>
          </table:table-cell>
          <table:table-cell office:value-type="float" office:value="-0.709097" calcext:value-type="float">
            <text:p>-0.709097</text:p>
          </table:table-cell>
          <table:table-cell office:value-type="float" office:value="0.057739" calcext:value-type="float">
            <text:p>0.057739</text:p>
          </table:table-cell>
          <table:table-cell office:value-type="float" office:value="0.104216" calcext:value-type="float">
            <text:p>0.104216</text:p>
          </table:table-cell>
          <table:table-cell office:value-type="float" office:value="0.148927" calcext:value-type="float">
            <text:p>0.148927</text:p>
          </table:table-cell>
          <table:table-cell office:value-type="float" office:value="0.184128" calcext:value-type="float">
            <text:p>0.184128</text:p>
          </table:table-cell>
          <table:table-cell office:value-type="float" office:value="0.224533" calcext:value-type="float">
            <text:p>0.224533</text:p>
          </table:table-cell>
          <table:table-cell office:value-type="float" office:value="0.247276" calcext:value-type="float">
            <text:p>0.247276</text:p>
          </table:table-cell>
          <table:table-cell office:value-type="float" office:value="0.277675" calcext:value-type="float">
            <text:p>0.277675</text:p>
          </table:table-cell>
          <table:table-cell office:value-type="float" office:value="0.310913" calcext:value-type="float">
            <text:p>0.310913</text:p>
          </table:table-cell>
          <table:table-cell office:value-type="float" office:value="0.371364" calcext:value-type="float">
            <text:p>0.37136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21767" calcext:value-type="float">
            <text:p>0.121767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-1" calcext:value-type="float">
            <text:p>-1</text:p>
          </table:table-cell>
          <table:table-cell office:value-type="float" office:value="-0.469772" calcext:value-type="float">
            <text:p>-0.469772</text:p>
          </table:table-cell>
          <table:table-cell office:value-type="float" office:value="0.072712" calcext:value-type="float">
            <text:p>0.072712</text:p>
          </table:table-cell>
          <table:table-cell office:value-type="float" office:value="0.121643" calcext:value-type="float">
            <text:p>0.121643</text:p>
          </table:table-cell>
          <table:table-cell office:value-type="float" office:value="0.174062" calcext:value-type="float">
            <text:p>0.174062</text:p>
          </table:table-cell>
          <table:table-cell office:value-type="float" office:value="0.206445" calcext:value-type="float">
            <text:p>0.206445</text:p>
          </table:table-cell>
          <table:table-cell office:value-type="float" office:value="0.233842" calcext:value-type="float">
            <text:p>0.233842</text:p>
          </table:table-cell>
          <table:table-cell office:value-type="float" office:value="0.250636" calcext:value-type="float">
            <text:p>0.250636</text:p>
          </table:table-cell>
          <table:table-cell office:value-type="float" office:value="0.275245" calcext:value-type="float">
            <text:p>0.275245</text:p>
          </table:table-cell>
          <table:table-cell office:value-type="float" office:value="0.310682" calcext:value-type="float">
            <text:p>0.310682</text:p>
          </table:table-cell>
          <table:table-cell office:value-type="float" office:value="0.372868" calcext:value-type="float">
            <text:p>0.37286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4836" calcext:value-type="float">
            <text:p>0.15483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-1" calcext:value-type="float">
            <text:p>-1</text:p>
          </table:table-cell>
          <table:table-cell office:value-type="float" office:value="-0.352809" calcext:value-type="float">
            <text:p>-0.352809</text:p>
          </table:table-cell>
          <table:table-cell office:value-type="float" office:value="0.08524" calcext:value-type="float">
            <text:p>0.08524</text:p>
          </table:table-cell>
          <table:table-cell office:value-type="float" office:value="0.138331" calcext:value-type="float">
            <text:p>0.138331</text:p>
          </table:table-cell>
          <table:table-cell office:value-type="float" office:value="0.181928" calcext:value-type="float">
            <text:p>0.181928</text:p>
          </table:table-cell>
          <table:table-cell office:value-type="float" office:value="0.213885" calcext:value-type="float">
            <text:p>0.213885</text:p>
          </table:table-cell>
          <table:table-cell office:value-type="float" office:value="0.234074" calcext:value-type="float">
            <text:p>0.234074</text:p>
          </table:table-cell>
          <table:table-cell office:value-type="float" office:value="0.255378" calcext:value-type="float">
            <text:p>0.255378</text:p>
          </table:table-cell>
          <table:table-cell office:value-type="float" office:value="0.277762" calcext:value-type="float">
            <text:p>0.277762</text:p>
          </table:table-cell>
          <table:table-cell office:value-type="float" office:value="0.308206" calcext:value-type="float">
            <text:p>0.308206</text:p>
          </table:table-cell>
          <table:table-cell office:value-type="float" office:value="0.363072" calcext:value-type="float">
            <text:p>0.36307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0507" calcext:value-type="float">
            <text:p>0.17050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-1" calcext:value-type="float">
            <text:p>-1</text:p>
          </table:table-cell>
          <table:table-cell office:value-type="float" office:value="-0.325053" calcext:value-type="float">
            <text:p>-0.325053</text:p>
          </table:table-cell>
          <table:table-cell office:value-type="float" office:value="0.091493" calcext:value-type="float">
            <text:p>0.091493</text:p>
          </table:table-cell>
          <table:table-cell office:value-type="float" office:value="0.143582" calcext:value-type="float">
            <text:p>0.143582</text:p>
          </table:table-cell>
          <table:table-cell office:value-type="float" office:value="0.180006" calcext:value-type="float">
            <text:p>0.180006</text:p>
          </table:table-cell>
          <table:table-cell office:value-type="float" office:value="0.208554" calcext:value-type="float">
            <text:p>0.208554</text:p>
          </table:table-cell>
          <table:table-cell office:value-type="float" office:value="0.23381" calcext:value-type="float">
            <text:p>0.23381</text:p>
          </table:table-cell>
          <table:table-cell office:value-type="float" office:value="0.255025" calcext:value-type="float">
            <text:p>0.255025</text:p>
          </table:table-cell>
          <table:table-cell office:value-type="float" office:value="0.278029" calcext:value-type="float">
            <text:p>0.278029</text:p>
          </table:table-cell>
          <table:table-cell office:value-type="float" office:value="0.305548" calcext:value-type="float">
            <text:p>0.305548</text:p>
          </table:table-cell>
          <table:table-cell office:value-type="float" office:value="0.362016" calcext:value-type="float">
            <text:p>0.36201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3301" calcext:value-type="float">
            <text:p>0.17330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-1" calcext:value-type="float">
            <text:p>-1</text:p>
          </table:table-cell>
          <table:table-cell office:value-type="float" office:value="-0.617738" calcext:value-type="float">
            <text:p>-0.617738</text:p>
          </table:table-cell>
          <table:table-cell office:value-type="float" office:value="0.078716" calcext:value-type="float">
            <text:p>0.078716</text:p>
          </table:table-cell>
          <table:table-cell office:value-type="float" office:value="0.140876" calcext:value-type="float">
            <text:p>0.140876</text:p>
          </table:table-cell>
          <table:table-cell office:value-type="float" office:value="0.18222" calcext:value-type="float">
            <text:p>0.18222</text:p>
          </table:table-cell>
          <table:table-cell office:value-type="float" office:value="0.212092" calcext:value-type="float">
            <text:p>0.212092</text:p>
          </table:table-cell>
          <table:table-cell office:value-type="float" office:value="0.231468" calcext:value-type="float">
            <text:p>0.231468</text:p>
          </table:table-cell>
          <table:table-cell office:value-type="float" office:value="0.252794" calcext:value-type="float">
            <text:p>0.252794</text:p>
          </table:table-cell>
          <table:table-cell office:value-type="float" office:value="0.277814" calcext:value-type="float">
            <text:p>0.277814</text:p>
          </table:table-cell>
          <table:table-cell office:value-type="float" office:value="0.305997" calcext:value-type="float">
            <text:p>0.305997</text:p>
          </table:table-cell>
          <table:table-cell office:value-type="float" office:value="0.368662" calcext:value-type="float">
            <text:p>0.36866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329" calcext:value-type="float">
            <text:p>0.14329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-1" calcext:value-type="float">
            <text:p>-1</text:p>
          </table:table-cell>
          <table:table-cell office:value-type="float" office:value="-0.557743" calcext:value-type="float">
            <text:p>-0.557743</text:p>
          </table:table-cell>
          <table:table-cell office:value-type="float" office:value="0.073975" calcext:value-type="float">
            <text:p>0.073975</text:p>
          </table:table-cell>
          <table:table-cell office:value-type="float" office:value="0.139172" calcext:value-type="float">
            <text:p>0.139172</text:p>
          </table:table-cell>
          <table:table-cell office:value-type="float" office:value="0.186695" calcext:value-type="float">
            <text:p>0.186695</text:p>
          </table:table-cell>
          <table:table-cell office:value-type="float" office:value="0.220193" calcext:value-type="float">
            <text:p>0.220193</text:p>
          </table:table-cell>
          <table:table-cell office:value-type="float" office:value="0.234559" calcext:value-type="float">
            <text:p>0.234559</text:p>
          </table:table-cell>
          <table:table-cell office:value-type="float" office:value="0.254254" calcext:value-type="float">
            <text:p>0.254254</text:p>
          </table:table-cell>
          <table:table-cell office:value-type="float" office:value="0.281192" calcext:value-type="float">
            <text:p>0.281192</text:p>
          </table:table-cell>
          <table:table-cell office:value-type="float" office:value="0.305777" calcext:value-type="float">
            <text:p>0.305777</text:p>
          </table:table-cell>
          <table:table-cell office:value-type="float" office:value="0.369614" calcext:value-type="float">
            <text:p>0.36961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0769" calcext:value-type="float">
            <text:p>0.150769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-1" calcext:value-type="float">
            <text:p>-1</text:p>
          </table:table-cell>
          <table:table-cell office:value-type="float" office:value="-0.316814" calcext:value-type="float">
            <text:p>-0.316814</text:p>
          </table:table-cell>
          <table:table-cell office:value-type="float" office:value="0.098648" calcext:value-type="float">
            <text:p>0.098648</text:p>
          </table:table-cell>
          <table:table-cell office:value-type="float" office:value="0.150464" calcext:value-type="float">
            <text:p>0.150464</text:p>
          </table:table-cell>
          <table:table-cell office:value-type="float" office:value="0.187612" calcext:value-type="float">
            <text:p>0.187612</text:p>
          </table:table-cell>
          <table:table-cell office:value-type="float" office:value="0.221583" calcext:value-type="float">
            <text:p>0.221583</text:p>
          </table:table-cell>
          <table:table-cell office:value-type="float" office:value="0.236498" calcext:value-type="float">
            <text:p>0.236498</text:p>
          </table:table-cell>
          <table:table-cell office:value-type="float" office:value="0.256872" calcext:value-type="float">
            <text:p>0.256872</text:p>
          </table:table-cell>
          <table:table-cell office:value-type="float" office:value="0.286558" calcext:value-type="float">
            <text:p>0.286558</text:p>
          </table:table-cell>
          <table:table-cell office:value-type="float" office:value="0.312043" calcext:value-type="float">
            <text:p>0.312043</text:p>
          </table:table-cell>
          <table:table-cell office:value-type="float" office:value="0.373668" calcext:value-type="float">
            <text:p>0.37366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80713" calcext:value-type="float">
            <text:p>0.180713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-1" calcext:value-type="float">
            <text:p>-1</text:p>
          </table:table-cell>
          <table:table-cell office:value-type="float" office:value="-0.498088" calcext:value-type="float">
            <text:p>-0.498088</text:p>
          </table:table-cell>
          <table:table-cell office:value-type="float" office:value="0.079606" calcext:value-type="float">
            <text:p>0.079606</text:p>
          </table:table-cell>
          <table:table-cell office:value-type="float" office:value="0.13793" calcext:value-type="float">
            <text:p>0.13793</text:p>
          </table:table-cell>
          <table:table-cell office:value-type="float" office:value="0.17922" calcext:value-type="float">
            <text:p>0.17922</text:p>
          </table:table-cell>
          <table:table-cell office:value-type="float" office:value="0.207381" calcext:value-type="float">
            <text:p>0.207381</text:p>
          </table:table-cell>
          <table:table-cell office:value-type="float" office:value="0.229927" calcext:value-type="float">
            <text:p>0.229927</text:p>
          </table:table-cell>
          <table:table-cell office:value-type="float" office:value="0.250536" calcext:value-type="float">
            <text:p>0.250536</text:p>
          </table:table-cell>
          <table:table-cell office:value-type="float" office:value="0.281127" calcext:value-type="float">
            <text:p>0.281127</text:p>
          </table:table-cell>
          <table:table-cell office:value-type="float" office:value="0.302906" calcext:value-type="float">
            <text:p>0.302906</text:p>
          </table:table-cell>
          <table:table-cell office:value-type="float" office:value="0.364248" calcext:value-type="float">
            <text:p>0.36424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3479" calcext:value-type="float">
            <text:p>0.15347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" calcext:value-type="float">
            <text:p>-1</text:p>
          </table:table-cell>
          <table:table-cell office:value-type="float" office:value="-0.587986" calcext:value-type="float">
            <text:p>-0.587986</text:p>
          </table:table-cell>
          <table:table-cell office:value-type="float" office:value="0.072663" calcext:value-type="float">
            <text:p>0.072663</text:p>
          </table:table-cell>
          <table:table-cell office:value-type="float" office:value="0.129534" calcext:value-type="float">
            <text:p>0.129534</text:p>
          </table:table-cell>
          <table:table-cell office:value-type="float" office:value="0.18013" calcext:value-type="float">
            <text:p>0.18013</text:p>
          </table:table-cell>
          <table:table-cell office:value-type="float" office:value="0.213728" calcext:value-type="float">
            <text:p>0.213728</text:p>
          </table:table-cell>
          <table:table-cell office:value-type="float" office:value="0.232209" calcext:value-type="float">
            <text:p>0.232209</text:p>
          </table:table-cell>
          <table:table-cell office:value-type="float" office:value="0.252075" calcext:value-type="float">
            <text:p>0.252075</text:p>
          </table:table-cell>
          <table:table-cell office:value-type="float" office:value="0.281565" calcext:value-type="float">
            <text:p>0.281565</text:p>
          </table:table-cell>
          <table:table-cell office:value-type="float" office:value="0.29976" calcext:value-type="float">
            <text:p>0.29976</text:p>
          </table:table-cell>
          <table:table-cell office:value-type="float" office:value="0.359271" calcext:value-type="float">
            <text:p>0.35927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3295" calcext:value-type="float">
            <text:p>0.14329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-1" calcext:value-type="float">
            <text:p>-1</text:p>
          </table:table-cell>
          <table:table-cell office:value-type="float" office:value="-0.647927" calcext:value-type="float">
            <text:p>-0.647927</text:p>
          </table:table-cell>
          <table:table-cell office:value-type="float" office:value="0.079773" calcext:value-type="float">
            <text:p>0.079773</text:p>
          </table:table-cell>
          <table:table-cell office:value-type="float" office:value="0.140327" calcext:value-type="float">
            <text:p>0.140327</text:p>
          </table:table-cell>
          <table:table-cell office:value-type="float" office:value="0.176556" calcext:value-type="float">
            <text:p>0.176556</text:p>
          </table:table-cell>
          <table:table-cell office:value-type="float" office:value="0.204323" calcext:value-type="float">
            <text:p>0.204323</text:p>
          </table:table-cell>
          <table:table-cell office:value-type="float" office:value="0.228684" calcext:value-type="float">
            <text:p>0.228684</text:p>
          </table:table-cell>
          <table:table-cell office:value-type="float" office:value="0.248427" calcext:value-type="float">
            <text:p>0.248427</text:p>
          </table:table-cell>
          <table:table-cell office:value-type="float" office:value="0.275467" calcext:value-type="float">
            <text:p>0.275467</text:p>
          </table:table-cell>
          <table:table-cell office:value-type="float" office:value="0.297114" calcext:value-type="float">
            <text:p>0.297114</text:p>
          </table:table-cell>
          <table:table-cell office:value-type="float" office:value="0.3521" calcext:value-type="float">
            <text:p>0.352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35484" calcext:value-type="float">
            <text:p>0.135484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-1" calcext:value-type="float">
            <text:p>-1</text:p>
          </table:table-cell>
          <table:table-cell office:value-type="float" office:value="-0.433925" calcext:value-type="float">
            <text:p>-0.433925</text:p>
          </table:table-cell>
          <table:table-cell office:value-type="float" office:value="0.109573" calcext:value-type="float">
            <text:p>0.109573</text:p>
          </table:table-cell>
          <table:table-cell office:value-type="float" office:value="0.158389" calcext:value-type="float">
            <text:p>0.158389</text:p>
          </table:table-cell>
          <table:table-cell office:value-type="float" office:value="0.183672" calcext:value-type="float">
            <text:p>0.183672</text:p>
          </table:table-cell>
          <table:table-cell office:value-type="float" office:value="0.209921" calcext:value-type="float">
            <text:p>0.209921</text:p>
          </table:table-cell>
          <table:table-cell office:value-type="float" office:value="0.232333" calcext:value-type="float">
            <text:p>0.232333</text:p>
          </table:table-cell>
          <table:table-cell office:value-type="float" office:value="0.250479" calcext:value-type="float">
            <text:p>0.250479</text:p>
          </table:table-cell>
          <table:table-cell office:value-type="float" office:value="0.275162" calcext:value-type="float">
            <text:p>0.275162</text:p>
          </table:table-cell>
          <table:table-cell office:value-type="float" office:value="0.298136" calcext:value-type="float">
            <text:p>0.298136</text:p>
          </table:table-cell>
          <table:table-cell office:value-type="float" office:value="0.343701" calcext:value-type="float">
            <text:p>0.34370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2744" calcext:value-type="float">
            <text:p>0.16274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-1" calcext:value-type="float">
            <text:p>-1</text:p>
          </table:table-cell>
          <table:table-cell office:value-type="float" office:value="-0.440045" calcext:value-type="float">
            <text:p>-0.440045</text:p>
          </table:table-cell>
          <table:table-cell office:value-type="float" office:value="0.094576" calcext:value-type="float">
            <text:p>0.094576</text:p>
          </table:table-cell>
          <table:table-cell office:value-type="float" office:value="0.149984" calcext:value-type="float">
            <text:p>0.149984</text:p>
          </table:table-cell>
          <table:table-cell office:value-type="float" office:value="0.182108" calcext:value-type="float">
            <text:p>0.182108</text:p>
          </table:table-cell>
          <table:table-cell office:value-type="float" office:value="0.207555" calcext:value-type="float">
            <text:p>0.207555</text:p>
          </table:table-cell>
          <table:table-cell office:value-type="float" office:value="0.233175" calcext:value-type="float">
            <text:p>0.233175</text:p>
          </table:table-cell>
          <table:table-cell office:value-type="float" office:value="0.252504" calcext:value-type="float">
            <text:p>0.252504</text:p>
          </table:table-cell>
          <table:table-cell office:value-type="float" office:value="0.274982" calcext:value-type="float">
            <text:p>0.274982</text:p>
          </table:table-cell>
          <table:table-cell office:value-type="float" office:value="0.299707" calcext:value-type="float">
            <text:p>0.299707</text:p>
          </table:table-cell>
          <table:table-cell office:value-type="float" office:value="0.350627" calcext:value-type="float">
            <text:p>0.35062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0517" calcext:value-type="float">
            <text:p>0.16051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-1" calcext:value-type="float">
            <text:p>-1</text:p>
          </table:table-cell>
          <table:table-cell office:value-type="float" office:value="-0.55472" calcext:value-type="float">
            <text:p>-0.55472</text:p>
          </table:table-cell>
          <table:table-cell office:value-type="float" office:value="0.097222" calcext:value-type="float">
            <text:p>0.097222</text:p>
          </table:table-cell>
          <table:table-cell office:value-type="float" office:value="0.145194" calcext:value-type="float">
            <text:p>0.145194</text:p>
          </table:table-cell>
          <table:table-cell office:value-type="float" office:value="0.181918" calcext:value-type="float">
            <text:p>0.181918</text:p>
          </table:table-cell>
          <table:table-cell office:value-type="float" office:value="0.207889" calcext:value-type="float">
            <text:p>0.207889</text:p>
          </table:table-cell>
          <table:table-cell office:value-type="float" office:value="0.230955" calcext:value-type="float">
            <text:p>0.230955</text:p>
          </table:table-cell>
          <table:table-cell office:value-type="float" office:value="0.250982" calcext:value-type="float">
            <text:p>0.250982</text:p>
          </table:table-cell>
          <table:table-cell office:value-type="float" office:value="0.273061" calcext:value-type="float">
            <text:p>0.273061</text:p>
          </table:table-cell>
          <table:table-cell office:value-type="float" office:value="0.303697" calcext:value-type="float">
            <text:p>0.303697</text:p>
          </table:table-cell>
          <table:table-cell office:value-type="float" office:value="0.358193" calcext:value-type="float">
            <text:p>0.35819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9439" calcext:value-type="float">
            <text:p>0.14943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-1" calcext:value-type="float">
            <text:p>-1</text:p>
          </table:table-cell>
          <table:table-cell office:value-type="float" office:value="-0.614597" calcext:value-type="float">
            <text:p>-0.614597</text:p>
          </table:table-cell>
          <table:table-cell office:value-type="float" office:value="0.090776" calcext:value-type="float">
            <text:p>0.090776</text:p>
          </table:table-cell>
          <table:table-cell office:value-type="float" office:value="0.149084" calcext:value-type="float">
            <text:p>0.149084</text:p>
          </table:table-cell>
          <table:table-cell office:value-type="float" office:value="0.186889" calcext:value-type="float">
            <text:p>0.186889</text:p>
          </table:table-cell>
          <table:table-cell office:value-type="float" office:value="0.215944" calcext:value-type="float">
            <text:p>0.215944</text:p>
          </table:table-cell>
          <table:table-cell office:value-type="float" office:value="0.238241" calcext:value-type="float">
            <text:p>0.238241</text:p>
          </table:table-cell>
          <table:table-cell office:value-type="float" office:value="0.2636" calcext:value-type="float">
            <text:p>0.2636</text:p>
          </table:table-cell>
          <table:table-cell office:value-type="float" office:value="0.288591" calcext:value-type="float">
            <text:p>0.288591</text:p>
          </table:table-cell>
          <table:table-cell office:value-type="float" office:value="0.316046" calcext:value-type="float">
            <text:p>0.316046</text:p>
          </table:table-cell>
          <table:table-cell office:value-type="float" office:value="0.372064" calcext:value-type="float">
            <text:p>0.37206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0664" calcext:value-type="float">
            <text:p>0.150664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-1" calcext:value-type="float">
            <text:p>-1</text:p>
          </table:table-cell>
          <table:table-cell office:value-type="float" office:value="-0.345331" calcext:value-type="float">
            <text:p>-0.345331</text:p>
          </table:table-cell>
          <table:table-cell office:value-type="float" office:value="0.102774" calcext:value-type="float">
            <text:p>0.102774</text:p>
          </table:table-cell>
          <table:table-cell office:value-type="float" office:value="0.158949" calcext:value-type="float">
            <text:p>0.158949</text:p>
          </table:table-cell>
          <table:table-cell office:value-type="float" office:value="0.191318" calcext:value-type="float">
            <text:p>0.191318</text:p>
          </table:table-cell>
          <table:table-cell office:value-type="float" office:value="0.216975" calcext:value-type="float">
            <text:p>0.216975</text:p>
          </table:table-cell>
          <table:table-cell office:value-type="float" office:value="0.23636" calcext:value-type="float">
            <text:p>0.23636</text:p>
          </table:table-cell>
          <table:table-cell office:value-type="float" office:value="0.260043" calcext:value-type="float">
            <text:p>0.260043</text:p>
          </table:table-cell>
          <table:table-cell office:value-type="float" office:value="0.285716" calcext:value-type="float">
            <text:p>0.285716</text:p>
          </table:table-cell>
          <table:table-cell office:value-type="float" office:value="0.318693" calcext:value-type="float">
            <text:p>0.318693</text:p>
          </table:table-cell>
          <table:table-cell office:value-type="float" office:value="0.370842" calcext:value-type="float">
            <text:p>0.37084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9634" calcext:value-type="float">
            <text:p>0.179634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-1" calcext:value-type="float">
            <text:p>-1</text:p>
          </table:table-cell>
          <table:table-cell office:value-type="float" office:value="-0.466726" calcext:value-type="float">
            <text:p>-0.466726</text:p>
          </table:table-cell>
          <table:table-cell office:value-type="float" office:value="0.098691" calcext:value-type="float">
            <text:p>0.098691</text:p>
          </table:table-cell>
          <table:table-cell office:value-type="float" office:value="0.145812" calcext:value-type="float">
            <text:p>0.145812</text:p>
          </table:table-cell>
          <table:table-cell office:value-type="float" office:value="0.177123" calcext:value-type="float">
            <text:p>0.177123</text:p>
          </table:table-cell>
          <table:table-cell office:value-type="float" office:value="0.20433" calcext:value-type="float">
            <text:p>0.20433</text:p>
          </table:table-cell>
          <table:table-cell office:value-type="float" office:value="0.22956" calcext:value-type="float">
            <text:p>0.22956</text:p>
          </table:table-cell>
          <table:table-cell office:value-type="float" office:value="0.251609" calcext:value-type="float">
            <text:p>0.251609</text:p>
          </table:table-cell>
          <table:table-cell office:value-type="float" office:value="0.277203" calcext:value-type="float">
            <text:p>0.277203</text:p>
          </table:table-cell>
          <table:table-cell office:value-type="float" office:value="0.312378" calcext:value-type="float">
            <text:p>0.312378</text:p>
          </table:table-cell>
          <table:table-cell office:value-type="float" office:value="0.360205" calcext:value-type="float">
            <text:p>0.36020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9019" calcext:value-type="float">
            <text:p>0.15901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-1" calcext:value-type="float">
            <text:p>-1</text:p>
          </table:table-cell>
          <table:table-cell office:value-type="float" office:value="-0.466076" calcext:value-type="float">
            <text:p>-0.466076</text:p>
          </table:table-cell>
          <table:table-cell office:value-type="float" office:value="0.088344" calcext:value-type="float">
            <text:p>0.088344</text:p>
          </table:table-cell>
          <table:table-cell office:value-type="float" office:value="0.138896" calcext:value-type="float">
            <text:p>0.138896</text:p>
          </table:table-cell>
          <table:table-cell office:value-type="float" office:value="0.175184" calcext:value-type="float">
            <text:p>0.175184</text:p>
          </table:table-cell>
          <table:table-cell office:value-type="float" office:value="0.201609" calcext:value-type="float">
            <text:p>0.201609</text:p>
          </table:table-cell>
          <table:table-cell office:value-type="float" office:value="0.228267" calcext:value-type="float">
            <text:p>0.228267</text:p>
          </table:table-cell>
          <table:table-cell office:value-type="float" office:value="0.247337" calcext:value-type="float">
            <text:p>0.247337</text:p>
          </table:table-cell>
          <table:table-cell office:value-type="float" office:value="0.272715" calcext:value-type="float">
            <text:p>0.272715</text:p>
          </table:table-cell>
          <table:table-cell office:value-type="float" office:value="0.300107" calcext:value-type="float">
            <text:p>0.300107</text:p>
          </table:table-cell>
          <table:table-cell office:value-type="float" office:value="0.350263" calcext:value-type="float">
            <text:p>0.35026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3665" calcext:value-type="float">
            <text:p>0.15366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-1" calcext:value-type="float">
            <text:p>-1</text:p>
          </table:table-cell>
          <table:table-cell office:value-type="float" office:value="-0.375899" calcext:value-type="float">
            <text:p>-0.375899</text:p>
          </table:table-cell>
          <table:table-cell office:value-type="float" office:value="0.097191" calcext:value-type="float">
            <text:p>0.097191</text:p>
          </table:table-cell>
          <table:table-cell office:value-type="float" office:value="0.150865" calcext:value-type="float">
            <text:p>0.150865</text:p>
          </table:table-cell>
          <table:table-cell office:value-type="float" office:value="0.185044" calcext:value-type="float">
            <text:p>0.185044</text:p>
          </table:table-cell>
          <table:table-cell office:value-type="float" office:value="0.211654" calcext:value-type="float">
            <text:p>0.211654</text:p>
          </table:table-cell>
          <table:table-cell office:value-type="float" office:value="0.232027" calcext:value-type="float">
            <text:p>0.232027</text:p>
          </table:table-cell>
          <table:table-cell office:value-type="float" office:value="0.255299" calcext:value-type="float">
            <text:p>0.255299</text:p>
          </table:table-cell>
          <table:table-cell office:value-type="float" office:value="0.284175" calcext:value-type="float">
            <text:p>0.284175</text:p>
          </table:table-cell>
          <table:table-cell office:value-type="float" office:value="0.309545" calcext:value-type="float">
            <text:p>0.309545</text:p>
          </table:table-cell>
          <table:table-cell office:value-type="float" office:value="0.364997" calcext:value-type="float">
            <text:p>0.36499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149" calcext:value-type="float">
            <text:p>0.1714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-1" calcext:value-type="float">
            <text:p>-1</text:p>
          </table:table-cell>
          <table:table-cell office:value-type="float" office:value="-0.587757" calcext:value-type="float">
            <text:p>-0.587757</text:p>
          </table:table-cell>
          <table:table-cell office:value-type="float" office:value="0.083118" calcext:value-type="float">
            <text:p>0.083118</text:p>
          </table:table-cell>
          <table:table-cell office:value-type="float" office:value="0.148052" calcext:value-type="float">
            <text:p>0.148052</text:p>
          </table:table-cell>
          <table:table-cell office:value-type="float" office:value="0.182518" calcext:value-type="float">
            <text:p>0.182518</text:p>
          </table:table-cell>
          <table:table-cell office:value-type="float" office:value="0.211589" calcext:value-type="float">
            <text:p>0.211589</text:p>
          </table:table-cell>
          <table:table-cell office:value-type="float" office:value="0.232489" calcext:value-type="float">
            <text:p>0.232489</text:p>
          </table:table-cell>
          <table:table-cell office:value-type="float" office:value="0.260704" calcext:value-type="float">
            <text:p>0.260704</text:p>
          </table:table-cell>
          <table:table-cell office:value-type="float" office:value="0.285349" calcext:value-type="float">
            <text:p>0.285349</text:p>
          </table:table-cell>
          <table:table-cell office:value-type="float" office:value="0.308205" calcext:value-type="float">
            <text:p>0.308205</text:p>
          </table:table-cell>
          <table:table-cell office:value-type="float" office:value="0.357341" calcext:value-type="float">
            <text:p>0.35734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8161" calcext:value-type="float">
            <text:p>0.148161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-1" calcext:value-type="float">
            <text:p>-1</text:p>
          </table:table-cell>
          <table:table-cell office:value-type="float" office:value="-0.524693" calcext:value-type="float">
            <text:p>-0.524693</text:p>
          </table:table-cell>
          <table:table-cell office:value-type="float" office:value="0.091974" calcext:value-type="float">
            <text:p>0.091974</text:p>
          </table:table-cell>
          <table:table-cell office:value-type="float" office:value="0.158091" calcext:value-type="float">
            <text:p>0.158091</text:p>
          </table:table-cell>
          <table:table-cell office:value-type="float" office:value="0.195582" calcext:value-type="float">
            <text:p>0.195582</text:p>
          </table:table-cell>
          <table:table-cell office:value-type="float" office:value="0.221274" calcext:value-type="float">
            <text:p>0.221274</text:p>
          </table:table-cell>
          <table:table-cell office:value-type="float" office:value="0.242177" calcext:value-type="float">
            <text:p>0.242177</text:p>
          </table:table-cell>
          <table:table-cell office:value-type="float" office:value="0.26856" calcext:value-type="float">
            <text:p>0.26856</text:p>
          </table:table-cell>
          <table:table-cell office:value-type="float" office:value="0.289477" calcext:value-type="float">
            <text:p>0.289477</text:p>
          </table:table-cell>
          <table:table-cell office:value-type="float" office:value="0.312444" calcext:value-type="float">
            <text:p>0.312444</text:p>
          </table:table-cell>
          <table:table-cell office:value-type="float" office:value="0.363144" calcext:value-type="float">
            <text:p>0.36314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1803" calcext:value-type="float">
            <text:p>0.161803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-1" calcext:value-type="float">
            <text:p>-1</text:p>
          </table:table-cell>
          <table:table-cell office:value-type="float" office:value="-0.494596" calcext:value-type="float">
            <text:p>-0.494596</text:p>
          </table:table-cell>
          <table:table-cell office:value-type="float" office:value="0.094977" calcext:value-type="float">
            <text:p>0.094977</text:p>
          </table:table-cell>
          <table:table-cell office:value-type="float" office:value="0.155591" calcext:value-type="float">
            <text:p>0.155591</text:p>
          </table:table-cell>
          <table:table-cell office:value-type="float" office:value="0.194999" calcext:value-type="float">
            <text:p>0.194999</text:p>
          </table:table-cell>
          <table:table-cell office:value-type="float" office:value="0.225264" calcext:value-type="float">
            <text:p>0.225264</text:p>
          </table:table-cell>
          <table:table-cell office:value-type="float" office:value="0.24448" calcext:value-type="float">
            <text:p>0.24448</text:p>
          </table:table-cell>
          <table:table-cell office:value-type="float" office:value="0.266014" calcext:value-type="float">
            <text:p>0.266014</text:p>
          </table:table-cell>
          <table:table-cell office:value-type="float" office:value="0.288411" calcext:value-type="float">
            <text:p>0.288411</text:p>
          </table:table-cell>
          <table:table-cell office:value-type="float" office:value="0.314417" calcext:value-type="float">
            <text:p>0.314417</text:p>
          </table:table-cell>
          <table:table-cell office:value-type="float" office:value="0.361943" calcext:value-type="float">
            <text:p>0.36194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515" calcext:value-type="float">
            <text:p>0.16515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-1" calcext:value-type="float">
            <text:p>-1</text:p>
          </table:table-cell>
          <table:table-cell office:value-type="float" office:value="-0.672733" calcext:value-type="float">
            <text:p>-0.672733</text:p>
          </table:table-cell>
          <table:table-cell office:value-type="float" office:value="0.094239" calcext:value-type="float">
            <text:p>0.094239</text:p>
          </table:table-cell>
          <table:table-cell office:value-type="float" office:value="0.150737" calcext:value-type="float">
            <text:p>0.150737</text:p>
          </table:table-cell>
          <table:table-cell office:value-type="float" office:value="0.184613" calcext:value-type="float">
            <text:p>0.184613</text:p>
          </table:table-cell>
          <table:table-cell office:value-type="float" office:value="0.221154" calcext:value-type="float">
            <text:p>0.221154</text:p>
          </table:table-cell>
          <table:table-cell office:value-type="float" office:value="0.241885" calcext:value-type="float">
            <text:p>0.241885</text:p>
          </table:table-cell>
          <table:table-cell office:value-type="float" office:value="0.261401" calcext:value-type="float">
            <text:p>0.261401</text:p>
          </table:table-cell>
          <table:table-cell office:value-type="float" office:value="0.285935" calcext:value-type="float">
            <text:p>0.285935</text:p>
          </table:table-cell>
          <table:table-cell office:value-type="float" office:value="0.31469" calcext:value-type="float">
            <text:p>0.31469</text:p>
          </table:table-cell>
          <table:table-cell office:value-type="float" office:value="0.361818" calcext:value-type="float">
            <text:p>0.36181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4374" calcext:value-type="float">
            <text:p>0.144374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-1" calcext:value-type="float">
            <text:p>-1</text:p>
          </table:table-cell>
          <table:table-cell office:value-type="float" office:value="-0.643128" calcext:value-type="float">
            <text:p>-0.643128</text:p>
          </table:table-cell>
          <table:table-cell office:value-type="float" office:value="0.092894" calcext:value-type="float">
            <text:p>0.092894</text:p>
          </table:table-cell>
          <table:table-cell office:value-type="float" office:value="0.155577" calcext:value-type="float">
            <text:p>0.155577</text:p>
          </table:table-cell>
          <table:table-cell office:value-type="float" office:value="0.191704" calcext:value-type="float">
            <text:p>0.191704</text:p>
          </table:table-cell>
          <table:table-cell office:value-type="float" office:value="0.222004" calcext:value-type="float">
            <text:p>0.222004</text:p>
          </table:table-cell>
          <table:table-cell office:value-type="float" office:value="0.236098" calcext:value-type="float">
            <text:p>0.236098</text:p>
          </table:table-cell>
          <table:table-cell office:value-type="float" office:value="0.256048" calcext:value-type="float">
            <text:p>0.256048</text:p>
          </table:table-cell>
          <table:table-cell office:value-type="float" office:value="0.278766" calcext:value-type="float">
            <text:p>0.278766</text:p>
          </table:table-cell>
          <table:table-cell office:value-type="float" office:value="0.308811" calcext:value-type="float">
            <text:p>0.308811</text:p>
          </table:table-cell>
          <table:table-cell office:value-type="float" office:value="0.355625" calcext:value-type="float">
            <text:p>0.35562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544" calcext:value-type="float">
            <text:p>0.1454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-1" calcext:value-type="float">
            <text:p>-1</text:p>
          </table:table-cell>
          <table:table-cell office:value-type="float" office:value="-0.704245" calcext:value-type="float">
            <text:p>-0.704245</text:p>
          </table:table-cell>
          <table:table-cell office:value-type="float" office:value="0.096334" calcext:value-type="float">
            <text:p>0.096334</text:p>
          </table:table-cell>
          <table:table-cell office:value-type="float" office:value="0.160061" calcext:value-type="float">
            <text:p>0.160061</text:p>
          </table:table-cell>
          <table:table-cell office:value-type="float" office:value="0.192997" calcext:value-type="float">
            <text:p>0.192997</text:p>
          </table:table-cell>
          <table:table-cell office:value-type="float" office:value="0.221446" calcext:value-type="float">
            <text:p>0.221446</text:p>
          </table:table-cell>
          <table:table-cell office:value-type="float" office:value="0.236366" calcext:value-type="float">
            <text:p>0.236366</text:p>
          </table:table-cell>
          <table:table-cell office:value-type="float" office:value="0.25494" calcext:value-type="float">
            <text:p>0.25494</text:p>
          </table:table-cell>
          <table:table-cell office:value-type="float" office:value="0.278697" calcext:value-type="float">
            <text:p>0.278697</text:p>
          </table:table-cell>
          <table:table-cell office:value-type="float" office:value="0.311947" calcext:value-type="float">
            <text:p>0.311947</text:p>
          </table:table-cell>
          <table:table-cell office:value-type="float" office:value="0.36299" calcext:value-type="float">
            <text:p>0.3629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1153" calcext:value-type="float">
            <text:p>0.14115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-1" calcext:value-type="float">
            <text:p>-1</text:p>
          </table:table-cell>
          <table:table-cell office:value-type="float" office:value="-0.520404" calcext:value-type="float">
            <text:p>-0.520404</text:p>
          </table:table-cell>
          <table:table-cell office:value-type="float" office:value="0.115053" calcext:value-type="float">
            <text:p>0.115053</text:p>
          </table:table-cell>
          <table:table-cell office:value-type="float" office:value="0.167645" calcext:value-type="float">
            <text:p>0.167645</text:p>
          </table:table-cell>
          <table:table-cell office:value-type="float" office:value="0.201645" calcext:value-type="float">
            <text:p>0.201645</text:p>
          </table:table-cell>
          <table:table-cell office:value-type="float" office:value="0.226655" calcext:value-type="float">
            <text:p>0.226655</text:p>
          </table:table-cell>
          <table:table-cell office:value-type="float" office:value="0.239882" calcext:value-type="float">
            <text:p>0.239882</text:p>
          </table:table-cell>
          <table:table-cell office:value-type="float" office:value="0.261956" calcext:value-type="float">
            <text:p>0.261956</text:p>
          </table:table-cell>
          <table:table-cell office:value-type="float" office:value="0.287825" calcext:value-type="float">
            <text:p>0.287825</text:p>
          </table:table-cell>
          <table:table-cell office:value-type="float" office:value="0.316786" calcext:value-type="float">
            <text:p>0.316786</text:p>
          </table:table-cell>
          <table:table-cell office:value-type="float" office:value="0.363702" calcext:value-type="float">
            <text:p>0.36370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6074" calcext:value-type="float">
            <text:p>0.166074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-1" calcext:value-type="float">
            <text:p>-1</text:p>
          </table:table-cell>
          <table:table-cell office:value-type="float" office:value="-0.487089" calcext:value-type="float">
            <text:p>-0.487089</text:p>
          </table:table-cell>
          <table:table-cell office:value-type="float" office:value="0.111006" calcext:value-type="float">
            <text:p>0.111006</text:p>
          </table:table-cell>
          <table:table-cell office:value-type="float" office:value="0.162442" calcext:value-type="float">
            <text:p>0.162442</text:p>
          </table:table-cell>
          <table:table-cell office:value-type="float" office:value="0.198384" calcext:value-type="float">
            <text:p>0.198384</text:p>
          </table:table-cell>
          <table:table-cell office:value-type="float" office:value="0.225362" calcext:value-type="float">
            <text:p>0.225362</text:p>
          </table:table-cell>
          <table:table-cell office:value-type="float" office:value="0.235795" calcext:value-type="float">
            <text:p>0.235795</text:p>
          </table:table-cell>
          <table:table-cell office:value-type="float" office:value="0.255129" calcext:value-type="float">
            <text:p>0.255129</text:p>
          </table:table-cell>
          <table:table-cell office:value-type="float" office:value="0.278987" calcext:value-type="float">
            <text:p>0.278987</text:p>
          </table:table-cell>
          <table:table-cell office:value-type="float" office:value="0.311014" calcext:value-type="float">
            <text:p>0.311014</text:p>
          </table:table-cell>
          <table:table-cell office:value-type="float" office:value="0.360932" calcext:value-type="float">
            <text:p>0.36093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5196" calcext:value-type="float">
            <text:p>0.1651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-1" calcext:value-type="float">
            <text:p>-1</text:p>
          </table:table-cell>
          <table:table-cell office:value-type="float" office:value="-0.560443" calcext:value-type="float">
            <text:p>-0.560443</text:p>
          </table:table-cell>
          <table:table-cell office:value-type="float" office:value="0.102309" calcext:value-type="float">
            <text:p>0.102309</text:p>
          </table:table-cell>
          <table:table-cell office:value-type="float" office:value="0.160899" calcext:value-type="float">
            <text:p>0.160899</text:p>
          </table:table-cell>
          <table:table-cell office:value-type="float" office:value="0.197758" calcext:value-type="float">
            <text:p>0.197758</text:p>
          </table:table-cell>
          <table:table-cell office:value-type="float" office:value="0.226667" calcext:value-type="float">
            <text:p>0.226667</text:p>
          </table:table-cell>
          <table:table-cell office:value-type="float" office:value="0.235144" calcext:value-type="float">
            <text:p>0.235144</text:p>
          </table:table-cell>
          <table:table-cell office:value-type="float" office:value="0.251287" calcext:value-type="float">
            <text:p>0.251287</text:p>
          </table:table-cell>
          <table:table-cell office:value-type="float" office:value="0.27303" calcext:value-type="float">
            <text:p>0.27303</text:p>
          </table:table-cell>
          <table:table-cell office:value-type="float" office:value="0.300473" calcext:value-type="float">
            <text:p>0.300473</text:p>
          </table:table-cell>
          <table:table-cell office:value-type="float" office:value="0.355395" calcext:value-type="float">
            <text:p>0.35539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4252" calcext:value-type="float">
            <text:p>0.15425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-1" calcext:value-type="float">
            <text:p>-1</text:p>
          </table:table-cell>
          <table:table-cell office:value-type="float" office:value="-0.52815" calcext:value-type="float">
            <text:p>-0.52815</text:p>
          </table:table-cell>
          <table:table-cell office:value-type="float" office:value="0.103225" calcext:value-type="float">
            <text:p>0.103225</text:p>
          </table:table-cell>
          <table:table-cell office:value-type="float" office:value="0.156841" calcext:value-type="float">
            <text:p>0.156841</text:p>
          </table:table-cell>
          <table:table-cell office:value-type="float" office:value="0.190019" calcext:value-type="float">
            <text:p>0.190019</text:p>
          </table:table-cell>
          <table:table-cell office:value-type="float" office:value="0.226158" calcext:value-type="float">
            <text:p>0.226158</text:p>
          </table:table-cell>
          <table:table-cell office:value-type="float" office:value="0.236219" calcext:value-type="float">
            <text:p>0.236219</text:p>
          </table:table-cell>
          <table:table-cell office:value-type="float" office:value="0.258039" calcext:value-type="float">
            <text:p>0.258039</text:p>
          </table:table-cell>
          <table:table-cell office:value-type="float" office:value="0.278261" calcext:value-type="float">
            <text:p>0.278261</text:p>
          </table:table-cell>
          <table:table-cell office:value-type="float" office:value="0.307043" calcext:value-type="float">
            <text:p>0.307043</text:p>
          </table:table-cell>
          <table:table-cell office:value-type="float" office:value="0.360353" calcext:value-type="float">
            <text:p>0.36035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8801" calcext:value-type="float">
            <text:p>0.15880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" calcext:value-type="float">
            <text:p>-1</text:p>
          </table:table-cell>
          <table:table-cell office:value-type="float" office:value="-0.623345" calcext:value-type="float">
            <text:p>-0.623345</text:p>
          </table:table-cell>
          <table:table-cell office:value-type="float" office:value="0.084678" calcext:value-type="float">
            <text:p>0.084678</text:p>
          </table:table-cell>
          <table:table-cell office:value-type="float" office:value="0.152224" calcext:value-type="float">
            <text:p>0.152224</text:p>
          </table:table-cell>
          <table:table-cell office:value-type="float" office:value="0.186701" calcext:value-type="float">
            <text:p>0.186701</text:p>
          </table:table-cell>
          <table:table-cell office:value-type="float" office:value="0.220581" calcext:value-type="float">
            <text:p>0.220581</text:p>
          </table:table-cell>
          <table:table-cell office:value-type="float" office:value="0.239052" calcext:value-type="float">
            <text:p>0.239052</text:p>
          </table:table-cell>
          <table:table-cell office:value-type="float" office:value="0.260994" calcext:value-type="float">
            <text:p>0.260994</text:p>
          </table:table-cell>
          <table:table-cell office:value-type="float" office:value="0.278251" calcext:value-type="float">
            <text:p>0.278251</text:p>
          </table:table-cell>
          <table:table-cell office:value-type="float" office:value="0.303306" calcext:value-type="float">
            <text:p>0.303306</text:p>
          </table:table-cell>
          <table:table-cell office:value-type="float" office:value="0.35681" calcext:value-type="float">
            <text:p>0.3568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5925" calcext:value-type="float">
            <text:p>0.14592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-1" calcext:value-type="float">
            <text:p>-1</text:p>
          </table:table-cell>
          <table:table-cell office:value-type="float" office:value="-0.555461" calcext:value-type="float">
            <text:p>-0.555461</text:p>
          </table:table-cell>
          <table:table-cell office:value-type="float" office:value="0.100801" calcext:value-type="float">
            <text:p>0.100801</text:p>
          </table:table-cell>
          <table:table-cell office:value-type="float" office:value="0.158957" calcext:value-type="float">
            <text:p>0.158957</text:p>
          </table:table-cell>
          <table:table-cell office:value-type="float" office:value="0.192808" calcext:value-type="float">
            <text:p>0.192808</text:p>
          </table:table-cell>
          <table:table-cell office:value-type="float" office:value="0.222427" calcext:value-type="float">
            <text:p>0.222427</text:p>
          </table:table-cell>
          <table:table-cell office:value-type="float" office:value="0.234639" calcext:value-type="float">
            <text:p>0.234639</text:p>
          </table:table-cell>
          <table:table-cell office:value-type="float" office:value="0.254409" calcext:value-type="float">
            <text:p>0.254409</text:p>
          </table:table-cell>
          <table:table-cell office:value-type="float" office:value="0.274581" calcext:value-type="float">
            <text:p>0.274581</text:p>
          </table:table-cell>
          <table:table-cell office:value-type="float" office:value="0.294076" calcext:value-type="float">
            <text:p>0.294076</text:p>
          </table:table-cell>
          <table:table-cell office:value-type="float" office:value="0.34666" calcext:value-type="float">
            <text:p>0.3466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239" calcext:value-type="float">
            <text:p>0.1523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-0.552946" calcext:value-type="float">
            <text:p>-0.552946</text:p>
          </table:table-cell>
          <table:table-cell office:value-type="float" office:value="0.087697" calcext:value-type="float">
            <text:p>0.087697</text:p>
          </table:table-cell>
          <table:table-cell office:value-type="float" office:value="0.141216" calcext:value-type="float">
            <text:p>0.141216</text:p>
          </table:table-cell>
          <table:table-cell office:value-type="float" office:value="0.175816" calcext:value-type="float">
            <text:p>0.175816</text:p>
          </table:table-cell>
          <table:table-cell office:value-type="float" office:value="0.207948" calcext:value-type="float">
            <text:p>0.207948</text:p>
          </table:table-cell>
          <table:table-cell office:value-type="float" office:value="0.229325" calcext:value-type="float">
            <text:p>0.229325</text:p>
          </table:table-cell>
          <table:table-cell office:value-type="float" office:value="0.239817" calcext:value-type="float">
            <text:p>0.239817</text:p>
          </table:table-cell>
          <table:table-cell office:value-type="float" office:value="0.263464" calcext:value-type="float">
            <text:p>0.263464</text:p>
          </table:table-cell>
          <table:table-cell office:value-type="float" office:value="0.286515" calcext:value-type="float">
            <text:p>0.286515</text:p>
          </table:table-cell>
          <table:table-cell office:value-type="float" office:value="0.341547" calcext:value-type="float">
            <text:p>0.34154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204" calcext:value-type="float">
            <text:p>0.14204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-1" calcext:value-type="float">
            <text:p>-1</text:p>
          </table:table-cell>
          <table:table-cell office:value-type="float" office:value="-0.824686" calcext:value-type="float">
            <text:p>-0.824686</text:p>
          </table:table-cell>
          <table:table-cell office:value-type="float" office:value="0.074568" calcext:value-type="float">
            <text:p>0.074568</text:p>
          </table:table-cell>
          <table:table-cell office:value-type="float" office:value="0.125099" calcext:value-type="float">
            <text:p>0.125099</text:p>
          </table:table-cell>
          <table:table-cell office:value-type="float" office:value="0.159487" calcext:value-type="float">
            <text:p>0.159487</text:p>
          </table:table-cell>
          <table:table-cell office:value-type="float" office:value="0.184294" calcext:value-type="float">
            <text:p>0.184294</text:p>
          </table:table-cell>
          <table:table-cell office:value-type="float" office:value="0.212863" calcext:value-type="float">
            <text:p>0.212863</text:p>
          </table:table-cell>
          <table:table-cell office:value-type="float" office:value="0.231518" calcext:value-type="float">
            <text:p>0.231518</text:p>
          </table:table-cell>
          <table:table-cell office:value-type="float" office:value="0.249692" calcext:value-type="float">
            <text:p>0.249692</text:p>
          </table:table-cell>
          <table:table-cell office:value-type="float" office:value="0.277438" calcext:value-type="float">
            <text:p>0.277438</text:p>
          </table:table-cell>
          <table:table-cell office:value-type="float" office:value="0.339644" calcext:value-type="float">
            <text:p>0.33964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2992" calcext:value-type="float">
            <text:p>0.10299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-1" calcext:value-type="float">
            <text:p>-1</text:p>
          </table:table-cell>
          <table:table-cell office:value-type="float" office:value="-0.549453" calcext:value-type="float">
            <text:p>-0.549453</text:p>
          </table:table-cell>
          <table:table-cell office:value-type="float" office:value="0.103359" calcext:value-type="float">
            <text:p>0.103359</text:p>
          </table:table-cell>
          <table:table-cell office:value-type="float" office:value="0.140714" calcext:value-type="float">
            <text:p>0.140714</text:p>
          </table:table-cell>
          <table:table-cell office:value-type="float" office:value="0.168116" calcext:value-type="float">
            <text:p>0.168116</text:p>
          </table:table-cell>
          <table:table-cell office:value-type="float" office:value="0.188135" calcext:value-type="float">
            <text:p>0.188135</text:p>
          </table:table-cell>
          <table:table-cell office:value-type="float" office:value="0.215777" calcext:value-type="float">
            <text:p>0.215777</text:p>
          </table:table-cell>
          <table:table-cell office:value-type="float" office:value="0.233799" calcext:value-type="float">
            <text:p>0.233799</text:p>
          </table:table-cell>
          <table:table-cell office:value-type="float" office:value="0.261635" calcext:value-type="float">
            <text:p>0.261635</text:p>
          </table:table-cell>
          <table:table-cell office:value-type="float" office:value="0.288563" calcext:value-type="float">
            <text:p>0.288563</text:p>
          </table:table-cell>
          <table:table-cell office:value-type="float" office:value="0.349048" calcext:value-type="float">
            <text:p>0.34904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39969" calcext:value-type="float">
            <text:p>0.13996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-1" calcext:value-type="float">
            <text:p>-1</text:p>
          </table:table-cell>
          <table:table-cell office:value-type="float" office:value="-0.434355" calcext:value-type="float">
            <text:p>-0.434355</text:p>
          </table:table-cell>
          <table:table-cell office:value-type="float" office:value="0.102023" calcext:value-type="float">
            <text:p>0.102023</text:p>
          </table:table-cell>
          <table:table-cell office:value-type="float" office:value="0.138636" calcext:value-type="float">
            <text:p>0.138636</text:p>
          </table:table-cell>
          <table:table-cell office:value-type="float" office:value="0.168323" calcext:value-type="float">
            <text:p>0.168323</text:p>
          </table:table-cell>
          <table:table-cell office:value-type="float" office:value="0.189159" calcext:value-type="float">
            <text:p>0.189159</text:p>
          </table:table-cell>
          <table:table-cell office:value-type="float" office:value="0.216295" calcext:value-type="float">
            <text:p>0.216295</text:p>
          </table:table-cell>
          <table:table-cell office:value-type="float" office:value="0.234737" calcext:value-type="float">
            <text:p>0.234737</text:p>
          </table:table-cell>
          <table:table-cell office:value-type="float" office:value="0.25983" calcext:value-type="float">
            <text:p>0.25983</text:p>
          </table:table-cell>
          <table:table-cell office:value-type="float" office:value="0.290477" calcext:value-type="float">
            <text:p>0.290477</text:p>
          </table:table-cell>
          <table:table-cell office:value-type="float" office:value="0.344861" calcext:value-type="float">
            <text:p>0.34486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0999" calcext:value-type="float">
            <text:p>0.15099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-1" calcext:value-type="float">
            <text:p>-1</text:p>
          </table:table-cell>
          <table:table-cell office:value-type="float" office:value="-0.499182" calcext:value-type="float">
            <text:p>-0.499182</text:p>
          </table:table-cell>
          <table:table-cell office:value-type="float" office:value="0.092241" calcext:value-type="float">
            <text:p>0.092241</text:p>
          </table:table-cell>
          <table:table-cell office:value-type="float" office:value="0.140442" calcext:value-type="float">
            <text:p>0.140442</text:p>
          </table:table-cell>
          <table:table-cell office:value-type="float" office:value="0.167682" calcext:value-type="float">
            <text:p>0.167682</text:p>
          </table:table-cell>
          <table:table-cell office:value-type="float" office:value="0.18979" calcext:value-type="float">
            <text:p>0.18979</text:p>
          </table:table-cell>
          <table:table-cell office:value-type="float" office:value="0.219779" calcext:value-type="float">
            <text:p>0.219779</text:p>
          </table:table-cell>
          <table:table-cell office:value-type="float" office:value="0.235263" calcext:value-type="float">
            <text:p>0.235263</text:p>
          </table:table-cell>
          <table:table-cell office:value-type="float" office:value="0.259427" calcext:value-type="float">
            <text:p>0.259427</text:p>
          </table:table-cell>
          <table:table-cell office:value-type="float" office:value="0.293335" calcext:value-type="float">
            <text:p>0.293335</text:p>
          </table:table-cell>
          <table:table-cell office:value-type="float" office:value="0.346605" calcext:value-type="float">
            <text:p>0.34660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4538" calcext:value-type="float">
            <text:p>0.144538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-1" calcext:value-type="float">
            <text:p>-1</text:p>
          </table:table-cell>
          <table:table-cell office:value-type="float" office:value="-0.589491" calcext:value-type="float">
            <text:p>-0.589491</text:p>
          </table:table-cell>
          <table:table-cell office:value-type="float" office:value="0.070912" calcext:value-type="float">
            <text:p>0.070912</text:p>
          </table:table-cell>
          <table:table-cell office:value-type="float" office:value="0.128446" calcext:value-type="float">
            <text:p>0.128446</text:p>
          </table:table-cell>
          <table:table-cell office:value-type="float" office:value="0.165866" calcext:value-type="float">
            <text:p>0.165866</text:p>
          </table:table-cell>
          <table:table-cell office:value-type="float" office:value="0.194901" calcext:value-type="float">
            <text:p>0.194901</text:p>
          </table:table-cell>
          <table:table-cell office:value-type="float" office:value="0.225109" calcext:value-type="float">
            <text:p>0.225109</text:p>
          </table:table-cell>
          <table:table-cell office:value-type="float" office:value="0.23689" calcext:value-type="float">
            <text:p>0.23689</text:p>
          </table:table-cell>
          <table:table-cell office:value-type="float" office:value="0.262858" calcext:value-type="float">
            <text:p>0.262858</text:p>
          </table:table-cell>
          <table:table-cell office:value-type="float" office:value="0.297589" calcext:value-type="float">
            <text:p>0.297589</text:p>
          </table:table-cell>
          <table:table-cell office:value-type="float" office:value="0.34885" calcext:value-type="float">
            <text:p>0.3488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34193" calcext:value-type="float">
            <text:p>0.13419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-1" calcext:value-type="float">
            <text:p>-1</text:p>
          </table:table-cell>
          <table:table-cell office:value-type="float" office:value="-0.555666" calcext:value-type="float">
            <text:p>-0.555666</text:p>
          </table:table-cell>
          <table:table-cell office:value-type="float" office:value="0.087981" calcext:value-type="float">
            <text:p>0.087981</text:p>
          </table:table-cell>
          <table:table-cell office:value-type="float" office:value="0.137618" calcext:value-type="float">
            <text:p>0.137618</text:p>
          </table:table-cell>
          <table:table-cell office:value-type="float" office:value="0.172756" calcext:value-type="float">
            <text:p>0.172756</text:p>
          </table:table-cell>
          <table:table-cell office:value-type="float" office:value="0.200126" calcext:value-type="float">
            <text:p>0.200126</text:p>
          </table:table-cell>
          <table:table-cell office:value-type="float" office:value="0.226038" calcext:value-type="float">
            <text:p>0.226038</text:p>
          </table:table-cell>
          <table:table-cell office:value-type="float" office:value="0.238999" calcext:value-type="float">
            <text:p>0.238999</text:p>
          </table:table-cell>
          <table:table-cell office:value-type="float" office:value="0.259836" calcext:value-type="float">
            <text:p>0.259836</text:p>
          </table:table-cell>
          <table:table-cell office:value-type="float" office:value="0.293611" calcext:value-type="float">
            <text:p>0.293611</text:p>
          </table:table-cell>
          <table:table-cell office:value-type="float" office:value="0.345026" calcext:value-type="float">
            <text:p>0.34502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0632" calcext:value-type="float">
            <text:p>0.14063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-1" calcext:value-type="float">
            <text:p>-1</text:p>
          </table:table-cell>
          <table:table-cell office:value-type="float" office:value="-0.317803" calcext:value-type="float">
            <text:p>-0.317803</text:p>
          </table:table-cell>
          <table:table-cell office:value-type="float" office:value="0.08639" calcext:value-type="float">
            <text:p>0.08639</text:p>
          </table:table-cell>
          <table:table-cell office:value-type="float" office:value="0.137801" calcext:value-type="float">
            <text:p>0.137801</text:p>
          </table:table-cell>
          <table:table-cell office:value-type="float" office:value="0.183186" calcext:value-type="float">
            <text:p>0.183186</text:p>
          </table:table-cell>
          <table:table-cell office:value-type="float" office:value="0.21035" calcext:value-type="float">
            <text:p>0.21035</text:p>
          </table:table-cell>
          <table:table-cell office:value-type="float" office:value="0.230488" calcext:value-type="float">
            <text:p>0.230488</text:p>
          </table:table-cell>
          <table:table-cell office:value-type="float" office:value="0.244459" calcext:value-type="float">
            <text:p>0.244459</text:p>
          </table:table-cell>
          <table:table-cell office:value-type="float" office:value="0.261393" calcext:value-type="float">
            <text:p>0.261393</text:p>
          </table:table-cell>
          <table:table-cell office:value-type="float" office:value="0.292119" calcext:value-type="float">
            <text:p>0.292119</text:p>
          </table:table-cell>
          <table:table-cell office:value-type="float" office:value="0.350648" calcext:value-type="float">
            <text:p>0.35064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7903" calcext:value-type="float">
            <text:p>0.16790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1" calcext:value-type="float">
            <text:p>-1</text:p>
          </table:table-cell>
          <table:table-cell office:value-type="float" office:value="-0.317867" calcext:value-type="float">
            <text:p>-0.317867</text:p>
          </table:table-cell>
          <table:table-cell office:value-type="float" office:value="0.097757" calcext:value-type="float">
            <text:p>0.097757</text:p>
          </table:table-cell>
          <table:table-cell office:value-type="float" office:value="0.151109" calcext:value-type="float">
            <text:p>0.151109</text:p>
          </table:table-cell>
          <table:table-cell office:value-type="float" office:value="0.191096" calcext:value-type="float">
            <text:p>0.191096</text:p>
          </table:table-cell>
          <table:table-cell office:value-type="float" office:value="0.217928" calcext:value-type="float">
            <text:p>0.217928</text:p>
          </table:table-cell>
          <table:table-cell office:value-type="float" office:value="0.233372" calcext:value-type="float">
            <text:p>0.233372</text:p>
          </table:table-cell>
          <table:table-cell office:value-type="float" office:value="0.248866" calcext:value-type="float">
            <text:p>0.248866</text:p>
          </table:table-cell>
          <table:table-cell office:value-type="float" office:value="0.273804" calcext:value-type="float">
            <text:p>0.273804</text:p>
          </table:table-cell>
          <table:table-cell office:value-type="float" office:value="0.303553" calcext:value-type="float">
            <text:p>0.303553</text:p>
          </table:table-cell>
          <table:table-cell office:value-type="float" office:value="0.356858" calcext:value-type="float">
            <text:p>0.35685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5648" calcext:value-type="float">
            <text:p>0.175648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-0.43832" calcext:value-type="float">
            <text:p>-0.43832</text:p>
          </table:table-cell>
          <table:table-cell office:value-type="float" office:value="0.087237" calcext:value-type="float">
            <text:p>0.087237</text:p>
          </table:table-cell>
          <table:table-cell office:value-type="float" office:value="0.140707" calcext:value-type="float">
            <text:p>0.140707</text:p>
          </table:table-cell>
          <table:table-cell office:value-type="float" office:value="0.18027" calcext:value-type="float">
            <text:p>0.18027</text:p>
          </table:table-cell>
          <table:table-cell office:value-type="float" office:value="0.211308" calcext:value-type="float">
            <text:p>0.211308</text:p>
          </table:table-cell>
          <table:table-cell office:value-type="float" office:value="0.231715" calcext:value-type="float">
            <text:p>0.231715</text:p>
          </table:table-cell>
          <table:table-cell office:value-type="float" office:value="0.243883" calcext:value-type="float">
            <text:p>0.243883</text:p>
          </table:table-cell>
          <table:table-cell office:value-type="float" office:value="0.269007" calcext:value-type="float">
            <text:p>0.269007</text:p>
          </table:table-cell>
          <table:table-cell office:value-type="float" office:value="0.299172" calcext:value-type="float">
            <text:p>0.299172</text:p>
          </table:table-cell>
          <table:table-cell office:value-type="float" office:value="0.356687" calcext:value-type="float">
            <text:p>0.35668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8167" calcext:value-type="float">
            <text:p>0.158167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1" calcext:value-type="float">
            <text:p>-1</text:p>
          </table:table-cell>
          <table:table-cell office:value-type="float" office:value="-0.49628" calcext:value-type="float">
            <text:p>-0.49628</text:p>
          </table:table-cell>
          <table:table-cell office:value-type="float" office:value="0.087749" calcext:value-type="float">
            <text:p>0.087749</text:p>
          </table:table-cell>
          <table:table-cell office:value-type="float" office:value="0.146122" calcext:value-type="float">
            <text:p>0.146122</text:p>
          </table:table-cell>
          <table:table-cell office:value-type="float" office:value="0.187571" calcext:value-type="float">
            <text:p>0.187571</text:p>
          </table:table-cell>
          <table:table-cell office:value-type="float" office:value="0.21427" calcext:value-type="float">
            <text:p>0.21427</text:p>
          </table:table-cell>
          <table:table-cell office:value-type="float" office:value="0.232304" calcext:value-type="float">
            <text:p>0.232304</text:p>
          </table:table-cell>
          <table:table-cell office:value-type="float" office:value="0.241699" calcext:value-type="float">
            <text:p>0.241699</text:p>
          </table:table-cell>
          <table:table-cell office:value-type="float" office:value="0.263058" calcext:value-type="float">
            <text:p>0.263058</text:p>
          </table:table-cell>
          <table:table-cell office:value-type="float" office:value="0.292248" calcext:value-type="float">
            <text:p>0.292248</text:p>
          </table:table-cell>
          <table:table-cell office:value-type="float" office:value="0.347827" calcext:value-type="float">
            <text:p>0.34782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1657" calcext:value-type="float">
            <text:p>0.15165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1" calcext:value-type="float">
            <text:p>-1</text:p>
          </table:table-cell>
          <table:table-cell office:value-type="float" office:value="-0.496078" calcext:value-type="float">
            <text:p>-0.496078</text:p>
          </table:table-cell>
          <table:table-cell office:value-type="float" office:value="0.09024" calcext:value-type="float">
            <text:p>0.09024</text:p>
          </table:table-cell>
          <table:table-cell office:value-type="float" office:value="0.129636" calcext:value-type="float">
            <text:p>0.129636</text:p>
          </table:table-cell>
          <table:table-cell office:value-type="float" office:value="0.168901" calcext:value-type="float">
            <text:p>0.168901</text:p>
          </table:table-cell>
          <table:table-cell office:value-type="float" office:value="0.202653" calcext:value-type="float">
            <text:p>0.202653</text:p>
          </table:table-cell>
          <table:table-cell office:value-type="float" office:value="0.228822" calcext:value-type="float">
            <text:p>0.228822</text:p>
          </table:table-cell>
          <table:table-cell office:value-type="float" office:value="0.240524" calcext:value-type="float">
            <text:p>0.240524</text:p>
          </table:table-cell>
          <table:table-cell office:value-type="float" office:value="0.264064" calcext:value-type="float">
            <text:p>0.264064</text:p>
          </table:table-cell>
          <table:table-cell office:value-type="float" office:value="0.294189" calcext:value-type="float">
            <text:p>0.294189</text:p>
          </table:table-cell>
          <table:table-cell office:value-type="float" office:value="0.345561" calcext:value-type="float">
            <text:p>0.34556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6851" calcext:value-type="float">
            <text:p>0.14685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1" calcext:value-type="float">
            <text:p>-1</text:p>
          </table:table-cell>
          <table:table-cell office:value-type="float" office:value="-0.31902" calcext:value-type="float">
            <text:p>-0.31902</text:p>
          </table:table-cell>
          <table:table-cell office:value-type="float" office:value="0.098668" calcext:value-type="float">
            <text:p>0.098668</text:p>
          </table:table-cell>
          <table:table-cell office:value-type="float" office:value="0.140721" calcext:value-type="float">
            <text:p>0.140721</text:p>
          </table:table-cell>
          <table:table-cell office:value-type="float" office:value="0.179469" calcext:value-type="float">
            <text:p>0.179469</text:p>
          </table:table-cell>
          <table:table-cell office:value-type="float" office:value="0.208088" calcext:value-type="float">
            <text:p>0.208088</text:p>
          </table:table-cell>
          <table:table-cell office:value-type="float" office:value="0.229044" calcext:value-type="float">
            <text:p>0.229044</text:p>
          </table:table-cell>
          <table:table-cell office:value-type="float" office:value="0.24018" calcext:value-type="float">
            <text:p>0.24018</text:p>
          </table:table-cell>
          <table:table-cell office:value-type="float" office:value="0.26213" calcext:value-type="float">
            <text:p>0.26213</text:p>
          </table:table-cell>
          <table:table-cell office:value-type="float" office:value="0.293955" calcext:value-type="float">
            <text:p>0.293955</text:p>
          </table:table-cell>
          <table:table-cell office:value-type="float" office:value="0.348711" calcext:value-type="float">
            <text:p>0.34871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8195" calcext:value-type="float">
            <text:p>0.168195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-1" calcext:value-type="float">
            <text:p>-1</text:p>
          </table:table-cell>
          <table:table-cell office:value-type="float" office:value="-0.254823" calcext:value-type="float">
            <text:p>-0.254823</text:p>
          </table:table-cell>
          <table:table-cell office:value-type="float" office:value="0.094761" calcext:value-type="float">
            <text:p>0.094761</text:p>
          </table:table-cell>
          <table:table-cell office:value-type="float" office:value="0.13636" calcext:value-type="float">
            <text:p>0.13636</text:p>
          </table:table-cell>
          <table:table-cell office:value-type="float" office:value="0.170265" calcext:value-type="float">
            <text:p>0.170265</text:p>
          </table:table-cell>
          <table:table-cell office:value-type="float" office:value="0.20051" calcext:value-type="float">
            <text:p>0.20051</text:p>
          </table:table-cell>
          <table:table-cell office:value-type="float" office:value="0.229646" calcext:value-type="float">
            <text:p>0.229646</text:p>
          </table:table-cell>
          <table:table-cell office:value-type="float" office:value="0.24385" calcext:value-type="float">
            <text:p>0.24385</text:p>
          </table:table-cell>
          <table:table-cell office:value-type="float" office:value="0.266799" calcext:value-type="float">
            <text:p>0.266799</text:p>
          </table:table-cell>
          <table:table-cell office:value-type="float" office:value="0.305976" calcext:value-type="float">
            <text:p>0.305976</text:p>
          </table:table-cell>
          <table:table-cell office:value-type="float" office:value="0.358228" calcext:value-type="float">
            <text:p>0.35822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5157" calcext:value-type="float">
            <text:p>0.175157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-1" calcext:value-type="float">
            <text:p>-1</text:p>
          </table:table-cell>
          <table:table-cell office:value-type="float" office:value="-0.436462" calcext:value-type="float">
            <text:p>-0.436462</text:p>
          </table:table-cell>
          <table:table-cell office:value-type="float" office:value="0.093876" calcext:value-type="float">
            <text:p>0.093876</text:p>
          </table:table-cell>
          <table:table-cell office:value-type="float" office:value="0.144202" calcext:value-type="float">
            <text:p>0.144202</text:p>
          </table:table-cell>
          <table:table-cell office:value-type="float" office:value="0.176478" calcext:value-type="float">
            <text:p>0.176478</text:p>
          </table:table-cell>
          <table:table-cell office:value-type="float" office:value="0.204142" calcext:value-type="float">
            <text:p>0.204142</text:p>
          </table:table-cell>
          <table:table-cell office:value-type="float" office:value="0.233243" calcext:value-type="float">
            <text:p>0.233243</text:p>
          </table:table-cell>
          <table:table-cell office:value-type="float" office:value="0.250536" calcext:value-type="float">
            <text:p>0.250536</text:p>
          </table:table-cell>
          <table:table-cell office:value-type="float" office:value="0.277472" calcext:value-type="float">
            <text:p>0.277472</text:p>
          </table:table-cell>
          <table:table-cell office:value-type="float" office:value="0.309093" calcext:value-type="float">
            <text:p>0.309093</text:p>
          </table:table-cell>
          <table:table-cell office:value-type="float" office:value="0.35508" calcext:value-type="float">
            <text:p>0.3550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0766" calcext:value-type="float">
            <text:p>0.16076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-1" calcext:value-type="float">
            <text:p>-1</text:p>
          </table:table-cell>
          <table:table-cell office:value-type="float" office:value="-0.28127" calcext:value-type="float">
            <text:p>-0.28127</text:p>
          </table:table-cell>
          <table:table-cell office:value-type="float" office:value="0.098302" calcext:value-type="float">
            <text:p>0.098302</text:p>
          </table:table-cell>
          <table:table-cell office:value-type="float" office:value="0.142375" calcext:value-type="float">
            <text:p>0.142375</text:p>
          </table:table-cell>
          <table:table-cell office:value-type="float" office:value="0.172803" calcext:value-type="float">
            <text:p>0.172803</text:p>
          </table:table-cell>
          <table:table-cell office:value-type="float" office:value="0.198586" calcext:value-type="float">
            <text:p>0.198586</text:p>
          </table:table-cell>
          <table:table-cell office:value-type="float" office:value="0.234373" calcext:value-type="float">
            <text:p>0.234373</text:p>
          </table:table-cell>
          <table:table-cell office:value-type="float" office:value="0.254729" calcext:value-type="float">
            <text:p>0.254729</text:p>
          </table:table-cell>
          <table:table-cell office:value-type="float" office:value="0.280001" calcext:value-type="float">
            <text:p>0.280001</text:p>
          </table:table-cell>
          <table:table-cell office:value-type="float" office:value="0.310328" calcext:value-type="float">
            <text:p>0.310328</text:p>
          </table:table-cell>
          <table:table-cell office:value-type="float" office:value="0.362129" calcext:value-type="float">
            <text:p>0.36212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7236" calcext:value-type="float">
            <text:p>0.177236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-1" calcext:value-type="float">
            <text:p>-1</text:p>
          </table:table-cell>
          <table:table-cell office:value-type="float" office:value="-0.343945" calcext:value-type="float">
            <text:p>-0.343945</text:p>
          </table:table-cell>
          <table:table-cell office:value-type="float" office:value="0.093339" calcext:value-type="float">
            <text:p>0.093339</text:p>
          </table:table-cell>
          <table:table-cell office:value-type="float" office:value="0.138789" calcext:value-type="float">
            <text:p>0.138789</text:p>
          </table:table-cell>
          <table:table-cell office:value-type="float" office:value="0.17211" calcext:value-type="float">
            <text:p>0.17211</text:p>
          </table:table-cell>
          <table:table-cell office:value-type="float" office:value="0.205831" calcext:value-type="float">
            <text:p>0.205831</text:p>
          </table:table-cell>
          <table:table-cell office:value-type="float" office:value="0.234434" calcext:value-type="float">
            <text:p>0.234434</text:p>
          </table:table-cell>
          <table:table-cell office:value-type="float" office:value="0.253281" calcext:value-type="float">
            <text:p>0.253281</text:p>
          </table:table-cell>
          <table:table-cell office:value-type="float" office:value="0.280253" calcext:value-type="float">
            <text:p>0.280253</text:p>
          </table:table-cell>
          <table:table-cell office:value-type="float" office:value="0.311463" calcext:value-type="float">
            <text:p>0.311463</text:p>
          </table:table-cell>
          <table:table-cell office:value-type="float" office:value="0.36253" calcext:value-type="float">
            <text:p>0.3625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0808" calcext:value-type="float">
            <text:p>0.170808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-1" calcext:value-type="float">
            <text:p>-1</text:p>
          </table:table-cell>
          <table:table-cell office:value-type="float" office:value="-0.402618" calcext:value-type="float">
            <text:p>-0.402618</text:p>
          </table:table-cell>
          <table:table-cell office:value-type="float" office:value="0.093702" calcext:value-type="float">
            <text:p>0.093702</text:p>
          </table:table-cell>
          <table:table-cell office:value-type="float" office:value="0.137303" calcext:value-type="float">
            <text:p>0.137303</text:p>
          </table:table-cell>
          <table:table-cell office:value-type="float" office:value="0.170152" calcext:value-type="float">
            <text:p>0.170152</text:p>
          </table:table-cell>
          <table:table-cell office:value-type="float" office:value="0.206284" calcext:value-type="float">
            <text:p>0.206284</text:p>
          </table:table-cell>
          <table:table-cell office:value-type="float" office:value="0.23501" calcext:value-type="float">
            <text:p>0.23501</text:p>
          </table:table-cell>
          <table:table-cell office:value-type="float" office:value="0.257062" calcext:value-type="float">
            <text:p>0.257062</text:p>
          </table:table-cell>
          <table:table-cell office:value-type="float" office:value="0.285402" calcext:value-type="float">
            <text:p>0.285402</text:p>
          </table:table-cell>
          <table:table-cell office:value-type="float" office:value="0.319919" calcext:value-type="float">
            <text:p>0.319919</text:p>
          </table:table-cell>
          <table:table-cell office:value-type="float" office:value="0.35995" calcext:value-type="float">
            <text:p>0.3599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6217" calcext:value-type="float">
            <text:p>0.16621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-1" calcext:value-type="float">
            <text:p>-1</text:p>
          </table:table-cell>
          <table:table-cell office:value-type="float" office:value="-0.396748" calcext:value-type="float">
            <text:p>-0.396748</text:p>
          </table:table-cell>
          <table:table-cell office:value-type="float" office:value="0.109029" calcext:value-type="float">
            <text:p>0.109029</text:p>
          </table:table-cell>
          <table:table-cell office:value-type="float" office:value="0.153382" calcext:value-type="float">
            <text:p>0.153382</text:p>
          </table:table-cell>
          <table:table-cell office:value-type="float" office:value="0.182655" calcext:value-type="float">
            <text:p>0.182655</text:p>
          </table:table-cell>
          <table:table-cell office:value-type="float" office:value="0.220049" calcext:value-type="float">
            <text:p>0.220049</text:p>
          </table:table-cell>
          <table:table-cell office:value-type="float" office:value="0.239539" calcext:value-type="float">
            <text:p>0.239539</text:p>
          </table:table-cell>
          <table:table-cell office:value-type="float" office:value="0.261029" calcext:value-type="float">
            <text:p>0.261029</text:p>
          </table:table-cell>
          <table:table-cell office:value-type="float" office:value="0.290777" calcext:value-type="float">
            <text:p>0.290777</text:p>
          </table:table-cell>
          <table:table-cell office:value-type="float" office:value="0.318332" calcext:value-type="float">
            <text:p>0.318332</text:p>
          </table:table-cell>
          <table:table-cell office:value-type="float" office:value="0.35673" calcext:value-type="float">
            <text:p>0.3567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3477" calcext:value-type="float">
            <text:p>0.17347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-1" calcext:value-type="float">
            <text:p>-1</text:p>
          </table:table-cell>
          <table:table-cell office:value-type="float" office:value="-0.609536" calcext:value-type="float">
            <text:p>-0.609536</text:p>
          </table:table-cell>
          <table:table-cell office:value-type="float" office:value="0.092863" calcext:value-type="float">
            <text:p>0.092863</text:p>
          </table:table-cell>
          <table:table-cell office:value-type="float" office:value="0.13854" calcext:value-type="float">
            <text:p>0.13854</text:p>
          </table:table-cell>
          <table:table-cell office:value-type="float" office:value="0.180378" calcext:value-type="float">
            <text:p>0.180378</text:p>
          </table:table-cell>
          <table:table-cell office:value-type="float" office:value="0.213957" calcext:value-type="float">
            <text:p>0.213957</text:p>
          </table:table-cell>
          <table:table-cell office:value-type="float" office:value="0.236302" calcext:value-type="float">
            <text:p>0.236302</text:p>
          </table:table-cell>
          <table:table-cell office:value-type="float" office:value="0.259202" calcext:value-type="float">
            <text:p>0.259202</text:p>
          </table:table-cell>
          <table:table-cell office:value-type="float" office:value="0.288786" calcext:value-type="float">
            <text:p>0.288786</text:p>
          </table:table-cell>
          <table:table-cell office:value-type="float" office:value="0.316789" calcext:value-type="float">
            <text:p>0.316789</text:p>
          </table:table-cell>
          <table:table-cell office:value-type="float" office:value="0.362005" calcext:value-type="float">
            <text:p>0.36200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7929" calcext:value-type="float">
            <text:p>0.14792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-1" calcext:value-type="float">
            <text:p>-1</text:p>
          </table:table-cell>
          <table:table-cell office:value-type="float" office:value="-0.206107" calcext:value-type="float">
            <text:p>-0.206107</text:p>
          </table:table-cell>
          <table:table-cell office:value-type="float" office:value="0.1121" calcext:value-type="float">
            <text:p>0.1121</text:p>
          </table:table-cell>
          <table:table-cell office:value-type="float" office:value="0.154796" calcext:value-type="float">
            <text:p>0.154796</text:p>
          </table:table-cell>
          <table:table-cell office:value-type="float" office:value="0.195867" calcext:value-type="float">
            <text:p>0.195867</text:p>
          </table:table-cell>
          <table:table-cell office:value-type="float" office:value="0.221755" calcext:value-type="float">
            <text:p>0.221755</text:p>
          </table:table-cell>
          <table:table-cell office:value-type="float" office:value="0.238194" calcext:value-type="float">
            <text:p>0.238194</text:p>
          </table:table-cell>
          <table:table-cell office:value-type="float" office:value="0.256849" calcext:value-type="float">
            <text:p>0.256849</text:p>
          </table:table-cell>
          <table:table-cell office:value-type="float" office:value="0.282435" calcext:value-type="float">
            <text:p>0.282435</text:p>
          </table:table-cell>
          <table:table-cell office:value-type="float" office:value="0.310721" calcext:value-type="float">
            <text:p>0.310721</text:p>
          </table:table-cell>
          <table:table-cell office:value-type="float" office:value="0.358771" calcext:value-type="float">
            <text:p>0.35877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92538" calcext:value-type="float">
            <text:p>0.19253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-0.276527" calcext:value-type="float">
            <text:p>-0.276527</text:p>
          </table:table-cell>
          <table:table-cell office:value-type="float" office:value="0.10633" calcext:value-type="float">
            <text:p>0.10633</text:p>
          </table:table-cell>
          <table:table-cell office:value-type="float" office:value="0.158501" calcext:value-type="float">
            <text:p>0.158501</text:p>
          </table:table-cell>
          <table:table-cell office:value-type="float" office:value="0.193898" calcext:value-type="float">
            <text:p>0.193898</text:p>
          </table:table-cell>
          <table:table-cell office:value-type="float" office:value="0.220446" calcext:value-type="float">
            <text:p>0.220446</text:p>
          </table:table-cell>
          <table:table-cell office:value-type="float" office:value="0.235807" calcext:value-type="float">
            <text:p>0.235807</text:p>
          </table:table-cell>
          <table:table-cell office:value-type="float" office:value="0.263484" calcext:value-type="float">
            <text:p>0.263484</text:p>
          </table:table-cell>
          <table:table-cell office:value-type="float" office:value="0.288695" calcext:value-type="float">
            <text:p>0.288695</text:p>
          </table:table-cell>
          <table:table-cell office:value-type="float" office:value="0.313284" calcext:value-type="float">
            <text:p>0.313284</text:p>
          </table:table-cell>
          <table:table-cell office:value-type="float" office:value="0.358286" calcext:value-type="float">
            <text:p>0.35828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8622" calcext:value-type="float">
            <text:p>0.18622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-0.458474" calcext:value-type="float">
            <text:p>-0.458474</text:p>
          </table:table-cell>
          <table:table-cell office:value-type="float" office:value="0.105885" calcext:value-type="float">
            <text:p>0.105885</text:p>
          </table:table-cell>
          <table:table-cell office:value-type="float" office:value="0.157887" calcext:value-type="float">
            <text:p>0.157887</text:p>
          </table:table-cell>
          <table:table-cell office:value-type="float" office:value="0.192738" calcext:value-type="float">
            <text:p>0.192738</text:p>
          </table:table-cell>
          <table:table-cell office:value-type="float" office:value="0.220709" calcext:value-type="float">
            <text:p>0.220709</text:p>
          </table:table-cell>
          <table:table-cell office:value-type="float" office:value="0.238588" calcext:value-type="float">
            <text:p>0.238588</text:p>
          </table:table-cell>
          <table:table-cell office:value-type="float" office:value="0.261774" calcext:value-type="float">
            <text:p>0.261774</text:p>
          </table:table-cell>
          <table:table-cell office:value-type="float" office:value="0.288767" calcext:value-type="float">
            <text:p>0.288767</text:p>
          </table:table-cell>
          <table:table-cell office:value-type="float" office:value="0.315352" calcext:value-type="float">
            <text:p>0.315352</text:p>
          </table:table-cell>
          <table:table-cell office:value-type="float" office:value="0.3714" calcext:value-type="float">
            <text:p>0.371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9463" calcext:value-type="float">
            <text:p>0.169463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office:value-type="float" office:value="-0.369084" calcext:value-type="float">
            <text:p>-0.369084</text:p>
          </table:table-cell>
          <table:table-cell office:value-type="float" office:value="0.113719" calcext:value-type="float">
            <text:p>0.113719</text:p>
          </table:table-cell>
          <table:table-cell office:value-type="float" office:value="0.157095" calcext:value-type="float">
            <text:p>0.157095</text:p>
          </table:table-cell>
          <table:table-cell office:value-type="float" office:value="0.18491" calcext:value-type="float">
            <text:p>0.18491</text:p>
          </table:table-cell>
          <table:table-cell office:value-type="float" office:value="0.209126" calcext:value-type="float">
            <text:p>0.209126</text:p>
          </table:table-cell>
          <table:table-cell office:value-type="float" office:value="0.231769" calcext:value-type="float">
            <text:p>0.231769</text:p>
          </table:table-cell>
          <table:table-cell office:value-type="float" office:value="0.254477" calcext:value-type="float">
            <text:p>0.254477</text:p>
          </table:table-cell>
          <table:table-cell office:value-type="float" office:value="0.285102" calcext:value-type="float">
            <text:p>0.285102</text:p>
          </table:table-cell>
          <table:table-cell office:value-type="float" office:value="0.314678" calcext:value-type="float">
            <text:p>0.314678</text:p>
          </table:table-cell>
          <table:table-cell office:value-type="float" office:value="0.368451" calcext:value-type="float">
            <text:p>0.36845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5024" calcext:value-type="float">
            <text:p>0.17502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-1" calcext:value-type="float">
            <text:p>-1</text:p>
          </table:table-cell>
          <table:table-cell office:value-type="float" office:value="-0.406603" calcext:value-type="float">
            <text:p>-0.406603</text:p>
          </table:table-cell>
          <table:table-cell office:value-type="float" office:value="0.103961" calcext:value-type="float">
            <text:p>0.103961</text:p>
          </table:table-cell>
          <table:table-cell office:value-type="float" office:value="0.154172" calcext:value-type="float">
            <text:p>0.154172</text:p>
          </table:table-cell>
          <table:table-cell office:value-type="float" office:value="0.187285" calcext:value-type="float">
            <text:p>0.187285</text:p>
          </table:table-cell>
          <table:table-cell office:value-type="float" office:value="0.213473" calcext:value-type="float">
            <text:p>0.213473</text:p>
          </table:table-cell>
          <table:table-cell office:value-type="float" office:value="0.234387" calcext:value-type="float">
            <text:p>0.234387</text:p>
          </table:table-cell>
          <table:table-cell office:value-type="float" office:value="0.260215" calcext:value-type="float">
            <text:p>0.260215</text:p>
          </table:table-cell>
          <table:table-cell office:value-type="float" office:value="0.287811" calcext:value-type="float">
            <text:p>0.287811</text:p>
          </table:table-cell>
          <table:table-cell office:value-type="float" office:value="0.315382" calcext:value-type="float">
            <text:p>0.315382</text:p>
          </table:table-cell>
          <table:table-cell office:value-type="float" office:value="0.365949" calcext:value-type="float">
            <text:p>0.36594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1603" calcext:value-type="float">
            <text:p>0.17160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-1" calcext:value-type="float">
            <text:p>-1</text:p>
          </table:table-cell>
          <table:table-cell office:value-type="float" office:value="-0.406417" calcext:value-type="float">
            <text:p>-0.406417</text:p>
          </table:table-cell>
          <table:table-cell office:value-type="float" office:value="0.090552" calcext:value-type="float">
            <text:p>0.090552</text:p>
          </table:table-cell>
          <table:table-cell office:value-type="float" office:value="0.135433" calcext:value-type="float">
            <text:p>0.135433</text:p>
          </table:table-cell>
          <table:table-cell office:value-type="float" office:value="0.171448" calcext:value-type="float">
            <text:p>0.171448</text:p>
          </table:table-cell>
          <table:table-cell office:value-type="float" office:value="0.197817" calcext:value-type="float">
            <text:p>0.197817</text:p>
          </table:table-cell>
          <table:table-cell office:value-type="float" office:value="0.223551" calcext:value-type="float">
            <text:p>0.223551</text:p>
          </table:table-cell>
          <table:table-cell office:value-type="float" office:value="0.244052" calcext:value-type="float">
            <text:p>0.244052</text:p>
          </table:table-cell>
          <table:table-cell office:value-type="float" office:value="0.274406" calcext:value-type="float">
            <text:p>0.274406</text:p>
          </table:table-cell>
          <table:table-cell office:value-type="float" office:value="0.303952" calcext:value-type="float">
            <text:p>0.303952</text:p>
          </table:table-cell>
          <table:table-cell office:value-type="float" office:value="0.364681" calcext:value-type="float">
            <text:p>0.36468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9947" calcext:value-type="float">
            <text:p>0.159947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-1" calcext:value-type="float">
            <text:p>-1</text:p>
          </table:table-cell>
          <table:table-cell office:value-type="float" office:value="-0.587329" calcext:value-type="float">
            <text:p>-0.587329</text:p>
          </table:table-cell>
          <table:table-cell office:value-type="float" office:value="0.074516" calcext:value-type="float">
            <text:p>0.074516</text:p>
          </table:table-cell>
          <table:table-cell office:value-type="float" office:value="0.131853" calcext:value-type="float">
            <text:p>0.131853</text:p>
          </table:table-cell>
          <table:table-cell office:value-type="float" office:value="0.16959" calcext:value-type="float">
            <text:p>0.16959</text:p>
          </table:table-cell>
          <table:table-cell office:value-type="float" office:value="0.199262" calcext:value-type="float">
            <text:p>0.199262</text:p>
          </table:table-cell>
          <table:table-cell office:value-type="float" office:value="0.226495" calcext:value-type="float">
            <text:p>0.226495</text:p>
          </table:table-cell>
          <table:table-cell office:value-type="float" office:value="0.249318" calcext:value-type="float">
            <text:p>0.249318</text:p>
          </table:table-cell>
          <table:table-cell office:value-type="float" office:value="0.278458" calcext:value-type="float">
            <text:p>0.278458</text:p>
          </table:table-cell>
          <table:table-cell office:value-type="float" office:value="0.305644" calcext:value-type="float">
            <text:p>0.305644</text:p>
          </table:table-cell>
          <table:table-cell office:value-type="float" office:value="0.367129" calcext:value-type="float">
            <text:p>0.36712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1494" calcext:value-type="float">
            <text:p>0.141494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-1" calcext:value-type="float">
            <text:p>-1</text:p>
          </table:table-cell>
          <table:table-cell office:value-type="float" office:value="-0.228775" calcext:value-type="float">
            <text:p>-0.228775</text:p>
          </table:table-cell>
          <table:table-cell office:value-type="float" office:value="0.090465" calcext:value-type="float">
            <text:p>0.090465</text:p>
          </table:table-cell>
          <table:table-cell office:value-type="float" office:value="0.142474" calcext:value-type="float">
            <text:p>0.142474</text:p>
          </table:table-cell>
          <table:table-cell office:value-type="float" office:value="0.181677" calcext:value-type="float">
            <text:p>0.181677</text:p>
          </table:table-cell>
          <table:table-cell office:value-type="float" office:value="0.209254" calcext:value-type="float">
            <text:p>0.209254</text:p>
          </table:table-cell>
          <table:table-cell office:value-type="float" office:value="0.234541" calcext:value-type="float">
            <text:p>0.234541</text:p>
          </table:table-cell>
          <table:table-cell office:value-type="float" office:value="0.256392" calcext:value-type="float">
            <text:p>0.256392</text:p>
          </table:table-cell>
          <table:table-cell office:value-type="float" office:value="0.283902" calcext:value-type="float">
            <text:p>0.283902</text:p>
          </table:table-cell>
          <table:table-cell office:value-type="float" office:value="0.320671" calcext:value-type="float">
            <text:p>0.320671</text:p>
          </table:table-cell>
          <table:table-cell office:value-type="float" office:value="0.37019" calcext:value-type="float">
            <text:p>0.3701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86079" calcext:value-type="float">
            <text:p>0.186079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-0.409239" calcext:value-type="float">
            <text:p>-0.409239</text:p>
          </table:table-cell>
          <table:table-cell office:value-type="float" office:value="0.077675" calcext:value-type="float">
            <text:p>0.077675</text:p>
          </table:table-cell>
          <table:table-cell office:value-type="float" office:value="0.128966" calcext:value-type="float">
            <text:p>0.128966</text:p>
          </table:table-cell>
          <table:table-cell office:value-type="float" office:value="0.17305" calcext:value-type="float">
            <text:p>0.17305</text:p>
          </table:table-cell>
          <table:table-cell office:value-type="float" office:value="0.203277" calcext:value-type="float">
            <text:p>0.203277</text:p>
          </table:table-cell>
          <table:table-cell office:value-type="float" office:value="0.230337" calcext:value-type="float">
            <text:p>0.230337</text:p>
          </table:table-cell>
          <table:table-cell office:value-type="float" office:value="0.249668" calcext:value-type="float">
            <text:p>0.249668</text:p>
          </table:table-cell>
          <table:table-cell office:value-type="float" office:value="0.280897" calcext:value-type="float">
            <text:p>0.280897</text:p>
          </table:table-cell>
          <table:table-cell office:value-type="float" office:value="0.319522" calcext:value-type="float">
            <text:p>0.319522</text:p>
          </table:table-cell>
          <table:table-cell office:value-type="float" office:value="0.362837" calcext:value-type="float">
            <text:p>0.36283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1699" calcext:value-type="float">
            <text:p>0.161699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-0.32122" calcext:value-type="float">
            <text:p>-0.32122</text:p>
          </table:table-cell>
          <table:table-cell office:value-type="float" office:value="0.080633" calcext:value-type="float">
            <text:p>0.080633</text:p>
          </table:table-cell>
          <table:table-cell office:value-type="float" office:value="0.137401" calcext:value-type="float">
            <text:p>0.137401</text:p>
          </table:table-cell>
          <table:table-cell office:value-type="float" office:value="0.183305" calcext:value-type="float">
            <text:p>0.183305</text:p>
          </table:table-cell>
          <table:table-cell office:value-type="float" office:value="0.21755" calcext:value-type="float">
            <text:p>0.21755</text:p>
          </table:table-cell>
          <table:table-cell office:value-type="float" office:value="0.24268" calcext:value-type="float">
            <text:p>0.24268</text:p>
          </table:table-cell>
          <table:table-cell office:value-type="float" office:value="0.270225" calcext:value-type="float">
            <text:p>0.270225</text:p>
          </table:table-cell>
          <table:table-cell office:value-type="float" office:value="0.3039" calcext:value-type="float">
            <text:p>0.3039</text:p>
          </table:table-cell>
          <table:table-cell office:value-type="float" office:value="0.330463" calcext:value-type="float">
            <text:p>0.330463</text:p>
          </table:table-cell>
          <table:table-cell office:value-type="float" office:value="0.375113" calcext:value-type="float">
            <text:p>0.37511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82005" calcext:value-type="float">
            <text:p>0.18200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-1" calcext:value-type="float">
            <text:p>-1</text:p>
          </table:table-cell>
          <table:table-cell office:value-type="float" office:value="-0.317771" calcext:value-type="float">
            <text:p>-0.317771</text:p>
          </table:table-cell>
          <table:table-cell office:value-type="float" office:value="0.088716" calcext:value-type="float">
            <text:p>0.088716</text:p>
          </table:table-cell>
          <table:table-cell office:value-type="float" office:value="0.150578" calcext:value-type="float">
            <text:p>0.150578</text:p>
          </table:table-cell>
          <table:table-cell office:value-type="float" office:value="0.192456" calcext:value-type="float">
            <text:p>0.192456</text:p>
          </table:table-cell>
          <table:table-cell office:value-type="float" office:value="0.226042" calcext:value-type="float">
            <text:p>0.226042</text:p>
          </table:table-cell>
          <table:table-cell office:value-type="float" office:value="0.247205" calcext:value-type="float">
            <text:p>0.247205</text:p>
          </table:table-cell>
          <table:table-cell office:value-type="float" office:value="0.272929" calcext:value-type="float">
            <text:p>0.272929</text:p>
          </table:table-cell>
          <table:table-cell office:value-type="float" office:value="0.305769" calcext:value-type="float">
            <text:p>0.305769</text:p>
          </table:table-cell>
          <table:table-cell office:value-type="float" office:value="0.334199" calcext:value-type="float">
            <text:p>0.334199</text:p>
          </table:table-cell>
          <table:table-cell office:value-type="float" office:value="0.379447" calcext:value-type="float">
            <text:p>0.37944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87957" calcext:value-type="float">
            <text:p>0.18795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-1" calcext:value-type="float">
            <text:p>-1</text:p>
          </table:table-cell>
          <table:table-cell office:value-type="float" office:value="-0.64693" calcext:value-type="float">
            <text:p>-0.64693</text:p>
          </table:table-cell>
          <table:table-cell office:value-type="float" office:value="0.077601" calcext:value-type="float">
            <text:p>0.077601</text:p>
          </table:table-cell>
          <table:table-cell office:value-type="float" office:value="0.141679" calcext:value-type="float">
            <text:p>0.141679</text:p>
          </table:table-cell>
          <table:table-cell office:value-type="float" office:value="0.179376" calcext:value-type="float">
            <text:p>0.179376</text:p>
          </table:table-cell>
          <table:table-cell office:value-type="float" office:value="0.215776" calcext:value-type="float">
            <text:p>0.215776</text:p>
          </table:table-cell>
          <table:table-cell office:value-type="float" office:value="0.240336" calcext:value-type="float">
            <text:p>0.240336</text:p>
          </table:table-cell>
          <table:table-cell office:value-type="float" office:value="0.261055" calcext:value-type="float">
            <text:p>0.261055</text:p>
          </table:table-cell>
          <table:table-cell office:value-type="float" office:value="0.287895" calcext:value-type="float">
            <text:p>0.287895</text:p>
          </table:table-cell>
          <table:table-cell office:value-type="float" office:value="0.321354" calcext:value-type="float">
            <text:p>0.321354</text:p>
          </table:table-cell>
          <table:table-cell office:value-type="float" office:value="0.373864" calcext:value-type="float">
            <text:p>0.37386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5201" calcext:value-type="float">
            <text:p>0.14520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-1" calcext:value-type="float">
            <text:p>-1</text:p>
          </table:table-cell>
          <table:table-cell office:value-type="float" office:value="-0.292268" calcext:value-type="float">
            <text:p>-0.292268</text:p>
          </table:table-cell>
          <table:table-cell office:value-type="float" office:value="0.087995" calcext:value-type="float">
            <text:p>0.087995</text:p>
          </table:table-cell>
          <table:table-cell office:value-type="float" office:value="0.163301" calcext:value-type="float">
            <text:p>0.163301</text:p>
          </table:table-cell>
          <table:table-cell office:value-type="float" office:value="0.203404" calcext:value-type="float">
            <text:p>0.203404</text:p>
          </table:table-cell>
          <table:table-cell office:value-type="float" office:value="0.231261" calcext:value-type="float">
            <text:p>0.231261</text:p>
          </table:table-cell>
          <table:table-cell office:value-type="float" office:value="0.252117" calcext:value-type="float">
            <text:p>0.252117</text:p>
          </table:table-cell>
          <table:table-cell office:value-type="float" office:value="0.27386" calcext:value-type="float">
            <text:p>0.27386</text:p>
          </table:table-cell>
          <table:table-cell office:value-type="float" office:value="0.304232" calcext:value-type="float">
            <text:p>0.304232</text:p>
          </table:table-cell>
          <table:table-cell office:value-type="float" office:value="0.32841" calcext:value-type="float">
            <text:p>0.32841</text:p>
          </table:table-cell>
          <table:table-cell office:value-type="float" office:value="0.37868" calcext:value-type="float">
            <text:p>0.3786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93099" calcext:value-type="float">
            <text:p>0.19309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office:value-type="float" office:value="-0.379928" calcext:value-type="float">
            <text:p>-0.379928</text:p>
          </table:table-cell>
          <table:table-cell office:value-type="float" office:value="0.082195" calcext:value-type="float">
            <text:p>0.082195</text:p>
          </table:table-cell>
          <table:table-cell office:value-type="float" office:value="0.148641" calcext:value-type="float">
            <text:p>0.148641</text:p>
          </table:table-cell>
          <table:table-cell office:value-type="float" office:value="0.196998" calcext:value-type="float">
            <text:p>0.196998</text:p>
          </table:table-cell>
          <table:table-cell office:value-type="float" office:value="0.229024" calcext:value-type="float">
            <text:p>0.229024</text:p>
          </table:table-cell>
          <table:table-cell office:value-type="float" office:value="0.249145" calcext:value-type="float">
            <text:p>0.249145</text:p>
          </table:table-cell>
          <table:table-cell office:value-type="float" office:value="0.273951" calcext:value-type="float">
            <text:p>0.273951</text:p>
          </table:table-cell>
          <table:table-cell office:value-type="float" office:value="0.300848" calcext:value-type="float">
            <text:p>0.300848</text:p>
          </table:table-cell>
          <table:table-cell office:value-type="float" office:value="0.32684" calcext:value-type="float">
            <text:p>0.32684</text:p>
          </table:table-cell>
          <table:table-cell office:value-type="float" office:value="0.369114" calcext:value-type="float">
            <text:p>0.36911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9683" calcext:value-type="float">
            <text:p>0.17968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office:value-type="float" office:value="-0.465725" calcext:value-type="float">
            <text:p>-0.465725</text:p>
          </table:table-cell>
          <table:table-cell office:value-type="float" office:value="0.085262" calcext:value-type="float">
            <text:p>0.085262</text:p>
          </table:table-cell>
          <table:table-cell office:value-type="float" office:value="0.149758" calcext:value-type="float">
            <text:p>0.149758</text:p>
          </table:table-cell>
          <table:table-cell office:value-type="float" office:value="0.192242" calcext:value-type="float">
            <text:p>0.192242</text:p>
          </table:table-cell>
          <table:table-cell office:value-type="float" office:value="0.226503" calcext:value-type="float">
            <text:p>0.226503</text:p>
          </table:table-cell>
          <table:table-cell office:value-type="float" office:value="0.245718" calcext:value-type="float">
            <text:p>0.245718</text:p>
          </table:table-cell>
          <table:table-cell office:value-type="float" office:value="0.269155" calcext:value-type="float">
            <text:p>0.269155</text:p>
          </table:table-cell>
          <table:table-cell office:value-type="float" office:value="0.293429" calcext:value-type="float">
            <text:p>0.293429</text:p>
          </table:table-cell>
          <table:table-cell office:value-type="float" office:value="0.324857" calcext:value-type="float">
            <text:p>0.324857</text:p>
          </table:table-cell>
          <table:table-cell office:value-type="float" office:value="0.367767" calcext:value-type="float">
            <text:p>0.36776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8897" calcext:value-type="float">
            <text:p>0.16889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-1" calcext:value-type="float">
            <text:p>-1</text:p>
          </table:table-cell>
          <table:table-cell office:value-type="float" office:value="-0.674277" calcext:value-type="float">
            <text:p>-0.674277</text:p>
          </table:table-cell>
          <table:table-cell office:value-type="float" office:value="0.079008" calcext:value-type="float">
            <text:p>0.079008</text:p>
          </table:table-cell>
          <table:table-cell office:value-type="float" office:value="0.154969" calcext:value-type="float">
            <text:p>0.154969</text:p>
          </table:table-cell>
          <table:table-cell office:value-type="float" office:value="0.191047" calcext:value-type="float">
            <text:p>0.191047</text:p>
          </table:table-cell>
          <table:table-cell office:value-type="float" office:value="0.224292" calcext:value-type="float">
            <text:p>0.224292</text:p>
          </table:table-cell>
          <table:table-cell office:value-type="float" office:value="0.250194" calcext:value-type="float">
            <text:p>0.250194</text:p>
          </table:table-cell>
          <table:table-cell office:value-type="float" office:value="0.271482" calcext:value-type="float">
            <text:p>0.271482</text:p>
          </table:table-cell>
          <table:table-cell office:value-type="float" office:value="0.29618" calcext:value-type="float">
            <text:p>0.29618</text:p>
          </table:table-cell>
          <table:table-cell office:value-type="float" office:value="0.32462" calcext:value-type="float">
            <text:p>0.32462</text:p>
          </table:table-cell>
          <table:table-cell office:value-type="float" office:value="0.366742" calcext:value-type="float">
            <text:p>0.36674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8426" calcext:value-type="float">
            <text:p>0.14842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-1" calcext:value-type="float">
            <text:p>-1</text:p>
          </table:table-cell>
          <table:table-cell office:value-type="float" office:value="-0.554309" calcext:value-type="float">
            <text:p>-0.554309</text:p>
          </table:table-cell>
          <table:table-cell office:value-type="float" office:value="0.107134" calcext:value-type="float">
            <text:p>0.107134</text:p>
          </table:table-cell>
          <table:table-cell office:value-type="float" office:value="0.166186" calcext:value-type="float">
            <text:p>0.166186</text:p>
          </table:table-cell>
          <table:table-cell office:value-type="float" office:value="0.199824" calcext:value-type="float">
            <text:p>0.199824</text:p>
          </table:table-cell>
          <table:table-cell office:value-type="float" office:value="0.232042" calcext:value-type="float">
            <text:p>0.232042</text:p>
          </table:table-cell>
          <table:table-cell office:value-type="float" office:value="0.252101" calcext:value-type="float">
            <text:p>0.252101</text:p>
          </table:table-cell>
          <table:table-cell office:value-type="float" office:value="0.273628" calcext:value-type="float">
            <text:p>0.273628</text:p>
          </table:table-cell>
          <table:table-cell office:value-type="float" office:value="0.299496" calcext:value-type="float">
            <text:p>0.299496</text:p>
          </table:table-cell>
          <table:table-cell office:value-type="float" office:value="0.326018" calcext:value-type="float">
            <text:p>0.326018</text:p>
          </table:table-cell>
          <table:table-cell office:value-type="float" office:value="0.365983" calcext:value-type="float">
            <text:p>0.36598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681" calcext:value-type="float">
            <text:p>0.1668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-1" calcext:value-type="float">
            <text:p>-1</text:p>
          </table:table-cell>
          <table:table-cell office:value-type="float" office:value="-0.499611" calcext:value-type="float">
            <text:p>-0.499611</text:p>
          </table:table-cell>
          <table:table-cell office:value-type="float" office:value="0.093748" calcext:value-type="float">
            <text:p>0.093748</text:p>
          </table:table-cell>
          <table:table-cell office:value-type="float" office:value="0.150644" calcext:value-type="float">
            <text:p>0.150644</text:p>
          </table:table-cell>
          <table:table-cell office:value-type="float" office:value="0.183857" calcext:value-type="float">
            <text:p>0.183857</text:p>
          </table:table-cell>
          <table:table-cell office:value-type="float" office:value="0.218475" calcext:value-type="float">
            <text:p>0.218475</text:p>
          </table:table-cell>
          <table:table-cell office:value-type="float" office:value="0.243197" calcext:value-type="float">
            <text:p>0.243197</text:p>
          </table:table-cell>
          <table:table-cell office:value-type="float" office:value="0.265652" calcext:value-type="float">
            <text:p>0.265652</text:p>
          </table:table-cell>
          <table:table-cell office:value-type="float" office:value="0.293857" calcext:value-type="float">
            <text:p>0.293857</text:p>
          </table:table-cell>
          <table:table-cell office:value-type="float" office:value="0.320817" calcext:value-type="float">
            <text:p>0.320817</text:p>
          </table:table-cell>
          <table:table-cell office:value-type="float" office:value="0.369541" calcext:value-type="float">
            <text:p>0.36954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4018" calcext:value-type="float">
            <text:p>0.16401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" calcext:value-type="float">
            <text:p>-1</text:p>
          </table:table-cell>
          <table:table-cell office:value-type="float" office:value="-0.380673" calcext:value-type="float">
            <text:p>-0.380673</text:p>
          </table:table-cell>
          <table:table-cell office:value-type="float" office:value="0.088987" calcext:value-type="float">
            <text:p>0.088987</text:p>
          </table:table-cell>
          <table:table-cell office:value-type="float" office:value="0.144135" calcext:value-type="float">
            <text:p>0.144135</text:p>
          </table:table-cell>
          <table:table-cell office:value-type="float" office:value="0.174074" calcext:value-type="float">
            <text:p>0.174074</text:p>
          </table:table-cell>
          <table:table-cell office:value-type="float" office:value="0.206657" calcext:value-type="float">
            <text:p>0.206657</text:p>
          </table:table-cell>
          <table:table-cell office:value-type="float" office:value="0.234782" calcext:value-type="float">
            <text:p>0.234782</text:p>
          </table:table-cell>
          <table:table-cell office:value-type="float" office:value="0.259699" calcext:value-type="float">
            <text:p>0.259699</text:p>
          </table:table-cell>
          <table:table-cell office:value-type="float" office:value="0.290094" calcext:value-type="float">
            <text:p>0.290094</text:p>
          </table:table-cell>
          <table:table-cell office:value-type="float" office:value="0.315298" calcext:value-type="float">
            <text:p>0.315298</text:p>
          </table:table-cell>
          <table:table-cell office:value-type="float" office:value="0.362377" calcext:value-type="float">
            <text:p>0.36237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69543" calcext:value-type="float">
            <text:p>0.16954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-1" calcext:value-type="float">
            <text:p>-1</text:p>
          </table:table-cell>
          <table:table-cell office:value-type="float" office:value="-0.206144" calcext:value-type="float">
            <text:p>-0.206144</text:p>
          </table:table-cell>
          <table:table-cell office:value-type="float" office:value="0.078014" calcext:value-type="float">
            <text:p>0.078014</text:p>
          </table:table-cell>
          <table:table-cell office:value-type="float" office:value="0.12928" calcext:value-type="float">
            <text:p>0.12928</text:p>
          </table:table-cell>
          <table:table-cell office:value-type="float" office:value="0.163911" calcext:value-type="float">
            <text:p>0.163911</text:p>
          </table:table-cell>
          <table:table-cell office:value-type="float" office:value="0.19243" calcext:value-type="float">
            <text:p>0.19243</text:p>
          </table:table-cell>
          <table:table-cell office:value-type="float" office:value="0.220711" calcext:value-type="float">
            <text:p>0.220711</text:p>
          </table:table-cell>
          <table:table-cell office:value-type="float" office:value="0.252602" calcext:value-type="float">
            <text:p>0.252602</text:p>
          </table:table-cell>
          <table:table-cell office:value-type="float" office:value="0.284356" calcext:value-type="float">
            <text:p>0.284356</text:p>
          </table:table-cell>
          <table:table-cell office:value-type="float" office:value="0.312048" calcext:value-type="float">
            <text:p>0.312048</text:p>
          </table:table-cell>
          <table:table-cell office:value-type="float" office:value="0.360063" calcext:value-type="float">
            <text:p>0.36006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8727" calcext:value-type="float">
            <text:p>0.178727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-1" calcext:value-type="float">
            <text:p>-1</text:p>
          </table:table-cell>
          <table:table-cell office:value-type="float" office:value="-0.624126" calcext:value-type="float">
            <text:p>-0.624126</text:p>
          </table:table-cell>
          <table:table-cell office:value-type="float" office:value="0.046796" calcext:value-type="float">
            <text:p>0.046796</text:p>
          </table:table-cell>
          <table:table-cell office:value-type="float" office:value="0.089606" calcext:value-type="float">
            <text:p>0.089606</text:p>
          </table:table-cell>
          <table:table-cell office:value-type="float" office:value="0.131226" calcext:value-type="float">
            <text:p>0.131226</text:p>
          </table:table-cell>
          <table:table-cell office:value-type="float" office:value="0.161342" calcext:value-type="float">
            <text:p>0.161342</text:p>
          </table:table-cell>
          <table:table-cell office:value-type="float" office:value="0.204396" calcext:value-type="float">
            <text:p>0.204396</text:p>
          </table:table-cell>
          <table:table-cell office:value-type="float" office:value="0.244426" calcext:value-type="float">
            <text:p>0.244426</text:p>
          </table:table-cell>
          <table:table-cell office:value-type="float" office:value="0.277237" calcext:value-type="float">
            <text:p>0.277237</text:p>
          </table:table-cell>
          <table:table-cell office:value-type="float" office:value="0.307299" calcext:value-type="float">
            <text:p>0.307299</text:p>
          </table:table-cell>
          <table:table-cell office:value-type="float" office:value="0.352617" calcext:value-type="float">
            <text:p>0.35261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19082" calcext:value-type="float">
            <text:p>0.119082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-1" calcext:value-type="float">
            <text:p>-1</text:p>
          </table:table-cell>
          <table:table-cell office:value-type="float" office:value="-0.35424" calcext:value-type="float">
            <text:p>-0.35424</text:p>
          </table:table-cell>
          <table:table-cell office:value-type="float" office:value="0.065022" calcext:value-type="float">
            <text:p>0.065022</text:p>
          </table:table-cell>
          <table:table-cell office:value-type="float" office:value="0.107747" calcext:value-type="float">
            <text:p>0.107747</text:p>
          </table:table-cell>
          <table:table-cell office:value-type="float" office:value="0.147979" calcext:value-type="float">
            <text:p>0.147979</text:p>
          </table:table-cell>
          <table:table-cell office:value-type="float" office:value="0.182043" calcext:value-type="float">
            <text:p>0.182043</text:p>
          </table:table-cell>
          <table:table-cell office:value-type="float" office:value="0.223497" calcext:value-type="float">
            <text:p>0.223497</text:p>
          </table:table-cell>
          <table:table-cell office:value-type="float" office:value="0.256121" calcext:value-type="float">
            <text:p>0.256121</text:p>
          </table:table-cell>
          <table:table-cell office:value-type="float" office:value="0.288428" calcext:value-type="float">
            <text:p>0.288428</text:p>
          </table:table-cell>
          <table:table-cell office:value-type="float" office:value="0.317638" calcext:value-type="float">
            <text:p>0.317638</text:p>
          </table:table-cell>
          <table:table-cell office:value-type="float" office:value="0.362292" calcext:value-type="float">
            <text:p>0.36229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9653" calcext:value-type="float">
            <text:p>0.15965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-1" calcext:value-type="float">
            <text:p>-1</text:p>
          </table:table-cell>
          <table:table-cell office:value-type="float" office:value="-0.680327" calcext:value-type="float">
            <text:p>-0.680327</text:p>
          </table:table-cell>
          <table:table-cell office:value-type="float" office:value="0.056705" calcext:value-type="float">
            <text:p>0.056705</text:p>
          </table:table-cell>
          <table:table-cell office:value-type="float" office:value="0.107843" calcext:value-type="float">
            <text:p>0.107843</text:p>
          </table:table-cell>
          <table:table-cell office:value-type="float" office:value="0.150579" calcext:value-type="float">
            <text:p>0.150579</text:p>
          </table:table-cell>
          <table:table-cell office:value-type="float" office:value="0.188713" calcext:value-type="float">
            <text:p>0.188713</text:p>
          </table:table-cell>
          <table:table-cell office:value-type="float" office:value="0.229387" calcext:value-type="float">
            <text:p>0.229387</text:p>
          </table:table-cell>
          <table:table-cell office:value-type="float" office:value="0.252251" calcext:value-type="float">
            <text:p>0.252251</text:p>
          </table:table-cell>
          <table:table-cell office:value-type="float" office:value="0.282033" calcext:value-type="float">
            <text:p>0.282033</text:p>
          </table:table-cell>
          <table:table-cell office:value-type="float" office:value="0.311474" calcext:value-type="float">
            <text:p>0.311474</text:p>
          </table:table-cell>
          <table:table-cell office:value-type="float" office:value="0.361664" calcext:value-type="float">
            <text:p>0.36166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26032" calcext:value-type="float">
            <text:p>0.12603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-1" calcext:value-type="float">
            <text:p>-1</text:p>
          </table:table-cell>
          <table:table-cell office:value-type="float" office:value="-0.617842" calcext:value-type="float">
            <text:p>-0.617842</text:p>
          </table:table-cell>
          <table:table-cell office:value-type="float" office:value="0.072266" calcext:value-type="float">
            <text:p>0.072266</text:p>
          </table:table-cell>
          <table:table-cell office:value-type="float" office:value="0.127959" calcext:value-type="float">
            <text:p>0.127959</text:p>
          </table:table-cell>
          <table:table-cell office:value-type="float" office:value="0.173151" calcext:value-type="float">
            <text:p>0.173151</text:p>
          </table:table-cell>
          <table:table-cell office:value-type="float" office:value="0.199722" calcext:value-type="float">
            <text:p>0.199722</text:p>
          </table:table-cell>
          <table:table-cell office:value-type="float" office:value="0.230121" calcext:value-type="float">
            <text:p>0.230121</text:p>
          </table:table-cell>
          <table:table-cell office:value-type="float" office:value="0.254574" calcext:value-type="float">
            <text:p>0.254574</text:p>
          </table:table-cell>
          <table:table-cell office:value-type="float" office:value="0.28377" calcext:value-type="float">
            <text:p>0.28377</text:p>
          </table:table-cell>
          <table:table-cell office:value-type="float" office:value="0.313283" calcext:value-type="float">
            <text:p>0.313283</text:p>
          </table:table-cell>
          <table:table-cell office:value-type="float" office:value="0.361453" calcext:value-type="float">
            <text:p>0.36145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39846" calcext:value-type="float">
            <text:p>0.139846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-1" calcext:value-type="float">
            <text:p>-1</text:p>
          </table:table-cell>
          <table:table-cell office:value-type="float" office:value="-0.527573" calcext:value-type="float">
            <text:p>-0.527573</text:p>
          </table:table-cell>
          <table:table-cell office:value-type="float" office:value="0.089122" calcext:value-type="float">
            <text:p>0.089122</text:p>
          </table:table-cell>
          <table:table-cell office:value-type="float" office:value="0.151363" calcext:value-type="float">
            <text:p>0.151363</text:p>
          </table:table-cell>
          <table:table-cell office:value-type="float" office:value="0.182844" calcext:value-type="float">
            <text:p>0.182844</text:p>
          </table:table-cell>
          <table:table-cell office:value-type="float" office:value="0.203562" calcext:value-type="float">
            <text:p>0.203562</text:p>
          </table:table-cell>
          <table:table-cell office:value-type="float" office:value="0.23254" calcext:value-type="float">
            <text:p>0.23254</text:p>
          </table:table-cell>
          <table:table-cell office:value-type="float" office:value="0.256331" calcext:value-type="float">
            <text:p>0.256331</text:p>
          </table:table-cell>
          <table:table-cell office:value-type="float" office:value="0.287614" calcext:value-type="float">
            <text:p>0.287614</text:p>
          </table:table-cell>
          <table:table-cell office:value-type="float" office:value="0.317048" calcext:value-type="float">
            <text:p>0.317048</text:p>
          </table:table-cell>
          <table:table-cell office:value-type="float" office:value="0.359117" calcext:value-type="float">
            <text:p>0.35911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5197" calcext:value-type="float">
            <text:p>0.15519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-0.645268" calcext:value-type="float">
            <text:p>-0.645268</text:p>
          </table:table-cell>
          <table:table-cell office:value-type="float" office:value="0.083448" calcext:value-type="float">
            <text:p>0.083448</text:p>
          </table:table-cell>
          <table:table-cell office:value-type="float" office:value="0.150783" calcext:value-type="float">
            <text:p>0.150783</text:p>
          </table:table-cell>
          <table:table-cell office:value-type="float" office:value="0.18288" calcext:value-type="float">
            <text:p>0.18288</text:p>
          </table:table-cell>
          <table:table-cell office:value-type="float" office:value="0.205869" calcext:value-type="float">
            <text:p>0.205869</text:p>
          </table:table-cell>
          <table:table-cell office:value-type="float" office:value="0.233447" calcext:value-type="float">
            <text:p>0.233447</text:p>
          </table:table-cell>
          <table:table-cell office:value-type="float" office:value="0.258246" calcext:value-type="float">
            <text:p>0.258246</text:p>
          </table:table-cell>
          <table:table-cell office:value-type="float" office:value="0.290433" calcext:value-type="float">
            <text:p>0.290433</text:p>
          </table:table-cell>
          <table:table-cell office:value-type="float" office:value="0.320422" calcext:value-type="float">
            <text:p>0.320422</text:p>
          </table:table-cell>
          <table:table-cell office:value-type="float" office:value="0.363383" calcext:value-type="float">
            <text:p>0.36338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4364" calcext:value-type="float">
            <text:p>0.144364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-1" calcext:value-type="float">
            <text:p>-1</text:p>
          </table:table-cell>
          <table:table-cell office:value-type="float" office:value="-0.70549" calcext:value-type="float">
            <text:p>-0.70549</text:p>
          </table:table-cell>
          <table:table-cell office:value-type="float" office:value="0.077318" calcext:value-type="float">
            <text:p>0.077318</text:p>
          </table:table-cell>
          <table:table-cell office:value-type="float" office:value="0.155239" calcext:value-type="float">
            <text:p>0.155239</text:p>
          </table:table-cell>
          <table:table-cell office:value-type="float" office:value="0.189891" calcext:value-type="float">
            <text:p>0.189891</text:p>
          </table:table-cell>
          <table:table-cell office:value-type="float" office:value="0.216612" calcext:value-type="float">
            <text:p>0.216612</text:p>
          </table:table-cell>
          <table:table-cell office:value-type="float" office:value="0.241099" calcext:value-type="float">
            <text:p>0.241099</text:p>
          </table:table-cell>
          <table:table-cell office:value-type="float" office:value="0.262025" calcext:value-type="float">
            <text:p>0.262025</text:p>
          </table:table-cell>
          <table:table-cell office:value-type="float" office:value="0.29415" calcext:value-type="float">
            <text:p>0.29415</text:p>
          </table:table-cell>
          <table:table-cell office:value-type="float" office:value="0.325062" calcext:value-type="float">
            <text:p>0.325062</text:p>
          </table:table-cell>
          <table:table-cell office:value-type="float" office:value="0.368353" calcext:value-type="float">
            <text:p>0.36835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2426" calcext:value-type="float">
            <text:p>0.142426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-1" calcext:value-type="float">
            <text:p>-1</text:p>
          </table:table-cell>
          <table:table-cell office:value-type="float" office:value="-0.43369" calcext:value-type="float">
            <text:p>-0.43369</text:p>
          </table:table-cell>
          <table:table-cell office:value-type="float" office:value="0.10417" calcext:value-type="float">
            <text:p>0.10417</text:p>
          </table:table-cell>
          <table:table-cell office:value-type="float" office:value="0.1663" calcext:value-type="float">
            <text:p>0.1663</text:p>
          </table:table-cell>
          <table:table-cell office:value-type="float" office:value="0.19193" calcext:value-type="float">
            <text:p>0.19193</text:p>
          </table:table-cell>
          <table:table-cell office:value-type="float" office:value="0.217199" calcext:value-type="float">
            <text:p>0.217199</text:p>
          </table:table-cell>
          <table:table-cell office:value-type="float" office:value="0.23773" calcext:value-type="float">
            <text:p>0.23773</text:p>
          </table:table-cell>
          <table:table-cell office:value-type="float" office:value="0.258798" calcext:value-type="float">
            <text:p>0.258798</text:p>
          </table:table-cell>
          <table:table-cell office:value-type="float" office:value="0.284111" calcext:value-type="float">
            <text:p>0.284111</text:p>
          </table:table-cell>
          <table:table-cell office:value-type="float" office:value="0.316685" calcext:value-type="float">
            <text:p>0.316685</text:p>
          </table:table-cell>
          <table:table-cell office:value-type="float" office:value="0.365737" calcext:value-type="float">
            <text:p>0.36573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70897" calcext:value-type="float">
            <text:p>0.170897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-1" calcext:value-type="float">
            <text:p>-1</text:p>
          </table:table-cell>
          <table:table-cell office:value-type="float" office:value="-0.676298" calcext:value-type="float">
            <text:p>-0.676298</text:p>
          </table:table-cell>
          <table:table-cell office:value-type="float" office:value="0.072371" calcext:value-type="float">
            <text:p>0.072371</text:p>
          </table:table-cell>
          <table:table-cell office:value-type="float" office:value="0.137626" calcext:value-type="float">
            <text:p>0.137626</text:p>
          </table:table-cell>
          <table:table-cell office:value-type="float" office:value="0.173138" calcext:value-type="float">
            <text:p>0.173138</text:p>
          </table:table-cell>
          <table:table-cell office:value-type="float" office:value="0.203101" calcext:value-type="float">
            <text:p>0.203101</text:p>
          </table:table-cell>
          <table:table-cell office:value-type="float" office:value="0.233634" calcext:value-type="float">
            <text:p>0.233634</text:p>
          </table:table-cell>
          <table:table-cell office:value-type="float" office:value="0.256022" calcext:value-type="float">
            <text:p>0.256022</text:p>
          </table:table-cell>
          <table:table-cell office:value-type="float" office:value="0.278176" calcext:value-type="float">
            <text:p>0.278176</text:p>
          </table:table-cell>
          <table:table-cell office:value-type="float" office:value="0.308658" calcext:value-type="float">
            <text:p>0.308658</text:p>
          </table:table-cell>
          <table:table-cell office:value-type="float" office:value="0.364405" calcext:value-type="float">
            <text:p>0.36440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35083" calcext:value-type="float">
            <text:p>0.13508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-1" calcext:value-type="float">
            <text:p>-1</text:p>
          </table:table-cell>
          <table:table-cell office:value-type="float" office:value="-0.737424" calcext:value-type="float">
            <text:p>-0.737424</text:p>
          </table:table-cell>
          <table:table-cell office:value-type="float" office:value="0.077469" calcext:value-type="float">
            <text:p>0.077469</text:p>
          </table:table-cell>
          <table:table-cell office:value-type="float" office:value="0.139397" calcext:value-type="float">
            <text:p>0.139397</text:p>
          </table:table-cell>
          <table:table-cell office:value-type="float" office:value="0.169013" calcext:value-type="float">
            <text:p>0.169013</text:p>
          </table:table-cell>
          <table:table-cell office:value-type="float" office:value="0.198419" calcext:value-type="float">
            <text:p>0.198419</text:p>
          </table:table-cell>
          <table:table-cell office:value-type="float" office:value="0.230057" calcext:value-type="float">
            <text:p>0.230057</text:p>
          </table:table-cell>
          <table:table-cell office:value-type="float" office:value="0.252547" calcext:value-type="float">
            <text:p>0.252547</text:p>
          </table:table-cell>
          <table:table-cell office:value-type="float" office:value="0.28159" calcext:value-type="float">
            <text:p>0.28159</text:p>
          </table:table-cell>
          <table:table-cell office:value-type="float" office:value="0.311817" calcext:value-type="float">
            <text:p>0.311817</text:p>
          </table:table-cell>
          <table:table-cell office:value-type="float" office:value="0.366978" calcext:value-type="float">
            <text:p>0.36697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28986" calcext:value-type="float">
            <text:p>0.12898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-1" calcext:value-type="float">
            <text:p>-1</text:p>
          </table:table-cell>
          <table:table-cell office:value-type="float" office:value="-0.82397" calcext:value-type="float">
            <text:p>-0.82397</text:p>
          </table:table-cell>
          <table:table-cell office:value-type="float" office:value="0.065638" calcext:value-type="float">
            <text:p>0.065638</text:p>
          </table:table-cell>
          <table:table-cell office:value-type="float" office:value="0.130247" calcext:value-type="float">
            <text:p>0.130247</text:p>
          </table:table-cell>
          <table:table-cell office:value-type="float" office:value="0.163041" calcext:value-type="float">
            <text:p>0.163041</text:p>
          </table:table-cell>
          <table:table-cell office:value-type="float" office:value="0.191006" calcext:value-type="float">
            <text:p>0.191006</text:p>
          </table:table-cell>
          <table:table-cell office:value-type="float" office:value="0.224213" calcext:value-type="float">
            <text:p>0.224213</text:p>
          </table:table-cell>
          <table:table-cell office:value-type="float" office:value="0.247298" calcext:value-type="float">
            <text:p>0.247298</text:p>
          </table:table-cell>
          <table:table-cell office:value-type="float" office:value="0.27355" calcext:value-type="float">
            <text:p>0.27355</text:p>
          </table:table-cell>
          <table:table-cell office:value-type="float" office:value="0.304765" calcext:value-type="float">
            <text:p>0.304765</text:p>
          </table:table-cell>
          <table:table-cell office:value-type="float" office:value="0.361165" calcext:value-type="float">
            <text:p>0.36116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13695" calcext:value-type="float">
            <text:p>0.113695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-1" calcext:value-type="float">
            <text:p>-1</text:p>
          </table:table-cell>
          <table:table-cell office:value-type="float" office:value="-0.735838" calcext:value-type="float">
            <text:p>-0.735838</text:p>
          </table:table-cell>
          <table:table-cell office:value-type="float" office:value="0.064743" calcext:value-type="float">
            <text:p>0.064743</text:p>
          </table:table-cell>
          <table:table-cell office:value-type="float" office:value="0.120008" calcext:value-type="float">
            <text:p>0.120008</text:p>
          </table:table-cell>
          <table:table-cell office:value-type="float" office:value="0.16148" calcext:value-type="float">
            <text:p>0.16148</text:p>
          </table:table-cell>
          <table:table-cell office:value-type="float" office:value="0.18661" calcext:value-type="float">
            <text:p>0.18661</text:p>
          </table:table-cell>
          <table:table-cell office:value-type="float" office:value="0.222041" calcext:value-type="float">
            <text:p>0.222041</text:p>
          </table:table-cell>
          <table:table-cell office:value-type="float" office:value="0.245019" calcext:value-type="float">
            <text:p>0.245019</text:p>
          </table:table-cell>
          <table:table-cell office:value-type="float" office:value="0.271906" calcext:value-type="float">
            <text:p>0.271906</text:p>
          </table:table-cell>
          <table:table-cell office:value-type="float" office:value="0.306488" calcext:value-type="float">
            <text:p>0.306488</text:p>
          </table:table-cell>
          <table:table-cell office:value-type="float" office:value="0.362805" calcext:value-type="float">
            <text:p>0.36280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20526" calcext:value-type="float">
            <text:p>0.12052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-1" calcext:value-type="float">
            <text:p>-1</text:p>
          </table:table-cell>
          <table:table-cell office:value-type="float" office:value="-0.464679" calcext:value-type="float">
            <text:p>-0.464679</text:p>
          </table:table-cell>
          <table:table-cell office:value-type="float" office:value="0.079905" calcext:value-type="float">
            <text:p>0.079905</text:p>
          </table:table-cell>
          <table:table-cell office:value-type="float" office:value="0.130107" calcext:value-type="float">
            <text:p>0.130107</text:p>
          </table:table-cell>
          <table:table-cell office:value-type="float" office:value="0.166649" calcext:value-type="float">
            <text:p>0.166649</text:p>
          </table:table-cell>
          <table:table-cell office:value-type="float" office:value="0.190712" calcext:value-type="float">
            <text:p>0.190712</text:p>
          </table:table-cell>
          <table:table-cell office:value-type="float" office:value="0.216244" calcext:value-type="float">
            <text:p>0.216244</text:p>
          </table:table-cell>
          <table:table-cell office:value-type="float" office:value="0.241927" calcext:value-type="float">
            <text:p>0.241927</text:p>
          </table:table-cell>
          <table:table-cell office:value-type="float" office:value="0.266325" calcext:value-type="float">
            <text:p>0.266325</text:p>
          </table:table-cell>
          <table:table-cell office:value-type="float" office:value="0.29074" calcext:value-type="float">
            <text:p>0.29074</text:p>
          </table:table-cell>
          <table:table-cell office:value-type="float" office:value="0.348589" calcext:value-type="float">
            <text:p>0.34858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46652" calcext:value-type="float">
            <text:p>0.146652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-1" calcext:value-type="float">
            <text:p>-1</text:p>
          </table:table-cell>
          <table:table-cell office:value-type="float" office:value="-0.555291" calcext:value-type="float">
            <text:p>-0.555291</text:p>
          </table:table-cell>
          <table:table-cell office:value-type="float" office:value="0.078967" calcext:value-type="float">
            <text:p>0.078967</text:p>
          </table:table-cell>
          <table:table-cell office:value-type="float" office:value="0.128383" calcext:value-type="float">
            <text:p>0.128383</text:p>
          </table:table-cell>
          <table:table-cell office:value-type="float" office:value="0.166215" calcext:value-type="float">
            <text:p>0.166215</text:p>
          </table:table-cell>
          <table:table-cell office:value-type="float" office:value="0.193698" calcext:value-type="float">
            <text:p>0.193698</text:p>
          </table:table-cell>
          <table:table-cell office:value-type="float" office:value="0.220905" calcext:value-type="float">
            <text:p>0.220905</text:p>
          </table:table-cell>
          <table:table-cell office:value-type="float" office:value="0.243723" calcext:value-type="float">
            <text:p>0.243723</text:p>
          </table:table-cell>
          <table:table-cell office:value-type="float" office:value="0.268178" calcext:value-type="float">
            <text:p>0.268178</text:p>
          </table:table-cell>
          <table:table-cell office:value-type="float" office:value="0.294718" calcext:value-type="float">
            <text:p>0.294718</text:p>
          </table:table-cell>
          <table:table-cell office:value-type="float" office:value="0.345387" calcext:value-type="float">
            <text:p>0.34538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38488" calcext:value-type="float">
            <text:p>0.138488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-1" calcext:value-type="float">
            <text:p>-1</text:p>
          </table:table-cell>
          <table:table-cell office:value-type="float" office:value="-0.585533" calcext:value-type="float">
            <text:p>-0.585533</text:p>
          </table:table-cell>
          <table:table-cell office:value-type="float" office:value="0.075151" calcext:value-type="float">
            <text:p>0.075151</text:p>
          </table:table-cell>
          <table:table-cell office:value-type="float" office:value="0.111168" calcext:value-type="float">
            <text:p>0.111168</text:p>
          </table:table-cell>
          <table:table-cell office:value-type="float" office:value="0.142963" calcext:value-type="float">
            <text:p>0.142963</text:p>
          </table:table-cell>
          <table:table-cell office:value-type="float" office:value="0.183382" calcext:value-type="float">
            <text:p>0.183382</text:p>
          </table:table-cell>
          <table:table-cell office:value-type="float" office:value="0.211361" calcext:value-type="float">
            <text:p>0.211361</text:p>
          </table:table-cell>
          <table:table-cell office:value-type="float" office:value="0.237268" calcext:value-type="float">
            <text:p>0.237268</text:p>
          </table:table-cell>
          <table:table-cell office:value-type="float" office:value="0.266884" calcext:value-type="float">
            <text:p>0.266884</text:p>
          </table:table-cell>
          <table:table-cell office:value-type="float" office:value="0.302274" calcext:value-type="float">
            <text:p>0.302274</text:p>
          </table:table-cell>
          <table:table-cell office:value-type="float" office:value="0.353395" calcext:value-type="float">
            <text:p>0.35339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29831" calcext:value-type="float">
            <text:p>0.12983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-1" calcext:value-type="float">
            <text:p>-1</text:p>
          </table:table-cell>
          <table:table-cell office:value-type="float" office:value="-0.793622" calcext:value-type="float">
            <text:p>-0.793622</text:p>
          </table:table-cell>
          <table:table-cell office:value-type="float" office:value="0.061223" calcext:value-type="float">
            <text:p>0.061223</text:p>
          </table:table-cell>
          <table:table-cell office:value-type="float" office:value="0.106297" calcext:value-type="float">
            <text:p>0.106297</text:p>
          </table:table-cell>
          <table:table-cell office:value-type="float" office:value="0.143202" calcext:value-type="float">
            <text:p>0.143202</text:p>
          </table:table-cell>
          <table:table-cell office:value-type="float" office:value="0.170265" calcext:value-type="float">
            <text:p>0.170265</text:p>
          </table:table-cell>
          <table:table-cell office:value-type="float" office:value="0.198199" calcext:value-type="float">
            <text:p>0.198199</text:p>
          </table:table-cell>
          <table:table-cell office:value-type="float" office:value="0.228923" calcext:value-type="float">
            <text:p>0.228923</text:p>
          </table:table-cell>
          <table:table-cell office:value-type="float" office:value="0.260346" calcext:value-type="float">
            <text:p>0.260346</text:p>
          </table:table-cell>
          <table:table-cell office:value-type="float" office:value="0.30205" calcext:value-type="float">
            <text:p>0.30205</text:p>
          </table:table-cell>
          <table:table-cell office:value-type="float" office:value="0.351498" calcext:value-type="float">
            <text:p>0.35149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2838" calcext:value-type="float">
            <text:p>0.10283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-1" calcext:value-type="float">
            <text:p>-1</text:p>
          </table:table-cell>
          <table:table-cell office:value-type="float" office:value="-0.794245" calcext:value-type="float">
            <text:p>-0.794245</text:p>
          </table:table-cell>
          <table:table-cell office:value-type="float" office:value="0.063996" calcext:value-type="float">
            <text:p>0.063996</text:p>
          </table:table-cell>
          <table:table-cell office:value-type="float" office:value="0.112022" calcext:value-type="float">
            <text:p>0.112022</text:p>
          </table:table-cell>
          <table:table-cell office:value-type="float" office:value="0.147774" calcext:value-type="float">
            <text:p>0.147774</text:p>
          </table:table-cell>
          <table:table-cell office:value-type="float" office:value="0.172847" calcext:value-type="float">
            <text:p>0.172847</text:p>
          </table:table-cell>
          <table:table-cell office:value-type="float" office:value="0.197055" calcext:value-type="float">
            <text:p>0.197055</text:p>
          </table:table-cell>
          <table:table-cell office:value-type="float" office:value="0.224455" calcext:value-type="float">
            <text:p>0.224455</text:p>
          </table:table-cell>
          <table:table-cell office:value-type="float" office:value="0.24741" calcext:value-type="float">
            <text:p>0.24741</text:p>
          </table:table-cell>
          <table:table-cell office:value-type="float" office:value="0.290642" calcext:value-type="float">
            <text:p>0.290642</text:p>
          </table:table-cell>
          <table:table-cell office:value-type="float" office:value="0.352023" calcext:value-type="float">
            <text:p>0.35202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1398" calcext:value-type="float">
            <text:p>0.10139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-1" calcext:value-type="float">
            <text:p>-1</text:p>
          </table:table-cell>
          <table:table-cell office:value-type="float" office:value="-0.73645" calcext:value-type="float">
            <text:p>-0.73645</text:p>
          </table:table-cell>
          <table:table-cell office:value-type="float" office:value="0.07153" calcext:value-type="float">
            <text:p>0.07153</text:p>
          </table:table-cell>
          <table:table-cell office:value-type="float" office:value="0.123257" calcext:value-type="float">
            <text:p>0.123257</text:p>
          </table:table-cell>
          <table:table-cell office:value-type="float" office:value="0.166195" calcext:value-type="float">
            <text:p>0.166195</text:p>
          </table:table-cell>
          <table:table-cell office:value-type="float" office:value="0.193906" calcext:value-type="float">
            <text:p>0.193906</text:p>
          </table:table-cell>
          <table:table-cell office:value-type="float" office:value="0.220761" calcext:value-type="float">
            <text:p>0.220761</text:p>
          </table:table-cell>
          <table:table-cell office:value-type="float" office:value="0.240364" calcext:value-type="float">
            <text:p>0.240364</text:p>
          </table:table-cell>
          <table:table-cell office:value-type="float" office:value="0.262482" calcext:value-type="float">
            <text:p>0.262482</text:p>
          </table:table-cell>
          <table:table-cell office:value-type="float" office:value="0.301011" calcext:value-type="float">
            <text:p>0.301011</text:p>
          </table:table-cell>
          <table:table-cell office:value-type="float" office:value="0.35514" calcext:value-type="float">
            <text:p>0.3551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1982" calcext:value-type="float">
            <text:p>0.11982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-1" calcext:value-type="float">
            <text:p>-1</text:p>
          </table:table-cell>
          <table:table-cell office:value-type="float" office:value="-0.739942" calcext:value-type="float">
            <text:p>-0.739942</text:p>
          </table:table-cell>
          <table:table-cell office:value-type="float" office:value="0.07022" calcext:value-type="float">
            <text:p>0.07022</text:p>
          </table:table-cell>
          <table:table-cell office:value-type="float" office:value="0.133038" calcext:value-type="float">
            <text:p>0.133038</text:p>
          </table:table-cell>
          <table:table-cell office:value-type="float" office:value="0.171036" calcext:value-type="float">
            <text:p>0.171036</text:p>
          </table:table-cell>
          <table:table-cell office:value-type="float" office:value="0.194618" calcext:value-type="float">
            <text:p>0.194618</text:p>
          </table:table-cell>
          <table:table-cell office:value-type="float" office:value="0.220599" calcext:value-type="float">
            <text:p>0.220599</text:p>
          </table:table-cell>
          <table:table-cell office:value-type="float" office:value="0.240074" calcext:value-type="float">
            <text:p>0.240074</text:p>
          </table:table-cell>
          <table:table-cell office:value-type="float" office:value="0.263922" calcext:value-type="float">
            <text:p>0.263922</text:p>
          </table:table-cell>
          <table:table-cell office:value-type="float" office:value="0.299773" calcext:value-type="float">
            <text:p>0.299773</text:p>
          </table:table-cell>
          <table:table-cell office:value-type="float" office:value="0.352238" calcext:value-type="float">
            <text:p>0.35223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20558" calcext:value-type="float">
            <text:p>0.12055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-1" calcext:value-type="float">
            <text:p>-1</text:p>
          </table:table-cell>
          <table:table-cell office:value-type="float" office:value="-0.942064" calcext:value-type="float">
            <text:p>-0.942064</text:p>
          </table:table-cell>
          <table:table-cell office:value-type="float" office:value="0.079341" calcext:value-type="float">
            <text:p>0.079341</text:p>
          </table:table-cell>
          <table:table-cell office:value-type="float" office:value="0.138319" calcext:value-type="float">
            <text:p>0.138319</text:p>
          </table:table-cell>
          <table:table-cell office:value-type="float" office:value="0.170975" calcext:value-type="float">
            <text:p>0.170975</text:p>
          </table:table-cell>
          <table:table-cell office:value-type="float" office:value="0.194468" calcext:value-type="float">
            <text:p>0.194468</text:p>
          </table:table-cell>
          <table:table-cell office:value-type="float" office:value="0.221265" calcext:value-type="float">
            <text:p>0.221265</text:p>
          </table:table-cell>
          <table:table-cell office:value-type="float" office:value="0.238255" calcext:value-type="float">
            <text:p>0.238255</text:p>
          </table:table-cell>
          <table:table-cell office:value-type="float" office:value="0.264305" calcext:value-type="float">
            <text:p>0.264305</text:p>
          </table:table-cell>
          <table:table-cell office:value-type="float" office:value="0.299108" calcext:value-type="float">
            <text:p>0.299108</text:p>
          </table:table-cell>
          <table:table-cell office:value-type="float" office:value="0.351294" calcext:value-type="float">
            <text:p>0.35129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1527" calcext:value-type="float">
            <text:p>0.101527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-1" calcext:value-type="float">
            <text:p>-1</text:p>
          </table:table-cell>
          <table:table-cell office:value-type="float" office:value="-0.970651" calcext:value-type="float">
            <text:p>-0.970651</text:p>
          </table:table-cell>
          <table:table-cell office:value-type="float" office:value="0.072125" calcext:value-type="float">
            <text:p>0.072125</text:p>
          </table:table-cell>
          <table:table-cell office:value-type="float" office:value="0.126735" calcext:value-type="float">
            <text:p>0.126735</text:p>
          </table:table-cell>
          <table:table-cell office:value-type="float" office:value="0.169096" calcext:value-type="float">
            <text:p>0.169096</text:p>
          </table:table-cell>
          <table:table-cell office:value-type="float" office:value="0.197148" calcext:value-type="float">
            <text:p>0.197148</text:p>
          </table:table-cell>
          <table:table-cell office:value-type="float" office:value="0.225217" calcext:value-type="float">
            <text:p>0.225217</text:p>
          </table:table-cell>
          <table:table-cell office:value-type="float" office:value="0.242147" calcext:value-type="float">
            <text:p>0.242147</text:p>
          </table:table-cell>
          <table:table-cell office:value-type="float" office:value="0.270868" calcext:value-type="float">
            <text:p>0.270868</text:p>
          </table:table-cell>
          <table:table-cell office:value-type="float" office:value="0.297655" calcext:value-type="float">
            <text:p>0.297655</text:p>
          </table:table-cell>
          <table:table-cell office:value-type="float" office:value="0.344381" calcext:value-type="float">
            <text:p>0.34438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7472" calcext:value-type="float">
            <text:p>0.09747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-1" calcext:value-type="float">
            <text:p>-1</text:p>
          </table:table-cell>
          <table:table-cell office:value-type="float" office:value="-0.911869" calcext:value-type="float">
            <text:p>-0.911869</text:p>
          </table:table-cell>
          <table:table-cell office:value-type="float" office:value="0.078629" calcext:value-type="float">
            <text:p>0.078629</text:p>
          </table:table-cell>
          <table:table-cell office:value-type="float" office:value="0.129988" calcext:value-type="float">
            <text:p>0.129988</text:p>
          </table:table-cell>
          <table:table-cell office:value-type="float" office:value="0.170414" calcext:value-type="float">
            <text:p>0.170414</text:p>
          </table:table-cell>
          <table:table-cell office:value-type="float" office:value="0.202152" calcext:value-type="float">
            <text:p>0.202152</text:p>
          </table:table-cell>
          <table:table-cell office:value-type="float" office:value="0.228156" calcext:value-type="float">
            <text:p>0.228156</text:p>
          </table:table-cell>
          <table:table-cell office:value-type="float" office:value="0.245542" calcext:value-type="float">
            <text:p>0.245542</text:p>
          </table:table-cell>
          <table:table-cell office:value-type="float" office:value="0.266013" calcext:value-type="float">
            <text:p>0.266013</text:p>
          </table:table-cell>
          <table:table-cell office:value-type="float" office:value="0.293067" calcext:value-type="float">
            <text:p>0.293067</text:p>
          </table:table-cell>
          <table:table-cell office:value-type="float" office:value="0.343309" calcext:value-type="float">
            <text:p>0.34330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454" calcext:value-type="float">
            <text:p>0.1045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-1" calcext:value-type="float">
            <text:p>-1</text:p>
          </table:table-cell>
          <table:table-cell office:value-type="float" office:value="-0.911184" calcext:value-type="float">
            <text:p>-0.911184</text:p>
          </table:table-cell>
          <table:table-cell office:value-type="float" office:value="0.074385" calcext:value-type="float">
            <text:p>0.074385</text:p>
          </table:table-cell>
          <table:table-cell office:value-type="float" office:value="0.132258" calcext:value-type="float">
            <text:p>0.132258</text:p>
          </table:table-cell>
          <table:table-cell office:value-type="float" office:value="0.166812" calcext:value-type="float">
            <text:p>0.166812</text:p>
          </table:table-cell>
          <table:table-cell office:value-type="float" office:value="0.193156" calcext:value-type="float">
            <text:p>0.193156</text:p>
          </table:table-cell>
          <table:table-cell office:value-type="float" office:value="0.22683" calcext:value-type="float">
            <text:p>0.22683</text:p>
          </table:table-cell>
          <table:table-cell office:value-type="float" office:value="0.246712" calcext:value-type="float">
            <text:p>0.246712</text:p>
          </table:table-cell>
          <table:table-cell office:value-type="float" office:value="0.267677" calcext:value-type="float">
            <text:p>0.267677</text:p>
          </table:table-cell>
          <table:table-cell office:value-type="float" office:value="0.296648" calcext:value-type="float">
            <text:p>0.296648</text:p>
          </table:table-cell>
          <table:table-cell office:value-type="float" office:value="0.345392" calcext:value-type="float">
            <text:p>0.34539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3869" calcext:value-type="float">
            <text:p>0.10386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-1" calcext:value-type="float">
            <text:p>-1</text:p>
          </table:table-cell>
          <table:table-cell office:value-type="float" office:value="-0.94394" calcext:value-type="float">
            <text:p>-0.94394</text:p>
          </table:table-cell>
          <table:table-cell office:value-type="float" office:value="0.072968" calcext:value-type="float">
            <text:p>0.072968</text:p>
          </table:table-cell>
          <table:table-cell office:value-type="float" office:value="0.132278" calcext:value-type="float">
            <text:p>0.132278</text:p>
          </table:table-cell>
          <table:table-cell office:value-type="float" office:value="0.170752" calcext:value-type="float">
            <text:p>0.170752</text:p>
          </table:table-cell>
          <table:table-cell office:value-type="float" office:value="0.202139" calcext:value-type="float">
            <text:p>0.202139</text:p>
          </table:table-cell>
          <table:table-cell office:value-type="float" office:value="0.223888" calcext:value-type="float">
            <text:p>0.223888</text:p>
          </table:table-cell>
          <table:table-cell office:value-type="float" office:value="0.245826" calcext:value-type="float">
            <text:p>0.245826</text:p>
          </table:table-cell>
          <table:table-cell office:value-type="float" office:value="0.26928" calcext:value-type="float">
            <text:p>0.26928</text:p>
          </table:table-cell>
          <table:table-cell office:value-type="float" office:value="0.296841" calcext:value-type="float">
            <text:p>0.296841</text:p>
          </table:table-cell>
          <table:table-cell office:value-type="float" office:value="0.347663" calcext:value-type="float">
            <text:p>0.34766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1769" calcext:value-type="float">
            <text:p>0.101769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-1" calcext:value-type="float">
            <text:p>-1</text:p>
          </table:table-cell>
          <table:table-cell office:value-type="float" office:value="-0.885989" calcext:value-type="float">
            <text:p>-0.885989</text:p>
          </table:table-cell>
          <table:table-cell office:value-type="float" office:value="0.074955" calcext:value-type="float">
            <text:p>0.074955</text:p>
          </table:table-cell>
          <table:table-cell office:value-type="float" office:value="0.137769" calcext:value-type="float">
            <text:p>0.137769</text:p>
          </table:table-cell>
          <table:table-cell office:value-type="float" office:value="0.17384" calcext:value-type="float">
            <text:p>0.17384</text:p>
          </table:table-cell>
          <table:table-cell office:value-type="float" office:value="0.206449" calcext:value-type="float">
            <text:p>0.206449</text:p>
          </table:table-cell>
          <table:table-cell office:value-type="float" office:value="0.237031" calcext:value-type="float">
            <text:p>0.237031</text:p>
          </table:table-cell>
          <table:table-cell office:value-type="float" office:value="0.255057" calcext:value-type="float">
            <text:p>0.255057</text:p>
          </table:table-cell>
          <table:table-cell office:value-type="float" office:value="0.27863" calcext:value-type="float">
            <text:p>0.27863</text:p>
          </table:table-cell>
          <table:table-cell office:value-type="float" office:value="0.304562" calcext:value-type="float">
            <text:p>0.304562</text:p>
          </table:table-cell>
          <table:table-cell office:value-type="float" office:value="0.351282" calcext:value-type="float">
            <text:p>0.35128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13359" calcext:value-type="float">
            <text:p>0.11335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25153" calcext:value-type="float">
            <text:p>0.025153</text:p>
          </table:table-cell>
          <table:table-cell office:value-type="float" office:value="0.122152" calcext:value-type="float">
            <text:p>0.122152</text:p>
          </table:table-cell>
          <table:table-cell office:value-type="float" office:value="0.162668" calcext:value-type="float">
            <text:p>0.162668</text:p>
          </table:table-cell>
          <table:table-cell office:value-type="float" office:value="0.196275" calcext:value-type="float">
            <text:p>0.196275</text:p>
          </table:table-cell>
          <table:table-cell office:value-type="float" office:value="0.230646" calcext:value-type="float">
            <text:p>0.230646</text:p>
          </table:table-cell>
          <table:table-cell office:value-type="float" office:value="0.246315" calcext:value-type="float">
            <text:p>0.246315</text:p>
          </table:table-cell>
          <table:table-cell office:value-type="float" office:value="0.269514" calcext:value-type="float">
            <text:p>0.269514</text:p>
          </table:table-cell>
          <table:table-cell office:value-type="float" office:value="0.299662" calcext:value-type="float">
            <text:p>0.299662</text:p>
          </table:table-cell>
          <table:table-cell office:value-type="float" office:value="0.352651" calcext:value-type="float">
            <text:p>0.35265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0504" calcext:value-type="float">
            <text:p>0.090504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-1" calcext:value-type="float">
            <text:p>-1</text:p>
          </table:table-cell>
          <table:table-cell office:value-type="float" office:value="-0.793832" calcext:value-type="float">
            <text:p>-0.793832</text:p>
          </table:table-cell>
          <table:table-cell office:value-type="float" office:value="0.076988" calcext:value-type="float">
            <text:p>0.076988</text:p>
          </table:table-cell>
          <table:table-cell office:value-type="float" office:value="0.128477" calcext:value-type="float">
            <text:p>0.128477</text:p>
          </table:table-cell>
          <table:table-cell office:value-type="float" office:value="0.173625" calcext:value-type="float">
            <text:p>0.173625</text:p>
          </table:table-cell>
          <table:table-cell office:value-type="float" office:value="0.211623" calcext:value-type="float">
            <text:p>0.211623</text:p>
          </table:table-cell>
          <table:table-cell office:value-type="float" office:value="0.238386" calcext:value-type="float">
            <text:p>0.238386</text:p>
          </table:table-cell>
          <table:table-cell office:value-type="float" office:value="0.251873" calcext:value-type="float">
            <text:p>0.251873</text:p>
          </table:table-cell>
          <table:table-cell office:value-type="float" office:value="0.279363" calcext:value-type="float">
            <text:p>0.279363</text:p>
          </table:table-cell>
          <table:table-cell office:value-type="float" office:value="0.302677" calcext:value-type="float">
            <text:p>0.302677</text:p>
          </table:table-cell>
          <table:table-cell office:value-type="float" office:value="0.350774" calcext:value-type="float">
            <text:p>0.35077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21996" calcext:value-type="float">
            <text:p>0.12199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-0.673136" calcext:value-type="float">
            <text:p>-0.673136</text:p>
          </table:table-cell>
          <table:table-cell office:value-type="float" office:value="0.091454" calcext:value-type="float">
            <text:p>0.091454</text:p>
          </table:table-cell>
          <table:table-cell office:value-type="float" office:value="0.14423" calcext:value-type="float">
            <text:p>0.14423</text:p>
          </table:table-cell>
          <table:table-cell office:value-type="float" office:value="0.186426" calcext:value-type="float">
            <text:p>0.186426</text:p>
          </table:table-cell>
          <table:table-cell office:value-type="float" office:value="0.221532" calcext:value-type="float">
            <text:p>0.221532</text:p>
          </table:table-cell>
          <table:table-cell office:value-type="float" office:value="0.239315" calcext:value-type="float">
            <text:p>0.239315</text:p>
          </table:table-cell>
          <table:table-cell office:value-type="float" office:value="0.253836" calcext:value-type="float">
            <text:p>0.253836</text:p>
          </table:table-cell>
          <table:table-cell office:value-type="float" office:value="0.276549" calcext:value-type="float">
            <text:p>0.276549</text:p>
          </table:table-cell>
          <table:table-cell office:value-type="float" office:value="0.299144" calcext:value-type="float">
            <text:p>0.299144</text:p>
          </table:table-cell>
          <table:table-cell office:value-type="float" office:value="0.348435" calcext:value-type="float">
            <text:p>0.34843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38778" calcext:value-type="float">
            <text:p>0.13877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72421" calcext:value-type="float">
            <text:p>0.072421</text:p>
          </table:table-cell>
          <table:table-cell office:value-type="float" office:value="0.134905" calcext:value-type="float">
            <text:p>0.134905</text:p>
          </table:table-cell>
          <table:table-cell office:value-type="float" office:value="0.174334" calcext:value-type="float">
            <text:p>0.174334</text:p>
          </table:table-cell>
          <table:table-cell office:value-type="float" office:value="0.208611" calcext:value-type="float">
            <text:p>0.208611</text:p>
          </table:table-cell>
          <table:table-cell office:value-type="float" office:value="0.237478" calcext:value-type="float">
            <text:p>0.237478</text:p>
          </table:table-cell>
          <table:table-cell office:value-type="float" office:value="0.25336" calcext:value-type="float">
            <text:p>0.25336</text:p>
          </table:table-cell>
          <table:table-cell office:value-type="float" office:value="0.2818" calcext:value-type="float">
            <text:p>0.2818</text:p>
          </table:table-cell>
          <table:table-cell office:value-type="float" office:value="0.308429" calcext:value-type="float">
            <text:p>0.308429</text:p>
          </table:table-cell>
          <table:table-cell office:value-type="float" office:value="0.357606" calcext:value-type="float">
            <text:p>0.35760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2894" calcext:value-type="float">
            <text:p>0.10289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-1" calcext:value-type="float">
            <text:p>-1</text:p>
          </table:table-cell>
          <table:table-cell office:value-type="float" office:value="-0.767982" calcext:value-type="float">
            <text:p>-0.767982</text:p>
          </table:table-cell>
          <table:table-cell office:value-type="float" office:value="0.077444" calcext:value-type="float">
            <text:p>0.077444</text:p>
          </table:table-cell>
          <table:table-cell office:value-type="float" office:value="0.139638" calcext:value-type="float">
            <text:p>0.139638</text:p>
          </table:table-cell>
          <table:table-cell office:value-type="float" office:value="0.175821" calcext:value-type="float">
            <text:p>0.175821</text:p>
          </table:table-cell>
          <table:table-cell office:value-type="float" office:value="0.205649" calcext:value-type="float">
            <text:p>0.205649</text:p>
          </table:table-cell>
          <table:table-cell office:value-type="float" office:value="0.235917" calcext:value-type="float">
            <text:p>0.235917</text:p>
          </table:table-cell>
          <table:table-cell office:value-type="float" office:value="0.25551" calcext:value-type="float">
            <text:p>0.25551</text:p>
          </table:table-cell>
          <table:table-cell office:value-type="float" office:value="0.281338" calcext:value-type="float">
            <text:p>0.281338</text:p>
          </table:table-cell>
          <table:table-cell office:value-type="float" office:value="0.313681" calcext:value-type="float">
            <text:p>0.313681</text:p>
          </table:table-cell>
          <table:table-cell office:value-type="float" office:value="0.35761" calcext:value-type="float">
            <text:p>0.3576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27463" calcext:value-type="float">
            <text:p>0.12746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-1" calcext:value-type="float">
            <text:p>-1</text:p>
          </table:table-cell>
          <table:table-cell office:value-type="float" office:value="-0.76621" calcext:value-type="float">
            <text:p>-0.76621</text:p>
          </table:table-cell>
          <table:table-cell office:value-type="float" office:value="0.069464" calcext:value-type="float">
            <text:p>0.069464</text:p>
          </table:table-cell>
          <table:table-cell office:value-type="float" office:value="0.129121" calcext:value-type="float">
            <text:p>0.129121</text:p>
          </table:table-cell>
          <table:table-cell office:value-type="float" office:value="0.163483" calcext:value-type="float">
            <text:p>0.163483</text:p>
          </table:table-cell>
          <table:table-cell office:value-type="float" office:value="0.191657" calcext:value-type="float">
            <text:p>0.191657</text:p>
          </table:table-cell>
          <table:table-cell office:value-type="float" office:value="0.231548" calcext:value-type="float">
            <text:p>0.231548</text:p>
          </table:table-cell>
          <table:table-cell office:value-type="float" office:value="0.253763" calcext:value-type="float">
            <text:p>0.253763</text:p>
          </table:table-cell>
          <table:table-cell office:value-type="float" office:value="0.278576" calcext:value-type="float">
            <text:p>0.278576</text:p>
          </table:table-cell>
          <table:table-cell office:value-type="float" office:value="0.312672" calcext:value-type="float">
            <text:p>0.312672</text:p>
          </table:table-cell>
          <table:table-cell office:value-type="float" office:value="0.354488" calcext:value-type="float">
            <text:p>0.35448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21856" calcext:value-type="float">
            <text:p>0.121856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-1" calcext:value-type="float">
            <text:p>-1</text:p>
          </table:table-cell>
          <table:table-cell office:value-type="float" office:value="-0.97098" calcext:value-type="float">
            <text:p>-0.97098</text:p>
          </table:table-cell>
          <table:table-cell office:value-type="float" office:value="0.06057" calcext:value-type="float">
            <text:p>0.06057</text:p>
          </table:table-cell>
          <table:table-cell office:value-type="float" office:value="0.123026" calcext:value-type="float">
            <text:p>0.123026</text:p>
          </table:table-cell>
          <table:table-cell office:value-type="float" office:value="0.161888" calcext:value-type="float">
            <text:p>0.161888</text:p>
          </table:table-cell>
          <table:table-cell office:value-type="float" office:value="0.194916" calcext:value-type="float">
            <text:p>0.194916</text:p>
          </table:table-cell>
          <table:table-cell office:value-type="float" office:value="0.233719" calcext:value-type="float">
            <text:p>0.233719</text:p>
          </table:table-cell>
          <table:table-cell office:value-type="float" office:value="0.257224" calcext:value-type="float">
            <text:p>0.257224</text:p>
          </table:table-cell>
          <table:table-cell office:value-type="float" office:value="0.286812" calcext:value-type="float">
            <text:p>0.286812</text:p>
          </table:table-cell>
          <table:table-cell office:value-type="float" office:value="0.322906" calcext:value-type="float">
            <text:p>0.322906</text:p>
          </table:table-cell>
          <table:table-cell office:value-type="float" office:value="0.360186" calcext:value-type="float">
            <text:p>0.36018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3027" calcext:value-type="float">
            <text:p>0.10302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24025" calcext:value-type="float">
            <text:p>0.024025</text:p>
          </table:table-cell>
          <table:table-cell office:value-type="float" office:value="0.119834" calcext:value-type="float">
            <text:p>0.119834</text:p>
          </table:table-cell>
          <table:table-cell office:value-type="float" office:value="0.158841" calcext:value-type="float">
            <text:p>0.158841</text:p>
          </table:table-cell>
          <table:table-cell office:value-type="float" office:value="0.195698" calcext:value-type="float">
            <text:p>0.195698</text:p>
          </table:table-cell>
          <table:table-cell office:value-type="float" office:value="0.23229" calcext:value-type="float">
            <text:p>0.23229</text:p>
          </table:table-cell>
          <table:table-cell office:value-type="float" office:value="0.252995" calcext:value-type="float">
            <text:p>0.252995</text:p>
          </table:table-cell>
          <table:table-cell office:value-type="float" office:value="0.278106" calcext:value-type="float">
            <text:p>0.278106</text:p>
          </table:table-cell>
          <table:table-cell office:value-type="float" office:value="0.314934" calcext:value-type="float">
            <text:p>0.314934</text:p>
          </table:table-cell>
          <table:table-cell office:value-type="float" office:value="0.361108" calcext:value-type="float">
            <text:p>0.36110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3783" calcext:value-type="float">
            <text:p>0.09378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68864" calcext:value-type="float">
            <text:p>-0.068864</text:p>
          </table:table-cell>
          <table:table-cell office:value-type="float" office:value="0.104661" calcext:value-type="float">
            <text:p>0.104661</text:p>
          </table:table-cell>
          <table:table-cell office:value-type="float" office:value="0.154868" calcext:value-type="float">
            <text:p>0.154868</text:p>
          </table:table-cell>
          <table:table-cell office:value-type="float" office:value="0.194626" calcext:value-type="float">
            <text:p>0.194626</text:p>
          </table:table-cell>
          <table:table-cell office:value-type="float" office:value="0.234091" calcext:value-type="float">
            <text:p>0.234091</text:p>
          </table:table-cell>
          <table:table-cell office:value-type="float" office:value="0.256644" calcext:value-type="float">
            <text:p>0.256644</text:p>
          </table:table-cell>
          <table:table-cell office:value-type="float" office:value="0.284347" calcext:value-type="float">
            <text:p>0.284347</text:p>
          </table:table-cell>
          <table:table-cell office:value-type="float" office:value="0.317177" calcext:value-type="float">
            <text:p>0.317177</text:p>
          </table:table-cell>
          <table:table-cell office:value-type="float" office:value="0.366112" calcext:value-type="float">
            <text:p>0.36611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84366" calcext:value-type="float">
            <text:p>0.084366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89516" calcext:value-type="float">
            <text:p>-0.289516</text:p>
          </table:table-cell>
          <table:table-cell office:value-type="float" office:value="0.088784" calcext:value-type="float">
            <text:p>0.088784</text:p>
          </table:table-cell>
          <table:table-cell office:value-type="float" office:value="0.142086" calcext:value-type="float">
            <text:p>0.142086</text:p>
          </table:table-cell>
          <table:table-cell office:value-type="float" office:value="0.18871" calcext:value-type="float">
            <text:p>0.18871</text:p>
          </table:table-cell>
          <table:table-cell office:value-type="float" office:value="0.228082" calcext:value-type="float">
            <text:p>0.228082</text:p>
          </table:table-cell>
          <table:table-cell office:value-type="float" office:value="0.250497" calcext:value-type="float">
            <text:p>0.250497</text:p>
          </table:table-cell>
          <table:table-cell office:value-type="float" office:value="0.28079" calcext:value-type="float">
            <text:p>0.28079</text:p>
          </table:table-cell>
          <table:table-cell office:value-type="float" office:value="0.311961" calcext:value-type="float">
            <text:p>0.311961</text:p>
          </table:table-cell>
          <table:table-cell office:value-type="float" office:value="0.361276" calcext:value-type="float">
            <text:p>0.36127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56267" calcext:value-type="float">
            <text:p>0.05626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61649" calcext:value-type="float">
            <text:p>-0.161649</text:p>
          </table:table-cell>
          <table:table-cell office:value-type="float" office:value="0.100495" calcext:value-type="float">
            <text:p>0.100495</text:p>
          </table:table-cell>
          <table:table-cell office:value-type="float" office:value="0.150905" calcext:value-type="float">
            <text:p>0.150905</text:p>
          </table:table-cell>
          <table:table-cell office:value-type="float" office:value="0.190364" calcext:value-type="float">
            <text:p>0.190364</text:p>
          </table:table-cell>
          <table:table-cell office:value-type="float" office:value="0.226791" calcext:value-type="float">
            <text:p>0.226791</text:p>
          </table:table-cell>
          <table:table-cell office:value-type="float" office:value="0.252471" calcext:value-type="float">
            <text:p>0.252471</text:p>
          </table:table-cell>
          <table:table-cell office:value-type="float" office:value="0.286123" calcext:value-type="float">
            <text:p>0.286123</text:p>
          </table:table-cell>
          <table:table-cell office:value-type="float" office:value="0.319685" calcext:value-type="float">
            <text:p>0.319685</text:p>
          </table:table-cell>
          <table:table-cell office:value-type="float" office:value="0.370502" calcext:value-type="float">
            <text:p>0.37050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73569" calcext:value-type="float">
            <text:p>0.07356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07144" calcext:value-type="float">
            <text:p>-0.007144</text:p>
          </table:table-cell>
          <table:table-cell office:value-type="float" office:value="0.117152" calcext:value-type="float">
            <text:p>0.117152</text:p>
          </table:table-cell>
          <table:table-cell office:value-type="float" office:value="0.16287" calcext:value-type="float">
            <text:p>0.16287</text:p>
          </table:table-cell>
          <table:table-cell office:value-type="float" office:value="0.193033" calcext:value-type="float">
            <text:p>0.193033</text:p>
          </table:table-cell>
          <table:table-cell office:value-type="float" office:value="0.233703" calcext:value-type="float">
            <text:p>0.233703</text:p>
          </table:table-cell>
          <table:table-cell office:value-type="float" office:value="0.264062" calcext:value-type="float">
            <text:p>0.264062</text:p>
          </table:table-cell>
          <table:table-cell office:value-type="float" office:value="0.29476" calcext:value-type="float">
            <text:p>0.29476</text:p>
          </table:table-cell>
          <table:table-cell office:value-type="float" office:value="0.325102" calcext:value-type="float">
            <text:p>0.325102</text:p>
          </table:table-cell>
          <table:table-cell office:value-type="float" office:value="0.372084" calcext:value-type="float">
            <text:p>0.37208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5562" calcext:value-type="float">
            <text:p>0.095562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27385" calcext:value-type="float">
            <text:p>-0.227385</text:p>
          </table:table-cell>
          <table:table-cell office:value-type="float" office:value="0.103922" calcext:value-type="float">
            <text:p>0.103922</text:p>
          </table:table-cell>
          <table:table-cell office:value-type="float" office:value="0.161431" calcext:value-type="float">
            <text:p>0.161431</text:p>
          </table:table-cell>
          <table:table-cell office:value-type="float" office:value="0.199322" calcext:value-type="float">
            <text:p>0.199322</text:p>
          </table:table-cell>
          <table:table-cell office:value-type="float" office:value="0.235381" calcext:value-type="float">
            <text:p>0.235381</text:p>
          </table:table-cell>
          <table:table-cell office:value-type="float" office:value="0.267601" calcext:value-type="float">
            <text:p>0.267601</text:p>
          </table:table-cell>
          <table:table-cell office:value-type="float" office:value="0.296983" calcext:value-type="float">
            <text:p>0.296983</text:p>
          </table:table-cell>
          <table:table-cell office:value-type="float" office:value="0.324551" calcext:value-type="float">
            <text:p>0.324551</text:p>
          </table:table-cell>
          <table:table-cell office:value-type="float" office:value="0.366958" calcext:value-type="float">
            <text:p>0.36695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72876" calcext:value-type="float">
            <text:p>0.07287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19082" calcext:value-type="float">
            <text:p>-0.319082</text:p>
          </table:table-cell>
          <table:table-cell office:value-type="float" office:value="0.098835" calcext:value-type="float">
            <text:p>0.098835</text:p>
          </table:table-cell>
          <table:table-cell office:value-type="float" office:value="0.164175" calcext:value-type="float">
            <text:p>0.164175</text:p>
          </table:table-cell>
          <table:table-cell office:value-type="float" office:value="0.198465" calcext:value-type="float">
            <text:p>0.198465</text:p>
          </table:table-cell>
          <table:table-cell office:value-type="float" office:value="0.236099" calcext:value-type="float">
            <text:p>0.236099</text:p>
          </table:table-cell>
          <table:table-cell office:value-type="float" office:value="0.269583" calcext:value-type="float">
            <text:p>0.269583</text:p>
          </table:table-cell>
          <table:table-cell office:value-type="float" office:value="0.295814" calcext:value-type="float">
            <text:p>0.295814</text:p>
          </table:table-cell>
          <table:table-cell office:value-type="float" office:value="0.321178" calcext:value-type="float">
            <text:p>0.321178</text:p>
          </table:table-cell>
          <table:table-cell office:value-type="float" office:value="0.364395" calcext:value-type="float">
            <text:p>0.36439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62946" calcext:value-type="float">
            <text:p>0.06294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10847" calcext:value-type="float">
            <text:p>-0.010847</text:p>
          </table:table-cell>
          <table:table-cell office:value-type="float" office:value="0.122701" calcext:value-type="float">
            <text:p>0.122701</text:p>
          </table:table-cell>
          <table:table-cell office:value-type="float" office:value="0.16322" calcext:value-type="float">
            <text:p>0.16322</text:p>
          </table:table-cell>
          <table:table-cell office:value-type="float" office:value="0.196888" calcext:value-type="float">
            <text:p>0.196888</text:p>
          </table:table-cell>
          <table:table-cell office:value-type="float" office:value="0.235437" calcext:value-type="float">
            <text:p>0.235437</text:p>
          </table:table-cell>
          <table:table-cell office:value-type="float" office:value="0.26944" calcext:value-type="float">
            <text:p>0.26944</text:p>
          </table:table-cell>
          <table:table-cell office:value-type="float" office:value="0.297959" calcext:value-type="float">
            <text:p>0.297959</text:p>
          </table:table-cell>
          <table:table-cell office:value-type="float" office:value="0.325116" calcext:value-type="float">
            <text:p>0.325116</text:p>
          </table:table-cell>
          <table:table-cell office:value-type="float" office:value="0.366348" calcext:value-type="float">
            <text:p>0.36634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6626" calcext:value-type="float">
            <text:p>0.09662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28945" calcext:value-type="float">
            <text:p>0.028945</text:p>
          </table:table-cell>
          <table:table-cell office:value-type="float" office:value="0.110957" calcext:value-type="float">
            <text:p>0.110957</text:p>
          </table:table-cell>
          <table:table-cell office:value-type="float" office:value="0.159826" calcext:value-type="float">
            <text:p>0.159826</text:p>
          </table:table-cell>
          <table:table-cell office:value-type="float" office:value="0.192409" calcext:value-type="float">
            <text:p>0.192409</text:p>
          </table:table-cell>
          <table:table-cell office:value-type="float" office:value="0.229973" calcext:value-type="float">
            <text:p>0.229973</text:p>
          </table:table-cell>
          <table:table-cell office:value-type="float" office:value="0.261766" calcext:value-type="float">
            <text:p>0.261766</text:p>
          </table:table-cell>
          <table:table-cell office:value-type="float" office:value="0.294171" calcext:value-type="float">
            <text:p>0.294171</text:p>
          </table:table-cell>
          <table:table-cell office:value-type="float" office:value="0.324046" calcext:value-type="float">
            <text:p>0.324046</text:p>
          </table:table-cell>
          <table:table-cell office:value-type="float" office:value="0.362394" calcext:value-type="float">
            <text:p>0.36239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6449" calcext:value-type="float">
            <text:p>0.096449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33302" calcext:value-type="float">
            <text:p>0.033302</text:p>
          </table:table-cell>
          <table:table-cell office:value-type="float" office:value="0.13078" calcext:value-type="float">
            <text:p>0.13078</text:p>
          </table:table-cell>
          <table:table-cell office:value-type="float" office:value="0.170035" calcext:value-type="float">
            <text:p>0.170035</text:p>
          </table:table-cell>
          <table:table-cell office:value-type="float" office:value="0.195914" calcext:value-type="float">
            <text:p>0.195914</text:p>
          </table:table-cell>
          <table:table-cell office:value-type="float" office:value="0.232064" calcext:value-type="float">
            <text:p>0.232064</text:p>
          </table:table-cell>
          <table:table-cell office:value-type="float" office:value="0.271809" calcext:value-type="float">
            <text:p>0.271809</text:p>
          </table:table-cell>
          <table:table-cell office:value-type="float" office:value="0.304373" calcext:value-type="float">
            <text:p>0.304373</text:p>
          </table:table-cell>
          <table:table-cell office:value-type="float" office:value="0.329372" calcext:value-type="float">
            <text:p>0.329372</text:p>
          </table:table-cell>
          <table:table-cell office:value-type="float" office:value="0.366347" calcext:value-type="float">
            <text:p>0.36634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3399" calcext:value-type="float">
            <text:p>0.10339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-1" calcext:value-type="float">
            <text:p>-1</text:p>
          </table:table-cell>
          <table:table-cell office:value-type="float" office:value="-0.971476" calcext:value-type="float">
            <text:p>-0.971476</text:p>
          </table:table-cell>
          <table:table-cell office:value-type="float" office:value="0.0708" calcext:value-type="float">
            <text:p>0.0708</text:p>
          </table:table-cell>
          <table:table-cell office:value-type="float" office:value="0.142504" calcext:value-type="float">
            <text:p>0.142504</text:p>
          </table:table-cell>
          <table:table-cell office:value-type="float" office:value="0.178079" calcext:value-type="float">
            <text:p>0.178079</text:p>
          </table:table-cell>
          <table:table-cell office:value-type="float" office:value="0.212074" calcext:value-type="float">
            <text:p>0.212074</text:p>
          </table:table-cell>
          <table:table-cell office:value-type="float" office:value="0.244114" calcext:value-type="float">
            <text:p>0.244114</text:p>
          </table:table-cell>
          <table:table-cell office:value-type="float" office:value="0.27322" calcext:value-type="float">
            <text:p>0.27322</text:p>
          </table:table-cell>
          <table:table-cell office:value-type="float" office:value="0.303918" calcext:value-type="float">
            <text:p>0.303918</text:p>
          </table:table-cell>
          <table:table-cell office:value-type="float" office:value="0.329211" calcext:value-type="float">
            <text:p>0.329211</text:p>
          </table:table-cell>
          <table:table-cell office:value-type="float" office:value="0.367371" calcext:value-type="float">
            <text:p>0.36737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14982" calcext:value-type="float">
            <text:p>0.11498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18644" calcext:value-type="float">
            <text:p>-0.218644</text:p>
          </table:table-cell>
          <table:table-cell office:value-type="float" office:value="0.115741" calcext:value-type="float">
            <text:p>0.115741</text:p>
          </table:table-cell>
          <table:table-cell office:value-type="float" office:value="0.165795" calcext:value-type="float">
            <text:p>0.165795</text:p>
          </table:table-cell>
          <table:table-cell office:value-type="float" office:value="0.204164" calcext:value-type="float">
            <text:p>0.204164</text:p>
          </table:table-cell>
          <table:table-cell office:value-type="float" office:value="0.242335" calcext:value-type="float">
            <text:p>0.242335</text:p>
          </table:table-cell>
          <table:table-cell office:value-type="float" office:value="0.273143" calcext:value-type="float">
            <text:p>0.273143</text:p>
          </table:table-cell>
          <table:table-cell office:value-type="float" office:value="0.303492" calcext:value-type="float">
            <text:p>0.303492</text:p>
          </table:table-cell>
          <table:table-cell office:value-type="float" office:value="0.325891" calcext:value-type="float">
            <text:p>0.325891</text:p>
          </table:table-cell>
          <table:table-cell office:value-type="float" office:value="0.363842" calcext:value-type="float">
            <text:p>0.36384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77576" calcext:value-type="float">
            <text:p>0.07757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54441" calcext:value-type="float">
            <text:p>0.054441</text:p>
          </table:table-cell>
          <table:table-cell office:value-type="float" office:value="0.117764" calcext:value-type="float">
            <text:p>0.117764</text:p>
          </table:table-cell>
          <table:table-cell office:value-type="float" office:value="0.159756" calcext:value-type="float">
            <text:p>0.159756</text:p>
          </table:table-cell>
          <table:table-cell office:value-type="float" office:value="0.19623" calcext:value-type="float">
            <text:p>0.19623</text:p>
          </table:table-cell>
          <table:table-cell office:value-type="float" office:value="0.232969" calcext:value-type="float">
            <text:p>0.232969</text:p>
          </table:table-cell>
          <table:table-cell office:value-type="float" office:value="0.25522" calcext:value-type="float">
            <text:p>0.25522</text:p>
          </table:table-cell>
          <table:table-cell office:value-type="float" office:value="0.29134" calcext:value-type="float">
            <text:p>0.29134</text:p>
          </table:table-cell>
          <table:table-cell office:value-type="float" office:value="0.320322" calcext:value-type="float">
            <text:p>0.320322</text:p>
          </table:table-cell>
          <table:table-cell office:value-type="float" office:value="0.360071" calcext:value-type="float">
            <text:p>0.36007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8811" calcext:value-type="float">
            <text:p>0.09881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91322" calcext:value-type="float">
            <text:p>-0.091322</text:p>
          </table:table-cell>
          <table:table-cell office:value-type="float" office:value="0.119133" calcext:value-type="float">
            <text:p>0.119133</text:p>
          </table:table-cell>
          <table:table-cell office:value-type="float" office:value="0.162918" calcext:value-type="float">
            <text:p>0.162918</text:p>
          </table:table-cell>
          <table:table-cell office:value-type="float" office:value="0.201265" calcext:value-type="float">
            <text:p>0.201265</text:p>
          </table:table-cell>
          <table:table-cell office:value-type="float" office:value="0.23325" calcext:value-type="float">
            <text:p>0.23325</text:p>
          </table:table-cell>
          <table:table-cell office:value-type="float" office:value="0.253743" calcext:value-type="float">
            <text:p>0.253743</text:p>
          </table:table-cell>
          <table:table-cell office:value-type="float" office:value="0.287145" calcext:value-type="float">
            <text:p>0.287145</text:p>
          </table:table-cell>
          <table:table-cell office:value-type="float" office:value="0.320847" calcext:value-type="float">
            <text:p>0.320847</text:p>
          </table:table-cell>
          <table:table-cell office:value-type="float" office:value="0.359445" calcext:value-type="float">
            <text:p>0.35944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84643" calcext:value-type="float">
            <text:p>0.08464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-1" calcext:value-type="float">
            <text:p>-1</text:p>
          </table:table-cell>
          <table:table-cell office:value-type="float" office:value="-0.970899" calcext:value-type="float">
            <text:p>-0.970899</text:p>
          </table:table-cell>
          <table:table-cell office:value-type="float" office:value="0.058306" calcext:value-type="float">
            <text:p>0.058306</text:p>
          </table:table-cell>
          <table:table-cell office:value-type="float" office:value="0.112098" calcext:value-type="float">
            <text:p>0.112098</text:p>
          </table:table-cell>
          <table:table-cell office:value-type="float" office:value="0.158022" calcext:value-type="float">
            <text:p>0.158022</text:p>
          </table:table-cell>
          <table:table-cell office:value-type="float" office:value="0.201003" calcext:value-type="float">
            <text:p>0.201003</text:p>
          </table:table-cell>
          <table:table-cell office:value-type="float" office:value="0.234609" calcext:value-type="float">
            <text:p>0.234609</text:p>
          </table:table-cell>
          <table:table-cell office:value-type="float" office:value="0.254211" calcext:value-type="float">
            <text:p>0.254211</text:p>
          </table:table-cell>
          <table:table-cell office:value-type="float" office:value="0.283129" calcext:value-type="float">
            <text:p>0.283129</text:p>
          </table:table-cell>
          <table:table-cell office:value-type="float" office:value="0.317526" calcext:value-type="float">
            <text:p>0.317526</text:p>
          </table:table-cell>
          <table:table-cell office:value-type="float" office:value="0.359065" calcext:value-type="float">
            <text:p>0.35906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0707" calcext:value-type="float">
            <text:p>0.10070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-1" calcext:value-type="float">
            <text:p>-1</text:p>
          </table:table-cell>
          <table:table-cell office:value-type="float" office:value="-0.941748" calcext:value-type="float">
            <text:p>-0.941748</text:p>
          </table:table-cell>
          <table:table-cell office:value-type="float" office:value="0.057028" calcext:value-type="float">
            <text:p>0.057028</text:p>
          </table:table-cell>
          <table:table-cell office:value-type="float" office:value="0.113607" calcext:value-type="float">
            <text:p>0.113607</text:p>
          </table:table-cell>
          <table:table-cell office:value-type="float" office:value="0.162678" calcext:value-type="float">
            <text:p>0.162678</text:p>
          </table:table-cell>
          <table:table-cell office:value-type="float" office:value="0.200203" calcext:value-type="float">
            <text:p>0.200203</text:p>
          </table:table-cell>
          <table:table-cell office:value-type="float" office:value="0.230979" calcext:value-type="float">
            <text:p>0.230979</text:p>
          </table:table-cell>
          <table:table-cell office:value-type="float" office:value="0.251279" calcext:value-type="float">
            <text:p>0.251279</text:p>
          </table:table-cell>
          <table:table-cell office:value-type="float" office:value="0.280244" calcext:value-type="float">
            <text:p>0.280244</text:p>
          </table:table-cell>
          <table:table-cell office:value-type="float" office:value="0.313017" calcext:value-type="float">
            <text:p>0.313017</text:p>
          </table:table-cell>
          <table:table-cell office:value-type="float" office:value="0.353935" calcext:value-type="float">
            <text:p>0.35393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2122" calcext:value-type="float">
            <text:p>0.10212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-1" calcext:value-type="float">
            <text:p>-1</text:p>
          </table:table-cell>
          <table:table-cell office:value-type="float" office:value="-0.88556" calcext:value-type="float">
            <text:p>-0.88556</text:p>
          </table:table-cell>
          <table:table-cell office:value-type="float" office:value="0.052919" calcext:value-type="float">
            <text:p>0.052919</text:p>
          </table:table-cell>
          <table:table-cell office:value-type="float" office:value="0.109719" calcext:value-type="float">
            <text:p>0.109719</text:p>
          </table:table-cell>
          <table:table-cell office:value-type="float" office:value="0.157492" calcext:value-type="float">
            <text:p>0.157492</text:p>
          </table:table-cell>
          <table:table-cell office:value-type="float" office:value="0.199888" calcext:value-type="float">
            <text:p>0.199888</text:p>
          </table:table-cell>
          <table:table-cell office:value-type="float" office:value="0.233832" calcext:value-type="float">
            <text:p>0.233832</text:p>
          </table:table-cell>
          <table:table-cell office:value-type="float" office:value="0.256522" calcext:value-type="float">
            <text:p>0.256522</text:p>
          </table:table-cell>
          <table:table-cell office:value-type="float" office:value="0.284986" calcext:value-type="float">
            <text:p>0.284986</text:p>
          </table:table-cell>
          <table:table-cell office:value-type="float" office:value="0.313616" calcext:value-type="float">
            <text:p>0.313616</text:p>
          </table:table-cell>
          <table:table-cell office:value-type="float" office:value="0.353614" calcext:value-type="float">
            <text:p>0.35361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7703" calcext:value-type="float">
            <text:p>0.107703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-1" calcext:value-type="float">
            <text:p>-1</text:p>
          </table:table-cell>
          <table:table-cell office:value-type="float" office:value="-0.914567" calcext:value-type="float">
            <text:p>-0.914567</text:p>
          </table:table-cell>
          <table:table-cell office:value-type="float" office:value="0.062323" calcext:value-type="float">
            <text:p>0.062323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.165043" calcext:value-type="float">
            <text:p>0.165043</text:p>
          </table:table-cell>
          <table:table-cell office:value-type="float" office:value="0.200422" calcext:value-type="float">
            <text:p>0.200422</text:p>
          </table:table-cell>
          <table:table-cell office:value-type="float" office:value="0.232945" calcext:value-type="float">
            <text:p>0.232945</text:p>
          </table:table-cell>
          <table:table-cell office:value-type="float" office:value="0.253627" calcext:value-type="float">
            <text:p>0.253627</text:p>
          </table:table-cell>
          <table:table-cell office:value-type="float" office:value="0.279918" calcext:value-type="float">
            <text:p>0.279918</text:p>
          </table:table-cell>
          <table:table-cell office:value-type="float" office:value="0.309859" calcext:value-type="float">
            <text:p>0.309859</text:p>
          </table:table-cell>
          <table:table-cell office:value-type="float" office:value="0.353149" calcext:value-type="float">
            <text:p>0.35314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6654" calcext:value-type="float">
            <text:p>0.106654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79832" calcext:value-type="float">
            <text:p>-0.279832</text:p>
          </table:table-cell>
          <table:table-cell office:value-type="float" office:value="0.103889" calcext:value-type="float">
            <text:p>0.103889</text:p>
          </table:table-cell>
          <table:table-cell office:value-type="float" office:value="0.158049" calcext:value-type="float">
            <text:p>0.158049</text:p>
          </table:table-cell>
          <table:table-cell office:value-type="float" office:value="0.196936" calcext:value-type="float">
            <text:p>0.196936</text:p>
          </table:table-cell>
          <table:table-cell office:value-type="float" office:value="0.233114" calcext:value-type="float">
            <text:p>0.233114</text:p>
          </table:table-cell>
          <table:table-cell office:value-type="float" office:value="0.251999" calcext:value-type="float">
            <text:p>0.251999</text:p>
          </table:table-cell>
          <table:table-cell office:value-type="float" office:value="0.277247" calcext:value-type="float">
            <text:p>0.277247</text:p>
          </table:table-cell>
          <table:table-cell office:value-type="float" office:value="0.307243" calcext:value-type="float">
            <text:p>0.307243</text:p>
          </table:table-cell>
          <table:table-cell office:value-type="float" office:value="0.355616" calcext:value-type="float">
            <text:p>0.35561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60426" calcext:value-type="float">
            <text:p>0.060426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21269" calcext:value-type="float">
            <text:p>-0.221269</text:p>
          </table:table-cell>
          <table:table-cell office:value-type="float" office:value="0.119369" calcext:value-type="float">
            <text:p>0.119369</text:p>
          </table:table-cell>
          <table:table-cell office:value-type="float" office:value="0.165231" calcext:value-type="float">
            <text:p>0.165231</text:p>
          </table:table-cell>
          <table:table-cell office:value-type="float" office:value="0.207243" calcext:value-type="float">
            <text:p>0.207243</text:p>
          </table:table-cell>
          <table:table-cell office:value-type="float" office:value="0.235667" calcext:value-type="float">
            <text:p>0.235667</text:p>
          </table:table-cell>
          <table:table-cell office:value-type="float" office:value="0.257904" calcext:value-type="float">
            <text:p>0.257904</text:p>
          </table:table-cell>
          <table:table-cell office:value-type="float" office:value="0.280753" calcext:value-type="float">
            <text:p>0.280753</text:p>
          </table:table-cell>
          <table:table-cell office:value-type="float" office:value="0.308728" calcext:value-type="float">
            <text:p>0.308728</text:p>
          </table:table-cell>
          <table:table-cell office:value-type="float" office:value="0.355631" calcext:value-type="float">
            <text:p>0.35563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70926" calcext:value-type="float">
            <text:p>0.070926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" calcext:value-type="float">
            <text:p>-1</text:p>
          </table:table-cell>
          <table:table-cell office:value-type="float" office:value="-0.943551" calcext:value-type="float">
            <text:p>-0.943551</text:p>
          </table:table-cell>
          <table:table-cell office:value-type="float" office:value="0.074327" calcext:value-type="float">
            <text:p>0.074327</text:p>
          </table:table-cell>
          <table:table-cell office:value-type="float" office:value="0.148046" calcext:value-type="float">
            <text:p>0.148046</text:p>
          </table:table-cell>
          <table:table-cell office:value-type="float" office:value="0.185527" calcext:value-type="float">
            <text:p>0.185527</text:p>
          </table:table-cell>
          <table:table-cell office:value-type="float" office:value="0.223072" calcext:value-type="float">
            <text:p>0.223072</text:p>
          </table:table-cell>
          <table:table-cell office:value-type="float" office:value="0.23553" calcext:value-type="float">
            <text:p>0.23553</text:p>
          </table:table-cell>
          <table:table-cell office:value-type="float" office:value="0.255913" calcext:value-type="float">
            <text:p>0.255913</text:p>
          </table:table-cell>
          <table:table-cell office:value-type="float" office:value="0.280197" calcext:value-type="float">
            <text:p>0.280197</text:p>
          </table:table-cell>
          <table:table-cell office:value-type="float" office:value="0.308334" calcext:value-type="float">
            <text:p>0.308334</text:p>
          </table:table-cell>
          <table:table-cell office:value-type="float" office:value="0.358409" calcext:value-type="float">
            <text:p>0.35840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12581" calcext:value-type="float">
            <text:p>0.11258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" calcext:value-type="float">
            <text:p>-1</text:p>
          </table:table-cell>
          <table:table-cell office:value-type="float" office:value="-0.913977" calcext:value-type="float">
            <text:p>-0.913977</text:p>
          </table:table-cell>
          <table:table-cell office:value-type="float" office:value="0.080927" calcext:value-type="float">
            <text:p>0.080927</text:p>
          </table:table-cell>
          <table:table-cell office:value-type="float" office:value="0.148771" calcext:value-type="float">
            <text:p>0.148771</text:p>
          </table:table-cell>
          <table:table-cell office:value-type="float" office:value="0.18324" calcext:value-type="float">
            <text:p>0.18324</text:p>
          </table:table-cell>
          <table:table-cell office:value-type="float" office:value="0.226861" calcext:value-type="float">
            <text:p>0.226861</text:p>
          </table:table-cell>
          <table:table-cell office:value-type="float" office:value="0.240617" calcext:value-type="float">
            <text:p>0.240617</text:p>
          </table:table-cell>
          <table:table-cell office:value-type="float" office:value="0.262052" calcext:value-type="float">
            <text:p>0.262052</text:p>
          </table:table-cell>
          <table:table-cell office:value-type="float" office:value="0.285094" calcext:value-type="float">
            <text:p>0.285094</text:p>
          </table:table-cell>
          <table:table-cell office:value-type="float" office:value="0.305328" calcext:value-type="float">
            <text:p>0.305328</text:p>
          </table:table-cell>
          <table:table-cell office:value-type="float" office:value="0.355703" calcext:value-type="float">
            <text:p>0.35570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17462" calcext:value-type="float">
            <text:p>0.11746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" calcext:value-type="float">
            <text:p>-1</text:p>
          </table:table-cell>
          <table:table-cell office:value-type="float" office:value="-0.675794" calcext:value-type="float">
            <text:p>-0.675794</text:p>
          </table:table-cell>
          <table:table-cell office:value-type="float" office:value="0.100824" calcext:value-type="float">
            <text:p>0.100824</text:p>
          </table:table-cell>
          <table:table-cell office:value-type="float" office:value="0.159888" calcext:value-type="float">
            <text:p>0.159888</text:p>
          </table:table-cell>
          <table:table-cell office:value-type="float" office:value="0.204769" calcext:value-type="float">
            <text:p>0.204769</text:p>
          </table:table-cell>
          <table:table-cell office:value-type="float" office:value="0.236382" calcext:value-type="float">
            <text:p>0.236382</text:p>
          </table:table-cell>
          <table:table-cell office:value-type="float" office:value="0.251643" calcext:value-type="float">
            <text:p>0.251643</text:p>
          </table:table-cell>
          <table:table-cell office:value-type="float" office:value="0.272054" calcext:value-type="float">
            <text:p>0.272054</text:p>
          </table:table-cell>
          <table:table-cell office:value-type="float" office:value="0.294483" calcext:value-type="float">
            <text:p>0.294483</text:p>
          </table:table-cell>
          <table:table-cell office:value-type="float" office:value="0.313892" calcext:value-type="float">
            <text:p>0.313892</text:p>
          </table:table-cell>
          <table:table-cell office:value-type="float" office:value="0.354616" calcext:value-type="float">
            <text:p>0.35461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1276" calcext:value-type="float">
            <text:p>0.15127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" calcext:value-type="float">
            <text:p>-1</text:p>
          </table:table-cell>
          <table:table-cell office:value-type="float" office:value="-0.945345" calcext:value-type="float">
            <text:p>-0.945345</text:p>
          </table:table-cell>
          <table:table-cell office:value-type="float" office:value="0.067124" calcext:value-type="float">
            <text:p>0.067124</text:p>
          </table:table-cell>
          <table:table-cell office:value-type="float" office:value="0.14168" calcext:value-type="float">
            <text:p>0.14168</text:p>
          </table:table-cell>
          <table:table-cell office:value-type="float" office:value="0.182513" calcext:value-type="float">
            <text:p>0.182513</text:p>
          </table:table-cell>
          <table:table-cell office:value-type="float" office:value="0.227545" calcext:value-type="float">
            <text:p>0.227545</text:p>
          </table:table-cell>
          <table:table-cell office:value-type="float" office:value="0.244726" calcext:value-type="float">
            <text:p>0.244726</text:p>
          </table:table-cell>
          <table:table-cell office:value-type="float" office:value="0.268336" calcext:value-type="float">
            <text:p>0.268336</text:p>
          </table:table-cell>
          <table:table-cell office:value-type="float" office:value="0.289537" calcext:value-type="float">
            <text:p>0.289537</text:p>
          </table:table-cell>
          <table:table-cell office:value-type="float" office:value="0.310308" calcext:value-type="float">
            <text:p>0.310308</text:p>
          </table:table-cell>
          <table:table-cell office:value-type="float" office:value="0.353835" calcext:value-type="float">
            <text:p>0.35383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14026" calcext:value-type="float">
            <text:p>0.11402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" calcext:value-type="float">
            <text:p>-1</text:p>
          </table:table-cell>
          <table:table-cell office:value-type="float" office:value="-0.832194" calcext:value-type="float">
            <text:p>-0.832194</text:p>
          </table:table-cell>
          <table:table-cell office:value-type="float" office:value="0.0759" calcext:value-type="float">
            <text:p>0.0759</text:p>
          </table:table-cell>
          <table:table-cell office:value-type="float" office:value="0.152" calcext:value-type="float">
            <text:p>0.152</text:p>
          </table:table-cell>
          <table:table-cell office:value-type="float" office:value="0.19044" calcext:value-type="float">
            <text:p>0.19044</text:p>
          </table:table-cell>
          <table:table-cell office:value-type="float" office:value="0.231915" calcext:value-type="float">
            <text:p>0.231915</text:p>
          </table:table-cell>
          <table:table-cell office:value-type="float" office:value="0.244941" calcext:value-type="float">
            <text:p>0.244941</text:p>
          </table:table-cell>
          <table:table-cell office:value-type="float" office:value="0.274003" calcext:value-type="float">
            <text:p>0.274003</text:p>
          </table:table-cell>
          <table:table-cell office:value-type="float" office:value="0.293877" calcext:value-type="float">
            <text:p>0.293877</text:p>
          </table:table-cell>
          <table:table-cell office:value-type="float" office:value="0.31427" calcext:value-type="float">
            <text:p>0.31427</text:p>
          </table:table-cell>
          <table:table-cell office:value-type="float" office:value="0.35591" calcext:value-type="float">
            <text:p>0.3559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30106" calcext:value-type="float">
            <text:p>0.130106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" calcext:value-type="float">
            <text:p>-1</text:p>
          </table:table-cell>
          <table:table-cell office:value-type="float" office:value="-0.860669" calcext:value-type="float">
            <text:p>-0.860669</text:p>
          </table:table-cell>
          <table:table-cell office:value-type="float" office:value="0.076763" calcext:value-type="float">
            <text:p>0.076763</text:p>
          </table:table-cell>
          <table:table-cell office:value-type="float" office:value="0.156721" calcext:value-type="float">
            <text:p>0.156721</text:p>
          </table:table-cell>
          <table:table-cell office:value-type="float" office:value="0.18834" calcext:value-type="float">
            <text:p>0.18834</text:p>
          </table:table-cell>
          <table:table-cell office:value-type="float" office:value="0.229964" calcext:value-type="float">
            <text:p>0.229964</text:p>
          </table:table-cell>
          <table:table-cell office:value-type="float" office:value="0.244329" calcext:value-type="float">
            <text:p>0.244329</text:p>
          </table:table-cell>
          <table:table-cell office:value-type="float" office:value="0.268594" calcext:value-type="float">
            <text:p>0.268594</text:p>
          </table:table-cell>
          <table:table-cell office:value-type="float" office:value="0.291781" calcext:value-type="float">
            <text:p>0.291781</text:p>
          </table:table-cell>
          <table:table-cell office:value-type="float" office:value="0.31388" calcext:value-type="float">
            <text:p>0.31388</text:p>
          </table:table-cell>
          <table:table-cell office:value-type="float" office:value="0.356583" calcext:value-type="float">
            <text:p>0.35658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26629" calcext:value-type="float">
            <text:p>0.12662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" calcext:value-type="float">
            <text:p>-1</text:p>
          </table:table-cell>
          <table:table-cell office:value-type="float" office:value="-0.769821" calcext:value-type="float">
            <text:p>-0.769821</text:p>
          </table:table-cell>
          <table:table-cell office:value-type="float" office:value="0.09242" calcext:value-type="float">
            <text:p>0.09242</text:p>
          </table:table-cell>
          <table:table-cell office:value-type="float" office:value="0.154822" calcext:value-type="float">
            <text:p>0.154822</text:p>
          </table:table-cell>
          <table:table-cell office:value-type="float" office:value="0.187069" calcext:value-type="float">
            <text:p>0.187069</text:p>
          </table:table-cell>
          <table:table-cell office:value-type="float" office:value="0.225564" calcext:value-type="float">
            <text:p>0.225564</text:p>
          </table:table-cell>
          <table:table-cell office:value-type="float" office:value="0.242445" calcext:value-type="float">
            <text:p>0.242445</text:p>
          </table:table-cell>
          <table:table-cell office:value-type="float" office:value="0.266903" calcext:value-type="float">
            <text:p>0.266903</text:p>
          </table:table-cell>
          <table:table-cell office:value-type="float" office:value="0.291789" calcext:value-type="float">
            <text:p>0.291789</text:p>
          </table:table-cell>
          <table:table-cell office:value-type="float" office:value="0.3157" calcext:value-type="float">
            <text:p>0.3157</text:p>
          </table:table-cell>
          <table:table-cell office:value-type="float" office:value="0.360026" calcext:value-type="float">
            <text:p>0.36002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36692" calcext:value-type="float">
            <text:p>0.13669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office:value-type="float" office:value="-0.5294" calcext:value-type="float">
            <text:p>-0.5294</text:p>
          </table:table-cell>
          <table:table-cell office:value-type="float" office:value="0.108973" calcext:value-type="float">
            <text:p>0.108973</text:p>
          </table:table-cell>
          <table:table-cell office:value-type="float" office:value="0.154733" calcext:value-type="float">
            <text:p>0.154733</text:p>
          </table:table-cell>
          <table:table-cell office:value-type="float" office:value="0.184956" calcext:value-type="float">
            <text:p>0.184956</text:p>
          </table:table-cell>
          <table:table-cell office:value-type="float" office:value="0.221217" calcext:value-type="float">
            <text:p>0.221217</text:p>
          </table:table-cell>
          <table:table-cell office:value-type="float" office:value="0.238" calcext:value-type="float">
            <text:p>0.238</text:p>
          </table:table-cell>
          <table:table-cell office:value-type="float" office:value="0.259591" calcext:value-type="float">
            <text:p>0.259591</text:p>
          </table:table-cell>
          <table:table-cell office:value-type="float" office:value="0.282551" calcext:value-type="float">
            <text:p>0.282551</text:p>
          </table:table-cell>
          <table:table-cell office:value-type="float" office:value="0.312316" calcext:value-type="float">
            <text:p>0.312316</text:p>
          </table:table-cell>
          <table:table-cell office:value-type="float" office:value="0.350264" calcext:value-type="float">
            <text:p>0.35026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5832" calcext:value-type="float">
            <text:p>0.1583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25369" calcext:value-type="float">
            <text:p>0.025369</text:p>
          </table:table-cell>
          <table:table-cell office:value-type="float" office:value="0.127599" calcext:value-type="float">
            <text:p>0.127599</text:p>
          </table:table-cell>
          <table:table-cell office:value-type="float" office:value="0.167901" calcext:value-type="float">
            <text:p>0.167901</text:p>
          </table:table-cell>
          <table:table-cell office:value-type="float" office:value="0.197617" calcext:value-type="float">
            <text:p>0.197617</text:p>
          </table:table-cell>
          <table:table-cell office:value-type="float" office:value="0.22753" calcext:value-type="float">
            <text:p>0.22753</text:p>
          </table:table-cell>
          <table:table-cell office:value-type="float" office:value="0.242316" calcext:value-type="float">
            <text:p>0.242316</text:p>
          </table:table-cell>
          <table:table-cell office:value-type="float" office:value="0.267824" calcext:value-type="float">
            <text:p>0.267824</text:p>
          </table:table-cell>
          <table:table-cell office:value-type="float" office:value="0.308856" calcext:value-type="float">
            <text:p>0.308856</text:p>
          </table:table-cell>
          <table:table-cell office:value-type="float" office:value="0.357464" calcext:value-type="float">
            <text:p>0.35746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2248" calcext:value-type="float">
            <text:p>0.092248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1" calcext:value-type="float">
            <text:p>-1</text:p>
          </table:table-cell>
          <table:table-cell office:value-type="float" office:value="-0.708991" calcext:value-type="float">
            <text:p>-0.708991</text:p>
          </table:table-cell>
          <table:table-cell office:value-type="float" office:value="0.073832" calcext:value-type="float">
            <text:p>0.073832</text:p>
          </table:table-cell>
          <table:table-cell office:value-type="float" office:value="0.138241" calcext:value-type="float">
            <text:p>0.138241</text:p>
          </table:table-cell>
          <table:table-cell office:value-type="float" office:value="0.168477" calcext:value-type="float">
            <text:p>0.168477</text:p>
          </table:table-cell>
          <table:table-cell office:value-type="float" office:value="0.196106" calcext:value-type="float">
            <text:p>0.196106</text:p>
          </table:table-cell>
          <table:table-cell office:value-type="float" office:value="0.222667" calcext:value-type="float">
            <text:p>0.222667</text:p>
          </table:table-cell>
          <table:table-cell office:value-type="float" office:value="0.245932" calcext:value-type="float">
            <text:p>0.245932</text:p>
          </table:table-cell>
          <table:table-cell office:value-type="float" office:value="0.276042" calcext:value-type="float">
            <text:p>0.276042</text:p>
          </table:table-cell>
          <table:table-cell office:value-type="float" office:value="0.308375" calcext:value-type="float">
            <text:p>0.308375</text:p>
          </table:table-cell>
          <table:table-cell office:value-type="float" office:value="0.357776" calcext:value-type="float">
            <text:p>0.35777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27846" calcext:value-type="float">
            <text:p>0.127846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1" calcext:value-type="float">
            <text:p>-1</text:p>
          </table:table-cell>
          <table:table-cell office:value-type="float" office:value="-0.855688" calcext:value-type="float">
            <text:p>-0.855688</text:p>
          </table:table-cell>
          <table:table-cell office:value-type="float" office:value="0.06595" calcext:value-type="float">
            <text:p>0.06595</text:p>
          </table:table-cell>
          <table:table-cell office:value-type="float" office:value="0.125633" calcext:value-type="float">
            <text:p>0.125633</text:p>
          </table:table-cell>
          <table:table-cell office:value-type="float" office:value="0.159267" calcext:value-type="float">
            <text:p>0.159267</text:p>
          </table:table-cell>
          <table:table-cell office:value-type="float" office:value="0.192835" calcext:value-type="float">
            <text:p>0.192835</text:p>
          </table:table-cell>
          <table:table-cell office:value-type="float" office:value="0.226829" calcext:value-type="float">
            <text:p>0.226829</text:p>
          </table:table-cell>
          <table:table-cell office:value-type="float" office:value="0.250019" calcext:value-type="float">
            <text:p>0.250019</text:p>
          </table:table-cell>
          <table:table-cell office:value-type="float" office:value="0.27859" calcext:value-type="float">
            <text:p>0.27859</text:p>
          </table:table-cell>
          <table:table-cell office:value-type="float" office:value="0.308301" calcext:value-type="float">
            <text:p>0.308301</text:p>
          </table:table-cell>
          <table:table-cell office:value-type="float" office:value="0.356456" calcext:value-type="float">
            <text:p>0.35645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10819" calcext:value-type="float">
            <text:p>0.110819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36012" calcext:value-type="float">
            <text:p>-0.236012</text:p>
          </table:table-cell>
          <table:table-cell office:value-type="float" office:value="0.090852" calcext:value-type="float">
            <text:p>0.090852</text:p>
          </table:table-cell>
          <table:table-cell office:value-type="float" office:value="0.137429" calcext:value-type="float">
            <text:p>0.137429</text:p>
          </table:table-cell>
          <table:table-cell office:value-type="float" office:value="0.174861" calcext:value-type="float">
            <text:p>0.174861</text:p>
          </table:table-cell>
          <table:table-cell office:value-type="float" office:value="0.218461" calcext:value-type="float">
            <text:p>0.218461</text:p>
          </table:table-cell>
          <table:table-cell office:value-type="float" office:value="0.242727" calcext:value-type="float">
            <text:p>0.242727</text:p>
          </table:table-cell>
          <table:table-cell office:value-type="float" office:value="0.270136" calcext:value-type="float">
            <text:p>0.270136</text:p>
          </table:table-cell>
          <table:table-cell office:value-type="float" office:value="0.302" calcext:value-type="float">
            <text:p>0.302</text:p>
          </table:table-cell>
          <table:table-cell office:value-type="float" office:value="0.352618" calcext:value-type="float">
            <text:p>0.35261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55307" calcext:value-type="float">
            <text:p>0.055307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-1" calcext:value-type="float">
            <text:p>-1</text:p>
          </table:table-cell>
          <table:table-cell office:value-type="float" office:value="-0.972765" calcext:value-type="float">
            <text:p>-0.972765</text:p>
          </table:table-cell>
          <table:table-cell office:value-type="float" office:value="0.045175" calcext:value-type="float">
            <text:p>0.045175</text:p>
          </table:table-cell>
          <table:table-cell office:value-type="float" office:value="0.116413" calcext:value-type="float">
            <text:p>0.116413</text:p>
          </table:table-cell>
          <table:table-cell office:value-type="float" office:value="0.157012" calcext:value-type="float">
            <text:p>0.157012</text:p>
          </table:table-cell>
          <table:table-cell office:value-type="float" office:value="0.198136" calcext:value-type="float">
            <text:p>0.198136</text:p>
          </table:table-cell>
          <table:table-cell office:value-type="float" office:value="0.230242" calcext:value-type="float">
            <text:p>0.230242</text:p>
          </table:table-cell>
          <table:table-cell office:value-type="float" office:value="0.248478" calcext:value-type="float">
            <text:p>0.248478</text:p>
          </table:table-cell>
          <table:table-cell office:value-type="float" office:value="0.274522" calcext:value-type="float">
            <text:p>0.274522</text:p>
          </table:table-cell>
          <table:table-cell office:value-type="float" office:value="0.307449" calcext:value-type="float">
            <text:p>0.307449</text:p>
          </table:table-cell>
          <table:table-cell office:value-type="float" office:value="0.359104" calcext:value-type="float">
            <text:p>0.35910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6377" calcext:value-type="float">
            <text:p>0.09637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-1" calcext:value-type="float">
            <text:p>-1</text:p>
          </table:table-cell>
          <table:table-cell office:value-type="float" office:value="-0.972207" calcext:value-type="float">
            <text:p>-0.972207</text:p>
          </table:table-cell>
          <table:table-cell office:value-type="float" office:value="0.05113" calcext:value-type="float">
            <text:p>0.05113</text:p>
          </table:table-cell>
          <table:table-cell office:value-type="float" office:value="0.127886" calcext:value-type="float">
            <text:p>0.127886</text:p>
          </table:table-cell>
          <table:table-cell office:value-type="float" office:value="0.168023" calcext:value-type="float">
            <text:p>0.168023</text:p>
          </table:table-cell>
          <table:table-cell office:value-type="float" office:value="0.204214" calcext:value-type="float">
            <text:p>0.204214</text:p>
          </table:table-cell>
          <table:table-cell office:value-type="float" office:value="0.230998" calcext:value-type="float">
            <text:p>0.230998</text:p>
          </table:table-cell>
          <table:table-cell office:value-type="float" office:value="0.247352" calcext:value-type="float">
            <text:p>0.247352</text:p>
          </table:table-cell>
          <table:table-cell office:value-type="float" office:value="0.275815" calcext:value-type="float">
            <text:p>0.275815</text:p>
          </table:table-cell>
          <table:table-cell office:value-type="float" office:value="0.308381" calcext:value-type="float">
            <text:p>0.308381</text:p>
          </table:table-cell>
          <table:table-cell office:value-type="float" office:value="0.357875" calcext:value-type="float">
            <text:p>0.35787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9947" calcext:value-type="float">
            <text:p>0.099947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-1" calcext:value-type="float">
            <text:p>-1</text:p>
          </table:table-cell>
          <table:table-cell office:value-type="float" office:value="-0.943692" calcext:value-type="float">
            <text:p>-0.943692</text:p>
          </table:table-cell>
          <table:table-cell office:value-type="float" office:value="0.054441" calcext:value-type="float">
            <text:p>0.054441</text:p>
          </table:table-cell>
          <table:table-cell office:value-type="float" office:value="0.122889" calcext:value-type="float">
            <text:p>0.122889</text:p>
          </table:table-cell>
          <table:table-cell office:value-type="float" office:value="0.165511" calcext:value-type="float">
            <text:p>0.165511</text:p>
          </table:table-cell>
          <table:table-cell office:value-type="float" office:value="0.200324" calcext:value-type="float">
            <text:p>0.200324</text:p>
          </table:table-cell>
          <table:table-cell office:value-type="float" office:value="0.227041" calcext:value-type="float">
            <text:p>0.227041</text:p>
          </table:table-cell>
          <table:table-cell office:value-type="float" office:value="0.242003" calcext:value-type="float">
            <text:p>0.242003</text:p>
          </table:table-cell>
          <table:table-cell office:value-type="float" office:value="0.267867" calcext:value-type="float">
            <text:p>0.267867</text:p>
          </table:table-cell>
          <table:table-cell office:value-type="float" office:value="0.2965" calcext:value-type="float">
            <text:p>0.2965</text:p>
          </table:table-cell>
          <table:table-cell office:value-type="float" office:value="0.349609" calcext:value-type="float">
            <text:p>0.34960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8249" calcext:value-type="float">
            <text:p>0.098249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44497" calcext:value-type="float">
            <text:p>-0.044497</text:p>
          </table:table-cell>
          <table:table-cell office:value-type="float" office:value="0.122124" calcext:value-type="float">
            <text:p>0.122124</text:p>
          </table:table-cell>
          <table:table-cell office:value-type="float" office:value="0.176124" calcext:value-type="float">
            <text:p>0.176124</text:p>
          </table:table-cell>
          <table:table-cell office:value-type="float" office:value="0.213093" calcext:value-type="float">
            <text:p>0.213093</text:p>
          </table:table-cell>
          <table:table-cell office:value-type="float" office:value="0.235384" calcext:value-type="float">
            <text:p>0.235384</text:p>
          </table:table-cell>
          <table:table-cell office:value-type="float" office:value="0.254168" calcext:value-type="float">
            <text:p>0.254168</text:p>
          </table:table-cell>
          <table:table-cell office:value-type="float" office:value="0.283702" calcext:value-type="float">
            <text:p>0.283702</text:p>
          </table:table-cell>
          <table:table-cell office:value-type="float" office:value="0.304104" calcext:value-type="float">
            <text:p>0.304104</text:p>
          </table:table-cell>
          <table:table-cell office:value-type="float" office:value="0.354344" calcext:value-type="float">
            <text:p>0.35434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89855" calcext:value-type="float">
            <text:p>0.089855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49212" calcext:value-type="float">
            <text:p>-0.349212</text:p>
          </table:table-cell>
          <table:table-cell office:value-type="float" office:value="0.103902" calcext:value-type="float">
            <text:p>0.103902</text:p>
          </table:table-cell>
          <table:table-cell office:value-type="float" office:value="0.164625" calcext:value-type="float">
            <text:p>0.164625</text:p>
          </table:table-cell>
          <table:table-cell office:value-type="float" office:value="0.200746" calcext:value-type="float">
            <text:p>0.200746</text:p>
          </table:table-cell>
          <table:table-cell office:value-type="float" office:value="0.232819" calcext:value-type="float">
            <text:p>0.232819</text:p>
          </table:table-cell>
          <table:table-cell office:value-type="float" office:value="0.25024" calcext:value-type="float">
            <text:p>0.25024</text:p>
          </table:table-cell>
          <table:table-cell office:value-type="float" office:value="0.28204" calcext:value-type="float">
            <text:p>0.28204</text:p>
          </table:table-cell>
          <table:table-cell office:value-type="float" office:value="0.306432" calcext:value-type="float">
            <text:p>0.306432</text:p>
          </table:table-cell>
          <table:table-cell office:value-type="float" office:value="0.357848" calcext:value-type="float">
            <text:p>0.35784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54944" calcext:value-type="float">
            <text:p>0.054944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02878" calcext:value-type="float">
            <text:p>0.002878</text:p>
          </table:table-cell>
          <table:table-cell office:value-type="float" office:value="0.145653" calcext:value-type="float">
            <text:p>0.145653</text:p>
          </table:table-cell>
          <table:table-cell office:value-type="float" office:value="0.183896" calcext:value-type="float">
            <text:p>0.183896</text:p>
          </table:table-cell>
          <table:table-cell office:value-type="float" office:value="0.215966" calcext:value-type="float">
            <text:p>0.215966</text:p>
          </table:table-cell>
          <table:table-cell office:value-type="float" office:value="0.239134" calcext:value-type="float">
            <text:p>0.239134</text:p>
          </table:table-cell>
          <table:table-cell office:value-type="float" office:value="0.259632" calcext:value-type="float">
            <text:p>0.259632</text:p>
          </table:table-cell>
          <table:table-cell office:value-type="float" office:value="0.288616" calcext:value-type="float">
            <text:p>0.288616</text:p>
          </table:table-cell>
          <table:table-cell office:value-type="float" office:value="0.308595" calcext:value-type="float">
            <text:p>0.308595</text:p>
          </table:table-cell>
          <table:table-cell office:value-type="float" office:value="0.355749" calcext:value-type="float">
            <text:p>0.35574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0012" calcext:value-type="float">
            <text:p>0.10001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5908" calcext:value-type="float">
            <text:p>-0.25908</text:p>
          </table:table-cell>
          <table:table-cell office:value-type="float" office:value="0.123572" calcext:value-type="float">
            <text:p>0.123572</text:p>
          </table:table-cell>
          <table:table-cell office:value-type="float" office:value="0.172017" calcext:value-type="float">
            <text:p>0.172017</text:p>
          </table:table-cell>
          <table:table-cell office:value-type="float" office:value="0.205578" calcext:value-type="float">
            <text:p>0.205578</text:p>
          </table:table-cell>
          <table:table-cell office:value-type="float" office:value="0.230546" calcext:value-type="float">
            <text:p>0.230546</text:p>
          </table:table-cell>
          <table:table-cell office:value-type="float" office:value="0.244861" calcext:value-type="float">
            <text:p>0.244861</text:p>
          </table:table-cell>
          <table:table-cell office:value-type="float" office:value="0.27749" calcext:value-type="float">
            <text:p>0.27749</text:p>
          </table:table-cell>
          <table:table-cell office:value-type="float" office:value="0.30381" calcext:value-type="float">
            <text:p>0.30381</text:p>
          </table:table-cell>
          <table:table-cell office:value-type="float" office:value="0.357332" calcext:value-type="float">
            <text:p>0.35733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65613" calcext:value-type="float">
            <text:p>0.06561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20413" calcext:value-type="float">
            <text:p>-0.220413</text:p>
          </table:table-cell>
          <table:table-cell office:value-type="float" office:value="0.137244" calcext:value-type="float">
            <text:p>0.137244</text:p>
          </table:table-cell>
          <table:table-cell office:value-type="float" office:value="0.174439" calcext:value-type="float">
            <text:p>0.174439</text:p>
          </table:table-cell>
          <table:table-cell office:value-type="float" office:value="0.210802" calcext:value-type="float">
            <text:p>0.210802</text:p>
          </table:table-cell>
          <table:table-cell office:value-type="float" office:value="0.236089" calcext:value-type="float">
            <text:p>0.236089</text:p>
          </table:table-cell>
          <table:table-cell office:value-type="float" office:value="0.24826" calcext:value-type="float">
            <text:p>0.24826</text:p>
          </table:table-cell>
          <table:table-cell office:value-type="float" office:value="0.281298" calcext:value-type="float">
            <text:p>0.281298</text:p>
          </table:table-cell>
          <table:table-cell office:value-type="float" office:value="0.308173" calcext:value-type="float">
            <text:p>0.308173</text:p>
          </table:table-cell>
          <table:table-cell office:value-type="float" office:value="0.359884" calcext:value-type="float">
            <text:p>0.35988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73578" calcext:value-type="float">
            <text:p>0.073578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23724" calcext:value-type="float">
            <text:p>-0.223724</text:p>
          </table:table-cell>
          <table:table-cell office:value-type="float" office:value="0.136448" calcext:value-type="float">
            <text:p>0.136448</text:p>
          </table:table-cell>
          <table:table-cell office:value-type="float" office:value="0.17683" calcext:value-type="float">
            <text:p>0.17683</text:p>
          </table:table-cell>
          <table:table-cell office:value-type="float" office:value="0.21422" calcext:value-type="float">
            <text:p>0.21422</text:p>
          </table:table-cell>
          <table:table-cell office:value-type="float" office:value="0.237032" calcext:value-type="float">
            <text:p>0.237032</text:p>
          </table:table-cell>
          <table:table-cell office:value-type="float" office:value="0.24936" calcext:value-type="float">
            <text:p>0.24936</text:p>
          </table:table-cell>
          <table:table-cell office:value-type="float" office:value="0.277301" calcext:value-type="float">
            <text:p>0.277301</text:p>
          </table:table-cell>
          <table:table-cell office:value-type="float" office:value="0.299616" calcext:value-type="float">
            <text:p>0.299616</text:p>
          </table:table-cell>
          <table:table-cell office:value-type="float" office:value="0.356442" calcext:value-type="float">
            <text:p>0.35644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72352" calcext:value-type="float">
            <text:p>0.072352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89694" calcext:value-type="float">
            <text:p>-0.089694</text:p>
          </table:table-cell>
          <table:table-cell office:value-type="float" office:value="0.143518" calcext:value-type="float">
            <text:p>0.143518</text:p>
          </table:table-cell>
          <table:table-cell office:value-type="float" office:value="0.178843" calcext:value-type="float">
            <text:p>0.178843</text:p>
          </table:table-cell>
          <table:table-cell office:value-type="float" office:value="0.209819" calcext:value-type="float">
            <text:p>0.209819</text:p>
          </table:table-cell>
          <table:table-cell office:value-type="float" office:value="0.235648" calcext:value-type="float">
            <text:p>0.235648</text:p>
          </table:table-cell>
          <table:table-cell office:value-type="float" office:value="0.249131" calcext:value-type="float">
            <text:p>0.249131</text:p>
          </table:table-cell>
          <table:table-cell office:value-type="float" office:value="0.277405" calcext:value-type="float">
            <text:p>0.277405</text:p>
          </table:table-cell>
          <table:table-cell office:value-type="float" office:value="0.299062" calcext:value-type="float">
            <text:p>0.299062</text:p>
          </table:table-cell>
          <table:table-cell office:value-type="float" office:value="0.355341" calcext:value-type="float">
            <text:p>0.35534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85907" calcext:value-type="float">
            <text:p>0.08590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75164" calcext:value-type="float">
            <text:p>0.075164</text:p>
          </table:table-cell>
          <table:table-cell office:value-type="float" office:value="0.138698" calcext:value-type="float">
            <text:p>0.138698</text:p>
          </table:table-cell>
          <table:table-cell office:value-type="float" office:value="0.178788" calcext:value-type="float">
            <text:p>0.178788</text:p>
          </table:table-cell>
          <table:table-cell office:value-type="float" office:value="0.216467" calcext:value-type="float">
            <text:p>0.216467</text:p>
          </table:table-cell>
          <table:table-cell office:value-type="float" office:value="0.236906" calcext:value-type="float">
            <text:p>0.236906</text:p>
          </table:table-cell>
          <table:table-cell office:value-type="float" office:value="0.25214" calcext:value-type="float">
            <text:p>0.25214</text:p>
          </table:table-cell>
          <table:table-cell office:value-type="float" office:value="0.278038" calcext:value-type="float">
            <text:p>0.278038</text:p>
          </table:table-cell>
          <table:table-cell office:value-type="float" office:value="0.301873" calcext:value-type="float">
            <text:p>0.301873</text:p>
          </table:table-cell>
          <table:table-cell office:value-type="float" office:value="0.357917" calcext:value-type="float">
            <text:p>0.35791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03599" calcext:value-type="float">
            <text:p>0.10359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75642" calcext:value-type="float">
            <text:p>-0.275642</text:p>
          </table:table-cell>
          <table:table-cell office:value-type="float" office:value="0.112659" calcext:value-type="float">
            <text:p>0.112659</text:p>
          </table:table-cell>
          <table:table-cell office:value-type="float" office:value="0.159779" calcext:value-type="float">
            <text:p>0.159779</text:p>
          </table:table-cell>
          <table:table-cell office:value-type="float" office:value="0.200028" calcext:value-type="float">
            <text:p>0.200028</text:p>
          </table:table-cell>
          <table:table-cell office:value-type="float" office:value="0.234005" calcext:value-type="float">
            <text:p>0.234005</text:p>
          </table:table-cell>
          <table:table-cell office:value-type="float" office:value="0.246157" calcext:value-type="float">
            <text:p>0.246157</text:p>
          </table:table-cell>
          <table:table-cell office:value-type="float" office:value="0.268769" calcext:value-type="float">
            <text:p>0.268769</text:p>
          </table:table-cell>
          <table:table-cell office:value-type="float" office:value="0.298465" calcext:value-type="float">
            <text:p>0.298465</text:p>
          </table:table-cell>
          <table:table-cell office:value-type="float" office:value="0.356143" calcext:value-type="float">
            <text:p>0.35614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60036" calcext:value-type="float">
            <text:p>0.06003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17841" calcext:value-type="float">
            <text:p>-0.017841</text:p>
          </table:table-cell>
          <table:table-cell office:value-type="float" office:value="0.138573" calcext:value-type="float">
            <text:p>0.138573</text:p>
          </table:table-cell>
          <table:table-cell office:value-type="float" office:value="0.168353" calcext:value-type="float">
            <text:p>0.168353</text:p>
          </table:table-cell>
          <table:table-cell office:value-type="float" office:value="0.206627" calcext:value-type="float">
            <text:p>0.206627</text:p>
          </table:table-cell>
          <table:table-cell office:value-type="float" office:value="0.233878" calcext:value-type="float">
            <text:p>0.233878</text:p>
          </table:table-cell>
          <table:table-cell office:value-type="float" office:value="0.246368" calcext:value-type="float">
            <text:p>0.246368</text:p>
          </table:table-cell>
          <table:table-cell office:value-type="float" office:value="0.272816" calcext:value-type="float">
            <text:p>0.272816</text:p>
          </table:table-cell>
          <table:table-cell office:value-type="float" office:value="0.299691" calcext:value-type="float">
            <text:p>0.299691</text:p>
          </table:table-cell>
          <table:table-cell office:value-type="float" office:value="0.357276" calcext:value-type="float">
            <text:p>0.35727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0574" calcext:value-type="float">
            <text:p>0.09057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5616" calcext:value-type="float">
            <text:p>-0.05616</text:p>
          </table:table-cell>
          <table:table-cell office:value-type="float" office:value="0.128508" calcext:value-type="float">
            <text:p>0.128508</text:p>
          </table:table-cell>
          <table:table-cell office:value-type="float" office:value="0.16625" calcext:value-type="float">
            <text:p>0.16625</text:p>
          </table:table-cell>
          <table:table-cell office:value-type="float" office:value="0.199996" calcext:value-type="float">
            <text:p>0.199996</text:p>
          </table:table-cell>
          <table:table-cell office:value-type="float" office:value="0.229417" calcext:value-type="float">
            <text:p>0.229417</text:p>
          </table:table-cell>
          <table:table-cell office:value-type="float" office:value="0.245189" calcext:value-type="float">
            <text:p>0.245189</text:p>
          </table:table-cell>
          <table:table-cell office:value-type="float" office:value="0.278969" calcext:value-type="float">
            <text:p>0.278969</text:p>
          </table:table-cell>
          <table:table-cell office:value-type="float" office:value="0.301085" calcext:value-type="float">
            <text:p>0.301085</text:p>
          </table:table-cell>
          <table:table-cell office:value-type="float" office:value="0.359254" calcext:value-type="float">
            <text:p>0.35925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85251" calcext:value-type="float">
            <text:p>0.08525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90208" calcext:value-type="float">
            <text:p>-0.490208</text:p>
          </table:table-cell>
          <table:table-cell office:value-type="float" office:value="0.095054" calcext:value-type="float">
            <text:p>0.095054</text:p>
          </table:table-cell>
          <table:table-cell office:value-type="float" office:value="0.152459" calcext:value-type="float">
            <text:p>0.152459</text:p>
          </table:table-cell>
          <table:table-cell office:value-type="float" office:value="0.198031" calcext:value-type="float">
            <text:p>0.198031</text:p>
          </table:table-cell>
          <table:table-cell office:value-type="float" office:value="0.230714" calcext:value-type="float">
            <text:p>0.230714</text:p>
          </table:table-cell>
          <table:table-cell office:value-type="float" office:value="0.242788" calcext:value-type="float">
            <text:p>0.242788</text:p>
          </table:table-cell>
          <table:table-cell office:value-type="float" office:value="0.262636" calcext:value-type="float">
            <text:p>0.262636</text:p>
          </table:table-cell>
          <table:table-cell office:value-type="float" office:value="0.290361" calcext:value-type="float">
            <text:p>0.290361</text:p>
          </table:table-cell>
          <table:table-cell office:value-type="float" office:value="0.345779" calcext:value-type="float">
            <text:p>0.34577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32761" calcext:value-type="float">
            <text:p>0.03276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60949" calcext:value-type="float">
            <text:p>-0.160949</text:p>
          </table:table-cell>
          <table:table-cell office:value-type="float" office:value="0.112035" calcext:value-type="float">
            <text:p>0.112035</text:p>
          </table:table-cell>
          <table:table-cell office:value-type="float" office:value="0.159842" calcext:value-type="float">
            <text:p>0.159842</text:p>
          </table:table-cell>
          <table:table-cell office:value-type="float" office:value="0.203604" calcext:value-type="float">
            <text:p>0.203604</text:p>
          </table:table-cell>
          <table:table-cell office:value-type="float" office:value="0.234056" calcext:value-type="float">
            <text:p>0.234056</text:p>
          </table:table-cell>
          <table:table-cell office:value-type="float" office:value="0.244184" calcext:value-type="float">
            <text:p>0.244184</text:p>
          </table:table-cell>
          <table:table-cell office:value-type="float" office:value="0.26486" calcext:value-type="float">
            <text:p>0.26486</text:p>
          </table:table-cell>
          <table:table-cell office:value-type="float" office:value="0.293777" calcext:value-type="float">
            <text:p>0.293777</text:p>
          </table:table-cell>
          <table:table-cell office:value-type="float" office:value="0.346784" calcext:value-type="float">
            <text:p>0.34678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69819" calcext:value-type="float">
            <text:p>0.06981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87348" calcext:value-type="float">
            <text:p>-0.287348</text:p>
          </table:table-cell>
          <table:table-cell office:value-type="float" office:value="0.104063" calcext:value-type="float">
            <text:p>0.104063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185528" calcext:value-type="float">
            <text:p>0.185528</text:p>
          </table:table-cell>
          <table:table-cell office:value-type="float" office:value="0.226621" calcext:value-type="float">
            <text:p>0.226621</text:p>
          </table:table-cell>
          <table:table-cell office:value-type="float" office:value="0.241142" calcext:value-type="float">
            <text:p>0.241142</text:p>
          </table:table-cell>
          <table:table-cell office:value-type="float" office:value="0.256064" calcext:value-type="float">
            <text:p>0.256064</text:p>
          </table:table-cell>
          <table:table-cell office:value-type="float" office:value="0.288502" calcext:value-type="float">
            <text:p>0.288502</text:p>
          </table:table-cell>
          <table:table-cell office:value-type="float" office:value="0.346883" calcext:value-type="float">
            <text:p>0.34688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50525" calcext:value-type="float">
            <text:p>0.05052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99983" calcext:value-type="float">
            <text:p>-0.199983</text:p>
          </table:table-cell>
          <table:table-cell office:value-type="float" office:value="0.096319" calcext:value-type="float">
            <text:p>0.096319</text:p>
          </table:table-cell>
          <table:table-cell office:value-type="float" office:value="0.139632" calcext:value-type="float">
            <text:p>0.139632</text:p>
          </table:table-cell>
          <table:table-cell office:value-type="float" office:value="0.173057" calcext:value-type="float">
            <text:p>0.173057</text:p>
          </table:table-cell>
          <table:table-cell office:value-type="float" office:value="0.219443" calcext:value-type="float">
            <text:p>0.219443</text:p>
          </table:table-cell>
          <table:table-cell office:value-type="float" office:value="0.237808" calcext:value-type="float">
            <text:p>0.237808</text:p>
          </table:table-cell>
          <table:table-cell office:value-type="float" office:value="0.251521" calcext:value-type="float">
            <text:p>0.251521</text:p>
          </table:table-cell>
          <table:table-cell office:value-type="float" office:value="0.286987" calcext:value-type="float">
            <text:p>0.286987</text:p>
          </table:table-cell>
          <table:table-cell office:value-type="float" office:value="0.349377" calcext:value-type="float">
            <text:p>0.34937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55416" calcext:value-type="float">
            <text:p>0.055416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00342" calcext:value-type="float">
            <text:p>-0.600342</text:p>
          </table:table-cell>
          <table:table-cell office:value-type="float" office:value="0.079675" calcext:value-type="float">
            <text:p>0.079675</text:p>
          </table:table-cell>
          <table:table-cell office:value-type="float" office:value="0.128499" calcext:value-type="float">
            <text:p>0.128499</text:p>
          </table:table-cell>
          <table:table-cell office:value-type="float" office:value="0.166078" calcext:value-type="float">
            <text:p>0.166078</text:p>
          </table:table-cell>
          <table:table-cell office:value-type="float" office:value="0.207153" calcext:value-type="float">
            <text:p>0.207153</text:p>
          </table:table-cell>
          <table:table-cell office:value-type="float" office:value="0.234962" calcext:value-type="float">
            <text:p>0.234962</text:p>
          </table:table-cell>
          <table:table-cell office:value-type="float" office:value="0.254441" calcext:value-type="float">
            <text:p>0.254441</text:p>
          </table:table-cell>
          <table:table-cell office:value-type="float" office:value="0.290978" calcext:value-type="float">
            <text:p>0.290978</text:p>
          </table:table-cell>
          <table:table-cell office:value-type="float" office:value="0.343386" calcext:value-type="float">
            <text:p>0.34338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10483" calcext:value-type="float">
            <text:p>0.01048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70557" calcext:value-type="float">
            <text:p>-0.270557</text:p>
          </table:table-cell>
          <table:table-cell office:value-type="float" office:value="0.095083" calcext:value-type="float">
            <text:p>0.095083</text:p>
          </table:table-cell>
          <table:table-cell office:value-type="float" office:value="0.135929" calcext:value-type="float">
            <text:p>0.135929</text:p>
          </table:table-cell>
          <table:table-cell office:value-type="float" office:value="0.179179" calcext:value-type="float">
            <text:p>0.179179</text:p>
          </table:table-cell>
          <table:table-cell office:value-type="float" office:value="0.218657" calcext:value-type="float">
            <text:p>0.218657</text:p>
          </table:table-cell>
          <table:table-cell office:value-type="float" office:value="0.239241" calcext:value-type="float">
            <text:p>0.239241</text:p>
          </table:table-cell>
          <table:table-cell office:value-type="float" office:value="0.258622" calcext:value-type="float">
            <text:p>0.258622</text:p>
          </table:table-cell>
          <table:table-cell office:value-type="float" office:value="0.291198" calcext:value-type="float">
            <text:p>0.291198</text:p>
          </table:table-cell>
          <table:table-cell office:value-type="float" office:value="0.343354" calcext:value-type="float">
            <text:p>0.34335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49071" calcext:value-type="float">
            <text:p>0.04907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38684" calcext:value-type="float">
            <text:p>-0.538684</text:p>
          </table:table-cell>
          <table:table-cell office:value-type="float" office:value="0.079717" calcext:value-type="float">
            <text:p>0.079717</text:p>
          </table:table-cell>
          <table:table-cell office:value-type="float" office:value="0.126928" calcext:value-type="float">
            <text:p>0.126928</text:p>
          </table:table-cell>
          <table:table-cell office:value-type="float" office:value="0.168243" calcext:value-type="float">
            <text:p>0.168243</text:p>
          </table:table-cell>
          <table:table-cell office:value-type="float" office:value="0.211589" calcext:value-type="float">
            <text:p>0.211589</text:p>
          </table:table-cell>
          <table:table-cell office:value-type="float" office:value="0.239485" calcext:value-type="float">
            <text:p>0.239485</text:p>
          </table:table-cell>
          <table:table-cell office:value-type="float" office:value="0.259393" calcext:value-type="float">
            <text:p>0.259393</text:p>
          </table:table-cell>
          <table:table-cell office:value-type="float" office:value="0.290281" calcext:value-type="float">
            <text:p>0.290281</text:p>
          </table:table-cell>
          <table:table-cell office:value-type="float" office:value="0.340674" calcext:value-type="float">
            <text:p>0.34067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17763" calcext:value-type="float">
            <text:p>0.01776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00092" calcext:value-type="float">
            <text:p>-0.500092</text:p>
          </table:table-cell>
          <table:table-cell office:value-type="float" office:value="0.074161" calcext:value-type="float">
            <text:p>0.074161</text:p>
          </table:table-cell>
          <table:table-cell office:value-type="float" office:value="0.127752" calcext:value-type="float">
            <text:p>0.127752</text:p>
          </table:table-cell>
          <table:table-cell office:value-type="float" office:value="0.163681" calcext:value-type="float">
            <text:p>0.163681</text:p>
          </table:table-cell>
          <table:table-cell office:value-type="float" office:value="0.209892" calcext:value-type="float">
            <text:p>0.209892</text:p>
          </table:table-cell>
          <table:table-cell office:value-type="float" office:value="0.239194" calcext:value-type="float">
            <text:p>0.239194</text:p>
          </table:table-cell>
          <table:table-cell office:value-type="float" office:value="0.25787" calcext:value-type="float">
            <text:p>0.25787</text:p>
          </table:table-cell>
          <table:table-cell office:value-type="float" office:value="0.290261" calcext:value-type="float">
            <text:p>0.290261</text:p>
          </table:table-cell>
          <table:table-cell office:value-type="float" office:value="0.343834" calcext:value-type="float">
            <text:p>0.34383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20655" calcext:value-type="float">
            <text:p>0.02065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57903" calcext:value-type="float">
            <text:p>0.057903</text:p>
          </table:table-cell>
          <table:table-cell office:value-type="float" office:value="0.11716" calcext:value-type="float">
            <text:p>0.11716</text:p>
          </table:table-cell>
          <table:table-cell office:value-type="float" office:value="0.160134" calcext:value-type="float">
            <text:p>0.160134</text:p>
          </table:table-cell>
          <table:table-cell office:value-type="float" office:value="0.198446" calcext:value-type="float">
            <text:p>0.198446</text:p>
          </table:table-cell>
          <table:table-cell office:value-type="float" office:value="0.226795" calcext:value-type="float">
            <text:p>0.226795</text:p>
          </table:table-cell>
          <table:table-cell office:value-type="float" office:value="0.24318" calcext:value-type="float">
            <text:p>0.24318</text:p>
          </table:table-cell>
          <table:table-cell office:value-type="float" office:value="0.262885" calcext:value-type="float">
            <text:p>0.262885</text:p>
          </table:table-cell>
          <table:table-cell office:value-type="float" office:value="0.292949" calcext:value-type="float">
            <text:p>0.292949</text:p>
          </table:table-cell>
          <table:table-cell office:value-type="float" office:value="0.341923" calcext:value-type="float">
            <text:p>0.34192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0137" calcext:value-type="float">
            <text:p>0.090137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3006" calcext:value-type="float">
            <text:p>-0.13006</text:p>
          </table:table-cell>
          <table:table-cell office:value-type="float" office:value="0.107234" calcext:value-type="float">
            <text:p>0.107234</text:p>
          </table:table-cell>
          <table:table-cell office:value-type="float" office:value="0.14671" calcext:value-type="float">
            <text:p>0.14671</text:p>
          </table:table-cell>
          <table:table-cell office:value-type="float" office:value="0.185069" calcext:value-type="float">
            <text:p>0.185069</text:p>
          </table:table-cell>
          <table:table-cell office:value-type="float" office:value="0.223374" calcext:value-type="float">
            <text:p>0.223374</text:p>
          </table:table-cell>
          <table:table-cell office:value-type="float" office:value="0.23775" calcext:value-type="float">
            <text:p>0.23775</text:p>
          </table:table-cell>
          <table:table-cell office:value-type="float" office:value="0.24901" calcext:value-type="float">
            <text:p>0.24901</text:p>
          </table:table-cell>
          <table:table-cell office:value-type="float" office:value="0.282416" calcext:value-type="float">
            <text:p>0.282416</text:p>
          </table:table-cell>
          <table:table-cell office:value-type="float" office:value="0.338813" calcext:value-type="float">
            <text:p>0.33881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64032" calcext:value-type="float">
            <text:p>0.064032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-1" calcext:value-type="float">
            <text:p>-1</text:p>
          </table:table-cell>
          <table:table-cell office:value-type="float" office:value="-0.944104" calcext:value-type="float">
            <text:p>-0.944104</text:p>
          </table:table-cell>
          <table:table-cell office:value-type="float" office:value="0.03648" calcext:value-type="float">
            <text:p>0.03648</text:p>
          </table:table-cell>
          <table:table-cell office:value-type="float" office:value="0.096721" calcext:value-type="float">
            <text:p>0.096721</text:p>
          </table:table-cell>
          <table:table-cell office:value-type="float" office:value="0.147072" calcext:value-type="float">
            <text:p>0.147072</text:p>
          </table:table-cell>
          <table:table-cell office:value-type="float" office:value="0.182502" calcext:value-type="float">
            <text:p>0.182502</text:p>
          </table:table-cell>
          <table:table-cell office:value-type="float" office:value="0.219381" calcext:value-type="float">
            <text:p>0.219381</text:p>
          </table:table-cell>
          <table:table-cell office:value-type="float" office:value="0.23645" calcext:value-type="float">
            <text:p>0.23645</text:p>
          </table:table-cell>
          <table:table-cell office:value-type="float" office:value="0.245733" calcext:value-type="float">
            <text:p>0.245733</text:p>
          </table:table-cell>
          <table:table-cell office:value-type="float" office:value="0.277667" calcext:value-type="float">
            <text:p>0.277667</text:p>
          </table:table-cell>
          <table:table-cell office:value-type="float" office:value="0.339967" calcext:value-type="float">
            <text:p>0.33996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83787" calcext:value-type="float">
            <text:p>0.08378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64829" calcext:value-type="float">
            <text:p>-0.064829</text:p>
          </table:table-cell>
          <table:table-cell office:value-type="float" office:value="0.087485" calcext:value-type="float">
            <text:p>0.087485</text:p>
          </table:table-cell>
          <table:table-cell office:value-type="float" office:value="0.149943" calcext:value-type="float">
            <text:p>0.149943</text:p>
          </table:table-cell>
          <table:table-cell office:value-type="float" office:value="0.190197" calcext:value-type="float">
            <text:p>0.190197</text:p>
          </table:table-cell>
          <table:table-cell office:value-type="float" office:value="0.226775" calcext:value-type="float">
            <text:p>0.226775</text:p>
          </table:table-cell>
          <table:table-cell office:value-type="float" office:value="0.236841" calcext:value-type="float">
            <text:p>0.236841</text:p>
          </table:table-cell>
          <table:table-cell office:value-type="float" office:value="0.248642" calcext:value-type="float">
            <text:p>0.248642</text:p>
          </table:table-cell>
          <table:table-cell office:value-type="float" office:value="0.286389" calcext:value-type="float">
            <text:p>0.286389</text:p>
          </table:table-cell>
          <table:table-cell office:value-type="float" office:value="0.342834" calcext:value-type="float">
            <text:p>0.34283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70428" calcext:value-type="float">
            <text:p>0.07042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-1" calcext:value-type="float">
            <text:p>-1</text:p>
          </table:table-cell>
          <table:table-cell office:value-type="float" office:value="-0.764612" calcext:value-type="float">
            <text:p>-0.764612</text:p>
          </table:table-cell>
          <table:table-cell office:value-type="float" office:value="0.074874" calcext:value-type="float">
            <text:p>0.074874</text:p>
          </table:table-cell>
          <table:table-cell office:value-type="float" office:value="0.134774" calcext:value-type="float">
            <text:p>0.134774</text:p>
          </table:table-cell>
          <table:table-cell office:value-type="float" office:value="0.171021" calcext:value-type="float">
            <text:p>0.171021</text:p>
          </table:table-cell>
          <table:table-cell office:value-type="float" office:value="0.200105" calcext:value-type="float">
            <text:p>0.200105</text:p>
          </table:table-cell>
          <table:table-cell office:value-type="float" office:value="0.229276" calcext:value-type="float">
            <text:p>0.229276</text:p>
          </table:table-cell>
          <table:table-cell office:value-type="float" office:value="0.237839" calcext:value-type="float">
            <text:p>0.237839</text:p>
          </table:table-cell>
          <table:table-cell office:value-type="float" office:value="0.249839" calcext:value-type="float">
            <text:p>0.249839</text:p>
          </table:table-cell>
          <table:table-cell office:value-type="float" office:value="0.286418" calcext:value-type="float">
            <text:p>0.286418</text:p>
          </table:table-cell>
          <table:table-cell office:value-type="float" office:value="0.34444" calcext:value-type="float">
            <text:p>0.3444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116397" calcext:value-type="float">
            <text:p>0.116397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30852" calcext:value-type="float">
            <text:p>-0.130852</text:p>
          </table:table-cell>
          <table:table-cell office:value-type="float" office:value="0.117223" calcext:value-type="float">
            <text:p>0.117223</text:p>
          </table:table-cell>
          <table:table-cell office:value-type="float" office:value="0.162383" calcext:value-type="float">
            <text:p>0.162383</text:p>
          </table:table-cell>
          <table:table-cell office:value-type="float" office:value="0.194802" calcext:value-type="float">
            <text:p>0.194802</text:p>
          </table:table-cell>
          <table:table-cell office:value-type="float" office:value="0.228606" calcext:value-type="float">
            <text:p>0.228606</text:p>
          </table:table-cell>
          <table:table-cell office:value-type="float" office:value="0.236849" calcext:value-type="float">
            <text:p>0.236849</text:p>
          </table:table-cell>
          <table:table-cell office:value-type="float" office:value="0.248948" calcext:value-type="float">
            <text:p>0.248948</text:p>
          </table:table-cell>
          <table:table-cell office:value-type="float" office:value="0.282921" calcext:value-type="float">
            <text:p>0.282921</text:p>
          </table:table-cell>
          <table:table-cell office:value-type="float" office:value="0.340921" calcext:value-type="float">
            <text:p>0.34092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6818" calcext:value-type="float">
            <text:p>0.06818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5592" calcext:value-type="float">
            <text:p>-0.05592</text:p>
          </table:table-cell>
          <table:table-cell office:value-type="float" office:value="0.132803" calcext:value-type="float">
            <text:p>0.132803</text:p>
          </table:table-cell>
          <table:table-cell office:value-type="float" office:value="0.177913" calcext:value-type="float">
            <text:p>0.177913</text:p>
          </table:table-cell>
          <table:table-cell office:value-type="float" office:value="0.20945" calcext:value-type="float">
            <text:p>0.20945</text:p>
          </table:table-cell>
          <table:table-cell office:value-type="float" office:value="0.233167" calcext:value-type="float">
            <text:p>0.233167</text:p>
          </table:table-cell>
          <table:table-cell office:value-type="float" office:value="0.241806" calcext:value-type="float">
            <text:p>0.241806</text:p>
          </table:table-cell>
          <table:table-cell office:value-type="float" office:value="0.255116" calcext:value-type="float">
            <text:p>0.255116</text:p>
          </table:table-cell>
          <table:table-cell office:value-type="float" office:value="0.290124" calcext:value-type="float">
            <text:p>0.290124</text:p>
          </table:table-cell>
          <table:table-cell office:value-type="float" office:value="0.342881" calcext:value-type="float">
            <text:p>0.34288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82734" calcext:value-type="float">
            <text:p>0.082734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25716" calcext:value-type="float">
            <text:p>0.025716</text:p>
          </table:table-cell>
          <table:table-cell office:value-type="float" office:value="0.132309" calcext:value-type="float">
            <text:p>0.132309</text:p>
          </table:table-cell>
          <table:table-cell office:value-type="float" office:value="0.17074" calcext:value-type="float">
            <text:p>0.17074</text:p>
          </table:table-cell>
          <table:table-cell office:value-type="float" office:value="0.203525" calcext:value-type="float">
            <text:p>0.203525</text:p>
          </table:table-cell>
          <table:table-cell office:value-type="float" office:value="0.232301" calcext:value-type="float">
            <text:p>0.232301</text:p>
          </table:table-cell>
          <table:table-cell office:value-type="float" office:value="0.240338" calcext:value-type="float">
            <text:p>0.240338</text:p>
          </table:table-cell>
          <table:table-cell office:value-type="float" office:value="0.257376" calcext:value-type="float">
            <text:p>0.257376</text:p>
          </table:table-cell>
          <table:table-cell office:value-type="float" office:value="0.289708" calcext:value-type="float">
            <text:p>0.289708</text:p>
          </table:table-cell>
          <table:table-cell office:value-type="float" office:value="0.343144" calcext:value-type="float">
            <text:p>0.34314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89515" calcext:value-type="float">
            <text:p>0.089515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62171" calcext:value-type="float">
            <text:p>-0.162171</text:p>
          </table:table-cell>
          <table:table-cell office:value-type="float" office:value="0.128436" calcext:value-type="float">
            <text:p>0.128436</text:p>
          </table:table-cell>
          <table:table-cell office:value-type="float" office:value="0.17038" calcext:value-type="float">
            <text:p>0.17038</text:p>
          </table:table-cell>
          <table:table-cell office:value-type="float" office:value="0.205256" calcext:value-type="float">
            <text:p>0.205256</text:p>
          </table:table-cell>
          <table:table-cell office:value-type="float" office:value="0.232989" calcext:value-type="float">
            <text:p>0.232989</text:p>
          </table:table-cell>
          <table:table-cell office:value-type="float" office:value="0.241892" calcext:value-type="float">
            <text:p>0.241892</text:p>
          </table:table-cell>
          <table:table-cell office:value-type="float" office:value="0.259721" calcext:value-type="float">
            <text:p>0.259721</text:p>
          </table:table-cell>
          <table:table-cell office:value-type="float" office:value="0.289526" calcext:value-type="float">
            <text:p>0.289526</text:p>
          </table:table-cell>
          <table:table-cell office:value-type="float" office:value="0.340181" calcext:value-type="float">
            <text:p>0.34018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70621" calcext:value-type="float">
            <text:p>0.07062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14598" calcext:value-type="float">
            <text:p>-0.314598</text:p>
          </table:table-cell>
          <table:table-cell office:value-type="float" office:value="0.122515" calcext:value-type="float">
            <text:p>0.122515</text:p>
          </table:table-cell>
          <table:table-cell office:value-type="float" office:value="0.170901" calcext:value-type="float">
            <text:p>0.170901</text:p>
          </table:table-cell>
          <table:table-cell office:value-type="float" office:value="0.206217" calcext:value-type="float">
            <text:p>0.206217</text:p>
          </table:table-cell>
          <table:table-cell office:value-type="float" office:value="0.232495" calcext:value-type="float">
            <text:p>0.232495</text:p>
          </table:table-cell>
          <table:table-cell office:value-type="float" office:value="0.241699" calcext:value-type="float">
            <text:p>0.241699</text:p>
          </table:table-cell>
          <table:table-cell office:value-type="float" office:value="0.261649" calcext:value-type="float">
            <text:p>0.261649</text:p>
          </table:table-cell>
          <table:table-cell office:value-type="float" office:value="0.289562" calcext:value-type="float">
            <text:p>0.289562</text:p>
          </table:table-cell>
          <table:table-cell office:value-type="float" office:value="0.338703" calcext:value-type="float">
            <text:p>0.33870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54914" calcext:value-type="float">
            <text:p>0.054914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-1" calcext:value-type="float">
            <text:p>-1</text:p>
          </table:table-cell>
          <table:table-cell office:value-type="float" office:value="-0.945182" calcext:value-type="float">
            <text:p>-0.945182</text:p>
          </table:table-cell>
          <table:table-cell office:value-type="float" office:value="0.059276" calcext:value-type="float">
            <text:p>0.059276</text:p>
          </table:table-cell>
          <table:table-cell office:value-type="float" office:value="0.13269" calcext:value-type="float">
            <text:p>0.13269</text:p>
          </table:table-cell>
          <table:table-cell office:value-type="float" office:value="0.179185" calcext:value-type="float">
            <text:p>0.179185</text:p>
          </table:table-cell>
          <table:table-cell office:value-type="float" office:value="0.209606" calcext:value-type="float">
            <text:p>0.209606</text:p>
          </table:table-cell>
          <table:table-cell office:value-type="float" office:value="0.231719" calcext:value-type="float">
            <text:p>0.231719</text:p>
          </table:table-cell>
          <table:table-cell office:value-type="float" office:value="0.237792" calcext:value-type="float">
            <text:p>0.237792</text:p>
          </table:table-cell>
          <table:table-cell office:value-type="float" office:value="0.252162" calcext:value-type="float">
            <text:p>0.252162</text:p>
          </table:table-cell>
          <table:table-cell office:value-type="float" office:value="0.28357" calcext:value-type="float">
            <text:p>0.28357</text:p>
          </table:table-cell>
          <table:table-cell office:value-type="float" office:value="0.336106" calcext:value-type="float">
            <text:p>0.33610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97692" calcext:value-type="float">
            <text:p>0.097692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93184" calcext:value-type="float">
            <text:p>-0.293184</text:p>
          </table:table-cell>
          <table:table-cell office:value-type="float" office:value="0.098557" calcext:value-type="float">
            <text:p>0.098557</text:p>
          </table:table-cell>
          <table:table-cell office:value-type="float" office:value="0.156875" calcext:value-type="float">
            <text:p>0.156875</text:p>
          </table:table-cell>
          <table:table-cell office:value-type="float" office:value="0.192236" calcext:value-type="float">
            <text:p>0.192236</text:p>
          </table:table-cell>
          <table:table-cell office:value-type="float" office:value="0.225017" calcext:value-type="float">
            <text:p>0.225017</text:p>
          </table:table-cell>
          <table:table-cell office:value-type="float" office:value="0.236067" calcext:value-type="float">
            <text:p>0.236067</text:p>
          </table:table-cell>
          <table:table-cell office:value-type="float" office:value="0.246917" calcext:value-type="float">
            <text:p>0.246917</text:p>
          </table:table-cell>
          <table:table-cell office:value-type="float" office:value="0.275024" calcext:value-type="float">
            <text:p>0.275024</text:p>
          </table:table-cell>
          <table:table-cell office:value-type="float" office:value="0.323444" calcext:value-type="float">
            <text:p>0.32344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46095" calcext:value-type="float">
            <text:p>0.0460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82412" calcext:value-type="float">
            <text:p>-0.382412</text:p>
          </table:table-cell>
          <table:table-cell office:value-type="float" office:value="0.102465" calcext:value-type="float">
            <text:p>0.102465</text:p>
          </table:table-cell>
          <table:table-cell office:value-type="float" office:value="0.150765" calcext:value-type="float">
            <text:p>0.150765</text:p>
          </table:table-cell>
          <table:table-cell office:value-type="float" office:value="0.187846" calcext:value-type="float">
            <text:p>0.187846</text:p>
          </table:table-cell>
          <table:table-cell office:value-type="float" office:value="0.214348" calcext:value-type="float">
            <text:p>0.214348</text:p>
          </table:table-cell>
          <table:table-cell office:value-type="float" office:value="0.235391" calcext:value-type="float">
            <text:p>0.235391</text:p>
          </table:table-cell>
          <table:table-cell office:value-type="float" office:value="0.245965" calcext:value-type="float">
            <text:p>0.245965</text:p>
          </table:table-cell>
          <table:table-cell office:value-type="float" office:value="0.270266" calcext:value-type="float">
            <text:p>0.270266</text:p>
          </table:table-cell>
          <table:table-cell office:value-type="float" office:value="0.324503" calcext:value-type="float">
            <text:p>0.32450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34914" calcext:value-type="float">
            <text:p>0.03491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34776" calcext:value-type="float">
            <text:p>-0.334776</text:p>
          </table:table-cell>
          <table:table-cell office:value-type="float" office:value="0.097328" calcext:value-type="float">
            <text:p>0.097328</text:p>
          </table:table-cell>
          <table:table-cell office:value-type="float" office:value="0.145139" calcext:value-type="float">
            <text:p>0.145139</text:p>
          </table:table-cell>
          <table:table-cell office:value-type="float" office:value="0.177027" calcext:value-type="float">
            <text:p>0.177027</text:p>
          </table:table-cell>
          <table:table-cell office:value-type="float" office:value="0.210317" calcext:value-type="float">
            <text:p>0.210317</text:p>
          </table:table-cell>
          <table:table-cell office:value-type="float" office:value="0.235763" calcext:value-type="float">
            <text:p>0.235763</text:p>
          </table:table-cell>
          <table:table-cell office:value-type="float" office:value="0.246007" calcext:value-type="float">
            <text:p>0.246007</text:p>
          </table:table-cell>
          <table:table-cell office:value-type="float" office:value="0.27232" calcext:value-type="float">
            <text:p>0.27232</text:p>
          </table:table-cell>
          <table:table-cell office:value-type="float" office:value="0.326576" calcext:value-type="float">
            <text:p>0.32657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3757" calcext:value-type="float">
            <text:p>0.0375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68332" calcext:value-type="float">
            <text:p>-0.368332</text:p>
          </table:table-cell>
          <table:table-cell office:value-type="float" office:value="0.095679" calcext:value-type="float">
            <text:p>0.095679</text:p>
          </table:table-cell>
          <table:table-cell office:value-type="float" office:value="0.140278" calcext:value-type="float">
            <text:p>0.140278</text:p>
          </table:table-cell>
          <table:table-cell office:value-type="float" office:value="0.175384" calcext:value-type="float">
            <text:p>0.175384</text:p>
          </table:table-cell>
          <table:table-cell office:value-type="float" office:value="0.212083" calcext:value-type="float">
            <text:p>0.212083</text:p>
          </table:table-cell>
          <table:table-cell office:value-type="float" office:value="0.235738" calcext:value-type="float">
            <text:p>0.235738</text:p>
          </table:table-cell>
          <table:table-cell office:value-type="float" office:value="0.245711" calcext:value-type="float">
            <text:p>0.245711</text:p>
          </table:table-cell>
          <table:table-cell office:value-type="float" office:value="0.266372" calcext:value-type="float">
            <text:p>0.266372</text:p>
          </table:table-cell>
          <table:table-cell office:value-type="float" office:value="0.319907" calcext:value-type="float">
            <text:p>0.31990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32282" calcext:value-type="float">
            <text:p>0.032282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3231" calcext:value-type="float">
            <text:p>-0.33231</text:p>
          </table:table-cell>
          <table:table-cell office:value-type="float" office:value="0.094986" calcext:value-type="float">
            <text:p>0.094986</text:p>
          </table:table-cell>
          <table:table-cell office:value-type="float" office:value="0.145027" calcext:value-type="float">
            <text:p>0.145027</text:p>
          </table:table-cell>
          <table:table-cell office:value-type="float" office:value="0.17926" calcext:value-type="float">
            <text:p>0.17926</text:p>
          </table:table-cell>
          <table:table-cell office:value-type="float" office:value="0.217218" calcext:value-type="float">
            <text:p>0.217218</text:p>
          </table:table-cell>
          <table:table-cell office:value-type="float" office:value="0.236931" calcext:value-type="float">
            <text:p>0.236931</text:p>
          </table:table-cell>
          <table:table-cell office:value-type="float" office:value="0.247019" calcext:value-type="float">
            <text:p>0.247019</text:p>
          </table:table-cell>
          <table:table-cell office:value-type="float" office:value="0.271953" calcext:value-type="float">
            <text:p>0.271953</text:p>
          </table:table-cell>
          <table:table-cell office:value-type="float" office:value="0.324021" calcext:value-type="float">
            <text:p>0.32402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38411" calcext:value-type="float">
            <text:p>0.03841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65721" calcext:value-type="float">
            <text:p>-0.265721</text:p>
          </table:table-cell>
          <table:table-cell office:value-type="float" office:value="0.117721" calcext:value-type="float">
            <text:p>0.117721</text:p>
          </table:table-cell>
          <table:table-cell office:value-type="float" office:value="0.158362" calcext:value-type="float">
            <text:p>0.158362</text:p>
          </table:table-cell>
          <table:table-cell office:value-type="float" office:value="0.186315" calcext:value-type="float">
            <text:p>0.186315</text:p>
          </table:table-cell>
          <table:table-cell office:value-type="float" office:value="0.223873" calcext:value-type="float">
            <text:p>0.223873</text:p>
          </table:table-cell>
          <table:table-cell office:value-type="float" office:value="0.237851" calcext:value-type="float">
            <text:p>0.237851</text:p>
          </table:table-cell>
          <table:table-cell office:value-type="float" office:value="0.248641" calcext:value-type="float">
            <text:p>0.248641</text:p>
          </table:table-cell>
          <table:table-cell office:value-type="float" office:value="0.269876" calcext:value-type="float">
            <text:p>0.269876</text:p>
          </table:table-cell>
          <table:table-cell office:value-type="float" office:value="0.323687" calcext:value-type="float">
            <text:p>0.32368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5006" calcext:value-type="float">
            <text:p>0.0500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48439" calcext:value-type="float">
            <text:p>-0.248439</text:p>
          </table:table-cell>
          <table:table-cell office:value-type="float" office:value="0.136" calcext:value-type="float">
            <text:p>0.136</text:p>
          </table:table-cell>
          <table:table-cell office:value-type="float" office:value="0.166459" calcext:value-type="float">
            <text:p>0.166459</text:p>
          </table:table-cell>
          <table:table-cell office:value-type="float" office:value="0.194017" calcext:value-type="float">
            <text:p>0.194017</text:p>
          </table:table-cell>
          <table:table-cell office:value-type="float" office:value="0.228762" calcext:value-type="float">
            <text:p>0.228762</text:p>
          </table:table-cell>
          <table:table-cell office:value-type="float" office:value="0.239429" calcext:value-type="float">
            <text:p>0.239429</text:p>
          </table:table-cell>
          <table:table-cell office:value-type="float" office:value="0.248918" calcext:value-type="float">
            <text:p>0.248918</text:p>
          </table:table-cell>
          <table:table-cell office:value-type="float" office:value="0.269836" calcext:value-type="float">
            <text:p>0.269836</text:p>
          </table:table-cell>
          <table:table-cell office:value-type="float" office:value="0.327036" calcext:value-type="float">
            <text:p>0.32703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56202" calcext:value-type="float">
            <text:p>0.05620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160396" calcext:value-type="float">
            <text:p>-0.160396</text:p>
          </table:table-cell>
          <table:table-cell office:value-type="float" office:value="0.139398" calcext:value-type="float">
            <text:p>0.139398</text:p>
          </table:table-cell>
          <table:table-cell office:value-type="float" office:value="0.172116" calcext:value-type="float">
            <text:p>0.172116</text:p>
          </table:table-cell>
          <table:table-cell office:value-type="float" office:value="0.202822" calcext:value-type="float">
            <text:p>0.202822</text:p>
          </table:table-cell>
          <table:table-cell office:value-type="float" office:value="0.230421" calcext:value-type="float">
            <text:p>0.230421</text:p>
          </table:table-cell>
          <table:table-cell office:value-type="float" office:value="0.239615" calcext:value-type="float">
            <text:p>0.239615</text:p>
          </table:table-cell>
          <table:table-cell office:value-type="float" office:value="0.249207" calcext:value-type="float">
            <text:p>0.249207</text:p>
          </table:table-cell>
          <table:table-cell office:value-type="float" office:value="0.272246" calcext:value-type="float">
            <text:p>0.272246</text:p>
          </table:table-cell>
          <table:table-cell office:value-type="float" office:value="0.334312" calcext:value-type="float">
            <text:p>0.33431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67974" calcext:value-type="float">
            <text:p>0.067974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02894" calcext:value-type="float">
            <text:p>0.002894</text:p>
          </table:table-cell>
          <table:table-cell office:value-type="float" office:value="0.138385" calcext:value-type="float">
            <text:p>0.138385</text:p>
          </table:table-cell>
          <table:table-cell office:value-type="float" office:value="0.166718" calcext:value-type="float">
            <text:p>0.166718</text:p>
          </table:table-cell>
          <table:table-cell office:value-type="float" office:value="0.192613" calcext:value-type="float">
            <text:p>0.192613</text:p>
          </table:table-cell>
          <table:table-cell office:value-type="float" office:value="0.224054" calcext:value-type="float">
            <text:p>0.224054</text:p>
          </table:table-cell>
          <table:table-cell office:value-type="float" office:value="0.238166" calcext:value-type="float">
            <text:p>0.238166</text:p>
          </table:table-cell>
          <table:table-cell office:value-type="float" office:value="0.247881" calcext:value-type="float">
            <text:p>0.247881</text:p>
          </table:table-cell>
          <table:table-cell office:value-type="float" office:value="0.271747" calcext:value-type="float">
            <text:p>0.271747</text:p>
          </table:table-cell>
          <table:table-cell office:value-type="float" office:value="0.332457" calcext:value-type="float">
            <text:p>0.33245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81492" calcext:value-type="float">
            <text:p>0.08149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.003511" calcext:value-type="float">
            <text:p>0.003511</text:p>
          </table:table-cell>
          <table:table-cell office:value-type="float" office:value="0.138299" calcext:value-type="float">
            <text:p>0.138299</text:p>
          </table:table-cell>
          <table:table-cell office:value-type="float" office:value="0.173175" calcext:value-type="float">
            <text:p>0.173175</text:p>
          </table:table-cell>
          <table:table-cell office:value-type="float" office:value="0.195933" calcext:value-type="float">
            <text:p>0.195933</text:p>
          </table:table-cell>
          <table:table-cell office:value-type="float" office:value="0.229398" calcext:value-type="float">
            <text:p>0.229398</text:p>
          </table:table-cell>
          <table:table-cell office:value-type="float" office:value="0.239713" calcext:value-type="float">
            <text:p>0.239713</text:p>
          </table:table-cell>
          <table:table-cell office:value-type="float" office:value="0.24654" calcext:value-type="float">
            <text:p>0.24654</text:p>
          </table:table-cell>
          <table:table-cell office:value-type="float" office:value="0.27736" calcext:value-type="float">
            <text:p>0.27736</text:p>
          </table:table-cell>
          <table:table-cell office:value-type="float" office:value="0.321269" calcext:value-type="float">
            <text:p>0.32126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8252" calcext:value-type="float">
            <text:p>0.0825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81892" calcext:value-type="float">
            <text:p>-0.281892</text:p>
          </table:table-cell>
          <table:table-cell office:value-type="float" office:value="0.120214" calcext:value-type="float">
            <text:p>0.120214</text:p>
          </table:table-cell>
          <table:table-cell office:value-type="float" office:value="0.162536" calcext:value-type="float">
            <text:p>0.162536</text:p>
          </table:table-cell>
          <table:table-cell office:value-type="float" office:value="0.190499" calcext:value-type="float">
            <text:p>0.190499</text:p>
          </table:table-cell>
          <table:table-cell office:value-type="float" office:value="0.22598" calcext:value-type="float">
            <text:p>0.22598</text:p>
          </table:table-cell>
          <table:table-cell office:value-type="float" office:value="0.239431" calcext:value-type="float">
            <text:p>0.239431</text:p>
          </table:table-cell>
          <table:table-cell office:value-type="float" office:value="0.245496" calcext:value-type="float">
            <text:p>0.245496</text:p>
          </table:table-cell>
          <table:table-cell office:value-type="float" office:value="0.2757" calcext:value-type="float">
            <text:p>0.2757</text:p>
          </table:table-cell>
          <table:table-cell office:value-type="float" office:value="0.320802" calcext:value-type="float">
            <text:p>0.32080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49876" calcext:value-type="float">
            <text:p>0.04987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70072" calcext:value-type="float">
            <text:p>-0.370072</text:p>
          </table:table-cell>
          <table:table-cell office:value-type="float" office:value="0.12255" calcext:value-type="float">
            <text:p>0.12255</text:p>
          </table:table-cell>
          <table:table-cell office:value-type="float" office:value="0.163896" calcext:value-type="float">
            <text:p>0.163896</text:p>
          </table:table-cell>
          <table:table-cell office:value-type="float" office:value="0.193427" calcext:value-type="float">
            <text:p>0.193427</text:p>
          </table:table-cell>
          <table:table-cell office:value-type="float" office:value="0.227224" calcext:value-type="float">
            <text:p>0.227224</text:p>
          </table:table-cell>
          <table:table-cell office:value-type="float" office:value="0.239194" calcext:value-type="float">
            <text:p>0.239194</text:p>
          </table:table-cell>
          <table:table-cell office:value-type="float" office:value="0.245992" calcext:value-type="float">
            <text:p>0.245992</text:p>
          </table:table-cell>
          <table:table-cell office:value-type="float" office:value="0.276971" calcext:value-type="float">
            <text:p>0.276971</text:p>
          </table:table-cell>
          <table:table-cell office:value-type="float" office:value="0.319028" calcext:value-type="float">
            <text:p>0.31902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41821" calcext:value-type="float">
            <text:p>0.04182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75063" calcext:value-type="float">
            <text:p>-0.675063</text:p>
          </table:table-cell>
          <table:table-cell office:value-type="float" office:value="0.110652" calcext:value-type="float">
            <text:p>0.110652</text:p>
          </table:table-cell>
          <table:table-cell office:value-type="float" office:value="0.148286" calcext:value-type="float">
            <text:p>0.148286</text:p>
          </table:table-cell>
          <table:table-cell office:value-type="float" office:value="0.18276" calcext:value-type="float">
            <text:p>0.18276</text:p>
          </table:table-cell>
          <table:table-cell office:value-type="float" office:value="0.205799" calcext:value-type="float">
            <text:p>0.205799</text:p>
          </table:table-cell>
          <table:table-cell office:value-type="float" office:value="0.234662" calcext:value-type="float">
            <text:p>0.234662</text:p>
          </table:table-cell>
          <table:table-cell office:value-type="float" office:value="0.243314" calcext:value-type="float">
            <text:p>0.243314</text:p>
          </table:table-cell>
          <table:table-cell office:value-type="float" office:value="0.267858" calcext:value-type="float">
            <text:p>0.267858</text:p>
          </table:table-cell>
          <table:table-cell office:value-type="float" office:value="0.324198" calcext:value-type="float">
            <text:p>0.32419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04247" calcext:value-type="float">
            <text:p>0.004247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37873" calcext:value-type="float">
            <text:p>-0.437873</text:p>
          </table:table-cell>
          <table:table-cell office:value-type="float" office:value="0.107252" calcext:value-type="float">
            <text:p>0.107252</text:p>
          </table:table-cell>
          <table:table-cell office:value-type="float" office:value="0.14905" calcext:value-type="float">
            <text:p>0.14905</text:p>
          </table:table-cell>
          <table:table-cell office:value-type="float" office:value="0.188041" calcext:value-type="float">
            <text:p>0.188041</text:p>
          </table:table-cell>
          <table:table-cell office:value-type="float" office:value="0.22243" calcext:value-type="float">
            <text:p>0.22243</text:p>
          </table:table-cell>
          <table:table-cell office:value-type="float" office:value="0.236297" calcext:value-type="float">
            <text:p>0.236297</text:p>
          </table:table-cell>
          <table:table-cell office:value-type="float" office:value="0.2429" calcext:value-type="float">
            <text:p>0.2429</text:p>
          </table:table-cell>
          <table:table-cell office:value-type="float" office:value="0.265597" calcext:value-type="float">
            <text:p>0.265597</text:p>
          </table:table-cell>
          <table:table-cell office:value-type="float" office:value="0.31897" calcext:value-type="float">
            <text:p>0.3189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29266" calcext:value-type="float">
            <text:p>0.029266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38035" calcext:value-type="float">
            <text:p>-0.438035</text:p>
          </table:table-cell>
          <table:table-cell office:value-type="float" office:value="0.109926" calcext:value-type="float">
            <text:p>0.109926</text:p>
          </table:table-cell>
          <table:table-cell office:value-type="float" office:value="0.156929" calcext:value-type="float">
            <text:p>0.156929</text:p>
          </table:table-cell>
          <table:table-cell office:value-type="float" office:value="0.189121" calcext:value-type="float">
            <text:p>0.189121</text:p>
          </table:table-cell>
          <table:table-cell office:value-type="float" office:value="0.222147" calcext:value-type="float">
            <text:p>0.222147</text:p>
          </table:table-cell>
          <table:table-cell office:value-type="float" office:value="0.235554" calcext:value-type="float">
            <text:p>0.235554</text:p>
          </table:table-cell>
          <table:table-cell office:value-type="float" office:value="0.24551" calcext:value-type="float">
            <text:p>0.24551</text:p>
          </table:table-cell>
          <table:table-cell office:value-type="float" office:value="0.273678" calcext:value-type="float">
            <text:p>0.273678</text:p>
          </table:table-cell>
          <table:table-cell office:value-type="float" office:value="0.320703" calcext:value-type="float">
            <text:p>0.32070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31553" calcext:value-type="float">
            <text:p>0.03155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0807" calcext:value-type="float">
            <text:p>-0.30807</text:p>
          </table:table-cell>
          <table:table-cell office:value-type="float" office:value="0.132734" calcext:value-type="float">
            <text:p>0.132734</text:p>
          </table:table-cell>
          <table:table-cell office:value-type="float" office:value="0.166952" calcext:value-type="float">
            <text:p>0.166952</text:p>
          </table:table-cell>
          <table:table-cell office:value-type="float" office:value="0.200445" calcext:value-type="float">
            <text:p>0.200445</text:p>
          </table:table-cell>
          <table:table-cell office:value-type="float" office:value="0.231465" calcext:value-type="float">
            <text:p>0.231465</text:p>
          </table:table-cell>
          <table:table-cell office:value-type="float" office:value="0.238353" calcext:value-type="float">
            <text:p>0.238353</text:p>
          </table:table-cell>
          <table:table-cell office:value-type="float" office:value="0.245819" calcext:value-type="float">
            <text:p>0.245819</text:p>
          </table:table-cell>
          <table:table-cell office:value-type="float" office:value="0.271919" calcext:value-type="float">
            <text:p>0.271919</text:p>
          </table:table-cell>
          <table:table-cell office:value-type="float" office:value="0.3238" calcext:value-type="float">
            <text:p>0.323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50342" calcext:value-type="float">
            <text:p>0.05034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03902" calcext:value-type="float">
            <text:p>-0.503902</text:p>
          </table:table-cell>
          <table:table-cell office:value-type="float" office:value="0.113675" calcext:value-type="float">
            <text:p>0.113675</text:p>
          </table:table-cell>
          <table:table-cell office:value-type="float" office:value="0.157983" calcext:value-type="float">
            <text:p>0.157983</text:p>
          </table:table-cell>
          <table:table-cell office:value-type="float" office:value="0.19659" calcext:value-type="float">
            <text:p>0.19659</text:p>
          </table:table-cell>
          <table:table-cell office:value-type="float" office:value="0.231509" calcext:value-type="float">
            <text:p>0.231509</text:p>
          </table:table-cell>
          <table:table-cell office:value-type="float" office:value="0.237511" calcext:value-type="float">
            <text:p>0.237511</text:p>
          </table:table-cell>
          <table:table-cell office:value-type="float" office:value="0.244939" calcext:value-type="float">
            <text:p>0.244939</text:p>
          </table:table-cell>
          <table:table-cell office:value-type="float" office:value="0.269654" calcext:value-type="float">
            <text:p>0.269654</text:p>
          </table:table-cell>
          <table:table-cell office:value-type="float" office:value="0.32276" calcext:value-type="float">
            <text:p>0.3227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27072" calcext:value-type="float">
            <text:p>0.027072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54336" calcext:value-type="float">
            <text:p>-0.554336</text:p>
          </table:table-cell>
          <table:table-cell office:value-type="float" office:value="0.115579" calcext:value-type="float">
            <text:p>0.115579</text:p>
          </table:table-cell>
          <table:table-cell office:value-type="float" office:value="0.169555" calcext:value-type="float">
            <text:p>0.169555</text:p>
          </table:table-cell>
          <table:table-cell office:value-type="float" office:value="0.195827" calcext:value-type="float">
            <text:p>0.195827</text:p>
          </table:table-cell>
          <table:table-cell office:value-type="float" office:value="0.230407" calcext:value-type="float">
            <text:p>0.230407</text:p>
          </table:table-cell>
          <table:table-cell office:value-type="float" office:value="0.237953" calcext:value-type="float">
            <text:p>0.237953</text:p>
          </table:table-cell>
          <table:table-cell office:value-type="float" office:value="0.246184" calcext:value-type="float">
            <text:p>0.246184</text:p>
          </table:table-cell>
          <table:table-cell office:value-type="float" office:value="0.272954" calcext:value-type="float">
            <text:p>0.272954</text:p>
          </table:table-cell>
          <table:table-cell office:value-type="float" office:value="0.326848" calcext:value-type="float">
            <text:p>0.32684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24097" calcext:value-type="float">
            <text:p>0.024097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49034" calcext:value-type="float">
            <text:p>-0.549034</text:p>
          </table:table-cell>
          <table:table-cell office:value-type="float" office:value="0.131463" calcext:value-type="float">
            <text:p>0.131463</text:p>
          </table:table-cell>
          <table:table-cell office:value-type="float" office:value="0.167959" calcext:value-type="float">
            <text:p>0.167959</text:p>
          </table:table-cell>
          <table:table-cell office:value-type="float" office:value="0.195252" calcext:value-type="float">
            <text:p>0.195252</text:p>
          </table:table-cell>
          <table:table-cell office:value-type="float" office:value="0.231099" calcext:value-type="float">
            <text:p>0.231099</text:p>
          </table:table-cell>
          <table:table-cell office:value-type="float" office:value="0.238879" calcext:value-type="float">
            <text:p>0.238879</text:p>
          </table:table-cell>
          <table:table-cell office:value-type="float" office:value="0.245744" calcext:value-type="float">
            <text:p>0.245744</text:p>
          </table:table-cell>
          <table:table-cell office:value-type="float" office:value="0.274531" calcext:value-type="float">
            <text:p>0.274531</text:p>
          </table:table-cell>
          <table:table-cell office:value-type="float" office:value="0.329878" calcext:value-type="float">
            <text:p>0.32987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26577" calcext:value-type="float">
            <text:p>0.026577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16774" calcext:value-type="float">
            <text:p>-0.516774</text:p>
          </table:table-cell>
          <table:table-cell office:value-type="float" office:value="0.122665" calcext:value-type="float">
            <text:p>0.122665</text:p>
          </table:table-cell>
          <table:table-cell office:value-type="float" office:value="0.158024" calcext:value-type="float">
            <text:p>0.158024</text:p>
          </table:table-cell>
          <table:table-cell office:value-type="float" office:value="0.189207" calcext:value-type="float">
            <text:p>0.189207</text:p>
          </table:table-cell>
          <table:table-cell office:value-type="float" office:value="0.223912" calcext:value-type="float">
            <text:p>0.223912</text:p>
          </table:table-cell>
          <table:table-cell office:value-type="float" office:value="0.237116" calcext:value-type="float">
            <text:p>0.237116</text:p>
          </table:table-cell>
          <table:table-cell office:value-type="float" office:value="0.244555" calcext:value-type="float">
            <text:p>0.244555</text:p>
          </table:table-cell>
          <table:table-cell office:value-type="float" office:value="0.267375" calcext:value-type="float">
            <text:p>0.267375</text:p>
          </table:table-cell>
          <table:table-cell office:value-type="float" office:value="0.325038" calcext:value-type="float">
            <text:p>0.32503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25112" calcext:value-type="float">
            <text:p>0.02511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06202" calcext:value-type="float">
            <text:p>-0.606202</text:p>
          </table:table-cell>
          <table:table-cell office:value-type="float" office:value="0.118884" calcext:value-type="float">
            <text:p>0.118884</text:p>
          </table:table-cell>
          <table:table-cell office:value-type="float" office:value="0.161139" calcext:value-type="float">
            <text:p>0.161139</text:p>
          </table:table-cell>
          <table:table-cell office:value-type="float" office:value="0.191406" calcext:value-type="float">
            <text:p>0.191406</text:p>
          </table:table-cell>
          <table:table-cell office:value-type="float" office:value="0.229198" calcext:value-type="float">
            <text:p>0.229198</text:p>
          </table:table-cell>
          <table:table-cell office:value-type="float" office:value="0.237564" calcext:value-type="float">
            <text:p>0.237564</text:p>
          </table:table-cell>
          <table:table-cell office:value-type="float" office:value="0.244717" calcext:value-type="float">
            <text:p>0.244717</text:p>
          </table:table-cell>
          <table:table-cell office:value-type="float" office:value="0.268595" calcext:value-type="float">
            <text:p>0.268595</text:p>
          </table:table-cell>
          <table:table-cell office:value-type="float" office:value="0.326882" calcext:value-type="float">
            <text:p>0.32688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17218" calcext:value-type="float">
            <text:p>0.017218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74667" calcext:value-type="float">
            <text:p>-0.574667</text:p>
          </table:table-cell>
          <table:table-cell office:value-type="float" office:value="0.122161" calcext:value-type="float">
            <text:p>0.122161</text:p>
          </table:table-cell>
          <table:table-cell office:value-type="float" office:value="0.158713" calcext:value-type="float">
            <text:p>0.158713</text:p>
          </table:table-cell>
          <table:table-cell office:value-type="float" office:value="0.187675" calcext:value-type="float">
            <text:p>0.187675</text:p>
          </table:table-cell>
          <table:table-cell office:value-type="float" office:value="0.217866" calcext:value-type="float">
            <text:p>0.217866</text:p>
          </table:table-cell>
          <table:table-cell office:value-type="float" office:value="0.236969" calcext:value-type="float">
            <text:p>0.236969</text:p>
          </table:table-cell>
          <table:table-cell office:value-type="float" office:value="0.243816" calcext:value-type="float">
            <text:p>0.243816</text:p>
          </table:table-cell>
          <table:table-cell office:value-type="float" office:value="0.263949" calcext:value-type="float">
            <text:p>0.263949</text:p>
          </table:table-cell>
          <table:table-cell office:value-type="float" office:value="0.326734" calcext:value-type="float">
            <text:p>0.32673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18321" calcext:value-type="float">
            <text:p>0.01832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89675" calcext:value-type="float">
            <text:p>-0.489675</text:p>
          </table:table-cell>
          <table:table-cell office:value-type="float" office:value="0.121719" calcext:value-type="float">
            <text:p>0.121719</text:p>
          </table:table-cell>
          <table:table-cell office:value-type="float" office:value="0.160092" calcext:value-type="float">
            <text:p>0.160092</text:p>
          </table:table-cell>
          <table:table-cell office:value-type="float" office:value="0.187499" calcext:value-type="float">
            <text:p>0.187499</text:p>
          </table:table-cell>
          <table:table-cell office:value-type="float" office:value="0.214545" calcext:value-type="float">
            <text:p>0.214545</text:p>
          </table:table-cell>
          <table:table-cell office:value-type="float" office:value="0.235332" calcext:value-type="float">
            <text:p>0.235332</text:p>
          </table:table-cell>
          <table:table-cell office:value-type="float" office:value="0.244854" calcext:value-type="float">
            <text:p>0.244854</text:p>
          </table:table-cell>
          <table:table-cell office:value-type="float" office:value="0.268274" calcext:value-type="float">
            <text:p>0.268274</text:p>
          </table:table-cell>
          <table:table-cell office:value-type="float" office:value="0.337296" calcext:value-type="float">
            <text:p>0.33729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27994" calcext:value-type="float">
            <text:p>0.027994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20786" calcext:value-type="float">
            <text:p>-0.620786</text:p>
          </table:table-cell>
          <table:table-cell office:value-type="float" office:value="0.108298" calcext:value-type="float">
            <text:p>0.108298</text:p>
          </table:table-cell>
          <table:table-cell office:value-type="float" office:value="0.152527" calcext:value-type="float">
            <text:p>0.152527</text:p>
          </table:table-cell>
          <table:table-cell office:value-type="float" office:value="0.182622" calcext:value-type="float">
            <text:p>0.182622</text:p>
          </table:table-cell>
          <table:table-cell office:value-type="float" office:value="0.214908" calcext:value-type="float">
            <text:p>0.214908</text:p>
          </table:table-cell>
          <table:table-cell office:value-type="float" office:value="0.235988" calcext:value-type="float">
            <text:p>0.235988</text:p>
          </table:table-cell>
          <table:table-cell office:value-type="float" office:value="0.24532" calcext:value-type="float">
            <text:p>0.24532</text:p>
          </table:table-cell>
          <table:table-cell office:value-type="float" office:value="0.272534" calcext:value-type="float">
            <text:p>0.272534</text:p>
          </table:table-cell>
          <table:table-cell office:value-type="float" office:value="0.337601" calcext:value-type="float">
            <text:p>0.33760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12901" calcext:value-type="float">
            <text:p>0.01290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11283" calcext:value-type="float">
            <text:p>-0.511283</text:p>
          </table:table-cell>
          <table:table-cell office:value-type="float" office:value="0.104316" calcext:value-type="float">
            <text:p>0.104316</text:p>
          </table:table-cell>
          <table:table-cell office:value-type="float" office:value="0.151029" calcext:value-type="float">
            <text:p>0.151029</text:p>
          </table:table-cell>
          <table:table-cell office:value-type="float" office:value="0.181656" calcext:value-type="float">
            <text:p>0.181656</text:p>
          </table:table-cell>
          <table:table-cell office:value-type="float" office:value="0.21015" calcext:value-type="float">
            <text:p>0.21015</text:p>
          </table:table-cell>
          <table:table-cell office:value-type="float" office:value="0.236069" calcext:value-type="float">
            <text:p>0.236069</text:p>
          </table:table-cell>
          <table:table-cell office:value-type="float" office:value="0.2455" calcext:value-type="float">
            <text:p>0.2455</text:p>
          </table:table-cell>
          <table:table-cell office:value-type="float" office:value="0.267157" calcext:value-type="float">
            <text:p>0.267157</text:p>
          </table:table-cell>
          <table:table-cell office:value-type="float" office:value="0.33387" calcext:value-type="float">
            <text:p>0.3338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21846" calcext:value-type="float">
            <text:p>0.021846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02989" calcext:value-type="float">
            <text:p>-0.602989</text:p>
          </table:table-cell>
          <table:table-cell office:value-type="float" office:value="0.095559" calcext:value-type="float">
            <text:p>0.095559</text:p>
          </table:table-cell>
          <table:table-cell office:value-type="float" office:value="0.15551" calcext:value-type="float">
            <text:p>0.15551</text:p>
          </table:table-cell>
          <table:table-cell office:value-type="float" office:value="0.187065" calcext:value-type="float">
            <text:p>0.187065</text:p>
          </table:table-cell>
          <table:table-cell office:value-type="float" office:value="0.215417" calcext:value-type="float">
            <text:p>0.215417</text:p>
          </table:table-cell>
          <table:table-cell office:value-type="float" office:value="0.235849" calcext:value-type="float">
            <text:p>0.235849</text:p>
          </table:table-cell>
          <table:table-cell office:value-type="float" office:value="0.244026" calcext:value-type="float">
            <text:p>0.244026</text:p>
          </table:table-cell>
          <table:table-cell office:value-type="float" office:value="0.25613" calcext:value-type="float">
            <text:p>0.25613</text:p>
          </table:table-cell>
          <table:table-cell office:value-type="float" office:value="0.325528" calcext:value-type="float">
            <text:p>0.32552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11209" calcext:value-type="float">
            <text:p>0.01120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80256" calcext:value-type="float">
            <text:p>-0.380256</text:p>
          </table:table-cell>
          <table:table-cell office:value-type="float" office:value="0.122438" calcext:value-type="float">
            <text:p>0.122438</text:p>
          </table:table-cell>
          <table:table-cell office:value-type="float" office:value="0.16394" calcext:value-type="float">
            <text:p>0.16394</text:p>
          </table:table-cell>
          <table:table-cell office:value-type="float" office:value="0.190213" calcext:value-type="float">
            <text:p>0.190213</text:p>
          </table:table-cell>
          <table:table-cell office:value-type="float" office:value="0.224847" calcext:value-type="float">
            <text:p>0.224847</text:p>
          </table:table-cell>
          <table:table-cell office:value-type="float" office:value="0.236517" calcext:value-type="float">
            <text:p>0.236517</text:p>
          </table:table-cell>
          <table:table-cell office:value-type="float" office:value="0.243769" calcext:value-type="float">
            <text:p>0.243769</text:p>
          </table:table-cell>
          <table:table-cell office:value-type="float" office:value="0.255927" calcext:value-type="float">
            <text:p>0.255927</text:p>
          </table:table-cell>
          <table:table-cell office:value-type="float" office:value="0.320998" calcext:value-type="float">
            <text:p>0.32099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37839" calcext:value-type="float">
            <text:p>0.03783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9724" calcext:value-type="float">
            <text:p>-0.9724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0.125193" calcext:value-type="float">
            <text:p>0.125193</text:p>
          </table:table-cell>
          <table:table-cell office:value-type="float" office:value="0.165367" calcext:value-type="float">
            <text:p>0.165367</text:p>
          </table:table-cell>
          <table:table-cell office:value-type="float" office:value="0.196219" calcext:value-type="float">
            <text:p>0.196219</text:p>
          </table:table-cell>
          <table:table-cell office:value-type="float" office:value="0.231719" calcext:value-type="float">
            <text:p>0.231719</text:p>
          </table:table-cell>
          <table:table-cell office:value-type="float" office:value="0.24045" calcext:value-type="float">
            <text:p>0.24045</text:p>
          </table:table-cell>
          <table:table-cell office:value-type="float" office:value="0.250845" calcext:value-type="float">
            <text:p>0.250845</text:p>
          </table:table-cell>
          <table:table-cell office:value-type="float" office:value="0.312651" calcext:value-type="float">
            <text:p>0.31265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38842" calcext:value-type="float">
            <text:p>-0.038842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352752" calcext:value-type="float">
            <text:p>-0.352752</text:p>
          </table:table-cell>
          <table:table-cell office:value-type="float" office:value="0.101174" calcext:value-type="float">
            <text:p>0.101174</text:p>
          </table:table-cell>
          <table:table-cell office:value-type="float" office:value="0.134022" calcext:value-type="float">
            <text:p>0.134022</text:p>
          </table:table-cell>
          <table:table-cell office:value-type="float" office:value="0.172234" calcext:value-type="float">
            <text:p>0.172234</text:p>
          </table:table-cell>
          <table:table-cell office:value-type="float" office:value="0.20722" calcext:value-type="float">
            <text:p>0.20722</text:p>
          </table:table-cell>
          <table:table-cell office:value-type="float" office:value="0.233684" calcext:value-type="float">
            <text:p>0.233684</text:p>
          </table:table-cell>
          <table:table-cell office:value-type="float" office:value="0.243952" calcext:value-type="float">
            <text:p>0.243952</text:p>
          </table:table-cell>
          <table:table-cell office:value-type="float" office:value="0.253612" calcext:value-type="float">
            <text:p>0.253612</text:p>
          </table:table-cell>
          <table:table-cell office:value-type="float" office:value="0.315072" calcext:value-type="float">
            <text:p>0.31507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30822" calcext:value-type="float">
            <text:p>0.03082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69991" calcext:value-type="float">
            <text:p>-0.569991</text:p>
          </table:table-cell>
          <table:table-cell office:value-type="float" office:value="0.095534" calcext:value-type="float">
            <text:p>0.095534</text:p>
          </table:table-cell>
          <table:table-cell office:value-type="float" office:value="0.13636" calcext:value-type="float">
            <text:p>0.13636</text:p>
          </table:table-cell>
          <table:table-cell office:value-type="float" office:value="0.171184" calcext:value-type="float">
            <text:p>0.171184</text:p>
          </table:table-cell>
          <table:table-cell office:value-type="float" office:value="0.206999" calcext:value-type="float">
            <text:p>0.206999</text:p>
          </table:table-cell>
          <table:table-cell office:value-type="float" office:value="0.235305" calcext:value-type="float">
            <text:p>0.235305</text:p>
          </table:table-cell>
          <table:table-cell office:value-type="float" office:value="0.245309" calcext:value-type="float">
            <text:p>0.245309</text:p>
          </table:table-cell>
          <table:table-cell office:value-type="float" office:value="0.257563" calcext:value-type="float">
            <text:p>0.257563</text:p>
          </table:table-cell>
          <table:table-cell office:value-type="float" office:value="0.322663" calcext:value-type="float">
            <text:p>0.32266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10092" calcext:value-type="float">
            <text:p>0.01009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70653" calcext:value-type="float">
            <text:p>-0.270653</text:p>
          </table:table-cell>
          <table:table-cell office:value-type="float" office:value="0.105144" calcext:value-type="float">
            <text:p>0.105144</text:p>
          </table:table-cell>
          <table:table-cell office:value-type="float" office:value="0.145792" calcext:value-type="float">
            <text:p>0.145792</text:p>
          </table:table-cell>
          <table:table-cell office:value-type="float" office:value="0.180518" calcext:value-type="float">
            <text:p>0.180518</text:p>
          </table:table-cell>
          <table:table-cell office:value-type="float" office:value="0.213195" calcext:value-type="float">
            <text:p>0.213195</text:p>
          </table:table-cell>
          <table:table-cell office:value-type="float" office:value="0.237191" calcext:value-type="float">
            <text:p>0.237191</text:p>
          </table:table-cell>
          <table:table-cell office:value-type="float" office:value="0.248178" calcext:value-type="float">
            <text:p>0.248178</text:p>
          </table:table-cell>
          <table:table-cell office:value-type="float" office:value="0.270178" calcext:value-type="float">
            <text:p>0.270178</text:p>
          </table:table-cell>
          <table:table-cell office:value-type="float" office:value="0.329481" calcext:value-type="float">
            <text:p>0.32948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45902" calcext:value-type="float">
            <text:p>0.045902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9511" calcext:value-type="float">
            <text:p>-0.29511</text:p>
          </table:table-cell>
          <table:table-cell office:value-type="float" office:value="0.109199" calcext:value-type="float">
            <text:p>0.109199</text:p>
          </table:table-cell>
          <table:table-cell office:value-type="float" office:value="0.150339" calcext:value-type="float">
            <text:p>0.150339</text:p>
          </table:table-cell>
          <table:table-cell office:value-type="float" office:value="0.186659" calcext:value-type="float">
            <text:p>0.186659</text:p>
          </table:table-cell>
          <table:table-cell office:value-type="float" office:value="0.223698" calcext:value-type="float">
            <text:p>0.223698</text:p>
          </table:table-cell>
          <table:table-cell office:value-type="float" office:value="0.238723" calcext:value-type="float">
            <text:p>0.238723</text:p>
          </table:table-cell>
          <table:table-cell office:value-type="float" office:value="0.247356" calcext:value-type="float">
            <text:p>0.247356</text:p>
          </table:table-cell>
          <table:table-cell office:value-type="float" office:value="0.268937" calcext:value-type="float">
            <text:p>0.268937</text:p>
          </table:table-cell>
          <table:table-cell office:value-type="float" office:value="0.332258" calcext:value-type="float">
            <text:p>0.33225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46206" calcext:value-type="float">
            <text:p>0.046206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05325" calcext:value-type="float">
            <text:p>-0.805325</text:p>
          </table:table-cell>
          <table:table-cell office:value-type="float" office:value="0.072421" calcext:value-type="float">
            <text:p>0.072421</text:p>
          </table:table-cell>
          <table:table-cell office:value-type="float" office:value="0.133841" calcext:value-type="float">
            <text:p>0.133841</text:p>
          </table:table-cell>
          <table:table-cell office:value-type="float" office:value="0.173589" calcext:value-type="float">
            <text:p>0.173589</text:p>
          </table:table-cell>
          <table:table-cell office:value-type="float" office:value="0.206803" calcext:value-type="float">
            <text:p>0.206803</text:p>
          </table:table-cell>
          <table:table-cell office:value-type="float" office:value="0.233561" calcext:value-type="float">
            <text:p>0.233561</text:p>
          </table:table-cell>
          <table:table-cell office:value-type="float" office:value="0.24192" calcext:value-type="float">
            <text:p>0.24192</text:p>
          </table:table-cell>
          <table:table-cell office:value-type="float" office:value="0.253471" calcext:value-type="float">
            <text:p>0.253471</text:p>
          </table:table-cell>
          <table:table-cell office:value-type="float" office:value="0.323325" calcext:value-type="float">
            <text:p>0.32332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1664" calcext:value-type="float">
            <text:p>-0.01664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71262" calcext:value-type="float">
            <text:p>-0.571262</text:p>
          </table:table-cell>
          <table:table-cell office:value-type="float" office:value="0.084735" calcext:value-type="float">
            <text:p>0.084735</text:p>
          </table:table-cell>
          <table:table-cell office:value-type="float" office:value="0.137258" calcext:value-type="float">
            <text:p>0.137258</text:p>
          </table:table-cell>
          <table:table-cell office:value-type="float" office:value="0.178808" calcext:value-type="float">
            <text:p>0.178808</text:p>
          </table:table-cell>
          <table:table-cell office:value-type="float" office:value="0.218255" calcext:value-type="float">
            <text:p>0.218255</text:p>
          </table:table-cell>
          <table:table-cell office:value-type="float" office:value="0.234576" calcext:value-type="float">
            <text:p>0.234576</text:p>
          </table:table-cell>
          <table:table-cell office:value-type="float" office:value="0.240963" calcext:value-type="float">
            <text:p>0.240963</text:p>
          </table:table-cell>
          <table:table-cell office:value-type="float" office:value="0.24965" calcext:value-type="float">
            <text:p>0.24965</text:p>
          </table:table-cell>
          <table:table-cell office:value-type="float" office:value="0.315428" calcext:value-type="float">
            <text:p>0.31542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08841" calcext:value-type="float">
            <text:p>0.008841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2416" calcext:value-type="float">
            <text:p>-0.42416</text:p>
          </table:table-cell>
          <table:table-cell office:value-type="float" office:value="0.091466" calcext:value-type="float">
            <text:p>0.091466</text:p>
          </table:table-cell>
          <table:table-cell office:value-type="float" office:value="0.134728" calcext:value-type="float">
            <text:p>0.134728</text:p>
          </table:table-cell>
          <table:table-cell office:value-type="float" office:value="0.17072" calcext:value-type="float">
            <text:p>0.17072</text:p>
          </table:table-cell>
          <table:table-cell office:value-type="float" office:value="0.213806" calcext:value-type="float">
            <text:p>0.213806</text:p>
          </table:table-cell>
          <table:table-cell office:value-type="float" office:value="0.234345" calcext:value-type="float">
            <text:p>0.234345</text:p>
          </table:table-cell>
          <table:table-cell office:value-type="float" office:value="0.241422" calcext:value-type="float">
            <text:p>0.241422</text:p>
          </table:table-cell>
          <table:table-cell office:value-type="float" office:value="0.251372" calcext:value-type="float">
            <text:p>0.251372</text:p>
          </table:table-cell>
          <table:table-cell office:value-type="float" office:value="0.314466" calcext:value-type="float">
            <text:p>0.31446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22817" calcext:value-type="float">
            <text:p>0.022817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47176" calcext:value-type="float">
            <text:p>-0.747176</text:p>
          </table:table-cell>
          <table:table-cell office:value-type="float" office:value="0.052705" calcext:value-type="float">
            <text:p>0.052705</text:p>
          </table:table-cell>
          <table:table-cell office:value-type="float" office:value="0.120514" calcext:value-type="float">
            <text:p>0.120514</text:p>
          </table:table-cell>
          <table:table-cell office:value-type="float" office:value="0.155458" calcext:value-type="float">
            <text:p>0.155458</text:p>
          </table:table-cell>
          <table:table-cell office:value-type="float" office:value="0.185196" calcext:value-type="float">
            <text:p>0.185196</text:p>
          </table:table-cell>
          <table:table-cell office:value-type="float" office:value="0.228744" calcext:value-type="float">
            <text:p>0.228744</text:p>
          </table:table-cell>
          <table:table-cell office:value-type="float" office:value="0.238294" calcext:value-type="float">
            <text:p>0.238294</text:p>
          </table:table-cell>
          <table:table-cell office:value-type="float" office:value="0.249088" calcext:value-type="float">
            <text:p>0.249088</text:p>
          </table:table-cell>
          <table:table-cell office:value-type="float" office:value="0.304004" calcext:value-type="float">
            <text:p>0.30400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21317" calcext:value-type="float">
            <text:p>-0.021317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93128" calcext:value-type="float">
            <text:p>-0.893128</text:p>
          </table:table-cell>
          <table:table-cell office:value-type="float" office:value="0.051701" calcext:value-type="float">
            <text:p>0.051701</text:p>
          </table:table-cell>
          <table:table-cell office:value-type="float" office:value="0.128363" calcext:value-type="float">
            <text:p>0.128363</text:p>
          </table:table-cell>
          <table:table-cell office:value-type="float" office:value="0.16128" calcext:value-type="float">
            <text:p>0.16128</text:p>
          </table:table-cell>
          <table:table-cell office:value-type="float" office:value="0.192701" calcext:value-type="float">
            <text:p>0.192701</text:p>
          </table:table-cell>
          <table:table-cell office:value-type="float" office:value="0.228814" calcext:value-type="float">
            <text:p>0.228814</text:p>
          </table:table-cell>
          <table:table-cell office:value-type="float" office:value="0.236972" calcext:value-type="float">
            <text:p>0.236972</text:p>
          </table:table-cell>
          <table:table-cell office:value-type="float" office:value="0.247265" calcext:value-type="float">
            <text:p>0.247265</text:p>
          </table:table-cell>
          <table:table-cell office:value-type="float" office:value="0.306656" calcext:value-type="float">
            <text:p>0.30665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33938" calcext:value-type="float">
            <text:p>-0.033938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13938" calcext:value-type="float">
            <text:p>-0.613938</text:p>
          </table:table-cell>
          <table:table-cell office:value-type="float" office:value="0.070613" calcext:value-type="float">
            <text:p>0.070613</text:p>
          </table:table-cell>
          <table:table-cell office:value-type="float" office:value="0.140083" calcext:value-type="float">
            <text:p>0.140083</text:p>
          </table:table-cell>
          <table:table-cell office:value-type="float" office:value="0.169599" calcext:value-type="float">
            <text:p>0.169599</text:p>
          </table:table-cell>
          <table:table-cell office:value-type="float" office:value="0.207069" calcext:value-type="float">
            <text:p>0.207069</text:p>
          </table:table-cell>
          <table:table-cell office:value-type="float" office:value="0.233544" calcext:value-type="float">
            <text:p>0.233544</text:p>
          </table:table-cell>
          <table:table-cell office:value-type="float" office:value="0.240625" calcext:value-type="float">
            <text:p>0.240625</text:p>
          </table:table-cell>
          <table:table-cell office:value-type="float" office:value="0.251279" calcext:value-type="float">
            <text:p>0.251279</text:p>
          </table:table-cell>
          <table:table-cell office:value-type="float" office:value="0.313424" calcext:value-type="float">
            <text:p>0.31342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0123" calcext:value-type="float">
            <text:p>0.0012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05047" calcext:value-type="float">
            <text:p>-0.605047</text:p>
          </table:table-cell>
          <table:table-cell office:value-type="float" office:value="0.079689" calcext:value-type="float">
            <text:p>0.079689</text:p>
          </table:table-cell>
          <table:table-cell office:value-type="float" office:value="0.141722" calcext:value-type="float">
            <text:p>0.141722</text:p>
          </table:table-cell>
          <table:table-cell office:value-type="float" office:value="0.172766" calcext:value-type="float">
            <text:p>0.172766</text:p>
          </table:table-cell>
          <table:table-cell office:value-type="float" office:value="0.210944" calcext:value-type="float">
            <text:p>0.210944</text:p>
          </table:table-cell>
          <table:table-cell office:value-type="float" office:value="0.23384" calcext:value-type="float">
            <text:p>0.23384</text:p>
          </table:table-cell>
          <table:table-cell office:value-type="float" office:value="0.241078" calcext:value-type="float">
            <text:p>0.241078</text:p>
          </table:table-cell>
          <table:table-cell office:value-type="float" office:value="0.254085" calcext:value-type="float">
            <text:p>0.254085</text:p>
          </table:table-cell>
          <table:table-cell office:value-type="float" office:value="0.314988" calcext:value-type="float">
            <text:p>0.31498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04407" calcext:value-type="float">
            <text:p>0.00440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22656" calcext:value-type="float">
            <text:p>-0.422656</text:p>
          </table:table-cell>
          <table:table-cell office:value-type="float" office:value="0.09555" calcext:value-type="float">
            <text:p>0.09555</text:p>
          </table:table-cell>
          <table:table-cell office:value-type="float" office:value="0.145322" calcext:value-type="float">
            <text:p>0.145322</text:p>
          </table:table-cell>
          <table:table-cell office:value-type="float" office:value="0.179545" calcext:value-type="float">
            <text:p>0.179545</text:p>
          </table:table-cell>
          <table:table-cell office:value-type="float" office:value="0.222282" calcext:value-type="float">
            <text:p>0.222282</text:p>
          </table:table-cell>
          <table:table-cell office:value-type="float" office:value="0.235036" calcext:value-type="float">
            <text:p>0.235036</text:p>
          </table:table-cell>
          <table:table-cell office:value-type="float" office:value="0.242469" calcext:value-type="float">
            <text:p>0.242469</text:p>
          </table:table-cell>
          <table:table-cell office:value-type="float" office:value="0.256903" calcext:value-type="float">
            <text:p>0.256903</text:p>
          </table:table-cell>
          <table:table-cell office:value-type="float" office:value="0.313301" calcext:value-type="float">
            <text:p>0.31330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26775" calcext:value-type="float">
            <text:p>0.026775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8237" calcext:value-type="float">
            <text:p>-0.48237</text:p>
          </table:table-cell>
          <table:table-cell office:value-type="float" office:value="0.080468" calcext:value-type="float">
            <text:p>0.080468</text:p>
          </table:table-cell>
          <table:table-cell office:value-type="float" office:value="0.139779" calcext:value-type="float">
            <text:p>0.139779</text:p>
          </table:table-cell>
          <table:table-cell office:value-type="float" office:value="0.180474" calcext:value-type="float">
            <text:p>0.180474</text:p>
          </table:table-cell>
          <table:table-cell office:value-type="float" office:value="0.220281" calcext:value-type="float">
            <text:p>0.220281</text:p>
          </table:table-cell>
          <table:table-cell office:value-type="float" office:value="0.234949" calcext:value-type="float">
            <text:p>0.234949</text:p>
          </table:table-cell>
          <table:table-cell office:value-type="float" office:value="0.241913" calcext:value-type="float">
            <text:p>0.241913</text:p>
          </table:table-cell>
          <table:table-cell office:value-type="float" office:value="0.259416" calcext:value-type="float">
            <text:p>0.259416</text:p>
          </table:table-cell>
          <table:table-cell office:value-type="float" office:value="0.316546" calcext:value-type="float">
            <text:p>0.31654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19146" calcext:value-type="float">
            <text:p>0.019146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7479" calcext:value-type="float">
            <text:p>-0.77479</text:p>
          </table:table-cell>
          <table:table-cell office:value-type="float" office:value="0.050136" calcext:value-type="float">
            <text:p>0.050136</text:p>
          </table:table-cell>
          <table:table-cell office:value-type="float" office:value="0.11827" calcext:value-type="float">
            <text:p>0.11827</text:p>
          </table:table-cell>
          <table:table-cell office:value-type="float" office:value="0.160823" calcext:value-type="float">
            <text:p>0.160823</text:p>
          </table:table-cell>
          <table:table-cell office:value-type="float" office:value="0.207327" calcext:value-type="float">
            <text:p>0.207327</text:p>
          </table:table-cell>
          <table:table-cell office:value-type="float" office:value="0.233203" calcext:value-type="float">
            <text:p>0.233203</text:p>
          </table:table-cell>
          <table:table-cell office:value-type="float" office:value="0.242799" calcext:value-type="float">
            <text:p>0.242799</text:p>
          </table:table-cell>
          <table:table-cell office:value-type="float" office:value="0.260613" calcext:value-type="float">
            <text:p>0.260613</text:p>
          </table:table-cell>
          <table:table-cell office:value-type="float" office:value="0.31698" calcext:value-type="float">
            <text:p>0.3169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18464" calcext:value-type="float">
            <text:p>-0.01846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01762" calcext:value-type="float">
            <text:p>-0.601762</text:p>
          </table:table-cell>
          <table:table-cell office:value-type="float" office:value="0.06672" calcext:value-type="float">
            <text:p>0.06672</text:p>
          </table:table-cell>
          <table:table-cell office:value-type="float" office:value="0.129105" calcext:value-type="float">
            <text:p>0.129105</text:p>
          </table:table-cell>
          <table:table-cell office:value-type="float" office:value="0.167325" calcext:value-type="float">
            <text:p>0.167325</text:p>
          </table:table-cell>
          <table:table-cell office:value-type="float" office:value="0.217212" calcext:value-type="float">
            <text:p>0.217212</text:p>
          </table:table-cell>
          <table:table-cell office:value-type="float" office:value="0.235216" calcext:value-type="float">
            <text:p>0.235216</text:p>
          </table:table-cell>
          <table:table-cell office:value-type="float" office:value="0.242468" calcext:value-type="float">
            <text:p>0.242468</text:p>
          </table:table-cell>
          <table:table-cell office:value-type="float" office:value="0.254811" calcext:value-type="float">
            <text:p>0.254811</text:p>
          </table:table-cell>
          <table:table-cell office:value-type="float" office:value="0.317371" calcext:value-type="float">
            <text:p>0.31737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02847" calcext:value-type="float">
            <text:p>0.002847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81799" calcext:value-type="float">
            <text:p>-0.481799</text:p>
          </table:table-cell>
          <table:table-cell office:value-type="float" office:value="0.066802" calcext:value-type="float">
            <text:p>0.066802</text:p>
          </table:table-cell>
          <table:table-cell office:value-type="float" office:value="0.125159" calcext:value-type="float">
            <text:p>0.125159</text:p>
          </table:table-cell>
          <table:table-cell office:value-type="float" office:value="0.159367" calcext:value-type="float">
            <text:p>0.159367</text:p>
          </table:table-cell>
          <table:table-cell office:value-type="float" office:value="0.204664" calcext:value-type="float">
            <text:p>0.204664</text:p>
          </table:table-cell>
          <table:table-cell office:value-type="float" office:value="0.232191" calcext:value-type="float">
            <text:p>0.232191</text:p>
          </table:table-cell>
          <table:table-cell office:value-type="float" office:value="0.240376" calcext:value-type="float">
            <text:p>0.240376</text:p>
          </table:table-cell>
          <table:table-cell office:value-type="float" office:value="0.253213" calcext:value-type="float">
            <text:p>0.253213</text:p>
          </table:table-cell>
          <table:table-cell office:value-type="float" office:value="0.323235" calcext:value-type="float">
            <text:p>0.32323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12321" calcext:value-type="float">
            <text:p>0.01232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12839" calcext:value-type="float">
            <text:p>-0.712839</text:p>
          </table:table-cell>
          <table:table-cell office:value-type="float" office:value="0.05493" calcext:value-type="float">
            <text:p>0.05493</text:p>
          </table:table-cell>
          <table:table-cell office:value-type="float" office:value="0.124731" calcext:value-type="float">
            <text:p>0.124731</text:p>
          </table:table-cell>
          <table:table-cell office:value-type="float" office:value="0.167735" calcext:value-type="float">
            <text:p>0.167735</text:p>
          </table:table-cell>
          <table:table-cell office:value-type="float" office:value="0.210456" calcext:value-type="float">
            <text:p>0.210456</text:p>
          </table:table-cell>
          <table:table-cell office:value-type="float" office:value="0.233641" calcext:value-type="float">
            <text:p>0.233641</text:p>
          </table:table-cell>
          <table:table-cell office:value-type="float" office:value="0.244248" calcext:value-type="float">
            <text:p>0.244248</text:p>
          </table:table-cell>
          <table:table-cell office:value-type="float" office:value="0.259725" calcext:value-type="float">
            <text:p>0.259725</text:p>
          </table:table-cell>
          <table:table-cell office:value-type="float" office:value="0.327479" calcext:value-type="float">
            <text:p>0.32747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08989" calcext:value-type="float">
            <text:p>-0.008989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3741" calcext:value-type="float">
            <text:p>-0.53741</text:p>
          </table:table-cell>
          <table:table-cell office:value-type="float" office:value="0.069494" calcext:value-type="float">
            <text:p>0.069494</text:p>
          </table:table-cell>
          <table:table-cell office:value-type="float" office:value="0.125269" calcext:value-type="float">
            <text:p>0.125269</text:p>
          </table:table-cell>
          <table:table-cell office:value-type="float" office:value="0.16975" calcext:value-type="float">
            <text:p>0.16975</text:p>
          </table:table-cell>
          <table:table-cell office:value-type="float" office:value="0.210231" calcext:value-type="float">
            <text:p>0.210231</text:p>
          </table:table-cell>
          <table:table-cell office:value-type="float" office:value="0.23342" calcext:value-type="float">
            <text:p>0.23342</text:p>
          </table:table-cell>
          <table:table-cell office:value-type="float" office:value="0.24327" calcext:value-type="float">
            <text:p>0.24327</text:p>
          </table:table-cell>
          <table:table-cell office:value-type="float" office:value="0.260337" calcext:value-type="float">
            <text:p>0.260337</text:p>
          </table:table-cell>
          <table:table-cell office:value-type="float" office:value="0.32844" calcext:value-type="float">
            <text:p>0.3284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1028" calcext:value-type="float">
            <text:p>0.01028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10378" calcext:value-type="float">
            <text:p>-0.510378</text:p>
          </table:table-cell>
          <table:table-cell office:value-type="float" office:value="0.067678" calcext:value-type="float">
            <text:p>0.067678</text:p>
          </table:table-cell>
          <table:table-cell office:value-type="float" office:value="0.126849" calcext:value-type="float">
            <text:p>0.126849</text:p>
          </table:table-cell>
          <table:table-cell office:value-type="float" office:value="0.170539" calcext:value-type="float">
            <text:p>0.170539</text:p>
          </table:table-cell>
          <table:table-cell office:value-type="float" office:value="0.214251" calcext:value-type="float">
            <text:p>0.214251</text:p>
          </table:table-cell>
          <table:table-cell office:value-type="float" office:value="0.233629" calcext:value-type="float">
            <text:p>0.233629</text:p>
          </table:table-cell>
          <table:table-cell office:value-type="float" office:value="0.243197" calcext:value-type="float">
            <text:p>0.243197</text:p>
          </table:table-cell>
          <table:table-cell office:value-type="float" office:value="0.260154" calcext:value-type="float">
            <text:p>0.260154</text:p>
          </table:table-cell>
          <table:table-cell office:value-type="float" office:value="0.328715" calcext:value-type="float">
            <text:p>0.32871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13463" calcext:value-type="float">
            <text:p>0.01346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31635" calcext:value-type="float">
            <text:p>-0.831635</text:p>
          </table:table-cell>
          <table:table-cell office:value-type="float" office:value="0.043047" calcext:value-type="float">
            <text:p>0.043047</text:p>
          </table:table-cell>
          <table:table-cell office:value-type="float" office:value="0.119672" calcext:value-type="float">
            <text:p>0.119672</text:p>
          </table:table-cell>
          <table:table-cell office:value-type="float" office:value="0.173228" calcext:value-type="float">
            <text:p>0.173228</text:p>
          </table:table-cell>
          <table:table-cell office:value-type="float" office:value="0.204707" calcext:value-type="float">
            <text:p>0.204707</text:p>
          </table:table-cell>
          <table:table-cell office:value-type="float" office:value="0.231985" calcext:value-type="float">
            <text:p>0.231985</text:p>
          </table:table-cell>
          <table:table-cell office:value-type="float" office:value="0.239203" calcext:value-type="float">
            <text:p>0.239203</text:p>
          </table:table-cell>
          <table:table-cell office:value-type="float" office:value="0.257144" calcext:value-type="float">
            <text:p>0.257144</text:p>
          </table:table-cell>
          <table:table-cell office:value-type="float" office:value="0.326906" calcext:value-type="float">
            <text:p>0.326906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23574" calcext:value-type="float">
            <text:p>-0.023574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53785" calcext:value-type="float">
            <text:p>-0.653785</text:p>
          </table:table-cell>
          <table:table-cell office:value-type="float" office:value="0.064079" calcext:value-type="float">
            <text:p>0.064079</text:p>
          </table:table-cell>
          <table:table-cell office:value-type="float" office:value="0.126949" calcext:value-type="float">
            <text:p>0.126949</text:p>
          </table:table-cell>
          <table:table-cell office:value-type="float" office:value="0.170831" calcext:value-type="float">
            <text:p>0.170831</text:p>
          </table:table-cell>
          <table:table-cell office:value-type="float" office:value="0.205755" calcext:value-type="float">
            <text:p>0.205755</text:p>
          </table:table-cell>
          <table:table-cell office:value-type="float" office:value="0.231811" calcext:value-type="float">
            <text:p>0.231811</text:p>
          </table:table-cell>
          <table:table-cell office:value-type="float" office:value="0.238255" calcext:value-type="float">
            <text:p>0.238255</text:p>
          </table:table-cell>
          <table:table-cell office:value-type="float" office:value="0.254819" calcext:value-type="float">
            <text:p>0.254819</text:p>
          </table:table-cell>
          <table:table-cell office:value-type="float" office:value="0.328228" calcext:value-type="float">
            <text:p>0.32822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03306" calcext:value-type="float">
            <text:p>-0.00330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50338" calcext:value-type="float">
            <text:p>-0.550338</text:p>
          </table:table-cell>
          <table:table-cell office:value-type="float" office:value="0.059567" calcext:value-type="float">
            <text:p>0.059567</text:p>
          </table:table-cell>
          <table:table-cell office:value-type="float" office:value="0.120158" calcext:value-type="float">
            <text:p>0.120158</text:p>
          </table:table-cell>
          <table:table-cell office:value-type="float" office:value="0.163898" calcext:value-type="float">
            <text:p>0.163898</text:p>
          </table:table-cell>
          <table:table-cell office:value-type="float" office:value="0.19839" calcext:value-type="float">
            <text:p>0.19839</text:p>
          </table:table-cell>
          <table:table-cell office:value-type="float" office:value="0.23218" calcext:value-type="float">
            <text:p>0.23218</text:p>
          </table:table-cell>
          <table:table-cell office:value-type="float" office:value="0.240513" calcext:value-type="float">
            <text:p>0.240513</text:p>
          </table:table-cell>
          <table:table-cell office:value-type="float" office:value="0.256804" calcext:value-type="float">
            <text:p>0.256804</text:p>
          </table:table-cell>
          <table:table-cell office:value-type="float" office:value="0.327931" calcext:value-type="float">
            <text:p>0.32793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0491" calcext:value-type="float">
            <text:p>0.0049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73952" calcext:value-type="float">
            <text:p>-0.573952</text:p>
          </table:table-cell>
          <table:table-cell office:value-type="float" office:value="0.060721" calcext:value-type="float">
            <text:p>0.060721</text:p>
          </table:table-cell>
          <table:table-cell office:value-type="float" office:value="0.116748" calcext:value-type="float">
            <text:p>0.116748</text:p>
          </table:table-cell>
          <table:table-cell office:value-type="float" office:value="0.15999" calcext:value-type="float">
            <text:p>0.15999</text:p>
          </table:table-cell>
          <table:table-cell office:value-type="float" office:value="0.197127" calcext:value-type="float">
            <text:p>0.197127</text:p>
          </table:table-cell>
          <table:table-cell office:value-type="float" office:value="0.231454" calcext:value-type="float">
            <text:p>0.231454</text:p>
          </table:table-cell>
          <table:table-cell office:value-type="float" office:value="0.239534" calcext:value-type="float">
            <text:p>0.239534</text:p>
          </table:table-cell>
          <table:table-cell office:value-type="float" office:value="0.257473" calcext:value-type="float">
            <text:p>0.257473</text:p>
          </table:table-cell>
          <table:table-cell office:value-type="float" office:value="0.324484" calcext:value-type="float">
            <text:p>0.32448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01358" calcext:value-type="float">
            <text:p>0.00135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02736" calcext:value-type="float">
            <text:p>-0.602736</text:p>
          </table:table-cell>
          <table:table-cell office:value-type="float" office:value="0.055029" calcext:value-type="float">
            <text:p>0.055029</text:p>
          </table:table-cell>
          <table:table-cell office:value-type="float" office:value="0.111104" calcext:value-type="float">
            <text:p>0.111104</text:p>
          </table:table-cell>
          <table:table-cell office:value-type="float" office:value="0.147564" calcext:value-type="float">
            <text:p>0.147564</text:p>
          </table:table-cell>
          <table:table-cell office:value-type="float" office:value="0.188354" calcext:value-type="float">
            <text:p>0.188354</text:p>
          </table:table-cell>
          <table:table-cell office:value-type="float" office:value="0.229784" calcext:value-type="float">
            <text:p>0.229784</text:p>
          </table:table-cell>
          <table:table-cell office:value-type="float" office:value="0.239741" calcext:value-type="float">
            <text:p>0.239741</text:p>
          </table:table-cell>
          <table:table-cell office:value-type="float" office:value="0.256698" calcext:value-type="float">
            <text:p>0.256698</text:p>
          </table:table-cell>
          <table:table-cell office:value-type="float" office:value="0.330474" calcext:value-type="float">
            <text:p>0.33047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04399" calcext:value-type="float">
            <text:p>-0.00439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34787" calcext:value-type="float">
            <text:p>-0.634787</text:p>
          </table:table-cell>
          <table:table-cell office:value-type="float" office:value="0.035051" calcext:value-type="float">
            <text:p>0.035051</text:p>
          </table:table-cell>
          <table:table-cell office:value-type="float" office:value="0.097234" calcext:value-type="float">
            <text:p>0.097234</text:p>
          </table:table-cell>
          <table:table-cell office:value-type="float" office:value="0.146654" calcext:value-type="float">
            <text:p>0.146654</text:p>
          </table:table-cell>
          <table:table-cell office:value-type="float" office:value="0.193365" calcext:value-type="float">
            <text:p>0.193365</text:p>
          </table:table-cell>
          <table:table-cell office:value-type="float" office:value="0.231749" calcext:value-type="float">
            <text:p>0.231749</text:p>
          </table:table-cell>
          <table:table-cell office:value-type="float" office:value="0.240042" calcext:value-type="float">
            <text:p>0.240042</text:p>
          </table:table-cell>
          <table:table-cell office:value-type="float" office:value="0.259528" calcext:value-type="float">
            <text:p>0.259528</text:p>
          </table:table-cell>
          <table:table-cell office:value-type="float" office:value="0.335259" calcext:value-type="float">
            <text:p>0.33525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0959" calcext:value-type="float">
            <text:p>-0.0095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39147" calcext:value-type="float">
            <text:p>-0.639147</text:p>
          </table:table-cell>
          <table:table-cell office:value-type="float" office:value="0.033159" calcext:value-type="float">
            <text:p>0.033159</text:p>
          </table:table-cell>
          <table:table-cell office:value-type="float" office:value="0.099261" calcext:value-type="float">
            <text:p>0.099261</text:p>
          </table:table-cell>
          <table:table-cell office:value-type="float" office:value="0.15258" calcext:value-type="float">
            <text:p>0.15258</text:p>
          </table:table-cell>
          <table:table-cell office:value-type="float" office:value="0.198791" calcext:value-type="float">
            <text:p>0.198791</text:p>
          </table:table-cell>
          <table:table-cell office:value-type="float" office:value="0.232571" calcext:value-type="float">
            <text:p>0.232571</text:p>
          </table:table-cell>
          <table:table-cell office:value-type="float" office:value="0.239991" calcext:value-type="float">
            <text:p>0.239991</text:p>
          </table:table-cell>
          <table:table-cell office:value-type="float" office:value="0.267011" calcext:value-type="float">
            <text:p>0.267011</text:p>
          </table:table-cell>
          <table:table-cell office:value-type="float" office:value="0.338027" calcext:value-type="float">
            <text:p>0.33802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07776" calcext:value-type="float">
            <text:p>-0.007776</text:p>
          </table:table-cell>
          <table:table-cell>
            <draw:frame draw:z-index="0" draw:style-name="gr1" draw:text-style-name="P1" svg:width="22.348cm" svg:height="12.57cm" svg:x="0.003cm" svg:y="0cm">
              <draw:object draw:notify-on-update-of-ranges="mcc.A2:mcc.A301 mcc.C1:mcc.C1 mcc.C2:mcc.C301 mcc.D1:mcc.D1 mcc.D2:mcc.D301 mcc.E1:mcc.E1 mcc.E2:mcc.E301 mcc.F1:mcc.F1 mcc.F2:mcc.F301 mcc.G1:mcc.G1 mcc.G2:mcc.G301 mcc.H1:mcc.H1 mcc.H2:mcc.H301 mcc.I1:mcc.I1 mcc.I2:mcc.I301 mcc.J1:mcc.J1 mcc.J2:mcc.J301 mcc.K1:mcc.K1 mcc.K2:mcc.K301 mcc.L1:mcc.L1 mcc.L2:mcc.L301 mcc.M1:mcc.M1 mcc.M2:mcc.M301 mcc.N1:mcc.N1 mcc.N2:mcc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38372" calcext:value-type="float">
            <text:p>-0.838372</text:p>
          </table:table-cell>
          <table:table-cell office:value-type="float" office:value="0.016878" calcext:value-type="float">
            <text:p>0.016878</text:p>
          </table:table-cell>
          <table:table-cell office:value-type="float" office:value="0.100851" calcext:value-type="float">
            <text:p>0.100851</text:p>
          </table:table-cell>
          <table:table-cell office:value-type="float" office:value="0.15949" calcext:value-type="float">
            <text:p>0.15949</text:p>
          </table:table-cell>
          <table:table-cell office:value-type="float" office:value="0.205163" calcext:value-type="float">
            <text:p>0.205163</text:p>
          </table:table-cell>
          <table:table-cell office:value-type="float" office:value="0.233124" calcext:value-type="float">
            <text:p>0.233124</text:p>
          </table:table-cell>
          <table:table-cell office:value-type="float" office:value="0.241924" calcext:value-type="float">
            <text:p>0.241924</text:p>
          </table:table-cell>
          <table:table-cell office:value-type="float" office:value="0.274469" calcext:value-type="float">
            <text:p>0.274469</text:p>
          </table:table-cell>
          <table:table-cell office:value-type="float" office:value="0.343033" calcext:value-type="float">
            <text:p>0.34303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26344" calcext:value-type="float">
            <text:p>-0.026344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016517" calcext:value-type="float">
            <text:p>-0.016517</text:p>
          </table:table-cell>
          <table:table-cell office:value-type="float" office:value="0.10257" calcext:value-type="float">
            <text:p>0.10257</text:p>
          </table:table-cell>
          <table:table-cell office:value-type="float" office:value="0.160813" calcext:value-type="float">
            <text:p>0.160813</text:p>
          </table:table-cell>
          <table:table-cell office:value-type="float" office:value="0.215042" calcext:value-type="float">
            <text:p>0.215042</text:p>
          </table:table-cell>
          <table:table-cell office:value-type="float" office:value="0.23488" calcext:value-type="float">
            <text:p>0.23488</text:p>
          </table:table-cell>
          <table:table-cell office:value-type="float" office:value="0.242465" calcext:value-type="float">
            <text:p>0.242465</text:p>
          </table:table-cell>
          <table:table-cell office:value-type="float" office:value="0.27513" calcext:value-type="float">
            <text:p>0.27513</text:p>
          </table:table-cell>
          <table:table-cell office:value-type="float" office:value="0.341523" calcext:value-type="float">
            <text:p>0.34152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44409" calcext:value-type="float">
            <text:p>-0.044409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62285" calcext:value-type="float">
            <text:p>-0.862285</text:p>
          </table:table-cell>
          <table:table-cell office:value-type="float" office:value="0.023103" calcext:value-type="float">
            <text:p>0.023103</text:p>
          </table:table-cell>
          <table:table-cell office:value-type="float" office:value="0.108994" calcext:value-type="float">
            <text:p>0.108994</text:p>
          </table:table-cell>
          <table:table-cell office:value-type="float" office:value="0.17228" calcext:value-type="float">
            <text:p>0.17228</text:p>
          </table:table-cell>
          <table:table-cell office:value-type="float" office:value="0.231133" calcext:value-type="float">
            <text:p>0.231133</text:p>
          </table:table-cell>
          <table:table-cell office:value-type="float" office:value="0.238132" calcext:value-type="float">
            <text:p>0.238132</text:p>
          </table:table-cell>
          <table:table-cell office:value-type="float" office:value="0.244625" calcext:value-type="float">
            <text:p>0.244625</text:p>
          </table:table-cell>
          <table:table-cell office:value-type="float" office:value="0.281027" calcext:value-type="float">
            <text:p>0.281027</text:p>
          </table:table-cell>
          <table:table-cell office:value-type="float" office:value="0.344247" calcext:value-type="float">
            <text:p>0.344247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21874" calcext:value-type="float">
            <text:p>-0.021874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32922" calcext:value-type="float">
            <text:p>-0.832922</text:p>
          </table:table-cell>
          <table:table-cell office:value-type="float" office:value="0.022504" calcext:value-type="float">
            <text:p>0.022504</text:p>
          </table:table-cell>
          <table:table-cell office:value-type="float" office:value="0.092024" calcext:value-type="float">
            <text:p>0.092024</text:p>
          </table:table-cell>
          <table:table-cell office:value-type="float" office:value="0.156474" calcext:value-type="float">
            <text:p>0.156474</text:p>
          </table:table-cell>
          <table:table-cell office:value-type="float" office:value="0.220161" calcext:value-type="float">
            <text:p>0.220161</text:p>
          </table:table-cell>
          <table:table-cell office:value-type="float" office:value="0.236095" calcext:value-type="float">
            <text:p>0.236095</text:p>
          </table:table-cell>
          <table:table-cell office:value-type="float" office:value="0.243217" calcext:value-type="float">
            <text:p>0.243217</text:p>
          </table:table-cell>
          <table:table-cell office:value-type="float" office:value="0.274349" calcext:value-type="float">
            <text:p>0.274349</text:p>
          </table:table-cell>
          <table:table-cell office:value-type="float" office:value="0.335082" calcext:value-type="float">
            <text:p>0.33508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25302" calcext:value-type="float">
            <text:p>-0.025302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88983" calcext:value-type="float">
            <text:p>-0.888983</text:p>
          </table:table-cell>
          <table:table-cell office:value-type="float" office:value="0.024437" calcext:value-type="float">
            <text:p>0.024437</text:p>
          </table:table-cell>
          <table:table-cell office:value-type="float" office:value="0.086045" calcext:value-type="float">
            <text:p>0.086045</text:p>
          </table:table-cell>
          <table:table-cell office:value-type="float" office:value="0.146623" calcext:value-type="float">
            <text:p>0.146623</text:p>
          </table:table-cell>
          <table:table-cell office:value-type="float" office:value="0.210867" calcext:value-type="float">
            <text:p>0.210867</text:p>
          </table:table-cell>
          <table:table-cell office:value-type="float" office:value="0.233844" calcext:value-type="float">
            <text:p>0.233844</text:p>
          </table:table-cell>
          <table:table-cell office:value-type="float" office:value="0.240492" calcext:value-type="float">
            <text:p>0.240492</text:p>
          </table:table-cell>
          <table:table-cell office:value-type="float" office:value="0.267071" calcext:value-type="float">
            <text:p>0.267071</text:p>
          </table:table-cell>
          <table:table-cell office:value-type="float" office:value="0.33061" calcext:value-type="float">
            <text:p>0.3306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34899" calcext:value-type="float">
            <text:p>-0.034899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0646" calcext:value-type="float">
            <text:p>-0.80646</text:p>
          </table:table-cell>
          <table:table-cell office:value-type="float" office:value="0.022615" calcext:value-type="float">
            <text:p>0.022615</text:p>
          </table:table-cell>
          <table:table-cell office:value-type="float" office:value="0.077918" calcext:value-type="float">
            <text:p>0.077918</text:p>
          </table:table-cell>
          <table:table-cell office:value-type="float" office:value="0.142434" calcext:value-type="float">
            <text:p>0.142434</text:p>
          </table:table-cell>
          <table:table-cell office:value-type="float" office:value="0.205059" calcext:value-type="float">
            <text:p>0.205059</text:p>
          </table:table-cell>
          <table:table-cell office:value-type="float" office:value="0.232771" calcext:value-type="float">
            <text:p>0.232771</text:p>
          </table:table-cell>
          <table:table-cell office:value-type="float" office:value="0.24023" calcext:value-type="float">
            <text:p>0.24023</text:p>
          </table:table-cell>
          <table:table-cell office:value-type="float" office:value="0.26691" calcext:value-type="float">
            <text:p>0.26691</text:p>
          </table:table-cell>
          <table:table-cell office:value-type="float" office:value="0.333728" calcext:value-type="float">
            <text:p>0.33372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28479" calcext:value-type="float">
            <text:p>-0.02847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8831" calcext:value-type="float">
            <text:p>-0.88831</text:p>
          </table:table-cell>
          <table:table-cell office:value-type="float" office:value="0.018298" calcext:value-type="float">
            <text:p>0.018298</text:p>
          </table:table-cell>
          <table:table-cell office:value-type="float" office:value="0.071217" calcext:value-type="float">
            <text:p>0.071217</text:p>
          </table:table-cell>
          <table:table-cell office:value-type="float" office:value="0.135217" calcext:value-type="float">
            <text:p>0.135217</text:p>
          </table:table-cell>
          <table:table-cell office:value-type="float" office:value="0.191214" calcext:value-type="float">
            <text:p>0.191214</text:p>
          </table:table-cell>
          <table:table-cell office:value-type="float" office:value="0.230778" calcext:value-type="float">
            <text:p>0.230778</text:p>
          </table:table-cell>
          <table:table-cell office:value-type="float" office:value="0.239067" calcext:value-type="float">
            <text:p>0.239067</text:p>
          </table:table-cell>
          <table:table-cell office:value-type="float" office:value="0.265087" calcext:value-type="float">
            <text:p>0.265087</text:p>
          </table:table-cell>
          <table:table-cell office:value-type="float" office:value="0.330443" calcext:value-type="float">
            <text:p>0.33044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40699" calcext:value-type="float">
            <text:p>-0.04069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74673" calcext:value-type="float">
            <text:p>-0.774673</text:p>
          </table:table-cell>
          <table:table-cell office:value-type="float" office:value="0.015907" calcext:value-type="float">
            <text:p>0.015907</text:p>
          </table:table-cell>
          <table:table-cell office:value-type="float" office:value="0.062758" calcext:value-type="float">
            <text:p>0.062758</text:p>
          </table:table-cell>
          <table:table-cell office:value-type="float" office:value="0.131966" calcext:value-type="float">
            <text:p>0.131966</text:p>
          </table:table-cell>
          <table:table-cell office:value-type="float" office:value="0.18129" calcext:value-type="float">
            <text:p>0.18129</text:p>
          </table:table-cell>
          <table:table-cell office:value-type="float" office:value="0.232248" calcext:value-type="float">
            <text:p>0.232248</text:p>
          </table:table-cell>
          <table:table-cell office:value-type="float" office:value="0.244179" calcext:value-type="float">
            <text:p>0.244179</text:p>
          </table:table-cell>
          <table:table-cell office:value-type="float" office:value="0.276037" calcext:value-type="float">
            <text:p>0.276037</text:p>
          </table:table-cell>
          <table:table-cell office:value-type="float" office:value="0.331888" calcext:value-type="float">
            <text:p>0.33188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2984" calcext:value-type="float">
            <text:p>-0.02984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075086" calcext:value-type="float">
            <text:p>-0.075086</text:p>
          </table:table-cell>
          <table:table-cell office:value-type="float" office:value="0.063527" calcext:value-type="float">
            <text:p>0.063527</text:p>
          </table:table-cell>
          <table:table-cell office:value-type="float" office:value="0.13209" calcext:value-type="float">
            <text:p>0.13209</text:p>
          </table:table-cell>
          <table:table-cell office:value-type="float" office:value="0.176985" calcext:value-type="float">
            <text:p>0.176985</text:p>
          </table:table-cell>
          <table:table-cell office:value-type="float" office:value="0.231403" calcext:value-type="float">
            <text:p>0.231403</text:p>
          </table:table-cell>
          <table:table-cell office:value-type="float" office:value="0.242252" calcext:value-type="float">
            <text:p>0.242252</text:p>
          </table:table-cell>
          <table:table-cell office:value-type="float" office:value="0.269078" calcext:value-type="float">
            <text:p>0.269078</text:p>
          </table:table-cell>
          <table:table-cell office:value-type="float" office:value="0.335399" calcext:value-type="float">
            <text:p>0.33539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62435" calcext:value-type="float">
            <text:p>-0.0624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7855" calcext:value-type="float">
            <text:p>0.007855</text:p>
          </table:table-cell>
          <table:table-cell office:value-type="float" office:value="0.071453" calcext:value-type="float">
            <text:p>0.071453</text:p>
          </table:table-cell>
          <table:table-cell office:value-type="float" office:value="0.128694" calcext:value-type="float">
            <text:p>0.128694</text:p>
          </table:table-cell>
          <table:table-cell office:value-type="float" office:value="0.175498" calcext:value-type="float">
            <text:p>0.175498</text:p>
          </table:table-cell>
          <table:table-cell office:value-type="float" office:value="0.231048" calcext:value-type="float">
            <text:p>0.231048</text:p>
          </table:table-cell>
          <table:table-cell office:value-type="float" office:value="0.24117" calcext:value-type="float">
            <text:p>0.24117</text:p>
          </table:table-cell>
          <table:table-cell office:value-type="float" office:value="0.269578" calcext:value-type="float">
            <text:p>0.269578</text:p>
          </table:table-cell>
          <table:table-cell office:value-type="float" office:value="0.338725" calcext:value-type="float">
            <text:p>0.33872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53598" calcext:value-type="float">
            <text:p>-0.05359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9341" calcext:value-type="float">
            <text:p>0.009341</text:p>
          </table:table-cell>
          <table:table-cell office:value-type="float" office:value="0.0704" calcext:value-type="float">
            <text:p>0.0704</text:p>
          </table:table-cell>
          <table:table-cell office:value-type="float" office:value="0.124688" calcext:value-type="float">
            <text:p>0.124688</text:p>
          </table:table-cell>
          <table:table-cell office:value-type="float" office:value="0.172247" calcext:value-type="float">
            <text:p>0.172247</text:p>
          </table:table-cell>
          <table:table-cell office:value-type="float" office:value="0.227613" calcext:value-type="float">
            <text:p>0.227613</text:p>
          </table:table-cell>
          <table:table-cell office:value-type="float" office:value="0.237943" calcext:value-type="float">
            <text:p>0.237943</text:p>
          </table:table-cell>
          <table:table-cell office:value-type="float" office:value="0.262479" calcext:value-type="float">
            <text:p>0.262479</text:p>
          </table:table-cell>
          <table:table-cell office:value-type="float" office:value="0.332108" calcext:value-type="float">
            <text:p>0.33210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56318" calcext:value-type="float">
            <text:p>-0.05631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-0.078389" calcext:value-type="float">
            <text:p>-0.078389</text:p>
          </table:table-cell>
          <table:table-cell office:value-type="float" office:value="0.063674" calcext:value-type="float">
            <text:p>0.063674</text:p>
          </table:table-cell>
          <table:table-cell office:value-type="float" office:value="0.120558" calcext:value-type="float">
            <text:p>0.120558</text:p>
          </table:table-cell>
          <table:table-cell office:value-type="float" office:value="0.168914" calcext:value-type="float">
            <text:p>0.168914</text:p>
          </table:table-cell>
          <table:table-cell office:value-type="float" office:value="0.219712" calcext:value-type="float">
            <text:p>0.219712</text:p>
          </table:table-cell>
          <table:table-cell office:value-type="float" office:value="0.236623" calcext:value-type="float">
            <text:p>0.236623</text:p>
          </table:table-cell>
          <table:table-cell office:value-type="float" office:value="0.254629" calcext:value-type="float">
            <text:p>0.254629</text:p>
          </table:table-cell>
          <table:table-cell office:value-type="float" office:value="0.326579" calcext:value-type="float">
            <text:p>0.32657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6877" calcext:value-type="float">
            <text:p>-0.06877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4363" calcext:value-type="float">
            <text:p>0.004363</text:p>
          </table:table-cell>
          <table:table-cell office:value-type="float" office:value="0.063352" calcext:value-type="float">
            <text:p>0.063352</text:p>
          </table:table-cell>
          <table:table-cell office:value-type="float" office:value="0.12626" calcext:value-type="float">
            <text:p>0.12626</text:p>
          </table:table-cell>
          <table:table-cell office:value-type="float" office:value="0.173281" calcext:value-type="float">
            <text:p>0.173281</text:p>
          </table:table-cell>
          <table:table-cell office:value-type="float" office:value="0.220904" calcext:value-type="float">
            <text:p>0.220904</text:p>
          </table:table-cell>
          <table:table-cell office:value-type="float" office:value="0.239331" calcext:value-type="float">
            <text:p>0.239331</text:p>
          </table:table-cell>
          <table:table-cell office:value-type="float" office:value="0.258282" calcext:value-type="float">
            <text:p>0.258282</text:p>
          </table:table-cell>
          <table:table-cell office:value-type="float" office:value="0.330302" calcext:value-type="float">
            <text:p>0.33030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58392" calcext:value-type="float">
            <text:p>-0.058392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06276" calcext:value-type="float">
            <text:p>0.006276</text:p>
          </table:table-cell>
          <table:table-cell office:value-type="float" office:value="0.065215" calcext:value-type="float">
            <text:p>0.065215</text:p>
          </table:table-cell>
          <table:table-cell office:value-type="float" office:value="0.128055" calcext:value-type="float">
            <text:p>0.128055</text:p>
          </table:table-cell>
          <table:table-cell office:value-type="float" office:value="0.180986" calcext:value-type="float">
            <text:p>0.180986</text:p>
          </table:table-cell>
          <table:table-cell office:value-type="float" office:value="0.230186" calcext:value-type="float">
            <text:p>0.230186</text:p>
          </table:table-cell>
          <table:table-cell office:value-type="float" office:value="0.244839" calcext:value-type="float">
            <text:p>0.244839</text:p>
          </table:table-cell>
          <table:table-cell office:value-type="float" office:value="0.271235" calcext:value-type="float">
            <text:p>0.271235</text:p>
          </table:table-cell>
          <table:table-cell office:value-type="float" office:value="0.338503" calcext:value-type="float">
            <text:p>0.33850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5347" calcext:value-type="float">
            <text:p>-0.05347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05505" calcext:value-type="float">
            <text:p>-0.605505</text:p>
          </table:table-cell>
          <table:table-cell office:value-type="float" office:value="0.030488" calcext:value-type="float">
            <text:p>0.030488</text:p>
          </table:table-cell>
          <table:table-cell office:value-type="float" office:value="0.076391" calcext:value-type="float">
            <text:p>0.076391</text:p>
          </table:table-cell>
          <table:table-cell office:value-type="float" office:value="0.138704" calcext:value-type="float">
            <text:p>0.138704</text:p>
          </table:table-cell>
          <table:table-cell office:value-type="float" office:value="0.18589" calcext:value-type="float">
            <text:p>0.18589</text:p>
          </table:table-cell>
          <table:table-cell office:value-type="float" office:value="0.23167" calcext:value-type="float">
            <text:p>0.23167</text:p>
          </table:table-cell>
          <table:table-cell office:value-type="float" office:value="0.245358" calcext:value-type="float">
            <text:p>0.245358</text:p>
          </table:table-cell>
          <table:table-cell office:value-type="float" office:value="0.270293" calcext:value-type="float">
            <text:p>0.270293</text:p>
          </table:table-cell>
          <table:table-cell office:value-type="float" office:value="0.339073" calcext:value-type="float">
            <text:p>0.33907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08764" calcext:value-type="float">
            <text:p>-0.00876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.012052" calcext:value-type="float">
            <text:p>0.012052</text:p>
          </table:table-cell>
          <table:table-cell office:value-type="float" office:value="0.062077" calcext:value-type="float">
            <text:p>0.062077</text:p>
          </table:table-cell>
          <table:table-cell office:value-type="float" office:value="0.127211" calcext:value-type="float">
            <text:p>0.127211</text:p>
          </table:table-cell>
          <table:table-cell office:value-type="float" office:value="0.181932" calcext:value-type="float">
            <text:p>0.181932</text:p>
          </table:table-cell>
          <table:table-cell office:value-type="float" office:value="0.230625" calcext:value-type="float">
            <text:p>0.230625</text:p>
          </table:table-cell>
          <table:table-cell office:value-type="float" office:value="0.243651" calcext:value-type="float">
            <text:p>0.243651</text:p>
          </table:table-cell>
          <table:table-cell office:value-type="float" office:value="0.267157" calcext:value-type="float">
            <text:p>0.267157</text:p>
          </table:table-cell>
          <table:table-cell office:value-type="float" office:value="0.342689" calcext:value-type="float">
            <text:p>0.34268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53261" calcext:value-type="float">
            <text:p>-0.053261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831899" calcext:value-type="float">
            <text:p>-0.831899</text:p>
          </table:table-cell>
          <table:table-cell office:value-type="float" office:value="0.027596" calcext:value-type="float">
            <text:p>0.027596</text:p>
          </table:table-cell>
          <table:table-cell office:value-type="float" office:value="0.075184" calcext:value-type="float">
            <text:p>0.075184</text:p>
          </table:table-cell>
          <table:table-cell office:value-type="float" office:value="0.142321" calcext:value-type="float">
            <text:p>0.142321</text:p>
          </table:table-cell>
          <table:table-cell office:value-type="float" office:value="0.184551" calcext:value-type="float">
            <text:p>0.184551</text:p>
          </table:table-cell>
          <table:table-cell office:value-type="float" office:value="0.233753" calcext:value-type="float">
            <text:p>0.233753</text:p>
          </table:table-cell>
          <table:table-cell office:value-type="float" office:value="0.245744" calcext:value-type="float">
            <text:p>0.245744</text:p>
          </table:table-cell>
          <table:table-cell office:value-type="float" office:value="0.272222" calcext:value-type="float">
            <text:p>0.272222</text:p>
          </table:table-cell>
          <table:table-cell office:value-type="float" office:value="0.34469" calcext:value-type="float">
            <text:p>0.3446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30584" calcext:value-type="float">
            <text:p>-0.03058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33665" calcext:value-type="float">
            <text:p>-0.633665</text:p>
          </table:table-cell>
          <table:table-cell office:value-type="float" office:value="0.030143" calcext:value-type="float">
            <text:p>0.030143</text:p>
          </table:table-cell>
          <table:table-cell office:value-type="float" office:value="0.07776" calcext:value-type="float">
            <text:p>0.07776</text:p>
          </table:table-cell>
          <table:table-cell office:value-type="float" office:value="0.139802" calcext:value-type="float">
            <text:p>0.139802</text:p>
          </table:table-cell>
          <table:table-cell office:value-type="float" office:value="0.205417" calcext:value-type="float">
            <text:p>0.205417</text:p>
          </table:table-cell>
          <table:table-cell office:value-type="float" office:value="0.235659" calcext:value-type="float">
            <text:p>0.235659</text:p>
          </table:table-cell>
          <table:table-cell office:value-type="float" office:value="0.247694" calcext:value-type="float">
            <text:p>0.247694</text:p>
          </table:table-cell>
          <table:table-cell office:value-type="float" office:value="0.274533" calcext:value-type="float">
            <text:p>0.274533</text:p>
          </table:table-cell>
          <table:table-cell office:value-type="float" office:value="0.345219" calcext:value-type="float">
            <text:p>0.345219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07744" calcext:value-type="float">
            <text:p>-0.007744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33833" calcext:value-type="float">
            <text:p>-0.633833</text:p>
          </table:table-cell>
          <table:table-cell office:value-type="float" office:value="0.031806" calcext:value-type="float">
            <text:p>0.031806</text:p>
          </table:table-cell>
          <table:table-cell office:value-type="float" office:value="0.079591" calcext:value-type="float">
            <text:p>0.079591</text:p>
          </table:table-cell>
          <table:table-cell office:value-type="float" office:value="0.148175" calcext:value-type="float">
            <text:p>0.148175</text:p>
          </table:table-cell>
          <table:table-cell office:value-type="float" office:value="0.204036" calcext:value-type="float">
            <text:p>0.204036</text:p>
          </table:table-cell>
          <table:table-cell office:value-type="float" office:value="0.234993" calcext:value-type="float">
            <text:p>0.234993</text:p>
          </table:table-cell>
          <table:table-cell office:value-type="float" office:value="0.247623" calcext:value-type="float">
            <text:p>0.247623</text:p>
          </table:table-cell>
          <table:table-cell office:value-type="float" office:value="0.277443" calcext:value-type="float">
            <text:p>0.277443</text:p>
          </table:table-cell>
          <table:table-cell office:value-type="float" office:value="0.343378" calcext:value-type="float">
            <text:p>0.34337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06679" calcext:value-type="float">
            <text:p>-0.006679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660532" calcext:value-type="float">
            <text:p>-0.660532</text:p>
          </table:table-cell>
          <table:table-cell office:value-type="float" office:value="0.035409" calcext:value-type="float">
            <text:p>0.035409</text:p>
          </table:table-cell>
          <table:table-cell office:value-type="float" office:value="0.089739" calcext:value-type="float">
            <text:p>0.089739</text:p>
          </table:table-cell>
          <table:table-cell office:value-type="float" office:value="0.153438" calcext:value-type="float">
            <text:p>0.153438</text:p>
          </table:table-cell>
          <table:table-cell office:value-type="float" office:value="0.20929" calcext:value-type="float">
            <text:p>0.20929</text:p>
          </table:table-cell>
          <table:table-cell office:value-type="float" office:value="0.236352" calcext:value-type="float">
            <text:p>0.236352</text:p>
          </table:table-cell>
          <table:table-cell office:value-type="float" office:value="0.253533" calcext:value-type="float">
            <text:p>0.253533</text:p>
          </table:table-cell>
          <table:table-cell office:value-type="float" office:value="0.28752" calcext:value-type="float">
            <text:p>0.28752</text:p>
          </table:table-cell>
          <table:table-cell office:value-type="float" office:value="0.349298" calcext:value-type="float">
            <text:p>0.349298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04595" calcext:value-type="float">
            <text:p>-0.004595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49338" calcext:value-type="float">
            <text:p>-0.749338</text:p>
          </table:table-cell>
          <table:table-cell office:value-type="float" office:value="0.023619" calcext:value-type="float">
            <text:p>0.023619</text:p>
          </table:table-cell>
          <table:table-cell office:value-type="float" office:value="0.077856" calcext:value-type="float">
            <text:p>0.077856</text:p>
          </table:table-cell>
          <table:table-cell office:value-type="float" office:value="0.139211" calcext:value-type="float">
            <text:p>0.139211</text:p>
          </table:table-cell>
          <table:table-cell office:value-type="float" office:value="0.185404" calcext:value-type="float">
            <text:p>0.185404</text:p>
          </table:table-cell>
          <table:table-cell office:value-type="float" office:value="0.23337" calcext:value-type="float">
            <text:p>0.23337</text:p>
          </table:table-cell>
          <table:table-cell office:value-type="float" office:value="0.249392" calcext:value-type="float">
            <text:p>0.249392</text:p>
          </table:table-cell>
          <table:table-cell office:value-type="float" office:value="0.286923" calcext:value-type="float">
            <text:p>0.286923</text:p>
          </table:table-cell>
          <table:table-cell office:value-type="float" office:value="0.346932" calcext:value-type="float">
            <text:p>0.346932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20663" calcext:value-type="float">
            <text:p>-0.020663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778783" calcext:value-type="float">
            <text:p>-0.778783</text:p>
          </table:table-cell>
          <table:table-cell office:value-type="float" office:value="0.01908" calcext:value-type="float">
            <text:p>0.01908</text:p>
          </table:table-cell>
          <table:table-cell office:value-type="float" office:value="0.068472" calcext:value-type="float">
            <text:p>0.068472</text:p>
          </table:table-cell>
          <table:table-cell office:value-type="float" office:value="0.127204" calcext:value-type="float">
            <text:p>0.127204</text:p>
          </table:table-cell>
          <table:table-cell office:value-type="float" office:value="0.176891" calcext:value-type="float">
            <text:p>0.176891</text:p>
          </table:table-cell>
          <table:table-cell office:value-type="float" office:value="0.230718" calcext:value-type="float">
            <text:p>0.230718</text:p>
          </table:table-cell>
          <table:table-cell office:value-type="float" office:value="0.249731" calcext:value-type="float">
            <text:p>0.249731</text:p>
          </table:table-cell>
          <table:table-cell office:value-type="float" office:value="0.288604" calcext:value-type="float">
            <text:p>0.288604</text:p>
          </table:table-cell>
          <table:table-cell office:value-type="float" office:value="0.350145" calcext:value-type="float">
            <text:p>0.350145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-0.026794" calcext:value-type="float">
            <text:p>-0.02679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3576" calcext:value-type="float">
            <text:p>-0.43576</text:p>
          </table:table-cell>
          <table:table-cell office:value-type="float" office:value="0.03467" calcext:value-type="float">
            <text:p>0.03467</text:p>
          </table:table-cell>
          <table:table-cell office:value-type="float" office:value="0.089934" calcext:value-type="float">
            <text:p>0.089934</text:p>
          </table:table-cell>
          <table:table-cell office:value-type="float" office:value="0.139175" calcext:value-type="float">
            <text:p>0.139175</text:p>
          </table:table-cell>
          <table:table-cell office:value-type="float" office:value="0.178378" calcext:value-type="float">
            <text:p>0.178378</text:p>
          </table:table-cell>
          <table:table-cell office:value-type="float" office:value="0.232126" calcext:value-type="float">
            <text:p>0.232126</text:p>
          </table:table-cell>
          <table:table-cell office:value-type="float" office:value="0.251028" calcext:value-type="float">
            <text:p>0.251028</text:p>
          </table:table-cell>
          <table:table-cell office:value-type="float" office:value="0.293045" calcext:value-type="float">
            <text:p>0.293045</text:p>
          </table:table-cell>
          <table:table-cell office:value-type="float" office:value="0.353714" calcext:value-type="float">
            <text:p>0.35371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13631" calcext:value-type="float">
            <text:p>0.01363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292663" calcext:value-type="float">
            <text:p>-0.292663</text:p>
          </table:table-cell>
          <table:table-cell office:value-type="float" office:value="0.038316" calcext:value-type="float">
            <text:p>0.038316</text:p>
          </table:table-cell>
          <table:table-cell office:value-type="float" office:value="0.08807" calcext:value-type="float">
            <text:p>0.08807</text:p>
          </table:table-cell>
          <table:table-cell office:value-type="float" office:value="0.141871" calcext:value-type="float">
            <text:p>0.141871</text:p>
          </table:table-cell>
          <table:table-cell office:value-type="float" office:value="0.187367" calcext:value-type="float">
            <text:p>0.187367</text:p>
          </table:table-cell>
          <table:table-cell office:value-type="float" office:value="0.233627" calcext:value-type="float">
            <text:p>0.233627</text:p>
          </table:table-cell>
          <table:table-cell office:value-type="float" office:value="0.243174" calcext:value-type="float">
            <text:p>0.243174</text:p>
          </table:table-cell>
          <table:table-cell office:value-type="float" office:value="0.282524" calcext:value-type="float">
            <text:p>0.282524</text:p>
          </table:table-cell>
          <table:table-cell office:value-type="float" office:value="0.345611" calcext:value-type="float">
            <text:p>0.34561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26789" calcext:value-type="float">
            <text:p>0.026789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504293" calcext:value-type="float">
            <text:p>-0.504293</text:p>
          </table:table-cell>
          <table:table-cell office:value-type="float" office:value="0.033282" calcext:value-type="float">
            <text:p>0.033282</text:p>
          </table:table-cell>
          <table:table-cell office:value-type="float" office:value="0.090165" calcext:value-type="float">
            <text:p>0.090165</text:p>
          </table:table-cell>
          <table:table-cell office:value-type="float" office:value="0.146429" calcext:value-type="float">
            <text:p>0.146429</text:p>
          </table:table-cell>
          <table:table-cell office:value-type="float" office:value="0.184964" calcext:value-type="float">
            <text:p>0.184964</text:p>
          </table:table-cell>
          <table:table-cell office:value-type="float" office:value="0.234317" calcext:value-type="float">
            <text:p>0.234317</text:p>
          </table:table-cell>
          <table:table-cell office:value-type="float" office:value="0.251468" calcext:value-type="float">
            <text:p>0.251468</text:p>
          </table:table-cell>
          <table:table-cell office:value-type="float" office:value="0.293134" calcext:value-type="float">
            <text:p>0.293134</text:p>
          </table:table-cell>
          <table:table-cell office:value-type="float" office:value="0.348011" calcext:value-type="float">
            <text:p>0.348011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07748" calcext:value-type="float">
            <text:p>0.007748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450996" calcext:value-type="float">
            <text:p>-0.450996</text:p>
          </table:table-cell>
          <table:table-cell office:value-type="float" office:value="0.058278" calcext:value-type="float">
            <text:p>0.058278</text:p>
          </table:table-cell>
          <table:table-cell office:value-type="float" office:value="0.114059" calcext:value-type="float">
            <text:p>0.114059</text:p>
          </table:table-cell>
          <table:table-cell office:value-type="float" office:value="0.156114" calcext:value-type="float">
            <text:p>0.156114</text:p>
          </table:table-cell>
          <table:table-cell office:value-type="float" office:value="0.199388" calcext:value-type="float">
            <text:p>0.199388</text:p>
          </table:table-cell>
          <table:table-cell office:value-type="float" office:value="0.235083" calcext:value-type="float">
            <text:p>0.235083</text:p>
          </table:table-cell>
          <table:table-cell office:value-type="float" office:value="0.246833" calcext:value-type="float">
            <text:p>0.246833</text:p>
          </table:table-cell>
          <table:table-cell office:value-type="float" office:value="0.290707" calcext:value-type="float">
            <text:p>0.290707</text:p>
          </table:table-cell>
          <table:table-cell office:value-type="float" office:value="0.350693" calcext:value-type="float">
            <text:p>0.350693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20016" calcext:value-type="float">
            <text:p>0.020016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0.093391" calcext:value-type="float">
            <text:p>-0.093391</text:p>
          </table:table-cell>
          <table:table-cell office:value-type="float" office:value="0.072066" calcext:value-type="float">
            <text:p>0.072066</text:p>
          </table:table-cell>
          <table:table-cell office:value-type="float" office:value="0.121843" calcext:value-type="float">
            <text:p>0.121843</text:p>
          </table:table-cell>
          <table:table-cell office:value-type="float" office:value="0.158611" calcext:value-type="float">
            <text:p>0.158611</text:p>
          </table:table-cell>
          <table:table-cell office:value-type="float" office:value="0.197955" calcext:value-type="float">
            <text:p>0.197955</text:p>
          </table:table-cell>
          <table:table-cell office:value-type="float" office:value="0.233896" calcext:value-type="float">
            <text:p>0.233896</text:p>
          </table:table-cell>
          <table:table-cell office:value-type="float" office:value="0.244833" calcext:value-type="float">
            <text:p>0.244833</text:p>
          </table:table-cell>
          <table:table-cell office:value-type="float" office:value="0.284323" calcext:value-type="float">
            <text:p>0.284323</text:p>
          </table:table-cell>
          <table:table-cell office:value-type="float" office:value="0.349624" calcext:value-type="float">
            <text:p>0.349624</text:p>
          </table:table-cell>
          <table:table-cell office:value-type="float" office:value="0.48249" calcext:value-type="float">
            <text:p>0.48249</text:p>
          </table:table-cell>
          <table:table-cell office:value-type="float" office:value="0.056976" calcext:value-type="float">
            <text:p>0.056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2T14:36:58.549793423</dc:date>
    <meta:editing-duration>PT1M22S</meta:editing-duration>
    <meta:editing-cycles>1</meta:editing-cycles>
    <meta:generator>LibreOffice/7.6.2.1$MacOSX_AARCH64 LibreOffice_project/56f7684011345957bbf33a7ee678afaf4d2ba333</meta:generator>
    <meta:document-statistic meta:table-count="1" meta:cell-count="42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mcc.A2:mcc.A301 mcc.C1:mcc.N301" chart:data-source-has-labels="both" svg:x="1.427cm" svg:y="0.251cm" svg:width="17.692cm" svg:height="11.118cm">
          <chart:coordinate-region svg:x="2.298cm" svg:y="0.453cm" svg:width="16.792cm" svg:height="10.716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mcc.A2:mcc.A3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mcc.C2:mcc.C301" chart:label-cell-address="mcc.C1:mcc.C1" chart:class="chart:line">
            <chart:data-point chart:repeated="300"/>
          </chart:series>
          <chart:series chart:style-name="ch9" chart:values-cell-range-address="mcc.D2:mcc.D301" chart:label-cell-address="mcc.D1:mcc.D1" chart:class="chart:line">
            <chart:data-point chart:repeated="300"/>
          </chart:series>
          <chart:series chart:style-name="ch10" chart:values-cell-range-address="mcc.E2:mcc.E301" chart:label-cell-address="mcc.E1:mcc.E1" chart:class="chart:line">
            <chart:data-point chart:repeated="300"/>
          </chart:series>
          <chart:series chart:style-name="ch11" chart:values-cell-range-address="mcc.F2:mcc.F301" chart:label-cell-address="mcc.F1:mcc.F1" chart:class="chart:line">
            <chart:data-point chart:repeated="300"/>
          </chart:series>
          <chart:series chart:style-name="ch12" chart:values-cell-range-address="mcc.G2:mcc.G301" chart:label-cell-address="mcc.G1:mcc.G1" chart:class="chart:line">
            <chart:data-point chart:repeated="300"/>
          </chart:series>
          <chart:series chart:style-name="ch13" chart:values-cell-range-address="mcc.H2:mcc.H301" chart:label-cell-address="mcc.H1:mcc.H1" chart:class="chart:line">
            <chart:data-point chart:repeated="300"/>
          </chart:series>
          <chart:series chart:style-name="ch14" chart:values-cell-range-address="mcc.I2:mcc.I301" chart:label-cell-address="mcc.I1:mcc.I1" chart:class="chart:line">
            <chart:data-point chart:repeated="300"/>
          </chart:series>
          <chart:series chart:style-name="ch15" chart:values-cell-range-address="mcc.J2:mcc.J301" chart:label-cell-address="mcc.J1:mcc.J1" chart:class="chart:line">
            <chart:data-point chart:repeated="300"/>
          </chart:series>
          <chart:series chart:style-name="ch16" chart:values-cell-range-address="mcc.K2:mcc.K301" chart:label-cell-address="mcc.K1:mcc.K1" chart:class="chart:line">
            <chart:data-point chart:repeated="300"/>
          </chart:series>
          <chart:series chart:style-name="ch17" chart:values-cell-range-address="mcc.L2:mcc.L301" chart:label-cell-address="mcc.L1:mcc.L1" chart:class="chart:line">
            <chart:data-point chart:repeated="300"/>
          </chart:series>
          <chart:series chart:style-name="ch18" chart:values-cell-range-address="mcc.M2:mcc.M301" chart:label-cell-address="mcc.M1:mcc.M1" chart:class="chart:line">
            <chart:data-point chart:repeated="300"/>
          </chart:series>
          <chart:series chart:style-name="ch19" chart:values-cell-range-address="mcc.N2:mcc.N301" chart:label-cell-address="mcc.N1:mcc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mcc.C1:mcc.C1</svg:desc>
                </draw:g>
              </table:table-cell>
              <table:table-cell office:value-type="string">
                <text:p>10-20%</text:p>
                <draw:g>
                  <svg:desc>mcc.D1:mcc.D1</svg:desc>
                </draw:g>
              </table:table-cell>
              <table:table-cell office:value-type="string">
                <text:p>20-30%</text:p>
                <draw:g>
                  <svg:desc>mcc.E1:mcc.E1</svg:desc>
                </draw:g>
              </table:table-cell>
              <table:table-cell office:value-type="string">
                <text:p>30-40%</text:p>
                <draw:g>
                  <svg:desc>mcc.F1:mcc.F1</svg:desc>
                </draw:g>
              </table:table-cell>
              <table:table-cell office:value-type="string">
                <text:p>40-50%</text:p>
                <draw:g>
                  <svg:desc>mcc.G1:mcc.G1</svg:desc>
                </draw:g>
              </table:table-cell>
              <table:table-cell office:value-type="string">
                <text:p>50-60%</text:p>
                <draw:g>
                  <svg:desc>mcc.H1:mcc.H1</svg:desc>
                </draw:g>
              </table:table-cell>
              <table:table-cell office:value-type="string">
                <text:p>60-70%</text:p>
                <draw:g>
                  <svg:desc>mcc.I1:mcc.I1</svg:desc>
                </draw:g>
              </table:table-cell>
              <table:table-cell office:value-type="string">
                <text:p>70-80%</text:p>
                <draw:g>
                  <svg:desc>mcc.J1:mcc.J1</svg:desc>
                </draw:g>
              </table:table-cell>
              <table:table-cell office:value-type="string">
                <text:p>80-90%</text:p>
                <draw:g>
                  <svg:desc>mcc.K1:mcc.K1</svg:desc>
                </draw:g>
              </table:table-cell>
              <table:table-cell office:value-type="string">
                <text:p>90-100%</text:p>
                <draw:g>
                  <svg:desc>mcc.L1:mcc.L1</svg:desc>
                </draw:g>
              </table:table-cell>
              <table:table-cell office:value-type="string">
                <text:p>Best</text:p>
                <draw:g>
                  <svg:desc>mcc.M1:mcc.M1</svg:desc>
                </draw:g>
              </table:table-cell>
              <table:table-cell office:value-type="string">
                <text:p>Average</text:p>
                <draw:g>
                  <svg:desc>mcc.N1:mcc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mcc.A2:mcc.A301</svg:desc>
                </draw:g>
              </table:table-cell>
              <table:table-cell office:value-type="float" office:value="-1">
                <text:p>-1</text:p>
                <draw:g>
                  <svg:desc>mcc.C2:mcc.C301</svg:desc>
                </draw:g>
              </table:table-cell>
              <table:table-cell office:value-type="float" office:value="-1">
                <text:p>-1</text:p>
                <draw:g>
                  <svg:desc>mcc.D2:mcc.D301</svg:desc>
                </draw:g>
              </table:table-cell>
              <table:table-cell office:value-type="float" office:value="-0.95881">
                <text:p>-0.95881</text:p>
                <draw:g>
                  <svg:desc>mcc.E2:mcc.E301</svg:desc>
                </draw:g>
              </table:table-cell>
              <table:table-cell office:value-type="float" office:value="-0.15673">
                <text:p>-0.15673</text:p>
                <draw:g>
                  <svg:desc>mcc.F2:mcc.F301</svg:desc>
                </draw:g>
              </table:table-cell>
              <table:table-cell office:value-type="float" office:value="-0.060902">
                <text:p>-0.060902</text:p>
                <draw:g>
                  <svg:desc>mcc.G2:mcc.G301</svg:desc>
                </draw:g>
              </table:table-cell>
              <table:table-cell office:value-type="float" office:value="-0.020931">
                <text:p>-0.020931</text:p>
                <draw:g>
                  <svg:desc>mcc.H2:mcc.H301</svg:desc>
                </draw:g>
              </table:table-cell>
              <table:table-cell office:value-type="float" office:value="-0.001829">
                <text:p>-0.001829</text:p>
                <draw:g>
                  <svg:desc>mcc.I2:mcc.I301</svg:desc>
                </draw:g>
              </table:table-cell>
              <table:table-cell office:value-type="float" office:value="0.022399">
                <text:p>0.022399</text:p>
                <draw:g>
                  <svg:desc>mcc.J2:mcc.J301</svg:desc>
                </draw:g>
              </table:table-cell>
              <table:table-cell office:value-type="float" office:value="0.055504">
                <text:p>0.055504</text:p>
                <draw:g>
                  <svg:desc>mcc.K2:mcc.K301</svg:desc>
                </draw:g>
              </table:table-cell>
              <table:table-cell office:value-type="float" office:value="0.139718">
                <text:p>0.139718</text:p>
                <draw:g>
                  <svg:desc>mcc.L2:mcc.L301</svg:desc>
                </draw:g>
              </table:table-cell>
              <table:table-cell office:value-type="float" office:value="0.288689">
                <text:p>0.288689</text:p>
                <draw:g>
                  <svg:desc>mcc.M2:mcc.M301</svg:desc>
                </draw:g>
              </table:table-cell>
              <table:table-cell office:value-type="float" office:value="-0.298158">
                <text:p>-0.298158</text:p>
                <draw:g>
                  <svg:desc>mcc.N2:mcc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547436">
                <text:p>-0.547436</text:p>
              </table:table-cell>
              <table:table-cell office:value-type="float" office:value="-0.090032">
                <text:p>-0.090032</text:p>
              </table:table-cell>
              <table:table-cell office:value-type="float" office:value="-0.036446">
                <text:p>-0.036446</text:p>
              </table:table-cell>
              <table:table-cell office:value-type="float" office:value="-0.017322">
                <text:p>-0.017322</text:p>
              </table:table-cell>
              <table:table-cell office:value-type="float" office:value="-0.003379">
                <text:p>-0.003379</text:p>
              </table:table-cell>
              <table:table-cell office:value-type="float" office:value="0.010273">
                <text:p>0.010273</text:p>
              </table:table-cell>
              <table:table-cell office:value-type="float" office:value="0.028154">
                <text:p>0.028154</text:p>
              </table:table-cell>
              <table:table-cell office:value-type="float" office:value="0.048424">
                <text:p>0.048424</text:p>
              </table:table-cell>
              <table:table-cell office:value-type="float" office:value="0.087962">
                <text:p>0.087962</text:p>
              </table:table-cell>
              <table:table-cell office:value-type="float" office:value="0.175565">
                <text:p>0.175565</text:p>
              </table:table-cell>
              <table:table-cell office:value-type="float" office:value="0.288689">
                <text:p>0.288689</text:p>
              </table:table-cell>
              <table:table-cell office:value-type="float" office:value="-0.034424">
                <text:p>-0.03442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580057">
                <text:p>-0.580057</text:p>
              </table:table-cell>
              <table:table-cell office:value-type="float" office:value="-0.060441">
                <text:p>-0.060441</text:p>
              </table:table-cell>
              <table:table-cell office:value-type="float" office:value="-0.029959">
                <text:p>-0.029959</text:p>
              </table:table-cell>
              <table:table-cell office:value-type="float" office:value="-0.012855">
                <text:p>-0.012855</text:p>
              </table:table-cell>
              <table:table-cell office:value-type="float" office:value="-0.000128">
                <text:p>-0.000128</text:p>
              </table:table-cell>
              <table:table-cell office:value-type="float" office:value="0.015938">
                <text:p>0.015938</text:p>
              </table:table-cell>
              <table:table-cell office:value-type="float" office:value="0.034274">
                <text:p>0.034274</text:p>
              </table:table-cell>
              <table:table-cell office:value-type="float" office:value="0.065273">
                <text:p>0.065273</text:p>
              </table:table-cell>
              <table:table-cell office:value-type="float" office:value="0.105248">
                <text:p>0.105248</text:p>
              </table:table-cell>
              <table:table-cell office:value-type="float" office:value="0.178439">
                <text:p>0.178439</text:p>
              </table:table-cell>
              <table:table-cell office:value-type="float" office:value="0.288689">
                <text:p>0.288689</text:p>
              </table:table-cell>
              <table:table-cell office:value-type="float" office:value="-0.028427">
                <text:p>-0.0284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689811">
                <text:p>-0.689811</text:p>
              </table:table-cell>
              <table:table-cell office:value-type="float" office:value="-0.080502">
                <text:p>-0.080502</text:p>
              </table:table-cell>
              <table:table-cell office:value-type="float" office:value="-0.032606">
                <text:p>-0.032606</text:p>
              </table:table-cell>
              <table:table-cell office:value-type="float" office:value="-0.014872">
                <text:p>-0.014872</text:p>
              </table:table-cell>
              <table:table-cell office:value-type="float" office:value="-0.00349">
                <text:p>-0.00349</text:p>
              </table:table-cell>
              <table:table-cell office:value-type="float" office:value="0.012502">
                <text:p>0.012502</text:p>
              </table:table-cell>
              <table:table-cell office:value-type="float" office:value="0.033699">
                <text:p>0.033699</text:p>
              </table:table-cell>
              <table:table-cell office:value-type="float" office:value="0.064249">
                <text:p>0.064249</text:p>
              </table:table-cell>
              <table:table-cell office:value-type="float" office:value="0.108353">
                <text:p>0.108353</text:p>
              </table:table-cell>
              <table:table-cell office:value-type="float" office:value="0.195286">
                <text:p>0.195286</text:p>
              </table:table-cell>
              <table:table-cell office:value-type="float" office:value="0.309523">
                <text:p>0.309523</text:p>
              </table:table-cell>
              <table:table-cell office:value-type="float" office:value="-0.040719">
                <text:p>-0.0407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70241">
                <text:p>-0.70241</text:p>
              </table:table-cell>
              <table:table-cell office:value-type="float" office:value="-0.079599">
                <text:p>-0.079599</text:p>
              </table:table-cell>
              <table:table-cell office:value-type="float" office:value="-0.034014">
                <text:p>-0.034014</text:p>
              </table:table-cell>
              <table:table-cell office:value-type="float" office:value="-0.015552">
                <text:p>-0.015552</text:p>
              </table:table-cell>
              <table:table-cell office:value-type="float" office:value="-0.003964">
                <text:p>-0.003964</text:p>
              </table:table-cell>
              <table:table-cell office:value-type="float" office:value="0.015177">
                <text:p>0.015177</text:p>
              </table:table-cell>
              <table:table-cell office:value-type="float" office:value="0.037427">
                <text:p>0.037427</text:p>
              </table:table-cell>
              <table:table-cell office:value-type="float" office:value="0.065056">
                <text:p>0.065056</text:p>
              </table:table-cell>
              <table:table-cell office:value-type="float" office:value="0.113953">
                <text:p>0.113953</text:p>
              </table:table-cell>
              <table:table-cell office:value-type="float" office:value="0.195975">
                <text:p>0.195975</text:p>
              </table:table-cell>
              <table:table-cell office:value-type="float" office:value="0.309523">
                <text:p>0.309523</text:p>
              </table:table-cell>
              <table:table-cell office:value-type="float" office:value="-0.040795">
                <text:p>-0.04079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869767">
                <text:p>-0.869767</text:p>
              </table:table-cell>
              <table:table-cell office:value-type="float" office:value="-0.094938">
                <text:p>-0.094938</text:p>
              </table:table-cell>
              <table:table-cell office:value-type="float" office:value="-0.037846">
                <text:p>-0.037846</text:p>
              </table:table-cell>
              <table:table-cell office:value-type="float" office:value="-0.017424">
                <text:p>-0.017424</text:p>
              </table:table-cell>
              <table:table-cell office:value-type="float" office:value="-0.004481">
                <text:p>-0.004481</text:p>
              </table:table-cell>
              <table:table-cell office:value-type="float" office:value="0.014635">
                <text:p>0.014635</text:p>
              </table:table-cell>
              <table:table-cell office:value-type="float" office:value="0.039555">
                <text:p>0.039555</text:p>
              </table:table-cell>
              <table:table-cell office:value-type="float" office:value="0.073789">
                <text:p>0.073789</text:p>
              </table:table-cell>
              <table:table-cell office:value-type="float" office:value="0.12857">
                <text:p>0.12857</text:p>
              </table:table-cell>
              <table:table-cell office:value-type="float" office:value="0.236816">
                <text:p>0.236816</text:p>
              </table:table-cell>
              <table:table-cell office:value-type="float" office:value="0.371027">
                <text:p>0.371027</text:p>
              </table:table-cell>
              <table:table-cell office:value-type="float" office:value="-0.053109">
                <text:p>-0.0531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720676">
                <text:p>-0.720676</text:p>
              </table:table-cell>
              <table:table-cell office:value-type="float" office:value="-0.076449">
                <text:p>-0.076449</text:p>
              </table:table-cell>
              <table:table-cell office:value-type="float" office:value="-0.028618">
                <text:p>-0.028618</text:p>
              </table:table-cell>
              <table:table-cell office:value-type="float" office:value="-0.009913">
                <text:p>-0.009913</text:p>
              </table:table-cell>
              <table:table-cell office:value-type="float" office:value="0.005724">
                <text:p>0.005724</text:p>
              </table:table-cell>
              <table:table-cell office:value-type="float" office:value="0.028178">
                <text:p>0.028178</text:p>
              </table:table-cell>
              <table:table-cell office:value-type="float" office:value="0.053586">
                <text:p>0.053586</text:p>
              </table:table-cell>
              <table:table-cell office:value-type="float" office:value="0.086503">
                <text:p>0.086503</text:p>
              </table:table-cell>
              <table:table-cell office:value-type="float" office:value="0.139873">
                <text:p>0.139873</text:p>
              </table:table-cell>
              <table:table-cell office:value-type="float" office:value="0.251014">
                <text:p>0.251014</text:p>
              </table:table-cell>
              <table:table-cell office:value-type="float" office:value="0.371027">
                <text:p>0.371027</text:p>
              </table:table-cell>
              <table:table-cell office:value-type="float" office:value="-0.027078">
                <text:p>-0.02707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814986">
                <text:p>-0.814986</text:p>
              </table:table-cell>
              <table:table-cell office:value-type="float" office:value="-0.1016">
                <text:p>-0.1016</text:p>
              </table:table-cell>
              <table:table-cell office:value-type="float" office:value="-0.028839">
                <text:p>-0.028839</text:p>
              </table:table-cell>
              <table:table-cell office:value-type="float" office:value="-0.00694">
                <text:p>-0.00694</text:p>
              </table:table-cell>
              <table:table-cell office:value-type="float" office:value="0.008208">
                <text:p>0.008208</text:p>
              </table:table-cell>
              <table:table-cell office:value-type="float" office:value="0.030843">
                <text:p>0.030843</text:p>
              </table:table-cell>
              <table:table-cell office:value-type="float" office:value="0.057939">
                <text:p>0.057939</text:p>
              </table:table-cell>
              <table:table-cell office:value-type="float" office:value="0.090991">
                <text:p>0.090991</text:p>
              </table:table-cell>
              <table:table-cell office:value-type="float" office:value="0.147417">
                <text:p>0.147417</text:p>
              </table:table-cell>
              <table:table-cell office:value-type="float" office:value="0.253971">
                <text:p>0.253971</text:p>
              </table:table-cell>
              <table:table-cell office:value-type="float" office:value="0.371027">
                <text:p>0.371027</text:p>
              </table:table-cell>
              <table:table-cell office:value-type="float" office:value="-0.0363">
                <text:p>-0.036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666766">
                <text:p>-0.666766</text:p>
              </table:table-cell>
              <table:table-cell office:value-type="float" office:value="-0.063837">
                <text:p>-0.063837</text:p>
              </table:table-cell>
              <table:table-cell office:value-type="float" office:value="-0.022855">
                <text:p>-0.022855</text:p>
              </table:table-cell>
              <table:table-cell office:value-type="float" office:value="-0.001168">
                <text:p>-0.001168</text:p>
              </table:table-cell>
              <table:table-cell office:value-type="float" office:value="0.017338">
                <text:p>0.017338</text:p>
              </table:table-cell>
              <table:table-cell office:value-type="float" office:value="0.039215">
                <text:p>0.039215</text:p>
              </table:table-cell>
              <table:table-cell office:value-type="float" office:value="0.070527">
                <text:p>0.070527</text:p>
              </table:table-cell>
              <table:table-cell office:value-type="float" office:value="0.110499">
                <text:p>0.110499</text:p>
              </table:table-cell>
              <table:table-cell office:value-type="float" office:value="0.167416">
                <text:p>0.167416</text:p>
              </table:table-cell>
              <table:table-cell office:value-type="float" office:value="0.266193">
                <text:p>0.266193</text:p>
              </table:table-cell>
              <table:table-cell office:value-type="float" office:value="0.371027">
                <text:p>0.371027</text:p>
              </table:table-cell>
              <table:table-cell office:value-type="float" office:value="-0.008344">
                <text:p>-0.00834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-0.769518">
                <text:p>-0.769518</text:p>
              </table:table-cell>
              <table:table-cell office:value-type="float" office:value="-0.066035">
                <text:p>-0.066035</text:p>
              </table:table-cell>
              <table:table-cell office:value-type="float" office:value="-0.014618">
                <text:p>-0.014618</text:p>
              </table:table-cell>
              <table:table-cell office:value-type="float" office:value="0.007426">
                <text:p>0.007426</text:p>
              </table:table-cell>
              <table:table-cell office:value-type="float" office:value="0.029721">
                <text:p>0.029721</text:p>
              </table:table-cell>
              <table:table-cell office:value-type="float" office:value="0.050034">
                <text:p>0.050034</text:p>
              </table:table-cell>
              <table:table-cell office:value-type="float" office:value="0.075125">
                <text:p>0.075125</text:p>
              </table:table-cell>
              <table:table-cell office:value-type="float" office:value="0.113088">
                <text:p>0.113088</text:p>
              </table:table-cell>
              <table:table-cell office:value-type="float" office:value="0.162725">
                <text:p>0.162725</text:p>
              </table:table-cell>
              <table:table-cell office:value-type="float" office:value="0.279104">
                <text:p>0.279104</text:p>
              </table:table-cell>
              <table:table-cell office:value-type="float" office:value="0.419206">
                <text:p>0.419206</text:p>
              </table:table-cell>
              <table:table-cell office:value-type="float" office:value="-0.013295">
                <text:p>-0.0132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-0.787708">
                <text:p>-0.787708</text:p>
              </table:table-cell>
              <table:table-cell office:value-type="float" office:value="-0.055896">
                <text:p>-0.055896</text:p>
              </table:table-cell>
              <table:table-cell office:value-type="float" office:value="-0.018503">
                <text:p>-0.018503</text:p>
              </table:table-cell>
              <table:table-cell office:value-type="float" office:value="0.007098">
                <text:p>0.007098</text:p>
              </table:table-cell>
              <table:table-cell office:value-type="float" office:value="0.035776">
                <text:p>0.035776</text:p>
              </table:table-cell>
              <table:table-cell office:value-type="float" office:value="0.059564">
                <text:p>0.059564</text:p>
              </table:table-cell>
              <table:table-cell office:value-type="float" office:value="0.084898">
                <text:p>0.084898</text:p>
              </table:table-cell>
              <table:table-cell office:value-type="float" office:value="0.123075">
                <text:p>0.123075</text:p>
              </table:table-cell>
              <table:table-cell office:value-type="float" office:value="0.192187">
                <text:p>0.192187</text:p>
              </table:table-cell>
              <table:table-cell office:value-type="float" office:value="0.311429">
                <text:p>0.311429</text:p>
              </table:table-cell>
              <table:table-cell office:value-type="float" office:value="0.419206">
                <text:p>0.419206</text:p>
              </table:table-cell>
              <table:table-cell office:value-type="float" office:value="-0.004808">
                <text:p>-0.00480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-0.661702">
                <text:p>-0.661702</text:p>
              </table:table-cell>
              <table:table-cell office:value-type="float" office:value="-0.040645">
                <text:p>-0.040645</text:p>
              </table:table-cell>
              <table:table-cell office:value-type="float" office:value="-0.008245">
                <text:p>-0.008245</text:p>
              </table:table-cell>
              <table:table-cell office:value-type="float" office:value="0.013126">
                <text:p>0.013126</text:p>
              </table:table-cell>
              <table:table-cell office:value-type="float" office:value="0.038664">
                <text:p>0.038664</text:p>
              </table:table-cell>
              <table:table-cell office:value-type="float" office:value="0.064016">
                <text:p>0.064016</text:p>
              </table:table-cell>
              <table:table-cell office:value-type="float" office:value="0.090667">
                <text:p>0.090667</text:p>
              </table:table-cell>
              <table:table-cell office:value-type="float" office:value="0.128472">
                <text:p>0.128472</text:p>
              </table:table-cell>
              <table:table-cell office:value-type="float" office:value="0.1855">
                <text:p>0.1855</text:p>
              </table:table-cell>
              <table:table-cell office:value-type="float" office:value="0.308933">
                <text:p>0.308933</text:p>
              </table:table-cell>
              <table:table-cell office:value-type="float" office:value="0.419206">
                <text:p>0.419206</text:p>
              </table:table-cell>
              <table:table-cell office:value-type="float" office:value="0.011879">
                <text:p>0.01187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-0.591776">
                <text:p>-0.591776</text:p>
              </table:table-cell>
              <table:table-cell office:value-type="float" office:value="-0.035947">
                <text:p>-0.035947</text:p>
              </table:table-cell>
              <table:table-cell office:value-type="float" office:value="-0.002972">
                <text:p>-0.002972</text:p>
              </table:table-cell>
              <table:table-cell office:value-type="float" office:value="0.018004">
                <text:p>0.018004</text:p>
              </table:table-cell>
              <table:table-cell office:value-type="float" office:value="0.041304">
                <text:p>0.041304</text:p>
              </table:table-cell>
              <table:table-cell office:value-type="float" office:value="0.065972">
                <text:p>0.065972</text:p>
              </table:table-cell>
              <table:table-cell office:value-type="float" office:value="0.091959">
                <text:p>0.091959</text:p>
              </table:table-cell>
              <table:table-cell office:value-type="float" office:value="0.128666">
                <text:p>0.128666</text:p>
              </table:table-cell>
              <table:table-cell office:value-type="float" office:value="0.181326">
                <text:p>0.181326</text:p>
              </table:table-cell>
              <table:table-cell office:value-type="float" office:value="0.302359">
                <text:p>0.302359</text:p>
              </table:table-cell>
              <table:table-cell office:value-type="float" office:value="0.436229">
                <text:p>0.436229</text:p>
              </table:table-cell>
              <table:table-cell office:value-type="float" office:value="0.019889">
                <text:p>0.01988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-0.747069">
                <text:p>-0.747069</text:p>
              </table:table-cell>
              <table:table-cell office:value-type="float" office:value="-0.034146">
                <text:p>-0.034146</text:p>
              </table:table-cell>
              <table:table-cell office:value-type="float" office:value="0.001644">
                <text:p>0.001644</text:p>
              </table:table-cell>
              <table:table-cell office:value-type="float" office:value="0.024247">
                <text:p>0.024247</text:p>
              </table:table-cell>
              <table:table-cell office:value-type="float" office:value="0.04687">
                <text:p>0.04687</text:p>
              </table:table-cell>
              <table:table-cell office:value-type="float" office:value="0.068801">
                <text:p>0.068801</text:p>
              </table:table-cell>
              <table:table-cell office:value-type="float" office:value="0.098496">
                <text:p>0.098496</text:p>
              </table:table-cell>
              <table:table-cell office:value-type="float" office:value="0.137857">
                <text:p>0.137857</text:p>
              </table:table-cell>
              <table:table-cell office:value-type="float" office:value="0.195092">
                <text:p>0.195092</text:p>
              </table:table-cell>
              <table:table-cell office:value-type="float" office:value="0.313362">
                <text:p>0.313362</text:p>
              </table:table-cell>
              <table:table-cell office:value-type="float" office:value="0.436229">
                <text:p>0.436229</text:p>
              </table:table-cell>
              <table:table-cell office:value-type="float" office:value="0.010516">
                <text:p>0.01051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-0.419157">
                <text:p>-0.419157</text:p>
              </table:table-cell>
              <table:table-cell office:value-type="float" office:value="-0.015402">
                <text:p>-0.015402</text:p>
              </table:table-cell>
              <table:table-cell office:value-type="float" office:value="0.013255">
                <text:p>0.013255</text:p>
              </table:table-cell>
              <table:table-cell office:value-type="float" office:value="0.036668">
                <text:p>0.036668</text:p>
              </table:table-cell>
              <table:table-cell office:value-type="float" office:value="0.062878">
                <text:p>0.062878</text:p>
              </table:table-cell>
              <table:table-cell office:value-type="float" office:value="0.087857">
                <text:p>0.087857</text:p>
              </table:table-cell>
              <table:table-cell office:value-type="float" office:value="0.116108">
                <text:p>0.116108</text:p>
              </table:table-cell>
              <table:table-cell office:value-type="float" office:value="0.15336">
                <text:p>0.15336</text:p>
              </table:table-cell>
              <table:table-cell office:value-type="float" office:value="0.208365">
                <text:p>0.208365</text:p>
              </table:table-cell>
              <table:table-cell office:value-type="float" office:value="0.330482">
                <text:p>0.330482</text:p>
              </table:table-cell>
              <table:table-cell office:value-type="float" office:value="0.436229">
                <text:p>0.436229</text:p>
              </table:table-cell>
              <table:table-cell office:value-type="float" office:value="0.057441">
                <text:p>0.05744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-0.527104">
                <text:p>-0.527104</text:p>
              </table:table-cell>
              <table:table-cell office:value-type="float" office:value="-0.021283">
                <text:p>-0.021283</text:p>
              </table:table-cell>
              <table:table-cell office:value-type="float" office:value="0.013141">
                <text:p>0.013141</text:p>
              </table:table-cell>
              <table:table-cell office:value-type="float" office:value="0.036041">
                <text:p>0.036041</text:p>
              </table:table-cell>
              <table:table-cell office:value-type="float" office:value="0.058023">
                <text:p>0.058023</text:p>
              </table:table-cell>
              <table:table-cell office:value-type="float" office:value="0.08597">
                <text:p>0.08597</text:p>
              </table:table-cell>
              <table:table-cell office:value-type="float" office:value="0.11791">
                <text:p>0.11791</text:p>
              </table:table-cell>
              <table:table-cell office:value-type="float" office:value="0.150453">
                <text:p>0.150453</text:p>
              </table:table-cell>
              <table:table-cell office:value-type="float" office:value="0.199836">
                <text:p>0.199836</text:p>
              </table:table-cell>
              <table:table-cell office:value-type="float" office:value="0.32888">
                <text:p>0.32888</text:p>
              </table:table-cell>
              <table:table-cell office:value-type="float" office:value="0.436229">
                <text:p>0.436229</text:p>
              </table:table-cell>
              <table:table-cell office:value-type="float" office:value="0.044187">
                <text:p>0.0441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0.522401">
                <text:p>-0.522401</text:p>
              </table:table-cell>
              <table:table-cell office:value-type="float" office:value="-0.017141">
                <text:p>-0.017141</text:p>
              </table:table-cell>
              <table:table-cell office:value-type="float" office:value="0.018312">
                <text:p>0.018312</text:p>
              </table:table-cell>
              <table:table-cell office:value-type="float" office:value="0.041134">
                <text:p>0.041134</text:p>
              </table:table-cell>
              <table:table-cell office:value-type="float" office:value="0.065801">
                <text:p>0.065801</text:p>
              </table:table-cell>
              <table:table-cell office:value-type="float" office:value="0.093409">
                <text:p>0.093409</text:p>
              </table:table-cell>
              <table:table-cell office:value-type="float" office:value="0.125655">
                <text:p>0.125655</text:p>
              </table:table-cell>
              <table:table-cell office:value-type="float" office:value="0.16057">
                <text:p>0.16057</text:p>
              </table:table-cell>
              <table:table-cell office:value-type="float" office:value="0.219982">
                <text:p>0.219982</text:p>
              </table:table-cell>
              <table:table-cell office:value-type="float" office:value="0.341624">
                <text:p>0.341624</text:p>
              </table:table-cell>
              <table:table-cell office:value-type="float" office:value="0.436229">
                <text:p>0.436229</text:p>
              </table:table-cell>
              <table:table-cell office:value-type="float" office:value="0.052694">
                <text:p>0.05269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0.457021">
                <text:p>-0.457021</text:p>
              </table:table-cell>
              <table:table-cell office:value-type="float" office:value="-0.00994">
                <text:p>-0.00994</text:p>
              </table:table-cell>
              <table:table-cell office:value-type="float" office:value="0.025252">
                <text:p>0.025252</text:p>
              </table:table-cell>
              <table:table-cell office:value-type="float" office:value="0.048189">
                <text:p>0.048189</text:p>
              </table:table-cell>
              <table:table-cell office:value-type="float" office:value="0.075807">
                <text:p>0.075807</text:p>
              </table:table-cell>
              <table:table-cell office:value-type="float" office:value="0.106869">
                <text:p>0.106869</text:p>
              </table:table-cell>
              <table:table-cell office:value-type="float" office:value="0.138731">
                <text:p>0.138731</text:p>
              </table:table-cell>
              <table:table-cell office:value-type="float" office:value="0.172458">
                <text:p>0.172458</text:p>
              </table:table-cell>
              <table:table-cell office:value-type="float" office:value="0.246492">
                <text:p>0.246492</text:p>
              </table:table-cell>
              <table:table-cell office:value-type="float" office:value="0.363615">
                <text:p>0.363615</text:p>
              </table:table-cell>
              <table:table-cell office:value-type="float" office:value="0.436229">
                <text:p>0.436229</text:p>
              </table:table-cell>
              <table:table-cell office:value-type="float" office:value="0.071045">
                <text:p>0.07104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0.313707">
                <text:p>-0.313707</text:p>
              </table:table-cell>
              <table:table-cell office:value-type="float" office:value="-0.001964">
                <text:p>-0.001964</text:p>
              </table:table-cell>
              <table:table-cell office:value-type="float" office:value="0.024413">
                <text:p>0.024413</text:p>
              </table:table-cell>
              <table:table-cell office:value-type="float" office:value="0.048656">
                <text:p>0.048656</text:p>
              </table:table-cell>
              <table:table-cell office:value-type="float" office:value="0.078386">
                <text:p>0.078386</text:p>
              </table:table-cell>
              <table:table-cell office:value-type="float" office:value="0.109835">
                <text:p>0.109835</text:p>
              </table:table-cell>
              <table:table-cell office:value-type="float" office:value="0.144932">
                <text:p>0.144932</text:p>
              </table:table-cell>
              <table:table-cell office:value-type="float" office:value="0.192895">
                <text:p>0.192895</text:p>
              </table:table-cell>
              <table:table-cell office:value-type="float" office:value="0.26423">
                <text:p>0.26423</text:p>
              </table:table-cell>
              <table:table-cell office:value-type="float" office:value="0.362577">
                <text:p>0.362577</text:p>
              </table:table-cell>
              <table:table-cell office:value-type="float" office:value="0.436229">
                <text:p>0.436229</text:p>
              </table:table-cell>
              <table:table-cell office:value-type="float" office:value="0.091026">
                <text:p>0.09102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0.482925">
                <text:p>-0.482925</text:p>
              </table:table-cell>
              <table:table-cell office:value-type="float" office:value="-0.009409">
                <text:p>-0.009409</text:p>
              </table:table-cell>
              <table:table-cell office:value-type="float" office:value="0.023132">
                <text:p>0.023132</text:p>
              </table:table-cell>
              <table:table-cell office:value-type="float" office:value="0.048908">
                <text:p>0.048908</text:p>
              </table:table-cell>
              <table:table-cell office:value-type="float" office:value="0.077396">
                <text:p>0.077396</text:p>
              </table:table-cell>
              <table:table-cell office:value-type="float" office:value="0.110849">
                <text:p>0.110849</text:p>
              </table:table-cell>
              <table:table-cell office:value-type="float" office:value="0.144892">
                <text:p>0.144892</text:p>
              </table:table-cell>
              <table:table-cell office:value-type="float" office:value="0.19966">
                <text:p>0.19966</text:p>
              </table:table-cell>
              <table:table-cell office:value-type="float" office:value="0.264144">
                <text:p>0.264144</text:p>
              </table:table-cell>
              <table:table-cell office:value-type="float" office:value="0.36235">
                <text:p>0.36235</text:p>
              </table:table-cell>
              <table:table-cell office:value-type="float" office:value="0.436229">
                <text:p>0.436229</text:p>
              </table:table-cell>
              <table:table-cell office:value-type="float" office:value="0.0739">
                <text:p>0.073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0.340304">
                <text:p>-0.340304</text:p>
              </table:table-cell>
              <table:table-cell office:value-type="float" office:value="0.005822">
                <text:p>0.005822</text:p>
              </table:table-cell>
              <table:table-cell office:value-type="float" office:value="0.032217">
                <text:p>0.032217</text:p>
              </table:table-cell>
              <table:table-cell office:value-type="float" office:value="0.065666">
                <text:p>0.065666</text:p>
              </table:table-cell>
              <table:table-cell office:value-type="float" office:value="0.098465">
                <text:p>0.098465</text:p>
              </table:table-cell>
              <table:table-cell office:value-type="float" office:value="0.123957">
                <text:p>0.123957</text:p>
              </table:table-cell>
              <table:table-cell office:value-type="float" office:value="0.16396">
                <text:p>0.16396</text:p>
              </table:table-cell>
              <table:table-cell office:value-type="float" office:value="0.213196">
                <text:p>0.213196</text:p>
              </table:table-cell>
              <table:table-cell office:value-type="float" office:value="0.27203">
                <text:p>0.27203</text:p>
              </table:table-cell>
              <table:table-cell office:value-type="float" office:value="0.372341">
                <text:p>0.372341</text:p>
              </table:table-cell>
              <table:table-cell office:value-type="float" office:value="0.436229">
                <text:p>0.436229</text:p>
              </table:table-cell>
              <table:table-cell office:value-type="float" office:value="0.100735">
                <text:p>0.10073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0.281685">
                <text:p>-0.281685</text:p>
              </table:table-cell>
              <table:table-cell office:value-type="float" office:value="0.01298">
                <text:p>0.01298</text:p>
              </table:table-cell>
              <table:table-cell office:value-type="float" office:value="0.041851">
                <text:p>0.041851</text:p>
              </table:table-cell>
              <table:table-cell office:value-type="float" office:value="0.076304">
                <text:p>0.076304</text:p>
              </table:table-cell>
              <table:table-cell office:value-type="float" office:value="0.108352">
                <text:p>0.108352</text:p>
              </table:table-cell>
              <table:table-cell office:value-type="float" office:value="0.139363">
                <text:p>0.139363</text:p>
              </table:table-cell>
              <table:table-cell office:value-type="float" office:value="0.176975">
                <text:p>0.176975</text:p>
              </table:table-cell>
              <table:table-cell office:value-type="float" office:value="0.20963">
                <text:p>0.20963</text:p>
              </table:table-cell>
              <table:table-cell office:value-type="float" office:value="0.263594">
                <text:p>0.263594</text:p>
              </table:table-cell>
              <table:table-cell office:value-type="float" office:value="0.365687">
                <text:p>0.365687</text:p>
              </table:table-cell>
              <table:table-cell office:value-type="float" office:value="0.436229">
                <text:p>0.436229</text:p>
              </table:table-cell>
              <table:table-cell office:value-type="float" office:value="0.111305">
                <text:p>0.1113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0.471799">
                <text:p>-0.471799</text:p>
              </table:table-cell>
              <table:table-cell office:value-type="float" office:value="0.018714">
                <text:p>0.018714</text:p>
              </table:table-cell>
              <table:table-cell office:value-type="float" office:value="0.048252">
                <text:p>0.048252</text:p>
              </table:table-cell>
              <table:table-cell office:value-type="float" office:value="0.081037">
                <text:p>0.081037</text:p>
              </table:table-cell>
              <table:table-cell office:value-type="float" office:value="0.114913">
                <text:p>0.114913</text:p>
              </table:table-cell>
              <table:table-cell office:value-type="float" office:value="0.146713">
                <text:p>0.146713</text:p>
              </table:table-cell>
              <table:table-cell office:value-type="float" office:value="0.18429">
                <text:p>0.18429</text:p>
              </table:table-cell>
              <table:table-cell office:value-type="float" office:value="0.22895">
                <text:p>0.22895</text:p>
              </table:table-cell>
              <table:table-cell office:value-type="float" office:value="0.280612">
                <text:p>0.280612</text:p>
              </table:table-cell>
              <table:table-cell office:value-type="float" office:value="0.369153">
                <text:p>0.369153</text:p>
              </table:table-cell>
              <table:table-cell office:value-type="float" office:value="0.436229">
                <text:p>0.436229</text:p>
              </table:table-cell>
              <table:table-cell office:value-type="float" office:value="0.100083">
                <text:p>0.10008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0.384071">
                <text:p>-0.384071</text:p>
              </table:table-cell>
              <table:table-cell office:value-type="float" office:value="0.021847">
                <text:p>0.021847</text:p>
              </table:table-cell>
              <table:table-cell office:value-type="float" office:value="0.051844">
                <text:p>0.051844</text:p>
              </table:table-cell>
              <table:table-cell office:value-type="float" office:value="0.091373">
                <text:p>0.091373</text:p>
              </table:table-cell>
              <table:table-cell office:value-type="float" office:value="0.122617">
                <text:p>0.122617</text:p>
              </table:table-cell>
              <table:table-cell office:value-type="float" office:value="0.153733">
                <text:p>0.153733</text:p>
              </table:table-cell>
              <table:table-cell office:value-type="float" office:value="0.18925">
                <text:p>0.18925</text:p>
              </table:table-cell>
              <table:table-cell office:value-type="float" office:value="0.231635">
                <text:p>0.231635</text:p>
              </table:table-cell>
              <table:table-cell office:value-type="float" office:value="0.27915">
                <text:p>0.27915</text:p>
              </table:table-cell>
              <table:table-cell office:value-type="float" office:value="0.368216">
                <text:p>0.368216</text:p>
              </table:table-cell>
              <table:table-cell office:value-type="float" office:value="0.436229">
                <text:p>0.436229</text:p>
              </table:table-cell>
              <table:table-cell office:value-type="float" office:value="0.112559">
                <text:p>0.11255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0.211786">
                <text:p>-0.211786</text:p>
              </table:table-cell>
              <table:table-cell office:value-type="float" office:value="0.037462">
                <text:p>0.037462</text:p>
              </table:table-cell>
              <table:table-cell office:value-type="float" office:value="0.067428">
                <text:p>0.067428</text:p>
              </table:table-cell>
              <table:table-cell office:value-type="float" office:value="0.101984">
                <text:p>0.101984</text:p>
              </table:table-cell>
              <table:table-cell office:value-type="float" office:value="0.135699">
                <text:p>0.135699</text:p>
              </table:table-cell>
              <table:table-cell office:value-type="float" office:value="0.167266">
                <text:p>0.167266</text:p>
              </table:table-cell>
              <table:table-cell office:value-type="float" office:value="0.201013">
                <text:p>0.201013</text:p>
              </table:table-cell>
              <table:table-cell office:value-type="float" office:value="0.245707">
                <text:p>0.245707</text:p>
              </table:table-cell>
              <table:table-cell office:value-type="float" office:value="0.283686">
                <text:p>0.283686</text:p>
              </table:table-cell>
              <table:table-cell office:value-type="float" office:value="0.357226">
                <text:p>0.357226</text:p>
              </table:table-cell>
              <table:table-cell office:value-type="float" office:value="0.436229">
                <text:p>0.436229</text:p>
              </table:table-cell>
              <table:table-cell office:value-type="float" office:value="0.138569">
                <text:p>0.13856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-0.426097">
                <text:p>-0.426097</text:p>
              </table:table-cell>
              <table:table-cell office:value-type="float" office:value="0.046446">
                <text:p>0.046446</text:p>
              </table:table-cell>
              <table:table-cell office:value-type="float" office:value="0.076083">
                <text:p>0.076083</text:p>
              </table:table-cell>
              <table:table-cell office:value-type="float" office:value="0.109443">
                <text:p>0.109443</text:p>
              </table:table-cell>
              <table:table-cell office:value-type="float" office:value="0.140094">
                <text:p>0.140094</text:p>
              </table:table-cell>
              <table:table-cell office:value-type="float" office:value="0.169936">
                <text:p>0.169936</text:p>
              </table:table-cell>
              <table:table-cell office:value-type="float" office:value="0.208312">
                <text:p>0.208312</text:p>
              </table:table-cell>
              <table:table-cell office:value-type="float" office:value="0.251014">
                <text:p>0.251014</text:p>
              </table:table-cell>
              <table:table-cell office:value-type="float" office:value="0.290228">
                <text:p>0.290228</text:p>
              </table:table-cell>
              <table:table-cell office:value-type="float" office:value="0.366943">
                <text:p>0.366943</text:p>
              </table:table-cell>
              <table:table-cell office:value-type="float" office:value="0.457753">
                <text:p>0.457753</text:p>
              </table:table-cell>
              <table:table-cell office:value-type="float" office:value="0.12324">
                <text:p>0.1232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-0.192417">
                <text:p>-0.192417</text:p>
              </table:table-cell>
              <table:table-cell office:value-type="float" office:value="0.055183">
                <text:p>0.055183</text:p>
              </table:table-cell>
              <table:table-cell office:value-type="float" office:value="0.091566">
                <text:p>0.091566</text:p>
              </table:table-cell>
              <table:table-cell office:value-type="float" office:value="0.124565">
                <text:p>0.124565</text:p>
              </table:table-cell>
              <table:table-cell office:value-type="float" office:value="0.151953">
                <text:p>0.151953</text:p>
              </table:table-cell>
              <table:table-cell office:value-type="float" office:value="0.177426">
                <text:p>0.177426</text:p>
              </table:table-cell>
              <table:table-cell office:value-type="float" office:value="0.20947">
                <text:p>0.20947</text:p>
              </table:table-cell>
              <table:table-cell office:value-type="float" office:value="0.247344">
                <text:p>0.247344</text:p>
              </table:table-cell>
              <table:table-cell office:value-type="float" office:value="0.287381">
                <text:p>0.287381</text:p>
              </table:table-cell>
              <table:table-cell office:value-type="float" office:value="0.36989">
                <text:p>0.36989</text:p>
              </table:table-cell>
              <table:table-cell office:value-type="float" office:value="0.477254">
                <text:p>0.477254</text:p>
              </table:table-cell>
              <table:table-cell office:value-type="float" office:value="0.152236">
                <text:p>0.152236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-0.436157">
                <text:p>-0.436157</text:p>
              </table:table-cell>
              <table:table-cell office:value-type="float" office:value="0.041343">
                <text:p>0.041343</text:p>
              </table:table-cell>
              <table:table-cell office:value-type="float" office:value="0.087563">
                <text:p>0.087563</text:p>
              </table:table-cell>
              <table:table-cell office:value-type="float" office:value="0.12216">
                <text:p>0.12216</text:p>
              </table:table-cell>
              <table:table-cell office:value-type="float" office:value="0.151541">
                <text:p>0.151541</text:p>
              </table:table-cell>
              <table:table-cell office:value-type="float" office:value="0.177942">
                <text:p>0.177942</text:p>
              </table:table-cell>
              <table:table-cell office:value-type="float" office:value="0.20466">
                <text:p>0.20466</text:p>
              </table:table-cell>
              <table:table-cell office:value-type="float" office:value="0.246318">
                <text:p>0.246318</text:p>
              </table:table-cell>
              <table:table-cell office:value-type="float" office:value="0.28671">
                <text:p>0.28671</text:p>
              </table:table-cell>
              <table:table-cell office:value-type="float" office:value="0.361494">
                <text:p>0.361494</text:p>
              </table:table-cell>
              <table:table-cell office:value-type="float" office:value="0.477254">
                <text:p>0.477254</text:p>
              </table:table-cell>
              <table:table-cell office:value-type="float" office:value="0.124357">
                <text:p>0.12435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-0.549613">
                <text:p>-0.549613</text:p>
              </table:table-cell>
              <table:table-cell office:value-type="float" office:value="0.035365">
                <text:p>0.035365</text:p>
              </table:table-cell>
              <table:table-cell office:value-type="float" office:value="0.081059">
                <text:p>0.081059</text:p>
              </table:table-cell>
              <table:table-cell office:value-type="float" office:value="0.114706">
                <text:p>0.114706</text:p>
              </table:table-cell>
              <table:table-cell office:value-type="float" office:value="0.152891">
                <text:p>0.152891</text:p>
              </table:table-cell>
              <table:table-cell office:value-type="float" office:value="0.182273">
                <text:p>0.182273</text:p>
              </table:table-cell>
              <table:table-cell office:value-type="float" office:value="0.214423">
                <text:p>0.214423</text:p>
              </table:table-cell>
              <table:table-cell office:value-type="float" office:value="0.253384">
                <text:p>0.253384</text:p>
              </table:table-cell>
              <table:table-cell office:value-type="float" office:value="0.294352">
                <text:p>0.294352</text:p>
              </table:table-cell>
              <table:table-cell office:value-type="float" office:value="0.380323">
                <text:p>0.380323</text:p>
              </table:table-cell>
              <table:table-cell office:value-type="float" office:value="0.477254">
                <text:p>0.477254</text:p>
              </table:table-cell>
              <table:table-cell office:value-type="float" office:value="0.115916">
                <text:p>0.11591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-0.40125">
                <text:p>-0.40125</text:p>
              </table:table-cell>
              <table:table-cell office:value-type="float" office:value="0.050584">
                <text:p>0.050584</text:p>
              </table:table-cell>
              <table:table-cell office:value-type="float" office:value="0.098604">
                <text:p>0.098604</text:p>
              </table:table-cell>
              <table:table-cell office:value-type="float" office:value="0.133262">
                <text:p>0.133262</text:p>
              </table:table-cell>
              <table:table-cell office:value-type="float" office:value="0.164452">
                <text:p>0.164452</text:p>
              </table:table-cell>
              <table:table-cell office:value-type="float" office:value="0.193286">
                <text:p>0.193286</text:p>
              </table:table-cell>
              <table:table-cell office:value-type="float" office:value="0.228949">
                <text:p>0.228949</text:p>
              </table:table-cell>
              <table:table-cell office:value-type="float" office:value="0.259184">
                <text:p>0.259184</text:p>
              </table:table-cell>
              <table:table-cell office:value-type="float" office:value="0.301859">
                <text:p>0.301859</text:p>
              </table:table-cell>
              <table:table-cell office:value-type="float" office:value="0.382256">
                <text:p>0.382256</text:p>
              </table:table-cell>
              <table:table-cell office:value-type="float" office:value="0.477254">
                <text:p>0.477254</text:p>
              </table:table-cell>
              <table:table-cell office:value-type="float" office:value="0.141118">
                <text:p>0.1411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389282">
                <text:p>-0.389282</text:p>
              </table:table-cell>
              <table:table-cell office:value-type="float" office:value="0.073315">
                <text:p>0.073315</text:p>
              </table:table-cell>
              <table:table-cell office:value-type="float" office:value="0.120365">
                <text:p>0.120365</text:p>
              </table:table-cell>
              <table:table-cell office:value-type="float" office:value="0.15466">
                <text:p>0.15466</text:p>
              </table:table-cell>
              <table:table-cell office:value-type="float" office:value="0.182548">
                <text:p>0.182548</text:p>
              </table:table-cell>
              <table:table-cell office:value-type="float" office:value="0.212797">
                <text:p>0.212797</text:p>
              </table:table-cell>
              <table:table-cell office:value-type="float" office:value="0.247341">
                <text:p>0.247341</text:p>
              </table:table-cell>
              <table:table-cell office:value-type="float" office:value="0.27917">
                <text:p>0.27917</text:p>
              </table:table-cell>
              <table:table-cell office:value-type="float" office:value="0.319282">
                <text:p>0.319282</text:p>
              </table:table-cell>
              <table:table-cell office:value-type="float" office:value="0.392448">
                <text:p>0.392448</text:p>
              </table:table-cell>
              <table:table-cell office:value-type="float" office:value="0.477254">
                <text:p>0.477254</text:p>
              </table:table-cell>
              <table:table-cell office:value-type="float" office:value="0.159264">
                <text:p>0.15926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0.172835">
                <text:p>-0.172835</text:p>
              </table:table-cell>
              <table:table-cell office:value-type="float" office:value="0.089266">
                <text:p>0.089266</text:p>
              </table:table-cell>
              <table:table-cell office:value-type="float" office:value="0.131221">
                <text:p>0.131221</text:p>
              </table:table-cell>
              <table:table-cell office:value-type="float" office:value="0.160723">
                <text:p>0.160723</text:p>
              </table:table-cell>
              <table:table-cell office:value-type="float" office:value="0.188117">
                <text:p>0.188117</text:p>
              </table:table-cell>
              <table:table-cell office:value-type="float" office:value="0.216337">
                <text:p>0.216337</text:p>
              </table:table-cell>
              <table:table-cell office:value-type="float" office:value="0.249194">
                <text:p>0.249194</text:p>
              </table:table-cell>
              <table:table-cell office:value-type="float" office:value="0.284294">
                <text:p>0.284294</text:p>
              </table:table-cell>
              <table:table-cell office:value-type="float" office:value="0.313436">
                <text:p>0.313436</text:p>
              </table:table-cell>
              <table:table-cell office:value-type="float" office:value="0.383094">
                <text:p>0.383094</text:p>
              </table:table-cell>
              <table:table-cell office:value-type="float" office:value="0.477254">
                <text:p>0.477254</text:p>
              </table:table-cell>
              <table:table-cell office:value-type="float" office:value="0.184285">
                <text:p>0.18428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0.241384">
                <text:p>-0.241384</text:p>
              </table:table-cell>
              <table:table-cell office:value-type="float" office:value="0.074299">
                <text:p>0.074299</text:p>
              </table:table-cell>
              <table:table-cell office:value-type="float" office:value="0.113418">
                <text:p>0.113418</text:p>
              </table:table-cell>
              <table:table-cell office:value-type="float" office:value="0.152779">
                <text:p>0.152779</text:p>
              </table:table-cell>
              <table:table-cell office:value-type="float" office:value="0.183883">
                <text:p>0.183883</text:p>
              </table:table-cell>
              <table:table-cell office:value-type="float" office:value="0.208814">
                <text:p>0.208814</text:p>
              </table:table-cell>
              <table:table-cell office:value-type="float" office:value="0.242883">
                <text:p>0.242883</text:p>
              </table:table-cell>
              <table:table-cell office:value-type="float" office:value="0.277986">
                <text:p>0.277986</text:p>
              </table:table-cell>
              <table:table-cell office:value-type="float" office:value="0.317699">
                <text:p>0.317699</text:p>
              </table:table-cell>
              <table:table-cell office:value-type="float" office:value="0.393088">
                <text:p>0.393088</text:p>
              </table:table-cell>
              <table:table-cell office:value-type="float" office:value="0.48249">
                <text:p>0.48249</text:p>
              </table:table-cell>
              <table:table-cell office:value-type="float" office:value="0.172347">
                <text:p>0.1723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0.197787">
                <text:p>-0.197787</text:p>
              </table:table-cell>
              <table:table-cell office:value-type="float" office:value="0.081708">
                <text:p>0.081708</text:p>
              </table:table-cell>
              <table:table-cell office:value-type="float" office:value="0.117162">
                <text:p>0.117162</text:p>
              </table:table-cell>
              <table:table-cell office:value-type="float" office:value="0.148494">
                <text:p>0.148494</text:p>
              </table:table-cell>
              <table:table-cell office:value-type="float" office:value="0.174742">
                <text:p>0.174742</text:p>
              </table:table-cell>
              <table:table-cell office:value-type="float" office:value="0.199282">
                <text:p>0.199282</text:p>
              </table:table-cell>
              <table:table-cell office:value-type="float" office:value="0.238256">
                <text:p>0.238256</text:p>
              </table:table-cell>
              <table:table-cell office:value-type="float" office:value="0.270639">
                <text:p>0.270639</text:p>
              </table:table-cell>
              <table:table-cell office:value-type="float" office:value="0.308543">
                <text:p>0.308543</text:p>
              </table:table-cell>
              <table:table-cell office:value-type="float" office:value="0.380719">
                <text:p>0.380719</text:p>
              </table:table-cell>
              <table:table-cell office:value-type="float" office:value="0.48249">
                <text:p>0.48249</text:p>
              </table:table-cell>
              <table:table-cell office:value-type="float" office:value="0.172176">
                <text:p>0.172176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417072">
                <text:p>-0.417072</text:p>
              </table:table-cell>
              <table:table-cell office:value-type="float" office:value="0.077374">
                <text:p>0.077374</text:p>
              </table:table-cell>
              <table:table-cell office:value-type="float" office:value="0.121252">
                <text:p>0.121252</text:p>
              </table:table-cell>
              <table:table-cell office:value-type="float" office:value="0.157373">
                <text:p>0.157373</text:p>
              </table:table-cell>
              <table:table-cell office:value-type="float" office:value="0.187088">
                <text:p>0.187088</text:p>
              </table:table-cell>
              <table:table-cell office:value-type="float" office:value="0.212736">
                <text:p>0.212736</text:p>
              </table:table-cell>
              <table:table-cell office:value-type="float" office:value="0.242865">
                <text:p>0.242865</text:p>
              </table:table-cell>
              <table:table-cell office:value-type="float" office:value="0.269001">
                <text:p>0.269001</text:p>
              </table:table-cell>
              <table:table-cell office:value-type="float" office:value="0.310146">
                <text:p>0.310146</text:p>
              </table:table-cell>
              <table:table-cell office:value-type="float" office:value="0.382422">
                <text:p>0.382422</text:p>
              </table:table-cell>
              <table:table-cell office:value-type="float" office:value="0.48249">
                <text:p>0.48249</text:p>
              </table:table-cell>
              <table:table-cell office:value-type="float" office:value="0.154318">
                <text:p>0.154318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510163">
                <text:p>-0.510163</text:p>
              </table:table-cell>
              <table:table-cell office:value-type="float" office:value="0.072852">
                <text:p>0.072852</text:p>
              </table:table-cell>
              <table:table-cell office:value-type="float" office:value="0.11456">
                <text:p>0.11456</text:p>
              </table:table-cell>
              <table:table-cell office:value-type="float" office:value="0.152942">
                <text:p>0.152942</text:p>
              </table:table-cell>
              <table:table-cell office:value-type="float" office:value="0.176326">
                <text:p>0.176326</text:p>
              </table:table-cell>
              <table:table-cell office:value-type="float" office:value="0.208717">
                <text:p>0.208717</text:p>
              </table:table-cell>
              <table:table-cell office:value-type="float" office:value="0.24397">
                <text:p>0.24397</text:p>
              </table:table-cell>
              <table:table-cell office:value-type="float" office:value="0.279509">
                <text:p>0.279509</text:p>
              </table:table-cell>
              <table:table-cell office:value-type="float" office:value="0.318774">
                <text:p>0.318774</text:p>
              </table:table-cell>
              <table:table-cell office:value-type="float" office:value="0.383616">
                <text:p>0.383616</text:p>
              </table:table-cell>
              <table:table-cell office:value-type="float" office:value="0.48249">
                <text:p>0.48249</text:p>
              </table:table-cell>
              <table:table-cell office:value-type="float" office:value="0.14411">
                <text:p>0.1441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568095">
                <text:p>-0.568095</text:p>
              </table:table-cell>
              <table:table-cell office:value-type="float" office:value="0.068823">
                <text:p>0.068823</text:p>
              </table:table-cell>
              <table:table-cell office:value-type="float" office:value="0.12289">
                <text:p>0.12289</text:p>
              </table:table-cell>
              <table:table-cell office:value-type="float" office:value="0.160479">
                <text:p>0.160479</text:p>
              </table:table-cell>
              <table:table-cell office:value-type="float" office:value="0.187372">
                <text:p>0.187372</text:p>
              </table:table-cell>
              <table:table-cell office:value-type="float" office:value="0.218737">
                <text:p>0.218737</text:p>
              </table:table-cell>
              <table:table-cell office:value-type="float" office:value="0.253244">
                <text:p>0.253244</text:p>
              </table:table-cell>
              <table:table-cell office:value-type="float" office:value="0.283829">
                <text:p>0.283829</text:p>
              </table:table-cell>
              <table:table-cell office:value-type="float" office:value="0.320608">
                <text:p>0.320608</text:p>
              </table:table-cell>
              <table:table-cell office:value-type="float" office:value="0.391988">
                <text:p>0.391988</text:p>
              </table:table-cell>
              <table:table-cell office:value-type="float" office:value="0.48249">
                <text:p>0.48249</text:p>
              </table:table-cell>
              <table:table-cell office:value-type="float" office:value="0.143987">
                <text:p>0.14398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597139">
                <text:p>-0.597139</text:p>
              </table:table-cell>
              <table:table-cell office:value-type="float" office:value="0.063909">
                <text:p>0.063909</text:p>
              </table:table-cell>
              <table:table-cell office:value-type="float" office:value="0.115878">
                <text:p>0.115878</text:p>
              </table:table-cell>
              <table:table-cell office:value-type="float" office:value="0.154468">
                <text:p>0.154468</text:p>
              </table:table-cell>
              <table:table-cell office:value-type="float" office:value="0.177494">
                <text:p>0.177494</text:p>
              </table:table-cell>
              <table:table-cell office:value-type="float" office:value="0.20879">
                <text:p>0.20879</text:p>
              </table:table-cell>
              <table:table-cell office:value-type="float" office:value="0.245947">
                <text:p>0.245947</text:p>
              </table:table-cell>
              <table:table-cell office:value-type="float" office:value="0.276235">
                <text:p>0.276235</text:p>
              </table:table-cell>
              <table:table-cell office:value-type="float" office:value="0.309181">
                <text:p>0.309181</text:p>
              </table:table-cell>
              <table:table-cell office:value-type="float" office:value="0.379456">
                <text:p>0.379456</text:p>
              </table:table-cell>
              <table:table-cell office:value-type="float" office:value="0.48249">
                <text:p>0.48249</text:p>
              </table:table-cell>
              <table:table-cell office:value-type="float" office:value="0.133422">
                <text:p>0.13342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475992">
                <text:p>-0.475992</text:p>
              </table:table-cell>
              <table:table-cell office:value-type="float" office:value="0.066906">
                <text:p>0.066906</text:p>
              </table:table-cell>
              <table:table-cell office:value-type="float" office:value="0.118941">
                <text:p>0.118941</text:p>
              </table:table-cell>
              <table:table-cell office:value-type="float" office:value="0.156283">
                <text:p>0.156283</text:p>
              </table:table-cell>
              <table:table-cell office:value-type="float" office:value="0.176902">
                <text:p>0.176902</text:p>
              </table:table-cell>
              <table:table-cell office:value-type="float" office:value="0.207666">
                <text:p>0.207666</text:p>
              </table:table-cell>
              <table:table-cell office:value-type="float" office:value="0.235895">
                <text:p>0.235895</text:p>
              </table:table-cell>
              <table:table-cell office:value-type="float" office:value="0.271761">
                <text:p>0.271761</text:p>
              </table:table-cell>
              <table:table-cell office:value-type="float" office:value="0.309817">
                <text:p>0.309817</text:p>
              </table:table-cell>
              <table:table-cell office:value-type="float" office:value="0.380383">
                <text:p>0.380383</text:p>
              </table:table-cell>
              <table:table-cell office:value-type="float" office:value="0.48249">
                <text:p>0.48249</text:p>
              </table:table-cell>
              <table:table-cell office:value-type="float" office:value="0.144856">
                <text:p>0.14485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388934">
                <text:p>-0.388934</text:p>
              </table:table-cell>
              <table:table-cell office:value-type="float" office:value="0.059395">
                <text:p>0.059395</text:p>
              </table:table-cell>
              <table:table-cell office:value-type="float" office:value="0.109951">
                <text:p>0.109951</text:p>
              </table:table-cell>
              <table:table-cell office:value-type="float" office:value="0.149796">
                <text:p>0.149796</text:p>
              </table:table-cell>
              <table:table-cell office:value-type="float" office:value="0.176412">
                <text:p>0.176412</text:p>
              </table:table-cell>
              <table:table-cell office:value-type="float" office:value="0.207104">
                <text:p>0.207104</text:p>
              </table:table-cell>
              <table:table-cell office:value-type="float" office:value="0.239112">
                <text:p>0.239112</text:p>
              </table:table-cell>
              <table:table-cell office:value-type="float" office:value="0.270762">
                <text:p>0.270762</text:p>
              </table:table-cell>
              <table:table-cell office:value-type="float" office:value="0.305337">
                <text:p>0.305337</text:p>
              </table:table-cell>
              <table:table-cell office:value-type="float" office:value="0.380043">
                <text:p>0.380043</text:p>
              </table:table-cell>
              <table:table-cell office:value-type="float" office:value="0.48249">
                <text:p>0.48249</text:p>
              </table:table-cell>
              <table:table-cell office:value-type="float" office:value="0.150898">
                <text:p>0.1508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619073">
                <text:p>-0.619073</text:p>
              </table:table-cell>
              <table:table-cell office:value-type="float" office:value="0.070644">
                <text:p>0.070644</text:p>
              </table:table-cell>
              <table:table-cell office:value-type="float" office:value="0.122547">
                <text:p>0.122547</text:p>
              </table:table-cell>
              <table:table-cell office:value-type="float" office:value="0.159901">
                <text:p>0.159901</text:p>
              </table:table-cell>
              <table:table-cell office:value-type="float" office:value="0.191384">
                <text:p>0.191384</text:p>
              </table:table-cell>
              <table:table-cell office:value-type="float" office:value="0.223085">
                <text:p>0.223085</text:p>
              </table:table-cell>
              <table:table-cell office:value-type="float" office:value="0.247591">
                <text:p>0.247591</text:p>
              </table:table-cell>
              <table:table-cell office:value-type="float" office:value="0.275155">
                <text:p>0.275155</text:p>
              </table:table-cell>
              <table:table-cell office:value-type="float" office:value="0.308448">
                <text:p>0.308448</text:p>
              </table:table-cell>
              <table:table-cell office:value-type="float" office:value="0.373769">
                <text:p>0.373769</text:p>
              </table:table-cell>
              <table:table-cell office:value-type="float" office:value="0.48249">
                <text:p>0.48249</text:p>
              </table:table-cell>
              <table:table-cell office:value-type="float" office:value="0.135345">
                <text:p>0.135345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347313">
                <text:p>-0.347313</text:p>
              </table:table-cell>
              <table:table-cell office:value-type="float" office:value="0.093251">
                <text:p>0.093251</text:p>
              </table:table-cell>
              <table:table-cell office:value-type="float" office:value="0.136233">
                <text:p>0.136233</text:p>
              </table:table-cell>
              <table:table-cell office:value-type="float" office:value="0.174784">
                <text:p>0.174784</text:p>
              </table:table-cell>
              <table:table-cell office:value-type="float" office:value="0.19981">
                <text:p>0.19981</text:p>
              </table:table-cell>
              <table:table-cell office:value-type="float" office:value="0.229468">
                <text:p>0.229468</text:p>
              </table:table-cell>
              <table:table-cell office:value-type="float" office:value="0.253526">
                <text:p>0.253526</text:p>
              </table:table-cell>
              <table:table-cell office:value-type="float" office:value="0.279407">
                <text:p>0.279407</text:p>
              </table:table-cell>
              <table:table-cell office:value-type="float" office:value="0.309984">
                <text:p>0.309984</text:p>
              </table:table-cell>
              <table:table-cell office:value-type="float" office:value="0.372924">
                <text:p>0.372924</text:p>
              </table:table-cell>
              <table:table-cell office:value-type="float" office:value="0.48249">
                <text:p>0.48249</text:p>
              </table:table-cell>
              <table:table-cell office:value-type="float" office:value="0.170207">
                <text:p>0.17020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352357">
                <text:p>-0.352357</text:p>
              </table:table-cell>
              <table:table-cell office:value-type="float" office:value="0.098768">
                <text:p>0.098768</text:p>
              </table:table-cell>
              <table:table-cell office:value-type="float" office:value="0.143959">
                <text:p>0.143959</text:p>
              </table:table-cell>
              <table:table-cell office:value-type="float" office:value="0.185374">
                <text:p>0.185374</text:p>
              </table:table-cell>
              <table:table-cell office:value-type="float" office:value="0.211096">
                <text:p>0.211096</text:p>
              </table:table-cell>
              <table:table-cell office:value-type="float" office:value="0.23544">
                <text:p>0.23544</text:p>
              </table:table-cell>
              <table:table-cell office:value-type="float" office:value="0.25711">
                <text:p>0.25711</text:p>
              </table:table-cell>
              <table:table-cell office:value-type="float" office:value="0.282602">
                <text:p>0.282602</text:p>
              </table:table-cell>
              <table:table-cell office:value-type="float" office:value="0.308032">
                <text:p>0.308032</text:p>
              </table:table-cell>
              <table:table-cell office:value-type="float" office:value="0.369212">
                <text:p>0.369212</text:p>
              </table:table-cell>
              <table:table-cell office:value-type="float" office:value="0.48249">
                <text:p>0.48249</text:p>
              </table:table-cell>
              <table:table-cell office:value-type="float" office:value="0.173924">
                <text:p>0.17392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170342">
                <text:p>-0.170342</text:p>
              </table:table-cell>
              <table:table-cell office:value-type="float" office:value="0.108876">
                <text:p>0.108876</text:p>
              </table:table-cell>
              <table:table-cell office:value-type="float" office:value="0.161917">
                <text:p>0.161917</text:p>
              </table:table-cell>
              <table:table-cell office:value-type="float" office:value="0.198163">
                <text:p>0.198163</text:p>
              </table:table-cell>
              <table:table-cell office:value-type="float" office:value="0.222427">
                <text:p>0.222427</text:p>
              </table:table-cell>
              <table:table-cell office:value-type="float" office:value="0.239408">
                <text:p>0.239408</text:p>
              </table:table-cell>
              <table:table-cell office:value-type="float" office:value="0.264789">
                <text:p>0.264789</text:p>
              </table:table-cell>
              <table:table-cell office:value-type="float" office:value="0.288491">
                <text:p>0.288491</text:p>
              </table:table-cell>
              <table:table-cell office:value-type="float" office:value="0.313926">
                <text:p>0.313926</text:p>
              </table:table-cell>
              <table:table-cell office:value-type="float" office:value="0.380254">
                <text:p>0.380254</text:p>
              </table:table-cell>
              <table:table-cell office:value-type="float" office:value="0.48249">
                <text:p>0.48249</text:p>
              </table:table-cell>
              <table:table-cell office:value-type="float" office:value="0.200791">
                <text:p>0.20079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381764">
                <text:p>-0.381764</text:p>
              </table:table-cell>
              <table:table-cell office:value-type="float" office:value="0.096063">
                <text:p>0.096063</text:p>
              </table:table-cell>
              <table:table-cell office:value-type="float" office:value="0.144075">
                <text:p>0.144075</text:p>
              </table:table-cell>
              <table:table-cell office:value-type="float" office:value="0.186633">
                <text:p>0.186633</text:p>
              </table:table-cell>
              <table:table-cell office:value-type="float" office:value="0.21582">
                <text:p>0.21582</text:p>
              </table:table-cell>
              <table:table-cell office:value-type="float" office:value="0.234822">
                <text:p>0.234822</text:p>
              </table:table-cell>
              <table:table-cell office:value-type="float" office:value="0.255551">
                <text:p>0.255551</text:p>
              </table:table-cell>
              <table:table-cell office:value-type="float" office:value="0.282755">
                <text:p>0.282755</text:p>
              </table:table-cell>
              <table:table-cell office:value-type="float" office:value="0.316168">
                <text:p>0.316168</text:p>
              </table:table-cell>
              <table:table-cell office:value-type="float" office:value="0.378077">
                <text:p>0.378077</text:p>
              </table:table-cell>
              <table:table-cell office:value-type="float" office:value="0.48249">
                <text:p>0.48249</text:p>
              </table:table-cell>
              <table:table-cell office:value-type="float" office:value="0.17282">
                <text:p>0.17282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534193">
                <text:p>-0.534193</text:p>
              </table:table-cell>
              <table:table-cell office:value-type="float" office:value="0.07423">
                <text:p>0.07423</text:p>
              </table:table-cell>
              <table:table-cell office:value-type="float" office:value="0.134969">
                <text:p>0.134969</text:p>
              </table:table-cell>
              <table:table-cell office:value-type="float" office:value="0.172401">
                <text:p>0.172401</text:p>
              </table:table-cell>
              <table:table-cell office:value-type="float" office:value="0.203534">
                <text:p>0.203534</text:p>
              </table:table-cell>
              <table:table-cell office:value-type="float" office:value="0.228552">
                <text:p>0.228552</text:p>
              </table:table-cell>
              <table:table-cell office:value-type="float" office:value="0.240404">
                <text:p>0.240404</text:p>
              </table:table-cell>
              <table:table-cell office:value-type="float" office:value="0.271265">
                <text:p>0.271265</text:p>
              </table:table-cell>
              <table:table-cell office:value-type="float" office:value="0.302378">
                <text:p>0.302378</text:p>
              </table:table-cell>
              <table:table-cell office:value-type="float" office:value="0.372779">
                <text:p>0.372779</text:p>
              </table:table-cell>
              <table:table-cell office:value-type="float" office:value="0.48249">
                <text:p>0.48249</text:p>
              </table:table-cell>
              <table:table-cell office:value-type="float" office:value="0.146632">
                <text:p>0.14663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-0.230637">
                <text:p>-0.230637</text:p>
              </table:table-cell>
              <table:table-cell office:value-type="float" office:value="0.094997">
                <text:p>0.094997</text:p>
              </table:table-cell>
              <table:table-cell office:value-type="float" office:value="0.146337">
                <text:p>0.146337</text:p>
              </table:table-cell>
              <table:table-cell office:value-type="float" office:value="0.180671">
                <text:p>0.180671</text:p>
              </table:table-cell>
              <table:table-cell office:value-type="float" office:value="0.206992">
                <text:p>0.206992</text:p>
              </table:table-cell>
              <table:table-cell office:value-type="float" office:value="0.231294">
                <text:p>0.231294</text:p>
              </table:table-cell>
              <table:table-cell office:value-type="float" office:value="0.257191">
                <text:p>0.257191</text:p>
              </table:table-cell>
              <table:table-cell office:value-type="float" office:value="0.285472">
                <text:p>0.285472</text:p>
              </table:table-cell>
              <table:table-cell office:value-type="float" office:value="0.30668">
                <text:p>0.30668</text:p>
              </table:table-cell>
              <table:table-cell office:value-type="float" office:value="0.372179">
                <text:p>0.372179</text:p>
              </table:table-cell>
              <table:table-cell office:value-type="float" office:value="0.48249">
                <text:p>0.48249</text:p>
              </table:table-cell>
              <table:table-cell office:value-type="float" office:value="0.185117">
                <text:p>0.18511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-0.443315">
                <text:p>-0.443315</text:p>
              </table:table-cell>
              <table:table-cell office:value-type="float" office:value="0.080452">
                <text:p>0.080452</text:p>
              </table:table-cell>
              <table:table-cell office:value-type="float" office:value="0.148478">
                <text:p>0.148478</text:p>
              </table:table-cell>
              <table:table-cell office:value-type="float" office:value="0.182738">
                <text:p>0.182738</text:p>
              </table:table-cell>
              <table:table-cell office:value-type="float" office:value="0.210859">
                <text:p>0.210859</text:p>
              </table:table-cell>
              <table:table-cell office:value-type="float" office:value="0.233501">
                <text:p>0.233501</text:p>
              </table:table-cell>
              <table:table-cell office:value-type="float" office:value="0.256823">
                <text:p>0.256823</text:p>
              </table:table-cell>
              <table:table-cell office:value-type="float" office:value="0.285042">
                <text:p>0.285042</text:p>
              </table:table-cell>
              <table:table-cell office:value-type="float" office:value="0.307104">
                <text:p>0.307104</text:p>
              </table:table-cell>
              <table:table-cell office:value-type="float" office:value="0.373752">
                <text:p>0.373752</text:p>
              </table:table-cell>
              <table:table-cell office:value-type="float" office:value="0.48249">
                <text:p>0.48249</text:p>
              </table:table-cell>
              <table:table-cell office:value-type="float" office:value="0.163544">
                <text:p>0.16354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-0.500772">
                <text:p>-0.500772</text:p>
              </table:table-cell>
              <table:table-cell office:value-type="float" office:value="0.079379">
                <text:p>0.079379</text:p>
              </table:table-cell>
              <table:table-cell office:value-type="float" office:value="0.132835">
                <text:p>0.132835</text:p>
              </table:table-cell>
              <table:table-cell office:value-type="float" office:value="0.176182">
                <text:p>0.176182</text:p>
              </table:table-cell>
              <table:table-cell office:value-type="float" office:value="0.209011">
                <text:p>0.209011</text:p>
              </table:table-cell>
              <table:table-cell office:value-type="float" office:value="0.234681">
                <text:p>0.234681</text:p>
              </table:table-cell>
              <table:table-cell office:value-type="float" office:value="0.259605">
                <text:p>0.259605</text:p>
              </table:table-cell>
              <table:table-cell office:value-type="float" office:value="0.284055">
                <text:p>0.284055</text:p>
              </table:table-cell>
              <table:table-cell office:value-type="float" office:value="0.309053">
                <text:p>0.309053</text:p>
              </table:table-cell>
              <table:table-cell office:value-type="float" office:value="0.370417">
                <text:p>0.370417</text:p>
              </table:table-cell>
              <table:table-cell office:value-type="float" office:value="0.48249">
                <text:p>0.48249</text:p>
              </table:table-cell>
              <table:table-cell office:value-type="float" office:value="0.155445">
                <text:p>0.155445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-0.443354">
                <text:p>-0.443354</text:p>
              </table:table-cell>
              <table:table-cell office:value-type="float" office:value="0.095351">
                <text:p>0.095351</text:p>
              </table:table-cell>
              <table:table-cell office:value-type="float" office:value="0.152164">
                <text:p>0.152164</text:p>
              </table:table-cell>
              <table:table-cell office:value-type="float" office:value="0.185863">
                <text:p>0.185863</text:p>
              </table:table-cell>
              <table:table-cell office:value-type="float" office:value="0.216424">
                <text:p>0.216424</text:p>
              </table:table-cell>
              <table:table-cell office:value-type="float" office:value="0.236559">
                <text:p>0.236559</text:p>
              </table:table-cell>
              <table:table-cell office:value-type="float" office:value="0.257704">
                <text:p>0.257704</text:p>
              </table:table-cell>
              <table:table-cell office:value-type="float" office:value="0.285969">
                <text:p>0.285969</text:p>
              </table:table-cell>
              <table:table-cell office:value-type="float" office:value="0.321819">
                <text:p>0.321819</text:p>
              </table:table-cell>
              <table:table-cell office:value-type="float" office:value="0.379859">
                <text:p>0.379859</text:p>
              </table:table-cell>
              <table:table-cell office:value-type="float" office:value="0.48249">
                <text:p>0.48249</text:p>
              </table:table-cell>
              <table:table-cell office:value-type="float" office:value="0.168836">
                <text:p>0.16883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256453">
                <text:p>-0.256453</text:p>
              </table:table-cell>
              <table:table-cell office:value-type="float" office:value="0.100955">
                <text:p>0.100955</text:p>
              </table:table-cell>
              <table:table-cell office:value-type="float" office:value="0.147518">
                <text:p>0.147518</text:p>
              </table:table-cell>
              <table:table-cell office:value-type="float" office:value="0.18368">
                <text:p>0.18368</text:p>
              </table:table-cell>
              <table:table-cell office:value-type="float" office:value="0.213221">
                <text:p>0.213221</text:p>
              </table:table-cell>
              <table:table-cell office:value-type="float" office:value="0.234905">
                <text:p>0.234905</text:p>
              </table:table-cell>
              <table:table-cell office:value-type="float" office:value="0.256964">
                <text:p>0.256964</text:p>
              </table:table-cell>
              <table:table-cell office:value-type="float" office:value="0.286751">
                <text:p>0.286751</text:p>
              </table:table-cell>
              <table:table-cell office:value-type="float" office:value="0.315243">
                <text:p>0.315243</text:p>
              </table:table-cell>
              <table:table-cell office:value-type="float" office:value="0.375192">
                <text:p>0.375192</text:p>
              </table:table-cell>
              <table:table-cell office:value-type="float" office:value="0.48249">
                <text:p>0.48249</text:p>
              </table:table-cell>
              <table:table-cell office:value-type="float" office:value="0.185798">
                <text:p>0.18579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588608">
                <text:p>-0.588608</text:p>
              </table:table-cell>
              <table:table-cell office:value-type="float" office:value="0.066758">
                <text:p>0.066758</text:p>
              </table:table-cell>
              <table:table-cell office:value-type="float" office:value="0.116777">
                <text:p>0.116777</text:p>
              </table:table-cell>
              <table:table-cell office:value-type="float" office:value="0.162629">
                <text:p>0.162629</text:p>
              </table:table-cell>
              <table:table-cell office:value-type="float" office:value="0.198191">
                <text:p>0.198191</text:p>
              </table:table-cell>
              <table:table-cell office:value-type="float" office:value="0.232179">
                <text:p>0.232179</text:p>
              </table:table-cell>
              <table:table-cell office:value-type="float" office:value="0.249234">
                <text:p>0.249234</text:p>
              </table:table-cell>
              <table:table-cell office:value-type="float" office:value="0.278812">
                <text:p>0.278812</text:p>
              </table:table-cell>
              <table:table-cell office:value-type="float" office:value="0.310891">
                <text:p>0.310891</text:p>
              </table:table-cell>
              <table:table-cell office:value-type="float" office:value="0.371807">
                <text:p>0.371807</text:p>
              </table:table-cell>
              <table:table-cell office:value-type="float" office:value="0.48249">
                <text:p>0.48249</text:p>
              </table:table-cell>
              <table:table-cell office:value-type="float" office:value="0.139867">
                <text:p>0.13986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-0.709097">
                <text:p>-0.709097</text:p>
              </table:table-cell>
              <table:table-cell office:value-type="float" office:value="0.057739">
                <text:p>0.057739</text:p>
              </table:table-cell>
              <table:table-cell office:value-type="float" office:value="0.104216">
                <text:p>0.104216</text:p>
              </table:table-cell>
              <table:table-cell office:value-type="float" office:value="0.148927">
                <text:p>0.148927</text:p>
              </table:table-cell>
              <table:table-cell office:value-type="float" office:value="0.184128">
                <text:p>0.184128</text:p>
              </table:table-cell>
              <table:table-cell office:value-type="float" office:value="0.224533">
                <text:p>0.224533</text:p>
              </table:table-cell>
              <table:table-cell office:value-type="float" office:value="0.247276">
                <text:p>0.247276</text:p>
              </table:table-cell>
              <table:table-cell office:value-type="float" office:value="0.277675">
                <text:p>0.277675</text:p>
              </table:table-cell>
              <table:table-cell office:value-type="float" office:value="0.310913">
                <text:p>0.310913</text:p>
              </table:table-cell>
              <table:table-cell office:value-type="float" office:value="0.371364">
                <text:p>0.371364</text:p>
              </table:table-cell>
              <table:table-cell office:value-type="float" office:value="0.48249">
                <text:p>0.48249</text:p>
              </table:table-cell>
              <table:table-cell office:value-type="float" office:value="0.121767">
                <text:p>0.12176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-0.469772">
                <text:p>-0.469772</text:p>
              </table:table-cell>
              <table:table-cell office:value-type="float" office:value="0.072712">
                <text:p>0.072712</text:p>
              </table:table-cell>
              <table:table-cell office:value-type="float" office:value="0.121643">
                <text:p>0.121643</text:p>
              </table:table-cell>
              <table:table-cell office:value-type="float" office:value="0.174062">
                <text:p>0.174062</text:p>
              </table:table-cell>
              <table:table-cell office:value-type="float" office:value="0.206445">
                <text:p>0.206445</text:p>
              </table:table-cell>
              <table:table-cell office:value-type="float" office:value="0.233842">
                <text:p>0.233842</text:p>
              </table:table-cell>
              <table:table-cell office:value-type="float" office:value="0.250636">
                <text:p>0.250636</text:p>
              </table:table-cell>
              <table:table-cell office:value-type="float" office:value="0.275245">
                <text:p>0.275245</text:p>
              </table:table-cell>
              <table:table-cell office:value-type="float" office:value="0.310682">
                <text:p>0.310682</text:p>
              </table:table-cell>
              <table:table-cell office:value-type="float" office:value="0.372868">
                <text:p>0.372868</text:p>
              </table:table-cell>
              <table:table-cell office:value-type="float" office:value="0.48249">
                <text:p>0.48249</text:p>
              </table:table-cell>
              <table:table-cell office:value-type="float" office:value="0.154836">
                <text:p>0.15483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-0.352809">
                <text:p>-0.352809</text:p>
              </table:table-cell>
              <table:table-cell office:value-type="float" office:value="0.08524">
                <text:p>0.08524</text:p>
              </table:table-cell>
              <table:table-cell office:value-type="float" office:value="0.138331">
                <text:p>0.138331</text:p>
              </table:table-cell>
              <table:table-cell office:value-type="float" office:value="0.181928">
                <text:p>0.181928</text:p>
              </table:table-cell>
              <table:table-cell office:value-type="float" office:value="0.213885">
                <text:p>0.213885</text:p>
              </table:table-cell>
              <table:table-cell office:value-type="float" office:value="0.234074">
                <text:p>0.234074</text:p>
              </table:table-cell>
              <table:table-cell office:value-type="float" office:value="0.255378">
                <text:p>0.255378</text:p>
              </table:table-cell>
              <table:table-cell office:value-type="float" office:value="0.277762">
                <text:p>0.277762</text:p>
              </table:table-cell>
              <table:table-cell office:value-type="float" office:value="0.308206">
                <text:p>0.308206</text:p>
              </table:table-cell>
              <table:table-cell office:value-type="float" office:value="0.363072">
                <text:p>0.363072</text:p>
              </table:table-cell>
              <table:table-cell office:value-type="float" office:value="0.48249">
                <text:p>0.48249</text:p>
              </table:table-cell>
              <table:table-cell office:value-type="float" office:value="0.170507">
                <text:p>0.17050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-0.325053">
                <text:p>-0.325053</text:p>
              </table:table-cell>
              <table:table-cell office:value-type="float" office:value="0.091493">
                <text:p>0.091493</text:p>
              </table:table-cell>
              <table:table-cell office:value-type="float" office:value="0.143582">
                <text:p>0.143582</text:p>
              </table:table-cell>
              <table:table-cell office:value-type="float" office:value="0.180006">
                <text:p>0.180006</text:p>
              </table:table-cell>
              <table:table-cell office:value-type="float" office:value="0.208554">
                <text:p>0.208554</text:p>
              </table:table-cell>
              <table:table-cell office:value-type="float" office:value="0.23381">
                <text:p>0.23381</text:p>
              </table:table-cell>
              <table:table-cell office:value-type="float" office:value="0.255025">
                <text:p>0.255025</text:p>
              </table:table-cell>
              <table:table-cell office:value-type="float" office:value="0.278029">
                <text:p>0.278029</text:p>
              </table:table-cell>
              <table:table-cell office:value-type="float" office:value="0.305548">
                <text:p>0.305548</text:p>
              </table:table-cell>
              <table:table-cell office:value-type="float" office:value="0.362016">
                <text:p>0.362016</text:p>
              </table:table-cell>
              <table:table-cell office:value-type="float" office:value="0.48249">
                <text:p>0.48249</text:p>
              </table:table-cell>
              <table:table-cell office:value-type="float" office:value="0.173301">
                <text:p>0.173301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-0.617738">
                <text:p>-0.617738</text:p>
              </table:table-cell>
              <table:table-cell office:value-type="float" office:value="0.078716">
                <text:p>0.078716</text:p>
              </table:table-cell>
              <table:table-cell office:value-type="float" office:value="0.140876">
                <text:p>0.140876</text:p>
              </table:table-cell>
              <table:table-cell office:value-type="float" office:value="0.18222">
                <text:p>0.18222</text:p>
              </table:table-cell>
              <table:table-cell office:value-type="float" office:value="0.212092">
                <text:p>0.212092</text:p>
              </table:table-cell>
              <table:table-cell office:value-type="float" office:value="0.231468">
                <text:p>0.231468</text:p>
              </table:table-cell>
              <table:table-cell office:value-type="float" office:value="0.252794">
                <text:p>0.252794</text:p>
              </table:table-cell>
              <table:table-cell office:value-type="float" office:value="0.277814">
                <text:p>0.277814</text:p>
              </table:table-cell>
              <table:table-cell office:value-type="float" office:value="0.305997">
                <text:p>0.305997</text:p>
              </table:table-cell>
              <table:table-cell office:value-type="float" office:value="0.368662">
                <text:p>0.368662</text:p>
              </table:table-cell>
              <table:table-cell office:value-type="float" office:value="0.48249">
                <text:p>0.48249</text:p>
              </table:table-cell>
              <table:table-cell office:value-type="float" office:value="0.14329">
                <text:p>0.14329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-0.557743">
                <text:p>-0.557743</text:p>
              </table:table-cell>
              <table:table-cell office:value-type="float" office:value="0.073975">
                <text:p>0.073975</text:p>
              </table:table-cell>
              <table:table-cell office:value-type="float" office:value="0.139172">
                <text:p>0.139172</text:p>
              </table:table-cell>
              <table:table-cell office:value-type="float" office:value="0.186695">
                <text:p>0.186695</text:p>
              </table:table-cell>
              <table:table-cell office:value-type="float" office:value="0.220193">
                <text:p>0.220193</text:p>
              </table:table-cell>
              <table:table-cell office:value-type="float" office:value="0.234559">
                <text:p>0.234559</text:p>
              </table:table-cell>
              <table:table-cell office:value-type="float" office:value="0.254254">
                <text:p>0.254254</text:p>
              </table:table-cell>
              <table:table-cell office:value-type="float" office:value="0.281192">
                <text:p>0.281192</text:p>
              </table:table-cell>
              <table:table-cell office:value-type="float" office:value="0.305777">
                <text:p>0.305777</text:p>
              </table:table-cell>
              <table:table-cell office:value-type="float" office:value="0.369614">
                <text:p>0.369614</text:p>
              </table:table-cell>
              <table:table-cell office:value-type="float" office:value="0.48249">
                <text:p>0.48249</text:p>
              </table:table-cell>
              <table:table-cell office:value-type="float" office:value="0.150769">
                <text:p>0.150769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-0.316814">
                <text:p>-0.316814</text:p>
              </table:table-cell>
              <table:table-cell office:value-type="float" office:value="0.098648">
                <text:p>0.098648</text:p>
              </table:table-cell>
              <table:table-cell office:value-type="float" office:value="0.150464">
                <text:p>0.150464</text:p>
              </table:table-cell>
              <table:table-cell office:value-type="float" office:value="0.187612">
                <text:p>0.187612</text:p>
              </table:table-cell>
              <table:table-cell office:value-type="float" office:value="0.221583">
                <text:p>0.221583</text:p>
              </table:table-cell>
              <table:table-cell office:value-type="float" office:value="0.236498">
                <text:p>0.236498</text:p>
              </table:table-cell>
              <table:table-cell office:value-type="float" office:value="0.256872">
                <text:p>0.256872</text:p>
              </table:table-cell>
              <table:table-cell office:value-type="float" office:value="0.286558">
                <text:p>0.286558</text:p>
              </table:table-cell>
              <table:table-cell office:value-type="float" office:value="0.312043">
                <text:p>0.312043</text:p>
              </table:table-cell>
              <table:table-cell office:value-type="float" office:value="0.373668">
                <text:p>0.373668</text:p>
              </table:table-cell>
              <table:table-cell office:value-type="float" office:value="0.48249">
                <text:p>0.48249</text:p>
              </table:table-cell>
              <table:table-cell office:value-type="float" office:value="0.180713">
                <text:p>0.180713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498088">
                <text:p>-0.498088</text:p>
              </table:table-cell>
              <table:table-cell office:value-type="float" office:value="0.079606">
                <text:p>0.079606</text:p>
              </table:table-cell>
              <table:table-cell office:value-type="float" office:value="0.13793">
                <text:p>0.13793</text:p>
              </table:table-cell>
              <table:table-cell office:value-type="float" office:value="0.17922">
                <text:p>0.17922</text:p>
              </table:table-cell>
              <table:table-cell office:value-type="float" office:value="0.207381">
                <text:p>0.207381</text:p>
              </table:table-cell>
              <table:table-cell office:value-type="float" office:value="0.229927">
                <text:p>0.229927</text:p>
              </table:table-cell>
              <table:table-cell office:value-type="float" office:value="0.250536">
                <text:p>0.250536</text:p>
              </table:table-cell>
              <table:table-cell office:value-type="float" office:value="0.281127">
                <text:p>0.281127</text:p>
              </table:table-cell>
              <table:table-cell office:value-type="float" office:value="0.302906">
                <text:p>0.302906</text:p>
              </table:table-cell>
              <table:table-cell office:value-type="float" office:value="0.364248">
                <text:p>0.364248</text:p>
              </table:table-cell>
              <table:table-cell office:value-type="float" office:value="0.48249">
                <text:p>0.48249</text:p>
              </table:table-cell>
              <table:table-cell office:value-type="float" office:value="0.153479">
                <text:p>0.15347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-0.587986">
                <text:p>-0.587986</text:p>
              </table:table-cell>
              <table:table-cell office:value-type="float" office:value="0.072663">
                <text:p>0.072663</text:p>
              </table:table-cell>
              <table:table-cell office:value-type="float" office:value="0.129534">
                <text:p>0.129534</text:p>
              </table:table-cell>
              <table:table-cell office:value-type="float" office:value="0.18013">
                <text:p>0.18013</text:p>
              </table:table-cell>
              <table:table-cell office:value-type="float" office:value="0.213728">
                <text:p>0.213728</text:p>
              </table:table-cell>
              <table:table-cell office:value-type="float" office:value="0.232209">
                <text:p>0.232209</text:p>
              </table:table-cell>
              <table:table-cell office:value-type="float" office:value="0.252075">
                <text:p>0.252075</text:p>
              </table:table-cell>
              <table:table-cell office:value-type="float" office:value="0.281565">
                <text:p>0.281565</text:p>
              </table:table-cell>
              <table:table-cell office:value-type="float" office:value="0.29976">
                <text:p>0.29976</text:p>
              </table:table-cell>
              <table:table-cell office:value-type="float" office:value="0.359271">
                <text:p>0.359271</text:p>
              </table:table-cell>
              <table:table-cell office:value-type="float" office:value="0.48249">
                <text:p>0.48249</text:p>
              </table:table-cell>
              <table:table-cell office:value-type="float" office:value="0.143295">
                <text:p>0.14329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-0.647927">
                <text:p>-0.647927</text:p>
              </table:table-cell>
              <table:table-cell office:value-type="float" office:value="0.079773">
                <text:p>0.079773</text:p>
              </table:table-cell>
              <table:table-cell office:value-type="float" office:value="0.140327">
                <text:p>0.140327</text:p>
              </table:table-cell>
              <table:table-cell office:value-type="float" office:value="0.176556">
                <text:p>0.176556</text:p>
              </table:table-cell>
              <table:table-cell office:value-type="float" office:value="0.204323">
                <text:p>0.204323</text:p>
              </table:table-cell>
              <table:table-cell office:value-type="float" office:value="0.228684">
                <text:p>0.228684</text:p>
              </table:table-cell>
              <table:table-cell office:value-type="float" office:value="0.248427">
                <text:p>0.248427</text:p>
              </table:table-cell>
              <table:table-cell office:value-type="float" office:value="0.275467">
                <text:p>0.275467</text:p>
              </table:table-cell>
              <table:table-cell office:value-type="float" office:value="0.297114">
                <text:p>0.297114</text:p>
              </table:table-cell>
              <table:table-cell office:value-type="float" office:value="0.3521">
                <text:p>0.3521</text:p>
              </table:table-cell>
              <table:table-cell office:value-type="float" office:value="0.48249">
                <text:p>0.48249</text:p>
              </table:table-cell>
              <table:table-cell office:value-type="float" office:value="0.135484">
                <text:p>0.13548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-0.433925">
                <text:p>-0.433925</text:p>
              </table:table-cell>
              <table:table-cell office:value-type="float" office:value="0.109573">
                <text:p>0.109573</text:p>
              </table:table-cell>
              <table:table-cell office:value-type="float" office:value="0.158389">
                <text:p>0.158389</text:p>
              </table:table-cell>
              <table:table-cell office:value-type="float" office:value="0.183672">
                <text:p>0.183672</text:p>
              </table:table-cell>
              <table:table-cell office:value-type="float" office:value="0.209921">
                <text:p>0.209921</text:p>
              </table:table-cell>
              <table:table-cell office:value-type="float" office:value="0.232333">
                <text:p>0.232333</text:p>
              </table:table-cell>
              <table:table-cell office:value-type="float" office:value="0.250479">
                <text:p>0.250479</text:p>
              </table:table-cell>
              <table:table-cell office:value-type="float" office:value="0.275162">
                <text:p>0.275162</text:p>
              </table:table-cell>
              <table:table-cell office:value-type="float" office:value="0.298136">
                <text:p>0.298136</text:p>
              </table:table-cell>
              <table:table-cell office:value-type="float" office:value="0.343701">
                <text:p>0.343701</text:p>
              </table:table-cell>
              <table:table-cell office:value-type="float" office:value="0.48249">
                <text:p>0.48249</text:p>
              </table:table-cell>
              <table:table-cell office:value-type="float" office:value="0.162744">
                <text:p>0.16274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440045">
                <text:p>-0.440045</text:p>
              </table:table-cell>
              <table:table-cell office:value-type="float" office:value="0.094576">
                <text:p>0.094576</text:p>
              </table:table-cell>
              <table:table-cell office:value-type="float" office:value="0.149984">
                <text:p>0.149984</text:p>
              </table:table-cell>
              <table:table-cell office:value-type="float" office:value="0.182108">
                <text:p>0.182108</text:p>
              </table:table-cell>
              <table:table-cell office:value-type="float" office:value="0.207555">
                <text:p>0.207555</text:p>
              </table:table-cell>
              <table:table-cell office:value-type="float" office:value="0.233175">
                <text:p>0.233175</text:p>
              </table:table-cell>
              <table:table-cell office:value-type="float" office:value="0.252504">
                <text:p>0.252504</text:p>
              </table:table-cell>
              <table:table-cell office:value-type="float" office:value="0.274982">
                <text:p>0.274982</text:p>
              </table:table-cell>
              <table:table-cell office:value-type="float" office:value="0.299707">
                <text:p>0.299707</text:p>
              </table:table-cell>
              <table:table-cell office:value-type="float" office:value="0.350627">
                <text:p>0.350627</text:p>
              </table:table-cell>
              <table:table-cell office:value-type="float" office:value="0.48249">
                <text:p>0.48249</text:p>
              </table:table-cell>
              <table:table-cell office:value-type="float" office:value="0.160517">
                <text:p>0.16051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-0.55472">
                <text:p>-0.55472</text:p>
              </table:table-cell>
              <table:table-cell office:value-type="float" office:value="0.097222">
                <text:p>0.097222</text:p>
              </table:table-cell>
              <table:table-cell office:value-type="float" office:value="0.145194">
                <text:p>0.145194</text:p>
              </table:table-cell>
              <table:table-cell office:value-type="float" office:value="0.181918">
                <text:p>0.181918</text:p>
              </table:table-cell>
              <table:table-cell office:value-type="float" office:value="0.207889">
                <text:p>0.207889</text:p>
              </table:table-cell>
              <table:table-cell office:value-type="float" office:value="0.230955">
                <text:p>0.230955</text:p>
              </table:table-cell>
              <table:table-cell office:value-type="float" office:value="0.250982">
                <text:p>0.250982</text:p>
              </table:table-cell>
              <table:table-cell office:value-type="float" office:value="0.273061">
                <text:p>0.273061</text:p>
              </table:table-cell>
              <table:table-cell office:value-type="float" office:value="0.303697">
                <text:p>0.303697</text:p>
              </table:table-cell>
              <table:table-cell office:value-type="float" office:value="0.358193">
                <text:p>0.358193</text:p>
              </table:table-cell>
              <table:table-cell office:value-type="float" office:value="0.48249">
                <text:p>0.48249</text:p>
              </table:table-cell>
              <table:table-cell office:value-type="float" office:value="0.149439">
                <text:p>0.149439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-0.614597">
                <text:p>-0.614597</text:p>
              </table:table-cell>
              <table:table-cell office:value-type="float" office:value="0.090776">
                <text:p>0.090776</text:p>
              </table:table-cell>
              <table:table-cell office:value-type="float" office:value="0.149084">
                <text:p>0.149084</text:p>
              </table:table-cell>
              <table:table-cell office:value-type="float" office:value="0.186889">
                <text:p>0.186889</text:p>
              </table:table-cell>
              <table:table-cell office:value-type="float" office:value="0.215944">
                <text:p>0.215944</text:p>
              </table:table-cell>
              <table:table-cell office:value-type="float" office:value="0.238241">
                <text:p>0.238241</text:p>
              </table:table-cell>
              <table:table-cell office:value-type="float" office:value="0.2636">
                <text:p>0.2636</text:p>
              </table:table-cell>
              <table:table-cell office:value-type="float" office:value="0.288591">
                <text:p>0.288591</text:p>
              </table:table-cell>
              <table:table-cell office:value-type="float" office:value="0.316046">
                <text:p>0.316046</text:p>
              </table:table-cell>
              <table:table-cell office:value-type="float" office:value="0.372064">
                <text:p>0.372064</text:p>
              </table:table-cell>
              <table:table-cell office:value-type="float" office:value="0.48249">
                <text:p>0.48249</text:p>
              </table:table-cell>
              <table:table-cell office:value-type="float" office:value="0.150664">
                <text:p>0.150664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-0.345331">
                <text:p>-0.345331</text:p>
              </table:table-cell>
              <table:table-cell office:value-type="float" office:value="0.102774">
                <text:p>0.102774</text:p>
              </table:table-cell>
              <table:table-cell office:value-type="float" office:value="0.158949">
                <text:p>0.158949</text:p>
              </table:table-cell>
              <table:table-cell office:value-type="float" office:value="0.191318">
                <text:p>0.191318</text:p>
              </table:table-cell>
              <table:table-cell office:value-type="float" office:value="0.216975">
                <text:p>0.216975</text:p>
              </table:table-cell>
              <table:table-cell office:value-type="float" office:value="0.23636">
                <text:p>0.23636</text:p>
              </table:table-cell>
              <table:table-cell office:value-type="float" office:value="0.260043">
                <text:p>0.260043</text:p>
              </table:table-cell>
              <table:table-cell office:value-type="float" office:value="0.285716">
                <text:p>0.285716</text:p>
              </table:table-cell>
              <table:table-cell office:value-type="float" office:value="0.318693">
                <text:p>0.318693</text:p>
              </table:table-cell>
              <table:table-cell office:value-type="float" office:value="0.370842">
                <text:p>0.370842</text:p>
              </table:table-cell>
              <table:table-cell office:value-type="float" office:value="0.48249">
                <text:p>0.48249</text:p>
              </table:table-cell>
              <table:table-cell office:value-type="float" office:value="0.179634">
                <text:p>0.17963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-0.466726">
                <text:p>-0.466726</text:p>
              </table:table-cell>
              <table:table-cell office:value-type="float" office:value="0.098691">
                <text:p>0.098691</text:p>
              </table:table-cell>
              <table:table-cell office:value-type="float" office:value="0.145812">
                <text:p>0.145812</text:p>
              </table:table-cell>
              <table:table-cell office:value-type="float" office:value="0.177123">
                <text:p>0.177123</text:p>
              </table:table-cell>
              <table:table-cell office:value-type="float" office:value="0.20433">
                <text:p>0.20433</text:p>
              </table:table-cell>
              <table:table-cell office:value-type="float" office:value="0.22956">
                <text:p>0.22956</text:p>
              </table:table-cell>
              <table:table-cell office:value-type="float" office:value="0.251609">
                <text:p>0.251609</text:p>
              </table:table-cell>
              <table:table-cell office:value-type="float" office:value="0.277203">
                <text:p>0.277203</text:p>
              </table:table-cell>
              <table:table-cell office:value-type="float" office:value="0.312378">
                <text:p>0.312378</text:p>
              </table:table-cell>
              <table:table-cell office:value-type="float" office:value="0.360205">
                <text:p>0.360205</text:p>
              </table:table-cell>
              <table:table-cell office:value-type="float" office:value="0.48249">
                <text:p>0.48249</text:p>
              </table:table-cell>
              <table:table-cell office:value-type="float" office:value="0.159019">
                <text:p>0.15901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-0.466076">
                <text:p>-0.466076</text:p>
              </table:table-cell>
              <table:table-cell office:value-type="float" office:value="0.088344">
                <text:p>0.088344</text:p>
              </table:table-cell>
              <table:table-cell office:value-type="float" office:value="0.138896">
                <text:p>0.138896</text:p>
              </table:table-cell>
              <table:table-cell office:value-type="float" office:value="0.175184">
                <text:p>0.175184</text:p>
              </table:table-cell>
              <table:table-cell office:value-type="float" office:value="0.201609">
                <text:p>0.201609</text:p>
              </table:table-cell>
              <table:table-cell office:value-type="float" office:value="0.228267">
                <text:p>0.228267</text:p>
              </table:table-cell>
              <table:table-cell office:value-type="float" office:value="0.247337">
                <text:p>0.247337</text:p>
              </table:table-cell>
              <table:table-cell office:value-type="float" office:value="0.272715">
                <text:p>0.272715</text:p>
              </table:table-cell>
              <table:table-cell office:value-type="float" office:value="0.300107">
                <text:p>0.300107</text:p>
              </table:table-cell>
              <table:table-cell office:value-type="float" office:value="0.350263">
                <text:p>0.350263</text:p>
              </table:table-cell>
              <table:table-cell office:value-type="float" office:value="0.48249">
                <text:p>0.48249</text:p>
              </table:table-cell>
              <table:table-cell office:value-type="float" office:value="0.153665">
                <text:p>0.15366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-0.375899">
                <text:p>-0.375899</text:p>
              </table:table-cell>
              <table:table-cell office:value-type="float" office:value="0.097191">
                <text:p>0.097191</text:p>
              </table:table-cell>
              <table:table-cell office:value-type="float" office:value="0.150865">
                <text:p>0.150865</text:p>
              </table:table-cell>
              <table:table-cell office:value-type="float" office:value="0.185044">
                <text:p>0.185044</text:p>
              </table:table-cell>
              <table:table-cell office:value-type="float" office:value="0.211654">
                <text:p>0.211654</text:p>
              </table:table-cell>
              <table:table-cell office:value-type="float" office:value="0.232027">
                <text:p>0.232027</text:p>
              </table:table-cell>
              <table:table-cell office:value-type="float" office:value="0.255299">
                <text:p>0.255299</text:p>
              </table:table-cell>
              <table:table-cell office:value-type="float" office:value="0.284175">
                <text:p>0.284175</text:p>
              </table:table-cell>
              <table:table-cell office:value-type="float" office:value="0.309545">
                <text:p>0.309545</text:p>
              </table:table-cell>
              <table:table-cell office:value-type="float" office:value="0.364997">
                <text:p>0.364997</text:p>
              </table:table-cell>
              <table:table-cell office:value-type="float" office:value="0.48249">
                <text:p>0.48249</text:p>
              </table:table-cell>
              <table:table-cell office:value-type="float" office:value="0.17149">
                <text:p>0.1714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-0.587757">
                <text:p>-0.587757</text:p>
              </table:table-cell>
              <table:table-cell office:value-type="float" office:value="0.083118">
                <text:p>0.083118</text:p>
              </table:table-cell>
              <table:table-cell office:value-type="float" office:value="0.148052">
                <text:p>0.148052</text:p>
              </table:table-cell>
              <table:table-cell office:value-type="float" office:value="0.182518">
                <text:p>0.182518</text:p>
              </table:table-cell>
              <table:table-cell office:value-type="float" office:value="0.211589">
                <text:p>0.211589</text:p>
              </table:table-cell>
              <table:table-cell office:value-type="float" office:value="0.232489">
                <text:p>0.232489</text:p>
              </table:table-cell>
              <table:table-cell office:value-type="float" office:value="0.260704">
                <text:p>0.260704</text:p>
              </table:table-cell>
              <table:table-cell office:value-type="float" office:value="0.285349">
                <text:p>0.285349</text:p>
              </table:table-cell>
              <table:table-cell office:value-type="float" office:value="0.308205">
                <text:p>0.308205</text:p>
              </table:table-cell>
              <table:table-cell office:value-type="float" office:value="0.357341">
                <text:p>0.357341</text:p>
              </table:table-cell>
              <table:table-cell office:value-type="float" office:value="0.48249">
                <text:p>0.48249</text:p>
              </table:table-cell>
              <table:table-cell office:value-type="float" office:value="0.148161">
                <text:p>0.148161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-0.524693">
                <text:p>-0.524693</text:p>
              </table:table-cell>
              <table:table-cell office:value-type="float" office:value="0.091974">
                <text:p>0.091974</text:p>
              </table:table-cell>
              <table:table-cell office:value-type="float" office:value="0.158091">
                <text:p>0.158091</text:p>
              </table:table-cell>
              <table:table-cell office:value-type="float" office:value="0.195582">
                <text:p>0.195582</text:p>
              </table:table-cell>
              <table:table-cell office:value-type="float" office:value="0.221274">
                <text:p>0.221274</text:p>
              </table:table-cell>
              <table:table-cell office:value-type="float" office:value="0.242177">
                <text:p>0.242177</text:p>
              </table:table-cell>
              <table:table-cell office:value-type="float" office:value="0.26856">
                <text:p>0.26856</text:p>
              </table:table-cell>
              <table:table-cell office:value-type="float" office:value="0.289477">
                <text:p>0.289477</text:p>
              </table:table-cell>
              <table:table-cell office:value-type="float" office:value="0.312444">
                <text:p>0.312444</text:p>
              </table:table-cell>
              <table:table-cell office:value-type="float" office:value="0.363144">
                <text:p>0.363144</text:p>
              </table:table-cell>
              <table:table-cell office:value-type="float" office:value="0.48249">
                <text:p>0.48249</text:p>
              </table:table-cell>
              <table:table-cell office:value-type="float" office:value="0.161803">
                <text:p>0.161803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-0.494596">
                <text:p>-0.494596</text:p>
              </table:table-cell>
              <table:table-cell office:value-type="float" office:value="0.094977">
                <text:p>0.094977</text:p>
              </table:table-cell>
              <table:table-cell office:value-type="float" office:value="0.155591">
                <text:p>0.155591</text:p>
              </table:table-cell>
              <table:table-cell office:value-type="float" office:value="0.194999">
                <text:p>0.194999</text:p>
              </table:table-cell>
              <table:table-cell office:value-type="float" office:value="0.225264">
                <text:p>0.225264</text:p>
              </table:table-cell>
              <table:table-cell office:value-type="float" office:value="0.24448">
                <text:p>0.24448</text:p>
              </table:table-cell>
              <table:table-cell office:value-type="float" office:value="0.266014">
                <text:p>0.266014</text:p>
              </table:table-cell>
              <table:table-cell office:value-type="float" office:value="0.288411">
                <text:p>0.288411</text:p>
              </table:table-cell>
              <table:table-cell office:value-type="float" office:value="0.314417">
                <text:p>0.314417</text:p>
              </table:table-cell>
              <table:table-cell office:value-type="float" office:value="0.361943">
                <text:p>0.361943</text:p>
              </table:table-cell>
              <table:table-cell office:value-type="float" office:value="0.48249">
                <text:p>0.48249</text:p>
              </table:table-cell>
              <table:table-cell office:value-type="float" office:value="0.16515">
                <text:p>0.1651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-0.672733">
                <text:p>-0.672733</text:p>
              </table:table-cell>
              <table:table-cell office:value-type="float" office:value="0.094239">
                <text:p>0.094239</text:p>
              </table:table-cell>
              <table:table-cell office:value-type="float" office:value="0.150737">
                <text:p>0.150737</text:p>
              </table:table-cell>
              <table:table-cell office:value-type="float" office:value="0.184613">
                <text:p>0.184613</text:p>
              </table:table-cell>
              <table:table-cell office:value-type="float" office:value="0.221154">
                <text:p>0.221154</text:p>
              </table:table-cell>
              <table:table-cell office:value-type="float" office:value="0.241885">
                <text:p>0.241885</text:p>
              </table:table-cell>
              <table:table-cell office:value-type="float" office:value="0.261401">
                <text:p>0.261401</text:p>
              </table:table-cell>
              <table:table-cell office:value-type="float" office:value="0.285935">
                <text:p>0.285935</text:p>
              </table:table-cell>
              <table:table-cell office:value-type="float" office:value="0.31469">
                <text:p>0.31469</text:p>
              </table:table-cell>
              <table:table-cell office:value-type="float" office:value="0.361818">
                <text:p>0.361818</text:p>
              </table:table-cell>
              <table:table-cell office:value-type="float" office:value="0.48249">
                <text:p>0.48249</text:p>
              </table:table-cell>
              <table:table-cell office:value-type="float" office:value="0.144374">
                <text:p>0.14437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-0.643128">
                <text:p>-0.643128</text:p>
              </table:table-cell>
              <table:table-cell office:value-type="float" office:value="0.092894">
                <text:p>0.092894</text:p>
              </table:table-cell>
              <table:table-cell office:value-type="float" office:value="0.155577">
                <text:p>0.155577</text:p>
              </table:table-cell>
              <table:table-cell office:value-type="float" office:value="0.191704">
                <text:p>0.191704</text:p>
              </table:table-cell>
              <table:table-cell office:value-type="float" office:value="0.222004">
                <text:p>0.222004</text:p>
              </table:table-cell>
              <table:table-cell office:value-type="float" office:value="0.236098">
                <text:p>0.236098</text:p>
              </table:table-cell>
              <table:table-cell office:value-type="float" office:value="0.256048">
                <text:p>0.256048</text:p>
              </table:table-cell>
              <table:table-cell office:value-type="float" office:value="0.278766">
                <text:p>0.278766</text:p>
              </table:table-cell>
              <table:table-cell office:value-type="float" office:value="0.308811">
                <text:p>0.308811</text:p>
              </table:table-cell>
              <table:table-cell office:value-type="float" office:value="0.355625">
                <text:p>0.355625</text:p>
              </table:table-cell>
              <table:table-cell office:value-type="float" office:value="0.48249">
                <text:p>0.48249</text:p>
              </table:table-cell>
              <table:table-cell office:value-type="float" office:value="0.14544">
                <text:p>0.1454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704245">
                <text:p>-0.704245</text:p>
              </table:table-cell>
              <table:table-cell office:value-type="float" office:value="0.096334">
                <text:p>0.096334</text:p>
              </table:table-cell>
              <table:table-cell office:value-type="float" office:value="0.160061">
                <text:p>0.160061</text:p>
              </table:table-cell>
              <table:table-cell office:value-type="float" office:value="0.192997">
                <text:p>0.192997</text:p>
              </table:table-cell>
              <table:table-cell office:value-type="float" office:value="0.221446">
                <text:p>0.221446</text:p>
              </table:table-cell>
              <table:table-cell office:value-type="float" office:value="0.236366">
                <text:p>0.236366</text:p>
              </table:table-cell>
              <table:table-cell office:value-type="float" office:value="0.25494">
                <text:p>0.25494</text:p>
              </table:table-cell>
              <table:table-cell office:value-type="float" office:value="0.278697">
                <text:p>0.278697</text:p>
              </table:table-cell>
              <table:table-cell office:value-type="float" office:value="0.311947">
                <text:p>0.311947</text:p>
              </table:table-cell>
              <table:table-cell office:value-type="float" office:value="0.36299">
                <text:p>0.36299</text:p>
              </table:table-cell>
              <table:table-cell office:value-type="float" office:value="0.48249">
                <text:p>0.48249</text:p>
              </table:table-cell>
              <table:table-cell office:value-type="float" office:value="0.141153">
                <text:p>0.14115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520404">
                <text:p>-0.520404</text:p>
              </table:table-cell>
              <table:table-cell office:value-type="float" office:value="0.115053">
                <text:p>0.115053</text:p>
              </table:table-cell>
              <table:table-cell office:value-type="float" office:value="0.167645">
                <text:p>0.167645</text:p>
              </table:table-cell>
              <table:table-cell office:value-type="float" office:value="0.201645">
                <text:p>0.201645</text:p>
              </table:table-cell>
              <table:table-cell office:value-type="float" office:value="0.226655">
                <text:p>0.226655</text:p>
              </table:table-cell>
              <table:table-cell office:value-type="float" office:value="0.239882">
                <text:p>0.239882</text:p>
              </table:table-cell>
              <table:table-cell office:value-type="float" office:value="0.261956">
                <text:p>0.261956</text:p>
              </table:table-cell>
              <table:table-cell office:value-type="float" office:value="0.287825">
                <text:p>0.287825</text:p>
              </table:table-cell>
              <table:table-cell office:value-type="float" office:value="0.316786">
                <text:p>0.316786</text:p>
              </table:table-cell>
              <table:table-cell office:value-type="float" office:value="0.363702">
                <text:p>0.363702</text:p>
              </table:table-cell>
              <table:table-cell office:value-type="float" office:value="0.48249">
                <text:p>0.48249</text:p>
              </table:table-cell>
              <table:table-cell office:value-type="float" office:value="0.166074">
                <text:p>0.166074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0.487089">
                <text:p>-0.487089</text:p>
              </table:table-cell>
              <table:table-cell office:value-type="float" office:value="0.111006">
                <text:p>0.111006</text:p>
              </table:table-cell>
              <table:table-cell office:value-type="float" office:value="0.162442">
                <text:p>0.162442</text:p>
              </table:table-cell>
              <table:table-cell office:value-type="float" office:value="0.198384">
                <text:p>0.198384</text:p>
              </table:table-cell>
              <table:table-cell office:value-type="float" office:value="0.225362">
                <text:p>0.225362</text:p>
              </table:table-cell>
              <table:table-cell office:value-type="float" office:value="0.235795">
                <text:p>0.235795</text:p>
              </table:table-cell>
              <table:table-cell office:value-type="float" office:value="0.255129">
                <text:p>0.255129</text:p>
              </table:table-cell>
              <table:table-cell office:value-type="float" office:value="0.278987">
                <text:p>0.278987</text:p>
              </table:table-cell>
              <table:table-cell office:value-type="float" office:value="0.311014">
                <text:p>0.311014</text:p>
              </table:table-cell>
              <table:table-cell office:value-type="float" office:value="0.360932">
                <text:p>0.360932</text:p>
              </table:table-cell>
              <table:table-cell office:value-type="float" office:value="0.48249">
                <text:p>0.48249</text:p>
              </table:table-cell>
              <table:table-cell office:value-type="float" office:value="0.165196">
                <text:p>0.16519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560443">
                <text:p>-0.560443</text:p>
              </table:table-cell>
              <table:table-cell office:value-type="float" office:value="0.102309">
                <text:p>0.102309</text:p>
              </table:table-cell>
              <table:table-cell office:value-type="float" office:value="0.160899">
                <text:p>0.160899</text:p>
              </table:table-cell>
              <table:table-cell office:value-type="float" office:value="0.197758">
                <text:p>0.197758</text:p>
              </table:table-cell>
              <table:table-cell office:value-type="float" office:value="0.226667">
                <text:p>0.226667</text:p>
              </table:table-cell>
              <table:table-cell office:value-type="float" office:value="0.235144">
                <text:p>0.235144</text:p>
              </table:table-cell>
              <table:table-cell office:value-type="float" office:value="0.251287">
                <text:p>0.251287</text:p>
              </table:table-cell>
              <table:table-cell office:value-type="float" office:value="0.27303">
                <text:p>0.27303</text:p>
              </table:table-cell>
              <table:table-cell office:value-type="float" office:value="0.300473">
                <text:p>0.300473</text:p>
              </table:table-cell>
              <table:table-cell office:value-type="float" office:value="0.355395">
                <text:p>0.355395</text:p>
              </table:table-cell>
              <table:table-cell office:value-type="float" office:value="0.48249">
                <text:p>0.48249</text:p>
              </table:table-cell>
              <table:table-cell office:value-type="float" office:value="0.154252">
                <text:p>0.15425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52815">
                <text:p>-0.52815</text:p>
              </table:table-cell>
              <table:table-cell office:value-type="float" office:value="0.103225">
                <text:p>0.103225</text:p>
              </table:table-cell>
              <table:table-cell office:value-type="float" office:value="0.156841">
                <text:p>0.156841</text:p>
              </table:table-cell>
              <table:table-cell office:value-type="float" office:value="0.190019">
                <text:p>0.190019</text:p>
              </table:table-cell>
              <table:table-cell office:value-type="float" office:value="0.226158">
                <text:p>0.226158</text:p>
              </table:table-cell>
              <table:table-cell office:value-type="float" office:value="0.236219">
                <text:p>0.236219</text:p>
              </table:table-cell>
              <table:table-cell office:value-type="float" office:value="0.258039">
                <text:p>0.258039</text:p>
              </table:table-cell>
              <table:table-cell office:value-type="float" office:value="0.278261">
                <text:p>0.278261</text:p>
              </table:table-cell>
              <table:table-cell office:value-type="float" office:value="0.307043">
                <text:p>0.307043</text:p>
              </table:table-cell>
              <table:table-cell office:value-type="float" office:value="0.360353">
                <text:p>0.360353</text:p>
              </table:table-cell>
              <table:table-cell office:value-type="float" office:value="0.48249">
                <text:p>0.48249</text:p>
              </table:table-cell>
              <table:table-cell office:value-type="float" office:value="0.158801">
                <text:p>0.15880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623345">
                <text:p>-0.623345</text:p>
              </table:table-cell>
              <table:table-cell office:value-type="float" office:value="0.084678">
                <text:p>0.084678</text:p>
              </table:table-cell>
              <table:table-cell office:value-type="float" office:value="0.152224">
                <text:p>0.152224</text:p>
              </table:table-cell>
              <table:table-cell office:value-type="float" office:value="0.186701">
                <text:p>0.186701</text:p>
              </table:table-cell>
              <table:table-cell office:value-type="float" office:value="0.220581">
                <text:p>0.220581</text:p>
              </table:table-cell>
              <table:table-cell office:value-type="float" office:value="0.239052">
                <text:p>0.239052</text:p>
              </table:table-cell>
              <table:table-cell office:value-type="float" office:value="0.260994">
                <text:p>0.260994</text:p>
              </table:table-cell>
              <table:table-cell office:value-type="float" office:value="0.278251">
                <text:p>0.278251</text:p>
              </table:table-cell>
              <table:table-cell office:value-type="float" office:value="0.303306">
                <text:p>0.303306</text:p>
              </table:table-cell>
              <table:table-cell office:value-type="float" office:value="0.35681">
                <text:p>0.35681</text:p>
              </table:table-cell>
              <table:table-cell office:value-type="float" office:value="0.48249">
                <text:p>0.48249</text:p>
              </table:table-cell>
              <table:table-cell office:value-type="float" office:value="0.145925">
                <text:p>0.145925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555461">
                <text:p>-0.555461</text:p>
              </table:table-cell>
              <table:table-cell office:value-type="float" office:value="0.100801">
                <text:p>0.100801</text:p>
              </table:table-cell>
              <table:table-cell office:value-type="float" office:value="0.158957">
                <text:p>0.158957</text:p>
              </table:table-cell>
              <table:table-cell office:value-type="float" office:value="0.192808">
                <text:p>0.192808</text:p>
              </table:table-cell>
              <table:table-cell office:value-type="float" office:value="0.222427">
                <text:p>0.222427</text:p>
              </table:table-cell>
              <table:table-cell office:value-type="float" office:value="0.234639">
                <text:p>0.234639</text:p>
              </table:table-cell>
              <table:table-cell office:value-type="float" office:value="0.254409">
                <text:p>0.254409</text:p>
              </table:table-cell>
              <table:table-cell office:value-type="float" office:value="0.274581">
                <text:p>0.274581</text:p>
              </table:table-cell>
              <table:table-cell office:value-type="float" office:value="0.294076">
                <text:p>0.294076</text:p>
              </table:table-cell>
              <table:table-cell office:value-type="float" office:value="0.34666">
                <text:p>0.34666</text:p>
              </table:table-cell>
              <table:table-cell office:value-type="float" office:value="0.48249">
                <text:p>0.48249</text:p>
              </table:table-cell>
              <table:table-cell office:value-type="float" office:value="0.15239">
                <text:p>0.1523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552946">
                <text:p>-0.552946</text:p>
              </table:table-cell>
              <table:table-cell office:value-type="float" office:value="0.087697">
                <text:p>0.087697</text:p>
              </table:table-cell>
              <table:table-cell office:value-type="float" office:value="0.141216">
                <text:p>0.141216</text:p>
              </table:table-cell>
              <table:table-cell office:value-type="float" office:value="0.175816">
                <text:p>0.175816</text:p>
              </table:table-cell>
              <table:table-cell office:value-type="float" office:value="0.207948">
                <text:p>0.207948</text:p>
              </table:table-cell>
              <table:table-cell office:value-type="float" office:value="0.229325">
                <text:p>0.229325</text:p>
              </table:table-cell>
              <table:table-cell office:value-type="float" office:value="0.239817">
                <text:p>0.239817</text:p>
              </table:table-cell>
              <table:table-cell office:value-type="float" office:value="0.263464">
                <text:p>0.263464</text:p>
              </table:table-cell>
              <table:table-cell office:value-type="float" office:value="0.286515">
                <text:p>0.286515</text:p>
              </table:table-cell>
              <table:table-cell office:value-type="float" office:value="0.341547">
                <text:p>0.341547</text:p>
              </table:table-cell>
              <table:table-cell office:value-type="float" office:value="0.48249">
                <text:p>0.48249</text:p>
              </table:table-cell>
              <table:table-cell office:value-type="float" office:value="0.14204">
                <text:p>0.14204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824686">
                <text:p>-0.824686</text:p>
              </table:table-cell>
              <table:table-cell office:value-type="float" office:value="0.074568">
                <text:p>0.074568</text:p>
              </table:table-cell>
              <table:table-cell office:value-type="float" office:value="0.125099">
                <text:p>0.125099</text:p>
              </table:table-cell>
              <table:table-cell office:value-type="float" office:value="0.159487">
                <text:p>0.159487</text:p>
              </table:table-cell>
              <table:table-cell office:value-type="float" office:value="0.184294">
                <text:p>0.184294</text:p>
              </table:table-cell>
              <table:table-cell office:value-type="float" office:value="0.212863">
                <text:p>0.212863</text:p>
              </table:table-cell>
              <table:table-cell office:value-type="float" office:value="0.231518">
                <text:p>0.231518</text:p>
              </table:table-cell>
              <table:table-cell office:value-type="float" office:value="0.249692">
                <text:p>0.249692</text:p>
              </table:table-cell>
              <table:table-cell office:value-type="float" office:value="0.277438">
                <text:p>0.277438</text:p>
              </table:table-cell>
              <table:table-cell office:value-type="float" office:value="0.339644">
                <text:p>0.339644</text:p>
              </table:table-cell>
              <table:table-cell office:value-type="float" office:value="0.48249">
                <text:p>0.48249</text:p>
              </table:table-cell>
              <table:table-cell office:value-type="float" office:value="0.102992">
                <text:p>0.10299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0.549453">
                <text:p>-0.549453</text:p>
              </table:table-cell>
              <table:table-cell office:value-type="float" office:value="0.103359">
                <text:p>0.103359</text:p>
              </table:table-cell>
              <table:table-cell office:value-type="float" office:value="0.140714">
                <text:p>0.140714</text:p>
              </table:table-cell>
              <table:table-cell office:value-type="float" office:value="0.168116">
                <text:p>0.168116</text:p>
              </table:table-cell>
              <table:table-cell office:value-type="float" office:value="0.188135">
                <text:p>0.188135</text:p>
              </table:table-cell>
              <table:table-cell office:value-type="float" office:value="0.215777">
                <text:p>0.215777</text:p>
              </table:table-cell>
              <table:table-cell office:value-type="float" office:value="0.233799">
                <text:p>0.233799</text:p>
              </table:table-cell>
              <table:table-cell office:value-type="float" office:value="0.261635">
                <text:p>0.261635</text:p>
              </table:table-cell>
              <table:table-cell office:value-type="float" office:value="0.288563">
                <text:p>0.288563</text:p>
              </table:table-cell>
              <table:table-cell office:value-type="float" office:value="0.349048">
                <text:p>0.349048</text:p>
              </table:table-cell>
              <table:table-cell office:value-type="float" office:value="0.48249">
                <text:p>0.48249</text:p>
              </table:table-cell>
              <table:table-cell office:value-type="float" office:value="0.139969">
                <text:p>0.13996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0.434355">
                <text:p>-0.434355</text:p>
              </table:table-cell>
              <table:table-cell office:value-type="float" office:value="0.102023">
                <text:p>0.102023</text:p>
              </table:table-cell>
              <table:table-cell office:value-type="float" office:value="0.138636">
                <text:p>0.138636</text:p>
              </table:table-cell>
              <table:table-cell office:value-type="float" office:value="0.168323">
                <text:p>0.168323</text:p>
              </table:table-cell>
              <table:table-cell office:value-type="float" office:value="0.189159">
                <text:p>0.189159</text:p>
              </table:table-cell>
              <table:table-cell office:value-type="float" office:value="0.216295">
                <text:p>0.216295</text:p>
              </table:table-cell>
              <table:table-cell office:value-type="float" office:value="0.234737">
                <text:p>0.234737</text:p>
              </table:table-cell>
              <table:table-cell office:value-type="float" office:value="0.25983">
                <text:p>0.25983</text:p>
              </table:table-cell>
              <table:table-cell office:value-type="float" office:value="0.290477">
                <text:p>0.290477</text:p>
              </table:table-cell>
              <table:table-cell office:value-type="float" office:value="0.344861">
                <text:p>0.344861</text:p>
              </table:table-cell>
              <table:table-cell office:value-type="float" office:value="0.48249">
                <text:p>0.48249</text:p>
              </table:table-cell>
              <table:table-cell office:value-type="float" office:value="0.150999">
                <text:p>0.150999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0.499182">
                <text:p>-0.499182</text:p>
              </table:table-cell>
              <table:table-cell office:value-type="float" office:value="0.092241">
                <text:p>0.092241</text:p>
              </table:table-cell>
              <table:table-cell office:value-type="float" office:value="0.140442">
                <text:p>0.140442</text:p>
              </table:table-cell>
              <table:table-cell office:value-type="float" office:value="0.167682">
                <text:p>0.167682</text:p>
              </table:table-cell>
              <table:table-cell office:value-type="float" office:value="0.18979">
                <text:p>0.18979</text:p>
              </table:table-cell>
              <table:table-cell office:value-type="float" office:value="0.219779">
                <text:p>0.219779</text:p>
              </table:table-cell>
              <table:table-cell office:value-type="float" office:value="0.235263">
                <text:p>0.235263</text:p>
              </table:table-cell>
              <table:table-cell office:value-type="float" office:value="0.259427">
                <text:p>0.259427</text:p>
              </table:table-cell>
              <table:table-cell office:value-type="float" office:value="0.293335">
                <text:p>0.293335</text:p>
              </table:table-cell>
              <table:table-cell office:value-type="float" office:value="0.346605">
                <text:p>0.346605</text:p>
              </table:table-cell>
              <table:table-cell office:value-type="float" office:value="0.48249">
                <text:p>0.48249</text:p>
              </table:table-cell>
              <table:table-cell office:value-type="float" office:value="0.144538">
                <text:p>0.144538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0.589491">
                <text:p>-0.589491</text:p>
              </table:table-cell>
              <table:table-cell office:value-type="float" office:value="0.070912">
                <text:p>0.070912</text:p>
              </table:table-cell>
              <table:table-cell office:value-type="float" office:value="0.128446">
                <text:p>0.128446</text:p>
              </table:table-cell>
              <table:table-cell office:value-type="float" office:value="0.165866">
                <text:p>0.165866</text:p>
              </table:table-cell>
              <table:table-cell office:value-type="float" office:value="0.194901">
                <text:p>0.194901</text:p>
              </table:table-cell>
              <table:table-cell office:value-type="float" office:value="0.225109">
                <text:p>0.225109</text:p>
              </table:table-cell>
              <table:table-cell office:value-type="float" office:value="0.23689">
                <text:p>0.23689</text:p>
              </table:table-cell>
              <table:table-cell office:value-type="float" office:value="0.262858">
                <text:p>0.262858</text:p>
              </table:table-cell>
              <table:table-cell office:value-type="float" office:value="0.297589">
                <text:p>0.297589</text:p>
              </table:table-cell>
              <table:table-cell office:value-type="float" office:value="0.34885">
                <text:p>0.34885</text:p>
              </table:table-cell>
              <table:table-cell office:value-type="float" office:value="0.48249">
                <text:p>0.48249</text:p>
              </table:table-cell>
              <table:table-cell office:value-type="float" office:value="0.134193">
                <text:p>0.13419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0.555666">
                <text:p>-0.555666</text:p>
              </table:table-cell>
              <table:table-cell office:value-type="float" office:value="0.087981">
                <text:p>0.087981</text:p>
              </table:table-cell>
              <table:table-cell office:value-type="float" office:value="0.137618">
                <text:p>0.137618</text:p>
              </table:table-cell>
              <table:table-cell office:value-type="float" office:value="0.172756">
                <text:p>0.172756</text:p>
              </table:table-cell>
              <table:table-cell office:value-type="float" office:value="0.200126">
                <text:p>0.200126</text:p>
              </table:table-cell>
              <table:table-cell office:value-type="float" office:value="0.226038">
                <text:p>0.226038</text:p>
              </table:table-cell>
              <table:table-cell office:value-type="float" office:value="0.238999">
                <text:p>0.238999</text:p>
              </table:table-cell>
              <table:table-cell office:value-type="float" office:value="0.259836">
                <text:p>0.259836</text:p>
              </table:table-cell>
              <table:table-cell office:value-type="float" office:value="0.293611">
                <text:p>0.293611</text:p>
              </table:table-cell>
              <table:table-cell office:value-type="float" office:value="0.345026">
                <text:p>0.345026</text:p>
              </table:table-cell>
              <table:table-cell office:value-type="float" office:value="0.48249">
                <text:p>0.48249</text:p>
              </table:table-cell>
              <table:table-cell office:value-type="float" office:value="0.140632">
                <text:p>0.14063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0.317803">
                <text:p>-0.317803</text:p>
              </table:table-cell>
              <table:table-cell office:value-type="float" office:value="0.08639">
                <text:p>0.08639</text:p>
              </table:table-cell>
              <table:table-cell office:value-type="float" office:value="0.137801">
                <text:p>0.137801</text:p>
              </table:table-cell>
              <table:table-cell office:value-type="float" office:value="0.183186">
                <text:p>0.183186</text:p>
              </table:table-cell>
              <table:table-cell office:value-type="float" office:value="0.21035">
                <text:p>0.21035</text:p>
              </table:table-cell>
              <table:table-cell office:value-type="float" office:value="0.230488">
                <text:p>0.230488</text:p>
              </table:table-cell>
              <table:table-cell office:value-type="float" office:value="0.244459">
                <text:p>0.244459</text:p>
              </table:table-cell>
              <table:table-cell office:value-type="float" office:value="0.261393">
                <text:p>0.261393</text:p>
              </table:table-cell>
              <table:table-cell office:value-type="float" office:value="0.292119">
                <text:p>0.292119</text:p>
              </table:table-cell>
              <table:table-cell office:value-type="float" office:value="0.350648">
                <text:p>0.350648</text:p>
              </table:table-cell>
              <table:table-cell office:value-type="float" office:value="0.48249">
                <text:p>0.48249</text:p>
              </table:table-cell>
              <table:table-cell office:value-type="float" office:value="0.167903">
                <text:p>0.167903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0.317867">
                <text:p>-0.317867</text:p>
              </table:table-cell>
              <table:table-cell office:value-type="float" office:value="0.097757">
                <text:p>0.097757</text:p>
              </table:table-cell>
              <table:table-cell office:value-type="float" office:value="0.151109">
                <text:p>0.151109</text:p>
              </table:table-cell>
              <table:table-cell office:value-type="float" office:value="0.191096">
                <text:p>0.191096</text:p>
              </table:table-cell>
              <table:table-cell office:value-type="float" office:value="0.217928">
                <text:p>0.217928</text:p>
              </table:table-cell>
              <table:table-cell office:value-type="float" office:value="0.233372">
                <text:p>0.233372</text:p>
              </table:table-cell>
              <table:table-cell office:value-type="float" office:value="0.248866">
                <text:p>0.248866</text:p>
              </table:table-cell>
              <table:table-cell office:value-type="float" office:value="0.273804">
                <text:p>0.273804</text:p>
              </table:table-cell>
              <table:table-cell office:value-type="float" office:value="0.303553">
                <text:p>0.303553</text:p>
              </table:table-cell>
              <table:table-cell office:value-type="float" office:value="0.356858">
                <text:p>0.356858</text:p>
              </table:table-cell>
              <table:table-cell office:value-type="float" office:value="0.48249">
                <text:p>0.48249</text:p>
              </table:table-cell>
              <table:table-cell office:value-type="float" office:value="0.175648">
                <text:p>0.175648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0.43832">
                <text:p>-0.43832</text:p>
              </table:table-cell>
              <table:table-cell office:value-type="float" office:value="0.087237">
                <text:p>0.087237</text:p>
              </table:table-cell>
              <table:table-cell office:value-type="float" office:value="0.140707">
                <text:p>0.140707</text:p>
              </table:table-cell>
              <table:table-cell office:value-type="float" office:value="0.18027">
                <text:p>0.18027</text:p>
              </table:table-cell>
              <table:table-cell office:value-type="float" office:value="0.211308">
                <text:p>0.211308</text:p>
              </table:table-cell>
              <table:table-cell office:value-type="float" office:value="0.231715">
                <text:p>0.231715</text:p>
              </table:table-cell>
              <table:table-cell office:value-type="float" office:value="0.243883">
                <text:p>0.243883</text:p>
              </table:table-cell>
              <table:table-cell office:value-type="float" office:value="0.269007">
                <text:p>0.269007</text:p>
              </table:table-cell>
              <table:table-cell office:value-type="float" office:value="0.299172">
                <text:p>0.299172</text:p>
              </table:table-cell>
              <table:table-cell office:value-type="float" office:value="0.356687">
                <text:p>0.356687</text:p>
              </table:table-cell>
              <table:table-cell office:value-type="float" office:value="0.48249">
                <text:p>0.48249</text:p>
              </table:table-cell>
              <table:table-cell office:value-type="float" office:value="0.158167">
                <text:p>0.15816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0.49628">
                <text:p>-0.49628</text:p>
              </table:table-cell>
              <table:table-cell office:value-type="float" office:value="0.087749">
                <text:p>0.087749</text:p>
              </table:table-cell>
              <table:table-cell office:value-type="float" office:value="0.146122">
                <text:p>0.146122</text:p>
              </table:table-cell>
              <table:table-cell office:value-type="float" office:value="0.187571">
                <text:p>0.187571</text:p>
              </table:table-cell>
              <table:table-cell office:value-type="float" office:value="0.21427">
                <text:p>0.21427</text:p>
              </table:table-cell>
              <table:table-cell office:value-type="float" office:value="0.232304">
                <text:p>0.232304</text:p>
              </table:table-cell>
              <table:table-cell office:value-type="float" office:value="0.241699">
                <text:p>0.241699</text:p>
              </table:table-cell>
              <table:table-cell office:value-type="float" office:value="0.263058">
                <text:p>0.263058</text:p>
              </table:table-cell>
              <table:table-cell office:value-type="float" office:value="0.292248">
                <text:p>0.292248</text:p>
              </table:table-cell>
              <table:table-cell office:value-type="float" office:value="0.347827">
                <text:p>0.347827</text:p>
              </table:table-cell>
              <table:table-cell office:value-type="float" office:value="0.48249">
                <text:p>0.48249</text:p>
              </table:table-cell>
              <table:table-cell office:value-type="float" office:value="0.151657">
                <text:p>0.15165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0.496078">
                <text:p>-0.496078</text:p>
              </table:table-cell>
              <table:table-cell office:value-type="float" office:value="0.09024">
                <text:p>0.09024</text:p>
              </table:table-cell>
              <table:table-cell office:value-type="float" office:value="0.129636">
                <text:p>0.129636</text:p>
              </table:table-cell>
              <table:table-cell office:value-type="float" office:value="0.168901">
                <text:p>0.168901</text:p>
              </table:table-cell>
              <table:table-cell office:value-type="float" office:value="0.202653">
                <text:p>0.202653</text:p>
              </table:table-cell>
              <table:table-cell office:value-type="float" office:value="0.228822">
                <text:p>0.228822</text:p>
              </table:table-cell>
              <table:table-cell office:value-type="float" office:value="0.240524">
                <text:p>0.240524</text:p>
              </table:table-cell>
              <table:table-cell office:value-type="float" office:value="0.264064">
                <text:p>0.264064</text:p>
              </table:table-cell>
              <table:table-cell office:value-type="float" office:value="0.294189">
                <text:p>0.294189</text:p>
              </table:table-cell>
              <table:table-cell office:value-type="float" office:value="0.345561">
                <text:p>0.345561</text:p>
              </table:table-cell>
              <table:table-cell office:value-type="float" office:value="0.48249">
                <text:p>0.48249</text:p>
              </table:table-cell>
              <table:table-cell office:value-type="float" office:value="0.146851">
                <text:p>0.14685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0.31902">
                <text:p>-0.31902</text:p>
              </table:table-cell>
              <table:table-cell office:value-type="float" office:value="0.098668">
                <text:p>0.098668</text:p>
              </table:table-cell>
              <table:table-cell office:value-type="float" office:value="0.140721">
                <text:p>0.140721</text:p>
              </table:table-cell>
              <table:table-cell office:value-type="float" office:value="0.179469">
                <text:p>0.179469</text:p>
              </table:table-cell>
              <table:table-cell office:value-type="float" office:value="0.208088">
                <text:p>0.208088</text:p>
              </table:table-cell>
              <table:table-cell office:value-type="float" office:value="0.229044">
                <text:p>0.229044</text:p>
              </table:table-cell>
              <table:table-cell office:value-type="float" office:value="0.24018">
                <text:p>0.24018</text:p>
              </table:table-cell>
              <table:table-cell office:value-type="float" office:value="0.26213">
                <text:p>0.26213</text:p>
              </table:table-cell>
              <table:table-cell office:value-type="float" office:value="0.293955">
                <text:p>0.293955</text:p>
              </table:table-cell>
              <table:table-cell office:value-type="float" office:value="0.348711">
                <text:p>0.348711</text:p>
              </table:table-cell>
              <table:table-cell office:value-type="float" office:value="0.48249">
                <text:p>0.48249</text:p>
              </table:table-cell>
              <table:table-cell office:value-type="float" office:value="0.168195">
                <text:p>0.168195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254823">
                <text:p>-0.254823</text:p>
              </table:table-cell>
              <table:table-cell office:value-type="float" office:value="0.094761">
                <text:p>0.094761</text:p>
              </table:table-cell>
              <table:table-cell office:value-type="float" office:value="0.13636">
                <text:p>0.13636</text:p>
              </table:table-cell>
              <table:table-cell office:value-type="float" office:value="0.170265">
                <text:p>0.170265</text:p>
              </table:table-cell>
              <table:table-cell office:value-type="float" office:value="0.20051">
                <text:p>0.20051</text:p>
              </table:table-cell>
              <table:table-cell office:value-type="float" office:value="0.229646">
                <text:p>0.229646</text:p>
              </table:table-cell>
              <table:table-cell office:value-type="float" office:value="0.24385">
                <text:p>0.24385</text:p>
              </table:table-cell>
              <table:table-cell office:value-type="float" office:value="0.266799">
                <text:p>0.266799</text:p>
              </table:table-cell>
              <table:table-cell office:value-type="float" office:value="0.305976">
                <text:p>0.305976</text:p>
              </table:table-cell>
              <table:table-cell office:value-type="float" office:value="0.358228">
                <text:p>0.358228</text:p>
              </table:table-cell>
              <table:table-cell office:value-type="float" office:value="0.48249">
                <text:p>0.48249</text:p>
              </table:table-cell>
              <table:table-cell office:value-type="float" office:value="0.175157">
                <text:p>0.17515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-0.436462">
                <text:p>-0.436462</text:p>
              </table:table-cell>
              <table:table-cell office:value-type="float" office:value="0.093876">
                <text:p>0.093876</text:p>
              </table:table-cell>
              <table:table-cell office:value-type="float" office:value="0.144202">
                <text:p>0.144202</text:p>
              </table:table-cell>
              <table:table-cell office:value-type="float" office:value="0.176478">
                <text:p>0.176478</text:p>
              </table:table-cell>
              <table:table-cell office:value-type="float" office:value="0.204142">
                <text:p>0.204142</text:p>
              </table:table-cell>
              <table:table-cell office:value-type="float" office:value="0.233243">
                <text:p>0.233243</text:p>
              </table:table-cell>
              <table:table-cell office:value-type="float" office:value="0.250536">
                <text:p>0.250536</text:p>
              </table:table-cell>
              <table:table-cell office:value-type="float" office:value="0.277472">
                <text:p>0.277472</text:p>
              </table:table-cell>
              <table:table-cell office:value-type="float" office:value="0.309093">
                <text:p>0.309093</text:p>
              </table:table-cell>
              <table:table-cell office:value-type="float" office:value="0.35508">
                <text:p>0.35508</text:p>
              </table:table-cell>
              <table:table-cell office:value-type="float" office:value="0.48249">
                <text:p>0.48249</text:p>
              </table:table-cell>
              <table:table-cell office:value-type="float" office:value="0.160766">
                <text:p>0.16076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-0.28127">
                <text:p>-0.28127</text:p>
              </table:table-cell>
              <table:table-cell office:value-type="float" office:value="0.098302">
                <text:p>0.098302</text:p>
              </table:table-cell>
              <table:table-cell office:value-type="float" office:value="0.142375">
                <text:p>0.142375</text:p>
              </table:table-cell>
              <table:table-cell office:value-type="float" office:value="0.172803">
                <text:p>0.172803</text:p>
              </table:table-cell>
              <table:table-cell office:value-type="float" office:value="0.198586">
                <text:p>0.198586</text:p>
              </table:table-cell>
              <table:table-cell office:value-type="float" office:value="0.234373">
                <text:p>0.234373</text:p>
              </table:table-cell>
              <table:table-cell office:value-type="float" office:value="0.254729">
                <text:p>0.254729</text:p>
              </table:table-cell>
              <table:table-cell office:value-type="float" office:value="0.280001">
                <text:p>0.280001</text:p>
              </table:table-cell>
              <table:table-cell office:value-type="float" office:value="0.310328">
                <text:p>0.310328</text:p>
              </table:table-cell>
              <table:table-cell office:value-type="float" office:value="0.362129">
                <text:p>0.362129</text:p>
              </table:table-cell>
              <table:table-cell office:value-type="float" office:value="0.48249">
                <text:p>0.48249</text:p>
              </table:table-cell>
              <table:table-cell office:value-type="float" office:value="0.177236">
                <text:p>0.177236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-0.343945">
                <text:p>-0.343945</text:p>
              </table:table-cell>
              <table:table-cell office:value-type="float" office:value="0.093339">
                <text:p>0.093339</text:p>
              </table:table-cell>
              <table:table-cell office:value-type="float" office:value="0.138789">
                <text:p>0.138789</text:p>
              </table:table-cell>
              <table:table-cell office:value-type="float" office:value="0.17211">
                <text:p>0.17211</text:p>
              </table:table-cell>
              <table:table-cell office:value-type="float" office:value="0.205831">
                <text:p>0.205831</text:p>
              </table:table-cell>
              <table:table-cell office:value-type="float" office:value="0.234434">
                <text:p>0.234434</text:p>
              </table:table-cell>
              <table:table-cell office:value-type="float" office:value="0.253281">
                <text:p>0.253281</text:p>
              </table:table-cell>
              <table:table-cell office:value-type="float" office:value="0.280253">
                <text:p>0.280253</text:p>
              </table:table-cell>
              <table:table-cell office:value-type="float" office:value="0.311463">
                <text:p>0.311463</text:p>
              </table:table-cell>
              <table:table-cell office:value-type="float" office:value="0.36253">
                <text:p>0.36253</text:p>
              </table:table-cell>
              <table:table-cell office:value-type="float" office:value="0.48249">
                <text:p>0.48249</text:p>
              </table:table-cell>
              <table:table-cell office:value-type="float" office:value="0.170808">
                <text:p>0.17080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-0.402618">
                <text:p>-0.402618</text:p>
              </table:table-cell>
              <table:table-cell office:value-type="float" office:value="0.093702">
                <text:p>0.093702</text:p>
              </table:table-cell>
              <table:table-cell office:value-type="float" office:value="0.137303">
                <text:p>0.137303</text:p>
              </table:table-cell>
              <table:table-cell office:value-type="float" office:value="0.170152">
                <text:p>0.170152</text:p>
              </table:table-cell>
              <table:table-cell office:value-type="float" office:value="0.206284">
                <text:p>0.206284</text:p>
              </table:table-cell>
              <table:table-cell office:value-type="float" office:value="0.23501">
                <text:p>0.23501</text:p>
              </table:table-cell>
              <table:table-cell office:value-type="float" office:value="0.257062">
                <text:p>0.257062</text:p>
              </table:table-cell>
              <table:table-cell office:value-type="float" office:value="0.285402">
                <text:p>0.285402</text:p>
              </table:table-cell>
              <table:table-cell office:value-type="float" office:value="0.319919">
                <text:p>0.319919</text:p>
              </table:table-cell>
              <table:table-cell office:value-type="float" office:value="0.35995">
                <text:p>0.35995</text:p>
              </table:table-cell>
              <table:table-cell office:value-type="float" office:value="0.48249">
                <text:p>0.48249</text:p>
              </table:table-cell>
              <table:table-cell office:value-type="float" office:value="0.166217">
                <text:p>0.16621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0.396748">
                <text:p>-0.396748</text:p>
              </table:table-cell>
              <table:table-cell office:value-type="float" office:value="0.109029">
                <text:p>0.109029</text:p>
              </table:table-cell>
              <table:table-cell office:value-type="float" office:value="0.153382">
                <text:p>0.153382</text:p>
              </table:table-cell>
              <table:table-cell office:value-type="float" office:value="0.182655">
                <text:p>0.182655</text:p>
              </table:table-cell>
              <table:table-cell office:value-type="float" office:value="0.220049">
                <text:p>0.220049</text:p>
              </table:table-cell>
              <table:table-cell office:value-type="float" office:value="0.239539">
                <text:p>0.239539</text:p>
              </table:table-cell>
              <table:table-cell office:value-type="float" office:value="0.261029">
                <text:p>0.261029</text:p>
              </table:table-cell>
              <table:table-cell office:value-type="float" office:value="0.290777">
                <text:p>0.290777</text:p>
              </table:table-cell>
              <table:table-cell office:value-type="float" office:value="0.318332">
                <text:p>0.318332</text:p>
              </table:table-cell>
              <table:table-cell office:value-type="float" office:value="0.35673">
                <text:p>0.35673</text:p>
              </table:table-cell>
              <table:table-cell office:value-type="float" office:value="0.48249">
                <text:p>0.48249</text:p>
              </table:table-cell>
              <table:table-cell office:value-type="float" office:value="0.173477">
                <text:p>0.17347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-0.609536">
                <text:p>-0.609536</text:p>
              </table:table-cell>
              <table:table-cell office:value-type="float" office:value="0.092863">
                <text:p>0.092863</text:p>
              </table:table-cell>
              <table:table-cell office:value-type="float" office:value="0.13854">
                <text:p>0.13854</text:p>
              </table:table-cell>
              <table:table-cell office:value-type="float" office:value="0.180378">
                <text:p>0.180378</text:p>
              </table:table-cell>
              <table:table-cell office:value-type="float" office:value="0.213957">
                <text:p>0.213957</text:p>
              </table:table-cell>
              <table:table-cell office:value-type="float" office:value="0.236302">
                <text:p>0.236302</text:p>
              </table:table-cell>
              <table:table-cell office:value-type="float" office:value="0.259202">
                <text:p>0.259202</text:p>
              </table:table-cell>
              <table:table-cell office:value-type="float" office:value="0.288786">
                <text:p>0.288786</text:p>
              </table:table-cell>
              <table:table-cell office:value-type="float" office:value="0.316789">
                <text:p>0.316789</text:p>
              </table:table-cell>
              <table:table-cell office:value-type="float" office:value="0.362005">
                <text:p>0.362005</text:p>
              </table:table-cell>
              <table:table-cell office:value-type="float" office:value="0.48249">
                <text:p>0.48249</text:p>
              </table:table-cell>
              <table:table-cell office:value-type="float" office:value="0.147929">
                <text:p>0.14792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-0.206107">
                <text:p>-0.206107</text:p>
              </table:table-cell>
              <table:table-cell office:value-type="float" office:value="0.1121">
                <text:p>0.1121</text:p>
              </table:table-cell>
              <table:table-cell office:value-type="float" office:value="0.154796">
                <text:p>0.154796</text:p>
              </table:table-cell>
              <table:table-cell office:value-type="float" office:value="0.195867">
                <text:p>0.195867</text:p>
              </table:table-cell>
              <table:table-cell office:value-type="float" office:value="0.221755">
                <text:p>0.221755</text:p>
              </table:table-cell>
              <table:table-cell office:value-type="float" office:value="0.238194">
                <text:p>0.238194</text:p>
              </table:table-cell>
              <table:table-cell office:value-type="float" office:value="0.256849">
                <text:p>0.256849</text:p>
              </table:table-cell>
              <table:table-cell office:value-type="float" office:value="0.282435">
                <text:p>0.282435</text:p>
              </table:table-cell>
              <table:table-cell office:value-type="float" office:value="0.310721">
                <text:p>0.310721</text:p>
              </table:table-cell>
              <table:table-cell office:value-type="float" office:value="0.358771">
                <text:p>0.358771</text:p>
              </table:table-cell>
              <table:table-cell office:value-type="float" office:value="0.48249">
                <text:p>0.48249</text:p>
              </table:table-cell>
              <table:table-cell office:value-type="float" office:value="0.192538">
                <text:p>0.192538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-0.276527">
                <text:p>-0.276527</text:p>
              </table:table-cell>
              <table:table-cell office:value-type="float" office:value="0.10633">
                <text:p>0.10633</text:p>
              </table:table-cell>
              <table:table-cell office:value-type="float" office:value="0.158501">
                <text:p>0.158501</text:p>
              </table:table-cell>
              <table:table-cell office:value-type="float" office:value="0.193898">
                <text:p>0.193898</text:p>
              </table:table-cell>
              <table:table-cell office:value-type="float" office:value="0.220446">
                <text:p>0.220446</text:p>
              </table:table-cell>
              <table:table-cell office:value-type="float" office:value="0.235807">
                <text:p>0.235807</text:p>
              </table:table-cell>
              <table:table-cell office:value-type="float" office:value="0.263484">
                <text:p>0.263484</text:p>
              </table:table-cell>
              <table:table-cell office:value-type="float" office:value="0.288695">
                <text:p>0.288695</text:p>
              </table:table-cell>
              <table:table-cell office:value-type="float" office:value="0.313284">
                <text:p>0.313284</text:p>
              </table:table-cell>
              <table:table-cell office:value-type="float" office:value="0.358286">
                <text:p>0.358286</text:p>
              </table:table-cell>
              <table:table-cell office:value-type="float" office:value="0.48249">
                <text:p>0.48249</text:p>
              </table:table-cell>
              <table:table-cell office:value-type="float" office:value="0.18622">
                <text:p>0.1862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-0.458474">
                <text:p>-0.458474</text:p>
              </table:table-cell>
              <table:table-cell office:value-type="float" office:value="0.105885">
                <text:p>0.105885</text:p>
              </table:table-cell>
              <table:table-cell office:value-type="float" office:value="0.157887">
                <text:p>0.157887</text:p>
              </table:table-cell>
              <table:table-cell office:value-type="float" office:value="0.192738">
                <text:p>0.192738</text:p>
              </table:table-cell>
              <table:table-cell office:value-type="float" office:value="0.220709">
                <text:p>0.220709</text:p>
              </table:table-cell>
              <table:table-cell office:value-type="float" office:value="0.238588">
                <text:p>0.238588</text:p>
              </table:table-cell>
              <table:table-cell office:value-type="float" office:value="0.261774">
                <text:p>0.261774</text:p>
              </table:table-cell>
              <table:table-cell office:value-type="float" office:value="0.288767">
                <text:p>0.288767</text:p>
              </table:table-cell>
              <table:table-cell office:value-type="float" office:value="0.315352">
                <text:p>0.315352</text:p>
              </table:table-cell>
              <table:table-cell office:value-type="float" office:value="0.3714">
                <text:p>0.3714</text:p>
              </table:table-cell>
              <table:table-cell office:value-type="float" office:value="0.48249">
                <text:p>0.48249</text:p>
              </table:table-cell>
              <table:table-cell office:value-type="float" office:value="0.169463">
                <text:p>0.16946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-0.369084">
                <text:p>-0.369084</text:p>
              </table:table-cell>
              <table:table-cell office:value-type="float" office:value="0.113719">
                <text:p>0.113719</text:p>
              </table:table-cell>
              <table:table-cell office:value-type="float" office:value="0.157095">
                <text:p>0.157095</text:p>
              </table:table-cell>
              <table:table-cell office:value-type="float" office:value="0.18491">
                <text:p>0.18491</text:p>
              </table:table-cell>
              <table:table-cell office:value-type="float" office:value="0.209126">
                <text:p>0.209126</text:p>
              </table:table-cell>
              <table:table-cell office:value-type="float" office:value="0.231769">
                <text:p>0.231769</text:p>
              </table:table-cell>
              <table:table-cell office:value-type="float" office:value="0.254477">
                <text:p>0.254477</text:p>
              </table:table-cell>
              <table:table-cell office:value-type="float" office:value="0.285102">
                <text:p>0.285102</text:p>
              </table:table-cell>
              <table:table-cell office:value-type="float" office:value="0.314678">
                <text:p>0.314678</text:p>
              </table:table-cell>
              <table:table-cell office:value-type="float" office:value="0.368451">
                <text:p>0.368451</text:p>
              </table:table-cell>
              <table:table-cell office:value-type="float" office:value="0.48249">
                <text:p>0.48249</text:p>
              </table:table-cell>
              <table:table-cell office:value-type="float" office:value="0.175024">
                <text:p>0.17502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-0.406603">
                <text:p>-0.406603</text:p>
              </table:table-cell>
              <table:table-cell office:value-type="float" office:value="0.103961">
                <text:p>0.103961</text:p>
              </table:table-cell>
              <table:table-cell office:value-type="float" office:value="0.154172">
                <text:p>0.154172</text:p>
              </table:table-cell>
              <table:table-cell office:value-type="float" office:value="0.187285">
                <text:p>0.187285</text:p>
              </table:table-cell>
              <table:table-cell office:value-type="float" office:value="0.213473">
                <text:p>0.213473</text:p>
              </table:table-cell>
              <table:table-cell office:value-type="float" office:value="0.234387">
                <text:p>0.234387</text:p>
              </table:table-cell>
              <table:table-cell office:value-type="float" office:value="0.260215">
                <text:p>0.260215</text:p>
              </table:table-cell>
              <table:table-cell office:value-type="float" office:value="0.287811">
                <text:p>0.287811</text:p>
              </table:table-cell>
              <table:table-cell office:value-type="float" office:value="0.315382">
                <text:p>0.315382</text:p>
              </table:table-cell>
              <table:table-cell office:value-type="float" office:value="0.365949">
                <text:p>0.365949</text:p>
              </table:table-cell>
              <table:table-cell office:value-type="float" office:value="0.48249">
                <text:p>0.48249</text:p>
              </table:table-cell>
              <table:table-cell office:value-type="float" office:value="0.171603">
                <text:p>0.17160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-0.406417">
                <text:p>-0.406417</text:p>
              </table:table-cell>
              <table:table-cell office:value-type="float" office:value="0.090552">
                <text:p>0.090552</text:p>
              </table:table-cell>
              <table:table-cell office:value-type="float" office:value="0.135433">
                <text:p>0.135433</text:p>
              </table:table-cell>
              <table:table-cell office:value-type="float" office:value="0.171448">
                <text:p>0.171448</text:p>
              </table:table-cell>
              <table:table-cell office:value-type="float" office:value="0.197817">
                <text:p>0.197817</text:p>
              </table:table-cell>
              <table:table-cell office:value-type="float" office:value="0.223551">
                <text:p>0.223551</text:p>
              </table:table-cell>
              <table:table-cell office:value-type="float" office:value="0.244052">
                <text:p>0.244052</text:p>
              </table:table-cell>
              <table:table-cell office:value-type="float" office:value="0.274406">
                <text:p>0.274406</text:p>
              </table:table-cell>
              <table:table-cell office:value-type="float" office:value="0.303952">
                <text:p>0.303952</text:p>
              </table:table-cell>
              <table:table-cell office:value-type="float" office:value="0.364681">
                <text:p>0.364681</text:p>
              </table:table-cell>
              <table:table-cell office:value-type="float" office:value="0.48249">
                <text:p>0.48249</text:p>
              </table:table-cell>
              <table:table-cell office:value-type="float" office:value="0.159947">
                <text:p>0.15994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-0.587329">
                <text:p>-0.587329</text:p>
              </table:table-cell>
              <table:table-cell office:value-type="float" office:value="0.074516">
                <text:p>0.074516</text:p>
              </table:table-cell>
              <table:table-cell office:value-type="float" office:value="0.131853">
                <text:p>0.131853</text:p>
              </table:table-cell>
              <table:table-cell office:value-type="float" office:value="0.16959">
                <text:p>0.16959</text:p>
              </table:table-cell>
              <table:table-cell office:value-type="float" office:value="0.199262">
                <text:p>0.199262</text:p>
              </table:table-cell>
              <table:table-cell office:value-type="float" office:value="0.226495">
                <text:p>0.226495</text:p>
              </table:table-cell>
              <table:table-cell office:value-type="float" office:value="0.249318">
                <text:p>0.249318</text:p>
              </table:table-cell>
              <table:table-cell office:value-type="float" office:value="0.278458">
                <text:p>0.278458</text:p>
              </table:table-cell>
              <table:table-cell office:value-type="float" office:value="0.305644">
                <text:p>0.305644</text:p>
              </table:table-cell>
              <table:table-cell office:value-type="float" office:value="0.367129">
                <text:p>0.367129</text:p>
              </table:table-cell>
              <table:table-cell office:value-type="float" office:value="0.48249">
                <text:p>0.48249</text:p>
              </table:table-cell>
              <table:table-cell office:value-type="float" office:value="0.141494">
                <text:p>0.141494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-0.228775">
                <text:p>-0.228775</text:p>
              </table:table-cell>
              <table:table-cell office:value-type="float" office:value="0.090465">
                <text:p>0.090465</text:p>
              </table:table-cell>
              <table:table-cell office:value-type="float" office:value="0.142474">
                <text:p>0.142474</text:p>
              </table:table-cell>
              <table:table-cell office:value-type="float" office:value="0.181677">
                <text:p>0.181677</text:p>
              </table:table-cell>
              <table:table-cell office:value-type="float" office:value="0.209254">
                <text:p>0.209254</text:p>
              </table:table-cell>
              <table:table-cell office:value-type="float" office:value="0.234541">
                <text:p>0.234541</text:p>
              </table:table-cell>
              <table:table-cell office:value-type="float" office:value="0.256392">
                <text:p>0.256392</text:p>
              </table:table-cell>
              <table:table-cell office:value-type="float" office:value="0.283902">
                <text:p>0.283902</text:p>
              </table:table-cell>
              <table:table-cell office:value-type="float" office:value="0.320671">
                <text:p>0.320671</text:p>
              </table:table-cell>
              <table:table-cell office:value-type="float" office:value="0.37019">
                <text:p>0.37019</text:p>
              </table:table-cell>
              <table:table-cell office:value-type="float" office:value="0.48249">
                <text:p>0.48249</text:p>
              </table:table-cell>
              <table:table-cell office:value-type="float" office:value="0.186079">
                <text:p>0.18607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-0.409239">
                <text:p>-0.409239</text:p>
              </table:table-cell>
              <table:table-cell office:value-type="float" office:value="0.077675">
                <text:p>0.077675</text:p>
              </table:table-cell>
              <table:table-cell office:value-type="float" office:value="0.128966">
                <text:p>0.128966</text:p>
              </table:table-cell>
              <table:table-cell office:value-type="float" office:value="0.17305">
                <text:p>0.17305</text:p>
              </table:table-cell>
              <table:table-cell office:value-type="float" office:value="0.203277">
                <text:p>0.203277</text:p>
              </table:table-cell>
              <table:table-cell office:value-type="float" office:value="0.230337">
                <text:p>0.230337</text:p>
              </table:table-cell>
              <table:table-cell office:value-type="float" office:value="0.249668">
                <text:p>0.249668</text:p>
              </table:table-cell>
              <table:table-cell office:value-type="float" office:value="0.280897">
                <text:p>0.280897</text:p>
              </table:table-cell>
              <table:table-cell office:value-type="float" office:value="0.319522">
                <text:p>0.319522</text:p>
              </table:table-cell>
              <table:table-cell office:value-type="float" office:value="0.362837">
                <text:p>0.362837</text:p>
              </table:table-cell>
              <table:table-cell office:value-type="float" office:value="0.48249">
                <text:p>0.48249</text:p>
              </table:table-cell>
              <table:table-cell office:value-type="float" office:value="0.161699">
                <text:p>0.16169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-0.32122">
                <text:p>-0.32122</text:p>
              </table:table-cell>
              <table:table-cell office:value-type="float" office:value="0.080633">
                <text:p>0.080633</text:p>
              </table:table-cell>
              <table:table-cell office:value-type="float" office:value="0.137401">
                <text:p>0.137401</text:p>
              </table:table-cell>
              <table:table-cell office:value-type="float" office:value="0.183305">
                <text:p>0.183305</text:p>
              </table:table-cell>
              <table:table-cell office:value-type="float" office:value="0.21755">
                <text:p>0.21755</text:p>
              </table:table-cell>
              <table:table-cell office:value-type="float" office:value="0.24268">
                <text:p>0.24268</text:p>
              </table:table-cell>
              <table:table-cell office:value-type="float" office:value="0.270225">
                <text:p>0.270225</text:p>
              </table:table-cell>
              <table:table-cell office:value-type="float" office:value="0.3039">
                <text:p>0.3039</text:p>
              </table:table-cell>
              <table:table-cell office:value-type="float" office:value="0.330463">
                <text:p>0.330463</text:p>
              </table:table-cell>
              <table:table-cell office:value-type="float" office:value="0.375113">
                <text:p>0.375113</text:p>
              </table:table-cell>
              <table:table-cell office:value-type="float" office:value="0.48249">
                <text:p>0.48249</text:p>
              </table:table-cell>
              <table:table-cell office:value-type="float" office:value="0.182005">
                <text:p>0.18200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-0.317771">
                <text:p>-0.317771</text:p>
              </table:table-cell>
              <table:table-cell office:value-type="float" office:value="0.088716">
                <text:p>0.088716</text:p>
              </table:table-cell>
              <table:table-cell office:value-type="float" office:value="0.150578">
                <text:p>0.150578</text:p>
              </table:table-cell>
              <table:table-cell office:value-type="float" office:value="0.192456">
                <text:p>0.192456</text:p>
              </table:table-cell>
              <table:table-cell office:value-type="float" office:value="0.226042">
                <text:p>0.226042</text:p>
              </table:table-cell>
              <table:table-cell office:value-type="float" office:value="0.247205">
                <text:p>0.247205</text:p>
              </table:table-cell>
              <table:table-cell office:value-type="float" office:value="0.272929">
                <text:p>0.272929</text:p>
              </table:table-cell>
              <table:table-cell office:value-type="float" office:value="0.305769">
                <text:p>0.305769</text:p>
              </table:table-cell>
              <table:table-cell office:value-type="float" office:value="0.334199">
                <text:p>0.334199</text:p>
              </table:table-cell>
              <table:table-cell office:value-type="float" office:value="0.379447">
                <text:p>0.379447</text:p>
              </table:table-cell>
              <table:table-cell office:value-type="float" office:value="0.48249">
                <text:p>0.48249</text:p>
              </table:table-cell>
              <table:table-cell office:value-type="float" office:value="0.187957">
                <text:p>0.18795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-0.64693">
                <text:p>-0.64693</text:p>
              </table:table-cell>
              <table:table-cell office:value-type="float" office:value="0.077601">
                <text:p>0.077601</text:p>
              </table:table-cell>
              <table:table-cell office:value-type="float" office:value="0.141679">
                <text:p>0.141679</text:p>
              </table:table-cell>
              <table:table-cell office:value-type="float" office:value="0.179376">
                <text:p>0.179376</text:p>
              </table:table-cell>
              <table:table-cell office:value-type="float" office:value="0.215776">
                <text:p>0.215776</text:p>
              </table:table-cell>
              <table:table-cell office:value-type="float" office:value="0.240336">
                <text:p>0.240336</text:p>
              </table:table-cell>
              <table:table-cell office:value-type="float" office:value="0.261055">
                <text:p>0.261055</text:p>
              </table:table-cell>
              <table:table-cell office:value-type="float" office:value="0.287895">
                <text:p>0.287895</text:p>
              </table:table-cell>
              <table:table-cell office:value-type="float" office:value="0.321354">
                <text:p>0.321354</text:p>
              </table:table-cell>
              <table:table-cell office:value-type="float" office:value="0.373864">
                <text:p>0.373864</text:p>
              </table:table-cell>
              <table:table-cell office:value-type="float" office:value="0.48249">
                <text:p>0.48249</text:p>
              </table:table-cell>
              <table:table-cell office:value-type="float" office:value="0.145201">
                <text:p>0.14520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-0.292268">
                <text:p>-0.292268</text:p>
              </table:table-cell>
              <table:table-cell office:value-type="float" office:value="0.087995">
                <text:p>0.087995</text:p>
              </table:table-cell>
              <table:table-cell office:value-type="float" office:value="0.163301">
                <text:p>0.163301</text:p>
              </table:table-cell>
              <table:table-cell office:value-type="float" office:value="0.203404">
                <text:p>0.203404</text:p>
              </table:table-cell>
              <table:table-cell office:value-type="float" office:value="0.231261">
                <text:p>0.231261</text:p>
              </table:table-cell>
              <table:table-cell office:value-type="float" office:value="0.252117">
                <text:p>0.252117</text:p>
              </table:table-cell>
              <table:table-cell office:value-type="float" office:value="0.27386">
                <text:p>0.27386</text:p>
              </table:table-cell>
              <table:table-cell office:value-type="float" office:value="0.304232">
                <text:p>0.304232</text:p>
              </table:table-cell>
              <table:table-cell office:value-type="float" office:value="0.32841">
                <text:p>0.32841</text:p>
              </table:table-cell>
              <table:table-cell office:value-type="float" office:value="0.37868">
                <text:p>0.37868</text:p>
              </table:table-cell>
              <table:table-cell office:value-type="float" office:value="0.48249">
                <text:p>0.48249</text:p>
              </table:table-cell>
              <table:table-cell office:value-type="float" office:value="0.193099">
                <text:p>0.19309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-0.379928">
                <text:p>-0.379928</text:p>
              </table:table-cell>
              <table:table-cell office:value-type="float" office:value="0.082195">
                <text:p>0.082195</text:p>
              </table:table-cell>
              <table:table-cell office:value-type="float" office:value="0.148641">
                <text:p>0.148641</text:p>
              </table:table-cell>
              <table:table-cell office:value-type="float" office:value="0.196998">
                <text:p>0.196998</text:p>
              </table:table-cell>
              <table:table-cell office:value-type="float" office:value="0.229024">
                <text:p>0.229024</text:p>
              </table:table-cell>
              <table:table-cell office:value-type="float" office:value="0.249145">
                <text:p>0.249145</text:p>
              </table:table-cell>
              <table:table-cell office:value-type="float" office:value="0.273951">
                <text:p>0.273951</text:p>
              </table:table-cell>
              <table:table-cell office:value-type="float" office:value="0.300848">
                <text:p>0.300848</text:p>
              </table:table-cell>
              <table:table-cell office:value-type="float" office:value="0.32684">
                <text:p>0.32684</text:p>
              </table:table-cell>
              <table:table-cell office:value-type="float" office:value="0.369114">
                <text:p>0.369114</text:p>
              </table:table-cell>
              <table:table-cell office:value-type="float" office:value="0.48249">
                <text:p>0.48249</text:p>
              </table:table-cell>
              <table:table-cell office:value-type="float" office:value="0.179683">
                <text:p>0.17968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-0.465725">
                <text:p>-0.465725</text:p>
              </table:table-cell>
              <table:table-cell office:value-type="float" office:value="0.085262">
                <text:p>0.085262</text:p>
              </table:table-cell>
              <table:table-cell office:value-type="float" office:value="0.149758">
                <text:p>0.149758</text:p>
              </table:table-cell>
              <table:table-cell office:value-type="float" office:value="0.192242">
                <text:p>0.192242</text:p>
              </table:table-cell>
              <table:table-cell office:value-type="float" office:value="0.226503">
                <text:p>0.226503</text:p>
              </table:table-cell>
              <table:table-cell office:value-type="float" office:value="0.245718">
                <text:p>0.245718</text:p>
              </table:table-cell>
              <table:table-cell office:value-type="float" office:value="0.269155">
                <text:p>0.269155</text:p>
              </table:table-cell>
              <table:table-cell office:value-type="float" office:value="0.293429">
                <text:p>0.293429</text:p>
              </table:table-cell>
              <table:table-cell office:value-type="float" office:value="0.324857">
                <text:p>0.324857</text:p>
              </table:table-cell>
              <table:table-cell office:value-type="float" office:value="0.367767">
                <text:p>0.367767</text:p>
              </table:table-cell>
              <table:table-cell office:value-type="float" office:value="0.48249">
                <text:p>0.48249</text:p>
              </table:table-cell>
              <table:table-cell office:value-type="float" office:value="0.168897">
                <text:p>0.16889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-0.674277">
                <text:p>-0.674277</text:p>
              </table:table-cell>
              <table:table-cell office:value-type="float" office:value="0.079008">
                <text:p>0.079008</text:p>
              </table:table-cell>
              <table:table-cell office:value-type="float" office:value="0.154969">
                <text:p>0.154969</text:p>
              </table:table-cell>
              <table:table-cell office:value-type="float" office:value="0.191047">
                <text:p>0.191047</text:p>
              </table:table-cell>
              <table:table-cell office:value-type="float" office:value="0.224292">
                <text:p>0.224292</text:p>
              </table:table-cell>
              <table:table-cell office:value-type="float" office:value="0.250194">
                <text:p>0.250194</text:p>
              </table:table-cell>
              <table:table-cell office:value-type="float" office:value="0.271482">
                <text:p>0.271482</text:p>
              </table:table-cell>
              <table:table-cell office:value-type="float" office:value="0.29618">
                <text:p>0.29618</text:p>
              </table:table-cell>
              <table:table-cell office:value-type="float" office:value="0.32462">
                <text:p>0.32462</text:p>
              </table:table-cell>
              <table:table-cell office:value-type="float" office:value="0.366742">
                <text:p>0.366742</text:p>
              </table:table-cell>
              <table:table-cell office:value-type="float" office:value="0.48249">
                <text:p>0.48249</text:p>
              </table:table-cell>
              <table:table-cell office:value-type="float" office:value="0.148426">
                <text:p>0.14842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-0.554309">
                <text:p>-0.554309</text:p>
              </table:table-cell>
              <table:table-cell office:value-type="float" office:value="0.107134">
                <text:p>0.107134</text:p>
              </table:table-cell>
              <table:table-cell office:value-type="float" office:value="0.166186">
                <text:p>0.166186</text:p>
              </table:table-cell>
              <table:table-cell office:value-type="float" office:value="0.199824">
                <text:p>0.199824</text:p>
              </table:table-cell>
              <table:table-cell office:value-type="float" office:value="0.232042">
                <text:p>0.232042</text:p>
              </table:table-cell>
              <table:table-cell office:value-type="float" office:value="0.252101">
                <text:p>0.252101</text:p>
              </table:table-cell>
              <table:table-cell office:value-type="float" office:value="0.273628">
                <text:p>0.273628</text:p>
              </table:table-cell>
              <table:table-cell office:value-type="float" office:value="0.299496">
                <text:p>0.299496</text:p>
              </table:table-cell>
              <table:table-cell office:value-type="float" office:value="0.326018">
                <text:p>0.326018</text:p>
              </table:table-cell>
              <table:table-cell office:value-type="float" office:value="0.365983">
                <text:p>0.365983</text:p>
              </table:table-cell>
              <table:table-cell office:value-type="float" office:value="0.48249">
                <text:p>0.48249</text:p>
              </table:table-cell>
              <table:table-cell office:value-type="float" office:value="0.16681">
                <text:p>0.16681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-0.499611">
                <text:p>-0.499611</text:p>
              </table:table-cell>
              <table:table-cell office:value-type="float" office:value="0.093748">
                <text:p>0.093748</text:p>
              </table:table-cell>
              <table:table-cell office:value-type="float" office:value="0.150644">
                <text:p>0.150644</text:p>
              </table:table-cell>
              <table:table-cell office:value-type="float" office:value="0.183857">
                <text:p>0.183857</text:p>
              </table:table-cell>
              <table:table-cell office:value-type="float" office:value="0.218475">
                <text:p>0.218475</text:p>
              </table:table-cell>
              <table:table-cell office:value-type="float" office:value="0.243197">
                <text:p>0.243197</text:p>
              </table:table-cell>
              <table:table-cell office:value-type="float" office:value="0.265652">
                <text:p>0.265652</text:p>
              </table:table-cell>
              <table:table-cell office:value-type="float" office:value="0.293857">
                <text:p>0.293857</text:p>
              </table:table-cell>
              <table:table-cell office:value-type="float" office:value="0.320817">
                <text:p>0.320817</text:p>
              </table:table-cell>
              <table:table-cell office:value-type="float" office:value="0.369541">
                <text:p>0.369541</text:p>
              </table:table-cell>
              <table:table-cell office:value-type="float" office:value="0.48249">
                <text:p>0.48249</text:p>
              </table:table-cell>
              <table:table-cell office:value-type="float" office:value="0.164018">
                <text:p>0.16401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-0.380673">
                <text:p>-0.380673</text:p>
              </table:table-cell>
              <table:table-cell office:value-type="float" office:value="0.088987">
                <text:p>0.088987</text:p>
              </table:table-cell>
              <table:table-cell office:value-type="float" office:value="0.144135">
                <text:p>0.144135</text:p>
              </table:table-cell>
              <table:table-cell office:value-type="float" office:value="0.174074">
                <text:p>0.174074</text:p>
              </table:table-cell>
              <table:table-cell office:value-type="float" office:value="0.206657">
                <text:p>0.206657</text:p>
              </table:table-cell>
              <table:table-cell office:value-type="float" office:value="0.234782">
                <text:p>0.234782</text:p>
              </table:table-cell>
              <table:table-cell office:value-type="float" office:value="0.259699">
                <text:p>0.259699</text:p>
              </table:table-cell>
              <table:table-cell office:value-type="float" office:value="0.290094">
                <text:p>0.290094</text:p>
              </table:table-cell>
              <table:table-cell office:value-type="float" office:value="0.315298">
                <text:p>0.315298</text:p>
              </table:table-cell>
              <table:table-cell office:value-type="float" office:value="0.362377">
                <text:p>0.362377</text:p>
              </table:table-cell>
              <table:table-cell office:value-type="float" office:value="0.48249">
                <text:p>0.48249</text:p>
              </table:table-cell>
              <table:table-cell office:value-type="float" office:value="0.169543">
                <text:p>0.169543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-0.206144">
                <text:p>-0.206144</text:p>
              </table:table-cell>
              <table:table-cell office:value-type="float" office:value="0.078014">
                <text:p>0.078014</text:p>
              </table:table-cell>
              <table:table-cell office:value-type="float" office:value="0.12928">
                <text:p>0.12928</text:p>
              </table:table-cell>
              <table:table-cell office:value-type="float" office:value="0.163911">
                <text:p>0.163911</text:p>
              </table:table-cell>
              <table:table-cell office:value-type="float" office:value="0.19243">
                <text:p>0.19243</text:p>
              </table:table-cell>
              <table:table-cell office:value-type="float" office:value="0.220711">
                <text:p>0.220711</text:p>
              </table:table-cell>
              <table:table-cell office:value-type="float" office:value="0.252602">
                <text:p>0.252602</text:p>
              </table:table-cell>
              <table:table-cell office:value-type="float" office:value="0.284356">
                <text:p>0.284356</text:p>
              </table:table-cell>
              <table:table-cell office:value-type="float" office:value="0.312048">
                <text:p>0.312048</text:p>
              </table:table-cell>
              <table:table-cell office:value-type="float" office:value="0.360063">
                <text:p>0.360063</text:p>
              </table:table-cell>
              <table:table-cell office:value-type="float" office:value="0.48249">
                <text:p>0.48249</text:p>
              </table:table-cell>
              <table:table-cell office:value-type="float" office:value="0.178727">
                <text:p>0.17872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-0.624126">
                <text:p>-0.624126</text:p>
              </table:table-cell>
              <table:table-cell office:value-type="float" office:value="0.046796">
                <text:p>0.046796</text:p>
              </table:table-cell>
              <table:table-cell office:value-type="float" office:value="0.089606">
                <text:p>0.089606</text:p>
              </table:table-cell>
              <table:table-cell office:value-type="float" office:value="0.131226">
                <text:p>0.131226</text:p>
              </table:table-cell>
              <table:table-cell office:value-type="float" office:value="0.161342">
                <text:p>0.161342</text:p>
              </table:table-cell>
              <table:table-cell office:value-type="float" office:value="0.204396">
                <text:p>0.204396</text:p>
              </table:table-cell>
              <table:table-cell office:value-type="float" office:value="0.244426">
                <text:p>0.244426</text:p>
              </table:table-cell>
              <table:table-cell office:value-type="float" office:value="0.277237">
                <text:p>0.277237</text:p>
              </table:table-cell>
              <table:table-cell office:value-type="float" office:value="0.307299">
                <text:p>0.307299</text:p>
              </table:table-cell>
              <table:table-cell office:value-type="float" office:value="0.352617">
                <text:p>0.352617</text:p>
              </table:table-cell>
              <table:table-cell office:value-type="float" office:value="0.48249">
                <text:p>0.48249</text:p>
              </table:table-cell>
              <table:table-cell office:value-type="float" office:value="0.119082">
                <text:p>0.119082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-0.35424">
                <text:p>-0.35424</text:p>
              </table:table-cell>
              <table:table-cell office:value-type="float" office:value="0.065022">
                <text:p>0.065022</text:p>
              </table:table-cell>
              <table:table-cell office:value-type="float" office:value="0.107747">
                <text:p>0.107747</text:p>
              </table:table-cell>
              <table:table-cell office:value-type="float" office:value="0.147979">
                <text:p>0.147979</text:p>
              </table:table-cell>
              <table:table-cell office:value-type="float" office:value="0.182043">
                <text:p>0.182043</text:p>
              </table:table-cell>
              <table:table-cell office:value-type="float" office:value="0.223497">
                <text:p>0.223497</text:p>
              </table:table-cell>
              <table:table-cell office:value-type="float" office:value="0.256121">
                <text:p>0.256121</text:p>
              </table:table-cell>
              <table:table-cell office:value-type="float" office:value="0.288428">
                <text:p>0.288428</text:p>
              </table:table-cell>
              <table:table-cell office:value-type="float" office:value="0.317638">
                <text:p>0.317638</text:p>
              </table:table-cell>
              <table:table-cell office:value-type="float" office:value="0.362292">
                <text:p>0.362292</text:p>
              </table:table-cell>
              <table:table-cell office:value-type="float" office:value="0.48249">
                <text:p>0.48249</text:p>
              </table:table-cell>
              <table:table-cell office:value-type="float" office:value="0.159653">
                <text:p>0.15965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-0.680327">
                <text:p>-0.680327</text:p>
              </table:table-cell>
              <table:table-cell office:value-type="float" office:value="0.056705">
                <text:p>0.056705</text:p>
              </table:table-cell>
              <table:table-cell office:value-type="float" office:value="0.107843">
                <text:p>0.107843</text:p>
              </table:table-cell>
              <table:table-cell office:value-type="float" office:value="0.150579">
                <text:p>0.150579</text:p>
              </table:table-cell>
              <table:table-cell office:value-type="float" office:value="0.188713">
                <text:p>0.188713</text:p>
              </table:table-cell>
              <table:table-cell office:value-type="float" office:value="0.229387">
                <text:p>0.229387</text:p>
              </table:table-cell>
              <table:table-cell office:value-type="float" office:value="0.252251">
                <text:p>0.252251</text:p>
              </table:table-cell>
              <table:table-cell office:value-type="float" office:value="0.282033">
                <text:p>0.282033</text:p>
              </table:table-cell>
              <table:table-cell office:value-type="float" office:value="0.311474">
                <text:p>0.311474</text:p>
              </table:table-cell>
              <table:table-cell office:value-type="float" office:value="0.361664">
                <text:p>0.361664</text:p>
              </table:table-cell>
              <table:table-cell office:value-type="float" office:value="0.48249">
                <text:p>0.48249</text:p>
              </table:table-cell>
              <table:table-cell office:value-type="float" office:value="0.126032">
                <text:p>0.12603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0.617842">
                <text:p>-0.617842</text:p>
              </table:table-cell>
              <table:table-cell office:value-type="float" office:value="0.072266">
                <text:p>0.072266</text:p>
              </table:table-cell>
              <table:table-cell office:value-type="float" office:value="0.127959">
                <text:p>0.127959</text:p>
              </table:table-cell>
              <table:table-cell office:value-type="float" office:value="0.173151">
                <text:p>0.173151</text:p>
              </table:table-cell>
              <table:table-cell office:value-type="float" office:value="0.199722">
                <text:p>0.199722</text:p>
              </table:table-cell>
              <table:table-cell office:value-type="float" office:value="0.230121">
                <text:p>0.230121</text:p>
              </table:table-cell>
              <table:table-cell office:value-type="float" office:value="0.254574">
                <text:p>0.254574</text:p>
              </table:table-cell>
              <table:table-cell office:value-type="float" office:value="0.28377">
                <text:p>0.28377</text:p>
              </table:table-cell>
              <table:table-cell office:value-type="float" office:value="0.313283">
                <text:p>0.313283</text:p>
              </table:table-cell>
              <table:table-cell office:value-type="float" office:value="0.361453">
                <text:p>0.361453</text:p>
              </table:table-cell>
              <table:table-cell office:value-type="float" office:value="0.48249">
                <text:p>0.48249</text:p>
              </table:table-cell>
              <table:table-cell office:value-type="float" office:value="0.139846">
                <text:p>0.139846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-0.527573">
                <text:p>-0.527573</text:p>
              </table:table-cell>
              <table:table-cell office:value-type="float" office:value="0.089122">
                <text:p>0.089122</text:p>
              </table:table-cell>
              <table:table-cell office:value-type="float" office:value="0.151363">
                <text:p>0.151363</text:p>
              </table:table-cell>
              <table:table-cell office:value-type="float" office:value="0.182844">
                <text:p>0.182844</text:p>
              </table:table-cell>
              <table:table-cell office:value-type="float" office:value="0.203562">
                <text:p>0.203562</text:p>
              </table:table-cell>
              <table:table-cell office:value-type="float" office:value="0.23254">
                <text:p>0.23254</text:p>
              </table:table-cell>
              <table:table-cell office:value-type="float" office:value="0.256331">
                <text:p>0.256331</text:p>
              </table:table-cell>
              <table:table-cell office:value-type="float" office:value="0.287614">
                <text:p>0.287614</text:p>
              </table:table-cell>
              <table:table-cell office:value-type="float" office:value="0.317048">
                <text:p>0.317048</text:p>
              </table:table-cell>
              <table:table-cell office:value-type="float" office:value="0.359117">
                <text:p>0.359117</text:p>
              </table:table-cell>
              <table:table-cell office:value-type="float" office:value="0.48249">
                <text:p>0.48249</text:p>
              </table:table-cell>
              <table:table-cell office:value-type="float" office:value="0.155197">
                <text:p>0.15519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-0.645268">
                <text:p>-0.645268</text:p>
              </table:table-cell>
              <table:table-cell office:value-type="float" office:value="0.083448">
                <text:p>0.083448</text:p>
              </table:table-cell>
              <table:table-cell office:value-type="float" office:value="0.150783">
                <text:p>0.150783</text:p>
              </table:table-cell>
              <table:table-cell office:value-type="float" office:value="0.18288">
                <text:p>0.18288</text:p>
              </table:table-cell>
              <table:table-cell office:value-type="float" office:value="0.205869">
                <text:p>0.205869</text:p>
              </table:table-cell>
              <table:table-cell office:value-type="float" office:value="0.233447">
                <text:p>0.233447</text:p>
              </table:table-cell>
              <table:table-cell office:value-type="float" office:value="0.258246">
                <text:p>0.258246</text:p>
              </table:table-cell>
              <table:table-cell office:value-type="float" office:value="0.290433">
                <text:p>0.290433</text:p>
              </table:table-cell>
              <table:table-cell office:value-type="float" office:value="0.320422">
                <text:p>0.320422</text:p>
              </table:table-cell>
              <table:table-cell office:value-type="float" office:value="0.363383">
                <text:p>0.363383</text:p>
              </table:table-cell>
              <table:table-cell office:value-type="float" office:value="0.48249">
                <text:p>0.48249</text:p>
              </table:table-cell>
              <table:table-cell office:value-type="float" office:value="0.144364">
                <text:p>0.1443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-0.70549">
                <text:p>-0.70549</text:p>
              </table:table-cell>
              <table:table-cell office:value-type="float" office:value="0.077318">
                <text:p>0.077318</text:p>
              </table:table-cell>
              <table:table-cell office:value-type="float" office:value="0.155239">
                <text:p>0.155239</text:p>
              </table:table-cell>
              <table:table-cell office:value-type="float" office:value="0.189891">
                <text:p>0.189891</text:p>
              </table:table-cell>
              <table:table-cell office:value-type="float" office:value="0.216612">
                <text:p>0.216612</text:p>
              </table:table-cell>
              <table:table-cell office:value-type="float" office:value="0.241099">
                <text:p>0.241099</text:p>
              </table:table-cell>
              <table:table-cell office:value-type="float" office:value="0.262025">
                <text:p>0.262025</text:p>
              </table:table-cell>
              <table:table-cell office:value-type="float" office:value="0.29415">
                <text:p>0.29415</text:p>
              </table:table-cell>
              <table:table-cell office:value-type="float" office:value="0.325062">
                <text:p>0.325062</text:p>
              </table:table-cell>
              <table:table-cell office:value-type="float" office:value="0.368353">
                <text:p>0.368353</text:p>
              </table:table-cell>
              <table:table-cell office:value-type="float" office:value="0.48249">
                <text:p>0.48249</text:p>
              </table:table-cell>
              <table:table-cell office:value-type="float" office:value="0.142426">
                <text:p>0.142426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-0.43369">
                <text:p>-0.43369</text:p>
              </table:table-cell>
              <table:table-cell office:value-type="float" office:value="0.10417">
                <text:p>0.10417</text:p>
              </table:table-cell>
              <table:table-cell office:value-type="float" office:value="0.1663">
                <text:p>0.1663</text:p>
              </table:table-cell>
              <table:table-cell office:value-type="float" office:value="0.19193">
                <text:p>0.19193</text:p>
              </table:table-cell>
              <table:table-cell office:value-type="float" office:value="0.217199">
                <text:p>0.217199</text:p>
              </table:table-cell>
              <table:table-cell office:value-type="float" office:value="0.23773">
                <text:p>0.23773</text:p>
              </table:table-cell>
              <table:table-cell office:value-type="float" office:value="0.258798">
                <text:p>0.258798</text:p>
              </table:table-cell>
              <table:table-cell office:value-type="float" office:value="0.284111">
                <text:p>0.284111</text:p>
              </table:table-cell>
              <table:table-cell office:value-type="float" office:value="0.316685">
                <text:p>0.316685</text:p>
              </table:table-cell>
              <table:table-cell office:value-type="float" office:value="0.365737">
                <text:p>0.365737</text:p>
              </table:table-cell>
              <table:table-cell office:value-type="float" office:value="0.48249">
                <text:p>0.48249</text:p>
              </table:table-cell>
              <table:table-cell office:value-type="float" office:value="0.170897">
                <text:p>0.17089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-0.676298">
                <text:p>-0.676298</text:p>
              </table:table-cell>
              <table:table-cell office:value-type="float" office:value="0.072371">
                <text:p>0.072371</text:p>
              </table:table-cell>
              <table:table-cell office:value-type="float" office:value="0.137626">
                <text:p>0.137626</text:p>
              </table:table-cell>
              <table:table-cell office:value-type="float" office:value="0.173138">
                <text:p>0.173138</text:p>
              </table:table-cell>
              <table:table-cell office:value-type="float" office:value="0.203101">
                <text:p>0.203101</text:p>
              </table:table-cell>
              <table:table-cell office:value-type="float" office:value="0.233634">
                <text:p>0.233634</text:p>
              </table:table-cell>
              <table:table-cell office:value-type="float" office:value="0.256022">
                <text:p>0.256022</text:p>
              </table:table-cell>
              <table:table-cell office:value-type="float" office:value="0.278176">
                <text:p>0.278176</text:p>
              </table:table-cell>
              <table:table-cell office:value-type="float" office:value="0.308658">
                <text:p>0.308658</text:p>
              </table:table-cell>
              <table:table-cell office:value-type="float" office:value="0.364405">
                <text:p>0.364405</text:p>
              </table:table-cell>
              <table:table-cell office:value-type="float" office:value="0.48249">
                <text:p>0.48249</text:p>
              </table:table-cell>
              <table:table-cell office:value-type="float" office:value="0.135083">
                <text:p>0.13508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-0.737424">
                <text:p>-0.737424</text:p>
              </table:table-cell>
              <table:table-cell office:value-type="float" office:value="0.077469">
                <text:p>0.077469</text:p>
              </table:table-cell>
              <table:table-cell office:value-type="float" office:value="0.139397">
                <text:p>0.139397</text:p>
              </table:table-cell>
              <table:table-cell office:value-type="float" office:value="0.169013">
                <text:p>0.169013</text:p>
              </table:table-cell>
              <table:table-cell office:value-type="float" office:value="0.198419">
                <text:p>0.198419</text:p>
              </table:table-cell>
              <table:table-cell office:value-type="float" office:value="0.230057">
                <text:p>0.230057</text:p>
              </table:table-cell>
              <table:table-cell office:value-type="float" office:value="0.252547">
                <text:p>0.252547</text:p>
              </table:table-cell>
              <table:table-cell office:value-type="float" office:value="0.28159">
                <text:p>0.28159</text:p>
              </table:table-cell>
              <table:table-cell office:value-type="float" office:value="0.311817">
                <text:p>0.311817</text:p>
              </table:table-cell>
              <table:table-cell office:value-type="float" office:value="0.366978">
                <text:p>0.366978</text:p>
              </table:table-cell>
              <table:table-cell office:value-type="float" office:value="0.48249">
                <text:p>0.48249</text:p>
              </table:table-cell>
              <table:table-cell office:value-type="float" office:value="0.128986">
                <text:p>0.128986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-0.82397">
                <text:p>-0.82397</text:p>
              </table:table-cell>
              <table:table-cell office:value-type="float" office:value="0.065638">
                <text:p>0.065638</text:p>
              </table:table-cell>
              <table:table-cell office:value-type="float" office:value="0.130247">
                <text:p>0.130247</text:p>
              </table:table-cell>
              <table:table-cell office:value-type="float" office:value="0.163041">
                <text:p>0.163041</text:p>
              </table:table-cell>
              <table:table-cell office:value-type="float" office:value="0.191006">
                <text:p>0.191006</text:p>
              </table:table-cell>
              <table:table-cell office:value-type="float" office:value="0.224213">
                <text:p>0.224213</text:p>
              </table:table-cell>
              <table:table-cell office:value-type="float" office:value="0.247298">
                <text:p>0.247298</text:p>
              </table:table-cell>
              <table:table-cell office:value-type="float" office:value="0.27355">
                <text:p>0.27355</text:p>
              </table:table-cell>
              <table:table-cell office:value-type="float" office:value="0.304765">
                <text:p>0.304765</text:p>
              </table:table-cell>
              <table:table-cell office:value-type="float" office:value="0.361165">
                <text:p>0.361165</text:p>
              </table:table-cell>
              <table:table-cell office:value-type="float" office:value="0.48249">
                <text:p>0.48249</text:p>
              </table:table-cell>
              <table:table-cell office:value-type="float" office:value="0.113695">
                <text:p>0.113695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-0.735838">
                <text:p>-0.735838</text:p>
              </table:table-cell>
              <table:table-cell office:value-type="float" office:value="0.064743">
                <text:p>0.064743</text:p>
              </table:table-cell>
              <table:table-cell office:value-type="float" office:value="0.120008">
                <text:p>0.120008</text:p>
              </table:table-cell>
              <table:table-cell office:value-type="float" office:value="0.16148">
                <text:p>0.16148</text:p>
              </table:table-cell>
              <table:table-cell office:value-type="float" office:value="0.18661">
                <text:p>0.18661</text:p>
              </table:table-cell>
              <table:table-cell office:value-type="float" office:value="0.222041">
                <text:p>0.222041</text:p>
              </table:table-cell>
              <table:table-cell office:value-type="float" office:value="0.245019">
                <text:p>0.245019</text:p>
              </table:table-cell>
              <table:table-cell office:value-type="float" office:value="0.271906">
                <text:p>0.271906</text:p>
              </table:table-cell>
              <table:table-cell office:value-type="float" office:value="0.306488">
                <text:p>0.306488</text:p>
              </table:table-cell>
              <table:table-cell office:value-type="float" office:value="0.362805">
                <text:p>0.362805</text:p>
              </table:table-cell>
              <table:table-cell office:value-type="float" office:value="0.48249">
                <text:p>0.48249</text:p>
              </table:table-cell>
              <table:table-cell office:value-type="float" office:value="0.120526">
                <text:p>0.12052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-0.464679">
                <text:p>-0.464679</text:p>
              </table:table-cell>
              <table:table-cell office:value-type="float" office:value="0.079905">
                <text:p>0.079905</text:p>
              </table:table-cell>
              <table:table-cell office:value-type="float" office:value="0.130107">
                <text:p>0.130107</text:p>
              </table:table-cell>
              <table:table-cell office:value-type="float" office:value="0.166649">
                <text:p>0.166649</text:p>
              </table:table-cell>
              <table:table-cell office:value-type="float" office:value="0.190712">
                <text:p>0.190712</text:p>
              </table:table-cell>
              <table:table-cell office:value-type="float" office:value="0.216244">
                <text:p>0.216244</text:p>
              </table:table-cell>
              <table:table-cell office:value-type="float" office:value="0.241927">
                <text:p>0.241927</text:p>
              </table:table-cell>
              <table:table-cell office:value-type="float" office:value="0.266325">
                <text:p>0.266325</text:p>
              </table:table-cell>
              <table:table-cell office:value-type="float" office:value="0.29074">
                <text:p>0.29074</text:p>
              </table:table-cell>
              <table:table-cell office:value-type="float" office:value="0.348589">
                <text:p>0.348589</text:p>
              </table:table-cell>
              <table:table-cell office:value-type="float" office:value="0.48249">
                <text:p>0.48249</text:p>
              </table:table-cell>
              <table:table-cell office:value-type="float" office:value="0.146652">
                <text:p>0.146652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-0.555291">
                <text:p>-0.555291</text:p>
              </table:table-cell>
              <table:table-cell office:value-type="float" office:value="0.078967">
                <text:p>0.078967</text:p>
              </table:table-cell>
              <table:table-cell office:value-type="float" office:value="0.128383">
                <text:p>0.128383</text:p>
              </table:table-cell>
              <table:table-cell office:value-type="float" office:value="0.166215">
                <text:p>0.166215</text:p>
              </table:table-cell>
              <table:table-cell office:value-type="float" office:value="0.193698">
                <text:p>0.193698</text:p>
              </table:table-cell>
              <table:table-cell office:value-type="float" office:value="0.220905">
                <text:p>0.220905</text:p>
              </table:table-cell>
              <table:table-cell office:value-type="float" office:value="0.243723">
                <text:p>0.243723</text:p>
              </table:table-cell>
              <table:table-cell office:value-type="float" office:value="0.268178">
                <text:p>0.268178</text:p>
              </table:table-cell>
              <table:table-cell office:value-type="float" office:value="0.294718">
                <text:p>0.294718</text:p>
              </table:table-cell>
              <table:table-cell office:value-type="float" office:value="0.345387">
                <text:p>0.345387</text:p>
              </table:table-cell>
              <table:table-cell office:value-type="float" office:value="0.48249">
                <text:p>0.48249</text:p>
              </table:table-cell>
              <table:table-cell office:value-type="float" office:value="0.138488">
                <text:p>0.13848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-0.585533">
                <text:p>-0.585533</text:p>
              </table:table-cell>
              <table:table-cell office:value-type="float" office:value="0.075151">
                <text:p>0.075151</text:p>
              </table:table-cell>
              <table:table-cell office:value-type="float" office:value="0.111168">
                <text:p>0.111168</text:p>
              </table:table-cell>
              <table:table-cell office:value-type="float" office:value="0.142963">
                <text:p>0.142963</text:p>
              </table:table-cell>
              <table:table-cell office:value-type="float" office:value="0.183382">
                <text:p>0.183382</text:p>
              </table:table-cell>
              <table:table-cell office:value-type="float" office:value="0.211361">
                <text:p>0.211361</text:p>
              </table:table-cell>
              <table:table-cell office:value-type="float" office:value="0.237268">
                <text:p>0.237268</text:p>
              </table:table-cell>
              <table:table-cell office:value-type="float" office:value="0.266884">
                <text:p>0.266884</text:p>
              </table:table-cell>
              <table:table-cell office:value-type="float" office:value="0.302274">
                <text:p>0.302274</text:p>
              </table:table-cell>
              <table:table-cell office:value-type="float" office:value="0.353395">
                <text:p>0.353395</text:p>
              </table:table-cell>
              <table:table-cell office:value-type="float" office:value="0.48249">
                <text:p>0.48249</text:p>
              </table:table-cell>
              <table:table-cell office:value-type="float" office:value="0.129831">
                <text:p>0.129831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-0.793622">
                <text:p>-0.793622</text:p>
              </table:table-cell>
              <table:table-cell office:value-type="float" office:value="0.061223">
                <text:p>0.061223</text:p>
              </table:table-cell>
              <table:table-cell office:value-type="float" office:value="0.106297">
                <text:p>0.106297</text:p>
              </table:table-cell>
              <table:table-cell office:value-type="float" office:value="0.143202">
                <text:p>0.143202</text:p>
              </table:table-cell>
              <table:table-cell office:value-type="float" office:value="0.170265">
                <text:p>0.170265</text:p>
              </table:table-cell>
              <table:table-cell office:value-type="float" office:value="0.198199">
                <text:p>0.198199</text:p>
              </table:table-cell>
              <table:table-cell office:value-type="float" office:value="0.228923">
                <text:p>0.228923</text:p>
              </table:table-cell>
              <table:table-cell office:value-type="float" office:value="0.260346">
                <text:p>0.260346</text:p>
              </table:table-cell>
              <table:table-cell office:value-type="float" office:value="0.30205">
                <text:p>0.30205</text:p>
              </table:table-cell>
              <table:table-cell office:value-type="float" office:value="0.351498">
                <text:p>0.351498</text:p>
              </table:table-cell>
              <table:table-cell office:value-type="float" office:value="0.48249">
                <text:p>0.48249</text:p>
              </table:table-cell>
              <table:table-cell office:value-type="float" office:value="0.102838">
                <text:p>0.10283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-0.794245">
                <text:p>-0.794245</text:p>
              </table:table-cell>
              <table:table-cell office:value-type="float" office:value="0.063996">
                <text:p>0.063996</text:p>
              </table:table-cell>
              <table:table-cell office:value-type="float" office:value="0.112022">
                <text:p>0.112022</text:p>
              </table:table-cell>
              <table:table-cell office:value-type="float" office:value="0.147774">
                <text:p>0.147774</text:p>
              </table:table-cell>
              <table:table-cell office:value-type="float" office:value="0.172847">
                <text:p>0.172847</text:p>
              </table:table-cell>
              <table:table-cell office:value-type="float" office:value="0.197055">
                <text:p>0.197055</text:p>
              </table:table-cell>
              <table:table-cell office:value-type="float" office:value="0.224455">
                <text:p>0.224455</text:p>
              </table:table-cell>
              <table:table-cell office:value-type="float" office:value="0.24741">
                <text:p>0.24741</text:p>
              </table:table-cell>
              <table:table-cell office:value-type="float" office:value="0.290642">
                <text:p>0.290642</text:p>
              </table:table-cell>
              <table:table-cell office:value-type="float" office:value="0.352023">
                <text:p>0.352023</text:p>
              </table:table-cell>
              <table:table-cell office:value-type="float" office:value="0.48249">
                <text:p>0.48249</text:p>
              </table:table-cell>
              <table:table-cell office:value-type="float" office:value="0.101398">
                <text:p>0.10139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-0.73645">
                <text:p>-0.73645</text:p>
              </table:table-cell>
              <table:table-cell office:value-type="float" office:value="0.07153">
                <text:p>0.07153</text:p>
              </table:table-cell>
              <table:table-cell office:value-type="float" office:value="0.123257">
                <text:p>0.123257</text:p>
              </table:table-cell>
              <table:table-cell office:value-type="float" office:value="0.166195">
                <text:p>0.166195</text:p>
              </table:table-cell>
              <table:table-cell office:value-type="float" office:value="0.193906">
                <text:p>0.193906</text:p>
              </table:table-cell>
              <table:table-cell office:value-type="float" office:value="0.220761">
                <text:p>0.220761</text:p>
              </table:table-cell>
              <table:table-cell office:value-type="float" office:value="0.240364">
                <text:p>0.240364</text:p>
              </table:table-cell>
              <table:table-cell office:value-type="float" office:value="0.262482">
                <text:p>0.262482</text:p>
              </table:table-cell>
              <table:table-cell office:value-type="float" office:value="0.301011">
                <text:p>0.301011</text:p>
              </table:table-cell>
              <table:table-cell office:value-type="float" office:value="0.35514">
                <text:p>0.35514</text:p>
              </table:table-cell>
              <table:table-cell office:value-type="float" office:value="0.48249">
                <text:p>0.48249</text:p>
              </table:table-cell>
              <table:table-cell office:value-type="float" office:value="0.11982">
                <text:p>0.11982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-0.739942">
                <text:p>-0.739942</text:p>
              </table:table-cell>
              <table:table-cell office:value-type="float" office:value="0.07022">
                <text:p>0.07022</text:p>
              </table:table-cell>
              <table:table-cell office:value-type="float" office:value="0.133038">
                <text:p>0.133038</text:p>
              </table:table-cell>
              <table:table-cell office:value-type="float" office:value="0.171036">
                <text:p>0.171036</text:p>
              </table:table-cell>
              <table:table-cell office:value-type="float" office:value="0.194618">
                <text:p>0.194618</text:p>
              </table:table-cell>
              <table:table-cell office:value-type="float" office:value="0.220599">
                <text:p>0.220599</text:p>
              </table:table-cell>
              <table:table-cell office:value-type="float" office:value="0.240074">
                <text:p>0.240074</text:p>
              </table:table-cell>
              <table:table-cell office:value-type="float" office:value="0.263922">
                <text:p>0.263922</text:p>
              </table:table-cell>
              <table:table-cell office:value-type="float" office:value="0.299773">
                <text:p>0.299773</text:p>
              </table:table-cell>
              <table:table-cell office:value-type="float" office:value="0.352238">
                <text:p>0.352238</text:p>
              </table:table-cell>
              <table:table-cell office:value-type="float" office:value="0.48249">
                <text:p>0.48249</text:p>
              </table:table-cell>
              <table:table-cell office:value-type="float" office:value="0.120558">
                <text:p>0.12055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-0.942064">
                <text:p>-0.942064</text:p>
              </table:table-cell>
              <table:table-cell office:value-type="float" office:value="0.079341">
                <text:p>0.079341</text:p>
              </table:table-cell>
              <table:table-cell office:value-type="float" office:value="0.138319">
                <text:p>0.138319</text:p>
              </table:table-cell>
              <table:table-cell office:value-type="float" office:value="0.170975">
                <text:p>0.170975</text:p>
              </table:table-cell>
              <table:table-cell office:value-type="float" office:value="0.194468">
                <text:p>0.194468</text:p>
              </table:table-cell>
              <table:table-cell office:value-type="float" office:value="0.221265">
                <text:p>0.221265</text:p>
              </table:table-cell>
              <table:table-cell office:value-type="float" office:value="0.238255">
                <text:p>0.238255</text:p>
              </table:table-cell>
              <table:table-cell office:value-type="float" office:value="0.264305">
                <text:p>0.264305</text:p>
              </table:table-cell>
              <table:table-cell office:value-type="float" office:value="0.299108">
                <text:p>0.299108</text:p>
              </table:table-cell>
              <table:table-cell office:value-type="float" office:value="0.351294">
                <text:p>0.351294</text:p>
              </table:table-cell>
              <table:table-cell office:value-type="float" office:value="0.48249">
                <text:p>0.48249</text:p>
              </table:table-cell>
              <table:table-cell office:value-type="float" office:value="0.101527">
                <text:p>0.10152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-0.970651">
                <text:p>-0.970651</text:p>
              </table:table-cell>
              <table:table-cell office:value-type="float" office:value="0.072125">
                <text:p>0.072125</text:p>
              </table:table-cell>
              <table:table-cell office:value-type="float" office:value="0.126735">
                <text:p>0.126735</text:p>
              </table:table-cell>
              <table:table-cell office:value-type="float" office:value="0.169096">
                <text:p>0.169096</text:p>
              </table:table-cell>
              <table:table-cell office:value-type="float" office:value="0.197148">
                <text:p>0.197148</text:p>
              </table:table-cell>
              <table:table-cell office:value-type="float" office:value="0.225217">
                <text:p>0.225217</text:p>
              </table:table-cell>
              <table:table-cell office:value-type="float" office:value="0.242147">
                <text:p>0.242147</text:p>
              </table:table-cell>
              <table:table-cell office:value-type="float" office:value="0.270868">
                <text:p>0.270868</text:p>
              </table:table-cell>
              <table:table-cell office:value-type="float" office:value="0.297655">
                <text:p>0.297655</text:p>
              </table:table-cell>
              <table:table-cell office:value-type="float" office:value="0.344381">
                <text:p>0.344381</text:p>
              </table:table-cell>
              <table:table-cell office:value-type="float" office:value="0.48249">
                <text:p>0.48249</text:p>
              </table:table-cell>
              <table:table-cell office:value-type="float" office:value="0.097472">
                <text:p>0.097472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-0.911869">
                <text:p>-0.911869</text:p>
              </table:table-cell>
              <table:table-cell office:value-type="float" office:value="0.078629">
                <text:p>0.078629</text:p>
              </table:table-cell>
              <table:table-cell office:value-type="float" office:value="0.129988">
                <text:p>0.129988</text:p>
              </table:table-cell>
              <table:table-cell office:value-type="float" office:value="0.170414">
                <text:p>0.170414</text:p>
              </table:table-cell>
              <table:table-cell office:value-type="float" office:value="0.202152">
                <text:p>0.202152</text:p>
              </table:table-cell>
              <table:table-cell office:value-type="float" office:value="0.228156">
                <text:p>0.228156</text:p>
              </table:table-cell>
              <table:table-cell office:value-type="float" office:value="0.245542">
                <text:p>0.245542</text:p>
              </table:table-cell>
              <table:table-cell office:value-type="float" office:value="0.266013">
                <text:p>0.266013</text:p>
              </table:table-cell>
              <table:table-cell office:value-type="float" office:value="0.293067">
                <text:p>0.293067</text:p>
              </table:table-cell>
              <table:table-cell office:value-type="float" office:value="0.343309">
                <text:p>0.343309</text:p>
              </table:table-cell>
              <table:table-cell office:value-type="float" office:value="0.48249">
                <text:p>0.48249</text:p>
              </table:table-cell>
              <table:table-cell office:value-type="float" office:value="0.10454">
                <text:p>0.1045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-0.911184">
                <text:p>-0.911184</text:p>
              </table:table-cell>
              <table:table-cell office:value-type="float" office:value="0.074385">
                <text:p>0.074385</text:p>
              </table:table-cell>
              <table:table-cell office:value-type="float" office:value="0.132258">
                <text:p>0.132258</text:p>
              </table:table-cell>
              <table:table-cell office:value-type="float" office:value="0.166812">
                <text:p>0.166812</text:p>
              </table:table-cell>
              <table:table-cell office:value-type="float" office:value="0.193156">
                <text:p>0.193156</text:p>
              </table:table-cell>
              <table:table-cell office:value-type="float" office:value="0.22683">
                <text:p>0.22683</text:p>
              </table:table-cell>
              <table:table-cell office:value-type="float" office:value="0.246712">
                <text:p>0.246712</text:p>
              </table:table-cell>
              <table:table-cell office:value-type="float" office:value="0.267677">
                <text:p>0.267677</text:p>
              </table:table-cell>
              <table:table-cell office:value-type="float" office:value="0.296648">
                <text:p>0.296648</text:p>
              </table:table-cell>
              <table:table-cell office:value-type="float" office:value="0.345392">
                <text:p>0.345392</text:p>
              </table:table-cell>
              <table:table-cell office:value-type="float" office:value="0.48249">
                <text:p>0.48249</text:p>
              </table:table-cell>
              <table:table-cell office:value-type="float" office:value="0.103869">
                <text:p>0.103869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-0.94394">
                <text:p>-0.94394</text:p>
              </table:table-cell>
              <table:table-cell office:value-type="float" office:value="0.072968">
                <text:p>0.072968</text:p>
              </table:table-cell>
              <table:table-cell office:value-type="float" office:value="0.132278">
                <text:p>0.132278</text:p>
              </table:table-cell>
              <table:table-cell office:value-type="float" office:value="0.170752">
                <text:p>0.170752</text:p>
              </table:table-cell>
              <table:table-cell office:value-type="float" office:value="0.202139">
                <text:p>0.202139</text:p>
              </table:table-cell>
              <table:table-cell office:value-type="float" office:value="0.223888">
                <text:p>0.223888</text:p>
              </table:table-cell>
              <table:table-cell office:value-type="float" office:value="0.245826">
                <text:p>0.245826</text:p>
              </table:table-cell>
              <table:table-cell office:value-type="float" office:value="0.26928">
                <text:p>0.26928</text:p>
              </table:table-cell>
              <table:table-cell office:value-type="float" office:value="0.296841">
                <text:p>0.296841</text:p>
              </table:table-cell>
              <table:table-cell office:value-type="float" office:value="0.347663">
                <text:p>0.347663</text:p>
              </table:table-cell>
              <table:table-cell office:value-type="float" office:value="0.48249">
                <text:p>0.48249</text:p>
              </table:table-cell>
              <table:table-cell office:value-type="float" office:value="0.101769">
                <text:p>0.101769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-0.885989">
                <text:p>-0.885989</text:p>
              </table:table-cell>
              <table:table-cell office:value-type="float" office:value="0.074955">
                <text:p>0.074955</text:p>
              </table:table-cell>
              <table:table-cell office:value-type="float" office:value="0.137769">
                <text:p>0.137769</text:p>
              </table:table-cell>
              <table:table-cell office:value-type="float" office:value="0.17384">
                <text:p>0.17384</text:p>
              </table:table-cell>
              <table:table-cell office:value-type="float" office:value="0.206449">
                <text:p>0.206449</text:p>
              </table:table-cell>
              <table:table-cell office:value-type="float" office:value="0.237031">
                <text:p>0.237031</text:p>
              </table:table-cell>
              <table:table-cell office:value-type="float" office:value="0.255057">
                <text:p>0.255057</text:p>
              </table:table-cell>
              <table:table-cell office:value-type="float" office:value="0.27863">
                <text:p>0.27863</text:p>
              </table:table-cell>
              <table:table-cell office:value-type="float" office:value="0.304562">
                <text:p>0.304562</text:p>
              </table:table-cell>
              <table:table-cell office:value-type="float" office:value="0.351282">
                <text:p>0.351282</text:p>
              </table:table-cell>
              <table:table-cell office:value-type="float" office:value="0.48249">
                <text:p>0.48249</text:p>
              </table:table-cell>
              <table:table-cell office:value-type="float" office:value="0.113359">
                <text:p>0.11335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-1">
                <text:p>-1</text:p>
              </table:table-cell>
              <table:table-cell office:value-type="float" office:value="0.025153">
                <text:p>0.025153</text:p>
              </table:table-cell>
              <table:table-cell office:value-type="float" office:value="0.122152">
                <text:p>0.122152</text:p>
              </table:table-cell>
              <table:table-cell office:value-type="float" office:value="0.162668">
                <text:p>0.162668</text:p>
              </table:table-cell>
              <table:table-cell office:value-type="float" office:value="0.196275">
                <text:p>0.196275</text:p>
              </table:table-cell>
              <table:table-cell office:value-type="float" office:value="0.230646">
                <text:p>0.230646</text:p>
              </table:table-cell>
              <table:table-cell office:value-type="float" office:value="0.246315">
                <text:p>0.246315</text:p>
              </table:table-cell>
              <table:table-cell office:value-type="float" office:value="0.269514">
                <text:p>0.269514</text:p>
              </table:table-cell>
              <table:table-cell office:value-type="float" office:value="0.299662">
                <text:p>0.299662</text:p>
              </table:table-cell>
              <table:table-cell office:value-type="float" office:value="0.352651">
                <text:p>0.352651</text:p>
              </table:table-cell>
              <table:table-cell office:value-type="float" office:value="0.48249">
                <text:p>0.48249</text:p>
              </table:table-cell>
              <table:table-cell office:value-type="float" office:value="0.090504">
                <text:p>0.090504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-0.793832">
                <text:p>-0.793832</text:p>
              </table:table-cell>
              <table:table-cell office:value-type="float" office:value="0.076988">
                <text:p>0.076988</text:p>
              </table:table-cell>
              <table:table-cell office:value-type="float" office:value="0.128477">
                <text:p>0.128477</text:p>
              </table:table-cell>
              <table:table-cell office:value-type="float" office:value="0.173625">
                <text:p>0.173625</text:p>
              </table:table-cell>
              <table:table-cell office:value-type="float" office:value="0.211623">
                <text:p>0.211623</text:p>
              </table:table-cell>
              <table:table-cell office:value-type="float" office:value="0.238386">
                <text:p>0.238386</text:p>
              </table:table-cell>
              <table:table-cell office:value-type="float" office:value="0.251873">
                <text:p>0.251873</text:p>
              </table:table-cell>
              <table:table-cell office:value-type="float" office:value="0.279363">
                <text:p>0.279363</text:p>
              </table:table-cell>
              <table:table-cell office:value-type="float" office:value="0.302677">
                <text:p>0.302677</text:p>
              </table:table-cell>
              <table:table-cell office:value-type="float" office:value="0.350774">
                <text:p>0.350774</text:p>
              </table:table-cell>
              <table:table-cell office:value-type="float" office:value="0.48249">
                <text:p>0.48249</text:p>
              </table:table-cell>
              <table:table-cell office:value-type="float" office:value="0.121996">
                <text:p>0.12199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-0.673136">
                <text:p>-0.673136</text:p>
              </table:table-cell>
              <table:table-cell office:value-type="float" office:value="0.091454">
                <text:p>0.091454</text:p>
              </table:table-cell>
              <table:table-cell office:value-type="float" office:value="0.14423">
                <text:p>0.14423</text:p>
              </table:table-cell>
              <table:table-cell office:value-type="float" office:value="0.186426">
                <text:p>0.186426</text:p>
              </table:table-cell>
              <table:table-cell office:value-type="float" office:value="0.221532">
                <text:p>0.221532</text:p>
              </table:table-cell>
              <table:table-cell office:value-type="float" office:value="0.239315">
                <text:p>0.239315</text:p>
              </table:table-cell>
              <table:table-cell office:value-type="float" office:value="0.253836">
                <text:p>0.253836</text:p>
              </table:table-cell>
              <table:table-cell office:value-type="float" office:value="0.276549">
                <text:p>0.276549</text:p>
              </table:table-cell>
              <table:table-cell office:value-type="float" office:value="0.299144">
                <text:p>0.299144</text:p>
              </table:table-cell>
              <table:table-cell office:value-type="float" office:value="0.348435">
                <text:p>0.348435</text:p>
              </table:table-cell>
              <table:table-cell office:value-type="float" office:value="0.48249">
                <text:p>0.48249</text:p>
              </table:table-cell>
              <table:table-cell office:value-type="float" office:value="0.138778">
                <text:p>0.13877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1">
                <text:p>-1</text:p>
              </table:table-cell>
              <table:table-cell office:value-type="float" office:value="0.072421">
                <text:p>0.072421</text:p>
              </table:table-cell>
              <table:table-cell office:value-type="float" office:value="0.134905">
                <text:p>0.134905</text:p>
              </table:table-cell>
              <table:table-cell office:value-type="float" office:value="0.174334">
                <text:p>0.174334</text:p>
              </table:table-cell>
              <table:table-cell office:value-type="float" office:value="0.208611">
                <text:p>0.208611</text:p>
              </table:table-cell>
              <table:table-cell office:value-type="float" office:value="0.237478">
                <text:p>0.237478</text:p>
              </table:table-cell>
              <table:table-cell office:value-type="float" office:value="0.25336">
                <text:p>0.25336</text:p>
              </table:table-cell>
              <table:table-cell office:value-type="float" office:value="0.2818">
                <text:p>0.2818</text:p>
              </table:table-cell>
              <table:table-cell office:value-type="float" office:value="0.308429">
                <text:p>0.308429</text:p>
              </table:table-cell>
              <table:table-cell office:value-type="float" office:value="0.357606">
                <text:p>0.357606</text:p>
              </table:table-cell>
              <table:table-cell office:value-type="float" office:value="0.48249">
                <text:p>0.48249</text:p>
              </table:table-cell>
              <table:table-cell office:value-type="float" office:value="0.102894">
                <text:p>0.10289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-0.767982">
                <text:p>-0.767982</text:p>
              </table:table-cell>
              <table:table-cell office:value-type="float" office:value="0.077444">
                <text:p>0.077444</text:p>
              </table:table-cell>
              <table:table-cell office:value-type="float" office:value="0.139638">
                <text:p>0.139638</text:p>
              </table:table-cell>
              <table:table-cell office:value-type="float" office:value="0.175821">
                <text:p>0.175821</text:p>
              </table:table-cell>
              <table:table-cell office:value-type="float" office:value="0.205649">
                <text:p>0.205649</text:p>
              </table:table-cell>
              <table:table-cell office:value-type="float" office:value="0.235917">
                <text:p>0.235917</text:p>
              </table:table-cell>
              <table:table-cell office:value-type="float" office:value="0.25551">
                <text:p>0.25551</text:p>
              </table:table-cell>
              <table:table-cell office:value-type="float" office:value="0.281338">
                <text:p>0.281338</text:p>
              </table:table-cell>
              <table:table-cell office:value-type="float" office:value="0.313681">
                <text:p>0.313681</text:p>
              </table:table-cell>
              <table:table-cell office:value-type="float" office:value="0.35761">
                <text:p>0.35761</text:p>
              </table:table-cell>
              <table:table-cell office:value-type="float" office:value="0.48249">
                <text:p>0.48249</text:p>
              </table:table-cell>
              <table:table-cell office:value-type="float" office:value="0.127463">
                <text:p>0.12746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-0.76621">
                <text:p>-0.76621</text:p>
              </table:table-cell>
              <table:table-cell office:value-type="float" office:value="0.069464">
                <text:p>0.069464</text:p>
              </table:table-cell>
              <table:table-cell office:value-type="float" office:value="0.129121">
                <text:p>0.129121</text:p>
              </table:table-cell>
              <table:table-cell office:value-type="float" office:value="0.163483">
                <text:p>0.163483</text:p>
              </table:table-cell>
              <table:table-cell office:value-type="float" office:value="0.191657">
                <text:p>0.191657</text:p>
              </table:table-cell>
              <table:table-cell office:value-type="float" office:value="0.231548">
                <text:p>0.231548</text:p>
              </table:table-cell>
              <table:table-cell office:value-type="float" office:value="0.253763">
                <text:p>0.253763</text:p>
              </table:table-cell>
              <table:table-cell office:value-type="float" office:value="0.278576">
                <text:p>0.278576</text:p>
              </table:table-cell>
              <table:table-cell office:value-type="float" office:value="0.312672">
                <text:p>0.312672</text:p>
              </table:table-cell>
              <table:table-cell office:value-type="float" office:value="0.354488">
                <text:p>0.354488</text:p>
              </table:table-cell>
              <table:table-cell office:value-type="float" office:value="0.48249">
                <text:p>0.48249</text:p>
              </table:table-cell>
              <table:table-cell office:value-type="float" office:value="0.121856">
                <text:p>0.121856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-0.97098">
                <text:p>-0.97098</text:p>
              </table:table-cell>
              <table:table-cell office:value-type="float" office:value="0.06057">
                <text:p>0.06057</text:p>
              </table:table-cell>
              <table:table-cell office:value-type="float" office:value="0.123026">
                <text:p>0.123026</text:p>
              </table:table-cell>
              <table:table-cell office:value-type="float" office:value="0.161888">
                <text:p>0.161888</text:p>
              </table:table-cell>
              <table:table-cell office:value-type="float" office:value="0.194916">
                <text:p>0.194916</text:p>
              </table:table-cell>
              <table:table-cell office:value-type="float" office:value="0.233719">
                <text:p>0.233719</text:p>
              </table:table-cell>
              <table:table-cell office:value-type="float" office:value="0.257224">
                <text:p>0.257224</text:p>
              </table:table-cell>
              <table:table-cell office:value-type="float" office:value="0.286812">
                <text:p>0.286812</text:p>
              </table:table-cell>
              <table:table-cell office:value-type="float" office:value="0.322906">
                <text:p>0.322906</text:p>
              </table:table-cell>
              <table:table-cell office:value-type="float" office:value="0.360186">
                <text:p>0.360186</text:p>
              </table:table-cell>
              <table:table-cell office:value-type="float" office:value="0.48249">
                <text:p>0.48249</text:p>
              </table:table-cell>
              <table:table-cell office:value-type="float" office:value="0.103027">
                <text:p>0.10302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-1">
                <text:p>-1</text:p>
              </table:table-cell>
              <table:table-cell office:value-type="float" office:value="0.024025">
                <text:p>0.024025</text:p>
              </table:table-cell>
              <table:table-cell office:value-type="float" office:value="0.119834">
                <text:p>0.119834</text:p>
              </table:table-cell>
              <table:table-cell office:value-type="float" office:value="0.158841">
                <text:p>0.158841</text:p>
              </table:table-cell>
              <table:table-cell office:value-type="float" office:value="0.195698">
                <text:p>0.195698</text:p>
              </table:table-cell>
              <table:table-cell office:value-type="float" office:value="0.23229">
                <text:p>0.23229</text:p>
              </table:table-cell>
              <table:table-cell office:value-type="float" office:value="0.252995">
                <text:p>0.252995</text:p>
              </table:table-cell>
              <table:table-cell office:value-type="float" office:value="0.278106">
                <text:p>0.278106</text:p>
              </table:table-cell>
              <table:table-cell office:value-type="float" office:value="0.314934">
                <text:p>0.314934</text:p>
              </table:table-cell>
              <table:table-cell office:value-type="float" office:value="0.361108">
                <text:p>0.361108</text:p>
              </table:table-cell>
              <table:table-cell office:value-type="float" office:value="0.48249">
                <text:p>0.48249</text:p>
              </table:table-cell>
              <table:table-cell office:value-type="float" office:value="0.093783">
                <text:p>0.09378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-1">
                <text:p>-1</text:p>
              </table:table-cell>
              <table:table-cell office:value-type="float" office:value="-0.068864">
                <text:p>-0.068864</text:p>
              </table:table-cell>
              <table:table-cell office:value-type="float" office:value="0.104661">
                <text:p>0.104661</text:p>
              </table:table-cell>
              <table:table-cell office:value-type="float" office:value="0.154868">
                <text:p>0.154868</text:p>
              </table:table-cell>
              <table:table-cell office:value-type="float" office:value="0.194626">
                <text:p>0.194626</text:p>
              </table:table-cell>
              <table:table-cell office:value-type="float" office:value="0.234091">
                <text:p>0.234091</text:p>
              </table:table-cell>
              <table:table-cell office:value-type="float" office:value="0.256644">
                <text:p>0.256644</text:p>
              </table:table-cell>
              <table:table-cell office:value-type="float" office:value="0.284347">
                <text:p>0.284347</text:p>
              </table:table-cell>
              <table:table-cell office:value-type="float" office:value="0.317177">
                <text:p>0.317177</text:p>
              </table:table-cell>
              <table:table-cell office:value-type="float" office:value="0.366112">
                <text:p>0.366112</text:p>
              </table:table-cell>
              <table:table-cell office:value-type="float" office:value="0.48249">
                <text:p>0.48249</text:p>
              </table:table-cell>
              <table:table-cell office:value-type="float" office:value="0.084366">
                <text:p>0.084366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-1">
                <text:p>-1</text:p>
              </table:table-cell>
              <table:table-cell office:value-type="float" office:value="-0.289516">
                <text:p>-0.289516</text:p>
              </table:table-cell>
              <table:table-cell office:value-type="float" office:value="0.088784">
                <text:p>0.088784</text:p>
              </table:table-cell>
              <table:table-cell office:value-type="float" office:value="0.142086">
                <text:p>0.142086</text:p>
              </table:table-cell>
              <table:table-cell office:value-type="float" office:value="0.18871">
                <text:p>0.18871</text:p>
              </table:table-cell>
              <table:table-cell office:value-type="float" office:value="0.228082">
                <text:p>0.228082</text:p>
              </table:table-cell>
              <table:table-cell office:value-type="float" office:value="0.250497">
                <text:p>0.250497</text:p>
              </table:table-cell>
              <table:table-cell office:value-type="float" office:value="0.28079">
                <text:p>0.28079</text:p>
              </table:table-cell>
              <table:table-cell office:value-type="float" office:value="0.311961">
                <text:p>0.311961</text:p>
              </table:table-cell>
              <table:table-cell office:value-type="float" office:value="0.361276">
                <text:p>0.361276</text:p>
              </table:table-cell>
              <table:table-cell office:value-type="float" office:value="0.48249">
                <text:p>0.48249</text:p>
              </table:table-cell>
              <table:table-cell office:value-type="float" office:value="0.056267">
                <text:p>0.05626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-1">
                <text:p>-1</text:p>
              </table:table-cell>
              <table:table-cell office:value-type="float" office:value="-0.161649">
                <text:p>-0.161649</text:p>
              </table:table-cell>
              <table:table-cell office:value-type="float" office:value="0.100495">
                <text:p>0.100495</text:p>
              </table:table-cell>
              <table:table-cell office:value-type="float" office:value="0.150905">
                <text:p>0.150905</text:p>
              </table:table-cell>
              <table:table-cell office:value-type="float" office:value="0.190364">
                <text:p>0.190364</text:p>
              </table:table-cell>
              <table:table-cell office:value-type="float" office:value="0.226791">
                <text:p>0.226791</text:p>
              </table:table-cell>
              <table:table-cell office:value-type="float" office:value="0.252471">
                <text:p>0.252471</text:p>
              </table:table-cell>
              <table:table-cell office:value-type="float" office:value="0.286123">
                <text:p>0.286123</text:p>
              </table:table-cell>
              <table:table-cell office:value-type="float" office:value="0.319685">
                <text:p>0.319685</text:p>
              </table:table-cell>
              <table:table-cell office:value-type="float" office:value="0.370502">
                <text:p>0.370502</text:p>
              </table:table-cell>
              <table:table-cell office:value-type="float" office:value="0.48249">
                <text:p>0.48249</text:p>
              </table:table-cell>
              <table:table-cell office:value-type="float" office:value="0.073569">
                <text:p>0.07356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-1">
                <text:p>-1</text:p>
              </table:table-cell>
              <table:table-cell office:value-type="float" office:value="-0.007144">
                <text:p>-0.007144</text:p>
              </table:table-cell>
              <table:table-cell office:value-type="float" office:value="0.117152">
                <text:p>0.117152</text:p>
              </table:table-cell>
              <table:table-cell office:value-type="float" office:value="0.16287">
                <text:p>0.16287</text:p>
              </table:table-cell>
              <table:table-cell office:value-type="float" office:value="0.193033">
                <text:p>0.193033</text:p>
              </table:table-cell>
              <table:table-cell office:value-type="float" office:value="0.233703">
                <text:p>0.233703</text:p>
              </table:table-cell>
              <table:table-cell office:value-type="float" office:value="0.264062">
                <text:p>0.264062</text:p>
              </table:table-cell>
              <table:table-cell office:value-type="float" office:value="0.29476">
                <text:p>0.29476</text:p>
              </table:table-cell>
              <table:table-cell office:value-type="float" office:value="0.325102">
                <text:p>0.325102</text:p>
              </table:table-cell>
              <table:table-cell office:value-type="float" office:value="0.372084">
                <text:p>0.372084</text:p>
              </table:table-cell>
              <table:table-cell office:value-type="float" office:value="0.48249">
                <text:p>0.48249</text:p>
              </table:table-cell>
              <table:table-cell office:value-type="float" office:value="0.095562">
                <text:p>0.095562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-1">
                <text:p>-1</text:p>
              </table:table-cell>
              <table:table-cell office:value-type="float" office:value="-0.227385">
                <text:p>-0.227385</text:p>
              </table:table-cell>
              <table:table-cell office:value-type="float" office:value="0.103922">
                <text:p>0.103922</text:p>
              </table:table-cell>
              <table:table-cell office:value-type="float" office:value="0.161431">
                <text:p>0.161431</text:p>
              </table:table-cell>
              <table:table-cell office:value-type="float" office:value="0.199322">
                <text:p>0.199322</text:p>
              </table:table-cell>
              <table:table-cell office:value-type="float" office:value="0.235381">
                <text:p>0.235381</text:p>
              </table:table-cell>
              <table:table-cell office:value-type="float" office:value="0.267601">
                <text:p>0.267601</text:p>
              </table:table-cell>
              <table:table-cell office:value-type="float" office:value="0.296983">
                <text:p>0.296983</text:p>
              </table:table-cell>
              <table:table-cell office:value-type="float" office:value="0.324551">
                <text:p>0.324551</text:p>
              </table:table-cell>
              <table:table-cell office:value-type="float" office:value="0.366958">
                <text:p>0.366958</text:p>
              </table:table-cell>
              <table:table-cell office:value-type="float" office:value="0.48249">
                <text:p>0.48249</text:p>
              </table:table-cell>
              <table:table-cell office:value-type="float" office:value="0.072876">
                <text:p>0.07287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-1">
                <text:p>-1</text:p>
              </table:table-cell>
              <table:table-cell office:value-type="float" office:value="-0.319082">
                <text:p>-0.319082</text:p>
              </table:table-cell>
              <table:table-cell office:value-type="float" office:value="0.098835">
                <text:p>0.098835</text:p>
              </table:table-cell>
              <table:table-cell office:value-type="float" office:value="0.164175">
                <text:p>0.164175</text:p>
              </table:table-cell>
              <table:table-cell office:value-type="float" office:value="0.198465">
                <text:p>0.198465</text:p>
              </table:table-cell>
              <table:table-cell office:value-type="float" office:value="0.236099">
                <text:p>0.236099</text:p>
              </table:table-cell>
              <table:table-cell office:value-type="float" office:value="0.269583">
                <text:p>0.269583</text:p>
              </table:table-cell>
              <table:table-cell office:value-type="float" office:value="0.295814">
                <text:p>0.295814</text:p>
              </table:table-cell>
              <table:table-cell office:value-type="float" office:value="0.321178">
                <text:p>0.321178</text:p>
              </table:table-cell>
              <table:table-cell office:value-type="float" office:value="0.364395">
                <text:p>0.364395</text:p>
              </table:table-cell>
              <table:table-cell office:value-type="float" office:value="0.48249">
                <text:p>0.48249</text:p>
              </table:table-cell>
              <table:table-cell office:value-type="float" office:value="0.062946">
                <text:p>0.06294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-1">
                <text:p>-1</text:p>
              </table:table-cell>
              <table:table-cell office:value-type="float" office:value="-0.010847">
                <text:p>-0.010847</text:p>
              </table:table-cell>
              <table:table-cell office:value-type="float" office:value="0.122701">
                <text:p>0.122701</text:p>
              </table:table-cell>
              <table:table-cell office:value-type="float" office:value="0.16322">
                <text:p>0.16322</text:p>
              </table:table-cell>
              <table:table-cell office:value-type="float" office:value="0.196888">
                <text:p>0.196888</text:p>
              </table:table-cell>
              <table:table-cell office:value-type="float" office:value="0.235437">
                <text:p>0.235437</text:p>
              </table:table-cell>
              <table:table-cell office:value-type="float" office:value="0.26944">
                <text:p>0.26944</text:p>
              </table:table-cell>
              <table:table-cell office:value-type="float" office:value="0.297959">
                <text:p>0.297959</text:p>
              </table:table-cell>
              <table:table-cell office:value-type="float" office:value="0.325116">
                <text:p>0.325116</text:p>
              </table:table-cell>
              <table:table-cell office:value-type="float" office:value="0.366348">
                <text:p>0.366348</text:p>
              </table:table-cell>
              <table:table-cell office:value-type="float" office:value="0.48249">
                <text:p>0.48249</text:p>
              </table:table-cell>
              <table:table-cell office:value-type="float" office:value="0.096626">
                <text:p>0.09662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-1">
                <text:p>-1</text:p>
              </table:table-cell>
              <table:table-cell office:value-type="float" office:value="0.028945">
                <text:p>0.028945</text:p>
              </table:table-cell>
              <table:table-cell office:value-type="float" office:value="0.110957">
                <text:p>0.110957</text:p>
              </table:table-cell>
              <table:table-cell office:value-type="float" office:value="0.159826">
                <text:p>0.159826</text:p>
              </table:table-cell>
              <table:table-cell office:value-type="float" office:value="0.192409">
                <text:p>0.192409</text:p>
              </table:table-cell>
              <table:table-cell office:value-type="float" office:value="0.229973">
                <text:p>0.229973</text:p>
              </table:table-cell>
              <table:table-cell office:value-type="float" office:value="0.261766">
                <text:p>0.261766</text:p>
              </table:table-cell>
              <table:table-cell office:value-type="float" office:value="0.294171">
                <text:p>0.294171</text:p>
              </table:table-cell>
              <table:table-cell office:value-type="float" office:value="0.324046">
                <text:p>0.324046</text:p>
              </table:table-cell>
              <table:table-cell office:value-type="float" office:value="0.362394">
                <text:p>0.362394</text:p>
              </table:table-cell>
              <table:table-cell office:value-type="float" office:value="0.48249">
                <text:p>0.48249</text:p>
              </table:table-cell>
              <table:table-cell office:value-type="float" office:value="0.096449">
                <text:p>0.096449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-1">
                <text:p>-1</text:p>
              </table:table-cell>
              <table:table-cell office:value-type="float" office:value="0.033302">
                <text:p>0.033302</text:p>
              </table:table-cell>
              <table:table-cell office:value-type="float" office:value="0.13078">
                <text:p>0.13078</text:p>
              </table:table-cell>
              <table:table-cell office:value-type="float" office:value="0.170035">
                <text:p>0.170035</text:p>
              </table:table-cell>
              <table:table-cell office:value-type="float" office:value="0.195914">
                <text:p>0.195914</text:p>
              </table:table-cell>
              <table:table-cell office:value-type="float" office:value="0.232064">
                <text:p>0.232064</text:p>
              </table:table-cell>
              <table:table-cell office:value-type="float" office:value="0.271809">
                <text:p>0.271809</text:p>
              </table:table-cell>
              <table:table-cell office:value-type="float" office:value="0.304373">
                <text:p>0.304373</text:p>
              </table:table-cell>
              <table:table-cell office:value-type="float" office:value="0.329372">
                <text:p>0.329372</text:p>
              </table:table-cell>
              <table:table-cell office:value-type="float" office:value="0.366347">
                <text:p>0.366347</text:p>
              </table:table-cell>
              <table:table-cell office:value-type="float" office:value="0.48249">
                <text:p>0.48249</text:p>
              </table:table-cell>
              <table:table-cell office:value-type="float" office:value="0.103399">
                <text:p>0.103399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-0.971476">
                <text:p>-0.971476</text:p>
              </table:table-cell>
              <table:table-cell office:value-type="float" office:value="0.0708">
                <text:p>0.0708</text:p>
              </table:table-cell>
              <table:table-cell office:value-type="float" office:value="0.142504">
                <text:p>0.142504</text:p>
              </table:table-cell>
              <table:table-cell office:value-type="float" office:value="0.178079">
                <text:p>0.178079</text:p>
              </table:table-cell>
              <table:table-cell office:value-type="float" office:value="0.212074">
                <text:p>0.212074</text:p>
              </table:table-cell>
              <table:table-cell office:value-type="float" office:value="0.244114">
                <text:p>0.244114</text:p>
              </table:table-cell>
              <table:table-cell office:value-type="float" office:value="0.27322">
                <text:p>0.27322</text:p>
              </table:table-cell>
              <table:table-cell office:value-type="float" office:value="0.303918">
                <text:p>0.303918</text:p>
              </table:table-cell>
              <table:table-cell office:value-type="float" office:value="0.329211">
                <text:p>0.329211</text:p>
              </table:table-cell>
              <table:table-cell office:value-type="float" office:value="0.367371">
                <text:p>0.367371</text:p>
              </table:table-cell>
              <table:table-cell office:value-type="float" office:value="0.48249">
                <text:p>0.48249</text:p>
              </table:table-cell>
              <table:table-cell office:value-type="float" office:value="0.114982">
                <text:p>0.11498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-1">
                <text:p>-1</text:p>
              </table:table-cell>
              <table:table-cell office:value-type="float" office:value="-0.218644">
                <text:p>-0.218644</text:p>
              </table:table-cell>
              <table:table-cell office:value-type="float" office:value="0.115741">
                <text:p>0.115741</text:p>
              </table:table-cell>
              <table:table-cell office:value-type="float" office:value="0.165795">
                <text:p>0.165795</text:p>
              </table:table-cell>
              <table:table-cell office:value-type="float" office:value="0.204164">
                <text:p>0.204164</text:p>
              </table:table-cell>
              <table:table-cell office:value-type="float" office:value="0.242335">
                <text:p>0.242335</text:p>
              </table:table-cell>
              <table:table-cell office:value-type="float" office:value="0.273143">
                <text:p>0.273143</text:p>
              </table:table-cell>
              <table:table-cell office:value-type="float" office:value="0.303492">
                <text:p>0.303492</text:p>
              </table:table-cell>
              <table:table-cell office:value-type="float" office:value="0.325891">
                <text:p>0.325891</text:p>
              </table:table-cell>
              <table:table-cell office:value-type="float" office:value="0.363842">
                <text:p>0.363842</text:p>
              </table:table-cell>
              <table:table-cell office:value-type="float" office:value="0.48249">
                <text:p>0.48249</text:p>
              </table:table-cell>
              <table:table-cell office:value-type="float" office:value="0.077576">
                <text:p>0.07757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-1">
                <text:p>-1</text:p>
              </table:table-cell>
              <table:table-cell office:value-type="float" office:value="0.054441">
                <text:p>0.054441</text:p>
              </table:table-cell>
              <table:table-cell office:value-type="float" office:value="0.117764">
                <text:p>0.117764</text:p>
              </table:table-cell>
              <table:table-cell office:value-type="float" office:value="0.159756">
                <text:p>0.159756</text:p>
              </table:table-cell>
              <table:table-cell office:value-type="float" office:value="0.19623">
                <text:p>0.19623</text:p>
              </table:table-cell>
              <table:table-cell office:value-type="float" office:value="0.232969">
                <text:p>0.232969</text:p>
              </table:table-cell>
              <table:table-cell office:value-type="float" office:value="0.25522">
                <text:p>0.25522</text:p>
              </table:table-cell>
              <table:table-cell office:value-type="float" office:value="0.29134">
                <text:p>0.29134</text:p>
              </table:table-cell>
              <table:table-cell office:value-type="float" office:value="0.320322">
                <text:p>0.320322</text:p>
              </table:table-cell>
              <table:table-cell office:value-type="float" office:value="0.360071">
                <text:p>0.360071</text:p>
              </table:table-cell>
              <table:table-cell office:value-type="float" office:value="0.48249">
                <text:p>0.48249</text:p>
              </table:table-cell>
              <table:table-cell office:value-type="float" office:value="0.098811">
                <text:p>0.098811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-1">
                <text:p>-1</text:p>
              </table:table-cell>
              <table:table-cell office:value-type="float" office:value="-0.091322">
                <text:p>-0.091322</text:p>
              </table:table-cell>
              <table:table-cell office:value-type="float" office:value="0.119133">
                <text:p>0.119133</text:p>
              </table:table-cell>
              <table:table-cell office:value-type="float" office:value="0.162918">
                <text:p>0.162918</text:p>
              </table:table-cell>
              <table:table-cell office:value-type="float" office:value="0.201265">
                <text:p>0.201265</text:p>
              </table:table-cell>
              <table:table-cell office:value-type="float" office:value="0.23325">
                <text:p>0.23325</text:p>
              </table:table-cell>
              <table:table-cell office:value-type="float" office:value="0.253743">
                <text:p>0.253743</text:p>
              </table:table-cell>
              <table:table-cell office:value-type="float" office:value="0.287145">
                <text:p>0.287145</text:p>
              </table:table-cell>
              <table:table-cell office:value-type="float" office:value="0.320847">
                <text:p>0.320847</text:p>
              </table:table-cell>
              <table:table-cell office:value-type="float" office:value="0.359445">
                <text:p>0.359445</text:p>
              </table:table-cell>
              <table:table-cell office:value-type="float" office:value="0.48249">
                <text:p>0.48249</text:p>
              </table:table-cell>
              <table:table-cell office:value-type="float" office:value="0.084643">
                <text:p>0.084643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-0.970899">
                <text:p>-0.970899</text:p>
              </table:table-cell>
              <table:table-cell office:value-type="float" office:value="0.058306">
                <text:p>0.058306</text:p>
              </table:table-cell>
              <table:table-cell office:value-type="float" office:value="0.112098">
                <text:p>0.112098</text:p>
              </table:table-cell>
              <table:table-cell office:value-type="float" office:value="0.158022">
                <text:p>0.158022</text:p>
              </table:table-cell>
              <table:table-cell office:value-type="float" office:value="0.201003">
                <text:p>0.201003</text:p>
              </table:table-cell>
              <table:table-cell office:value-type="float" office:value="0.234609">
                <text:p>0.234609</text:p>
              </table:table-cell>
              <table:table-cell office:value-type="float" office:value="0.254211">
                <text:p>0.254211</text:p>
              </table:table-cell>
              <table:table-cell office:value-type="float" office:value="0.283129">
                <text:p>0.283129</text:p>
              </table:table-cell>
              <table:table-cell office:value-type="float" office:value="0.317526">
                <text:p>0.317526</text:p>
              </table:table-cell>
              <table:table-cell office:value-type="float" office:value="0.359065">
                <text:p>0.359065</text:p>
              </table:table-cell>
              <table:table-cell office:value-type="float" office:value="0.48249">
                <text:p>0.48249</text:p>
              </table:table-cell>
              <table:table-cell office:value-type="float" office:value="0.100707">
                <text:p>0.10070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-0.941748">
                <text:p>-0.941748</text:p>
              </table:table-cell>
              <table:table-cell office:value-type="float" office:value="0.057028">
                <text:p>0.057028</text:p>
              </table:table-cell>
              <table:table-cell office:value-type="float" office:value="0.113607">
                <text:p>0.113607</text:p>
              </table:table-cell>
              <table:table-cell office:value-type="float" office:value="0.162678">
                <text:p>0.162678</text:p>
              </table:table-cell>
              <table:table-cell office:value-type="float" office:value="0.200203">
                <text:p>0.200203</text:p>
              </table:table-cell>
              <table:table-cell office:value-type="float" office:value="0.230979">
                <text:p>0.230979</text:p>
              </table:table-cell>
              <table:table-cell office:value-type="float" office:value="0.251279">
                <text:p>0.251279</text:p>
              </table:table-cell>
              <table:table-cell office:value-type="float" office:value="0.280244">
                <text:p>0.280244</text:p>
              </table:table-cell>
              <table:table-cell office:value-type="float" office:value="0.313017">
                <text:p>0.313017</text:p>
              </table:table-cell>
              <table:table-cell office:value-type="float" office:value="0.353935">
                <text:p>0.353935</text:p>
              </table:table-cell>
              <table:table-cell office:value-type="float" office:value="0.48249">
                <text:p>0.48249</text:p>
              </table:table-cell>
              <table:table-cell office:value-type="float" office:value="0.102122">
                <text:p>0.102122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-0.88556">
                <text:p>-0.88556</text:p>
              </table:table-cell>
              <table:table-cell office:value-type="float" office:value="0.052919">
                <text:p>0.052919</text:p>
              </table:table-cell>
              <table:table-cell office:value-type="float" office:value="0.109719">
                <text:p>0.109719</text:p>
              </table:table-cell>
              <table:table-cell office:value-type="float" office:value="0.157492">
                <text:p>0.157492</text:p>
              </table:table-cell>
              <table:table-cell office:value-type="float" office:value="0.199888">
                <text:p>0.199888</text:p>
              </table:table-cell>
              <table:table-cell office:value-type="float" office:value="0.233832">
                <text:p>0.233832</text:p>
              </table:table-cell>
              <table:table-cell office:value-type="float" office:value="0.256522">
                <text:p>0.256522</text:p>
              </table:table-cell>
              <table:table-cell office:value-type="float" office:value="0.284986">
                <text:p>0.284986</text:p>
              </table:table-cell>
              <table:table-cell office:value-type="float" office:value="0.313616">
                <text:p>0.313616</text:p>
              </table:table-cell>
              <table:table-cell office:value-type="float" office:value="0.353614">
                <text:p>0.353614</text:p>
              </table:table-cell>
              <table:table-cell office:value-type="float" office:value="0.48249">
                <text:p>0.48249</text:p>
              </table:table-cell>
              <table:table-cell office:value-type="float" office:value="0.107703">
                <text:p>0.107703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-0.914567">
                <text:p>-0.914567</text:p>
              </table:table-cell>
              <table:table-cell office:value-type="float" office:value="0.062323">
                <text:p>0.062323</text:p>
              </table:table-cell>
              <table:table-cell office:value-type="float" office:value="0.123824">
                <text:p>0.123824</text:p>
              </table:table-cell>
              <table:table-cell office:value-type="float" office:value="0.165043">
                <text:p>0.165043</text:p>
              </table:table-cell>
              <table:table-cell office:value-type="float" office:value="0.200422">
                <text:p>0.200422</text:p>
              </table:table-cell>
              <table:table-cell office:value-type="float" office:value="0.232945">
                <text:p>0.232945</text:p>
              </table:table-cell>
              <table:table-cell office:value-type="float" office:value="0.253627">
                <text:p>0.253627</text:p>
              </table:table-cell>
              <table:table-cell office:value-type="float" office:value="0.279918">
                <text:p>0.279918</text:p>
              </table:table-cell>
              <table:table-cell office:value-type="float" office:value="0.309859">
                <text:p>0.309859</text:p>
              </table:table-cell>
              <table:table-cell office:value-type="float" office:value="0.353149">
                <text:p>0.353149</text:p>
              </table:table-cell>
              <table:table-cell office:value-type="float" office:value="0.48249">
                <text:p>0.48249</text:p>
              </table:table-cell>
              <table:table-cell office:value-type="float" office:value="0.106654">
                <text:p>0.106654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-1">
                <text:p>-1</text:p>
              </table:table-cell>
              <table:table-cell office:value-type="float" office:value="-0.279832">
                <text:p>-0.279832</text:p>
              </table:table-cell>
              <table:table-cell office:value-type="float" office:value="0.103889">
                <text:p>0.103889</text:p>
              </table:table-cell>
              <table:table-cell office:value-type="float" office:value="0.158049">
                <text:p>0.158049</text:p>
              </table:table-cell>
              <table:table-cell office:value-type="float" office:value="0.196936">
                <text:p>0.196936</text:p>
              </table:table-cell>
              <table:table-cell office:value-type="float" office:value="0.233114">
                <text:p>0.233114</text:p>
              </table:table-cell>
              <table:table-cell office:value-type="float" office:value="0.251999">
                <text:p>0.251999</text:p>
              </table:table-cell>
              <table:table-cell office:value-type="float" office:value="0.277247">
                <text:p>0.277247</text:p>
              </table:table-cell>
              <table:table-cell office:value-type="float" office:value="0.307243">
                <text:p>0.307243</text:p>
              </table:table-cell>
              <table:table-cell office:value-type="float" office:value="0.355616">
                <text:p>0.355616</text:p>
              </table:table-cell>
              <table:table-cell office:value-type="float" office:value="0.48249">
                <text:p>0.48249</text:p>
              </table:table-cell>
              <table:table-cell office:value-type="float" office:value="0.060426">
                <text:p>0.060426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-1">
                <text:p>-1</text:p>
              </table:table-cell>
              <table:table-cell office:value-type="float" office:value="-0.221269">
                <text:p>-0.221269</text:p>
              </table:table-cell>
              <table:table-cell office:value-type="float" office:value="0.119369">
                <text:p>0.119369</text:p>
              </table:table-cell>
              <table:table-cell office:value-type="float" office:value="0.165231">
                <text:p>0.165231</text:p>
              </table:table-cell>
              <table:table-cell office:value-type="float" office:value="0.207243">
                <text:p>0.207243</text:p>
              </table:table-cell>
              <table:table-cell office:value-type="float" office:value="0.235667">
                <text:p>0.235667</text:p>
              </table:table-cell>
              <table:table-cell office:value-type="float" office:value="0.257904">
                <text:p>0.257904</text:p>
              </table:table-cell>
              <table:table-cell office:value-type="float" office:value="0.280753">
                <text:p>0.280753</text:p>
              </table:table-cell>
              <table:table-cell office:value-type="float" office:value="0.308728">
                <text:p>0.308728</text:p>
              </table:table-cell>
              <table:table-cell office:value-type="float" office:value="0.355631">
                <text:p>0.355631</text:p>
              </table:table-cell>
              <table:table-cell office:value-type="float" office:value="0.48249">
                <text:p>0.48249</text:p>
              </table:table-cell>
              <table:table-cell office:value-type="float" office:value="0.070926">
                <text:p>0.07092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-0.943551">
                <text:p>-0.943551</text:p>
              </table:table-cell>
              <table:table-cell office:value-type="float" office:value="0.074327">
                <text:p>0.074327</text:p>
              </table:table-cell>
              <table:table-cell office:value-type="float" office:value="0.148046">
                <text:p>0.148046</text:p>
              </table:table-cell>
              <table:table-cell office:value-type="float" office:value="0.185527">
                <text:p>0.185527</text:p>
              </table:table-cell>
              <table:table-cell office:value-type="float" office:value="0.223072">
                <text:p>0.223072</text:p>
              </table:table-cell>
              <table:table-cell office:value-type="float" office:value="0.23553">
                <text:p>0.23553</text:p>
              </table:table-cell>
              <table:table-cell office:value-type="float" office:value="0.255913">
                <text:p>0.255913</text:p>
              </table:table-cell>
              <table:table-cell office:value-type="float" office:value="0.280197">
                <text:p>0.280197</text:p>
              </table:table-cell>
              <table:table-cell office:value-type="float" office:value="0.308334">
                <text:p>0.308334</text:p>
              </table:table-cell>
              <table:table-cell office:value-type="float" office:value="0.358409">
                <text:p>0.358409</text:p>
              </table:table-cell>
              <table:table-cell office:value-type="float" office:value="0.48249">
                <text:p>0.48249</text:p>
              </table:table-cell>
              <table:table-cell office:value-type="float" office:value="0.112581">
                <text:p>0.112581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0.913977">
                <text:p>-0.913977</text:p>
              </table:table-cell>
              <table:table-cell office:value-type="float" office:value="0.080927">
                <text:p>0.080927</text:p>
              </table:table-cell>
              <table:table-cell office:value-type="float" office:value="0.148771">
                <text:p>0.148771</text:p>
              </table:table-cell>
              <table:table-cell office:value-type="float" office:value="0.18324">
                <text:p>0.18324</text:p>
              </table:table-cell>
              <table:table-cell office:value-type="float" office:value="0.226861">
                <text:p>0.226861</text:p>
              </table:table-cell>
              <table:table-cell office:value-type="float" office:value="0.240617">
                <text:p>0.240617</text:p>
              </table:table-cell>
              <table:table-cell office:value-type="float" office:value="0.262052">
                <text:p>0.262052</text:p>
              </table:table-cell>
              <table:table-cell office:value-type="float" office:value="0.285094">
                <text:p>0.285094</text:p>
              </table:table-cell>
              <table:table-cell office:value-type="float" office:value="0.305328">
                <text:p>0.305328</text:p>
              </table:table-cell>
              <table:table-cell office:value-type="float" office:value="0.355703">
                <text:p>0.355703</text:p>
              </table:table-cell>
              <table:table-cell office:value-type="float" office:value="0.48249">
                <text:p>0.48249</text:p>
              </table:table-cell>
              <table:table-cell office:value-type="float" office:value="0.117462">
                <text:p>0.117462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-0.675794">
                <text:p>-0.675794</text:p>
              </table:table-cell>
              <table:table-cell office:value-type="float" office:value="0.100824">
                <text:p>0.100824</text:p>
              </table:table-cell>
              <table:table-cell office:value-type="float" office:value="0.159888">
                <text:p>0.159888</text:p>
              </table:table-cell>
              <table:table-cell office:value-type="float" office:value="0.204769">
                <text:p>0.204769</text:p>
              </table:table-cell>
              <table:table-cell office:value-type="float" office:value="0.236382">
                <text:p>0.236382</text:p>
              </table:table-cell>
              <table:table-cell office:value-type="float" office:value="0.251643">
                <text:p>0.251643</text:p>
              </table:table-cell>
              <table:table-cell office:value-type="float" office:value="0.272054">
                <text:p>0.272054</text:p>
              </table:table-cell>
              <table:table-cell office:value-type="float" office:value="0.294483">
                <text:p>0.294483</text:p>
              </table:table-cell>
              <table:table-cell office:value-type="float" office:value="0.313892">
                <text:p>0.313892</text:p>
              </table:table-cell>
              <table:table-cell office:value-type="float" office:value="0.354616">
                <text:p>0.354616</text:p>
              </table:table-cell>
              <table:table-cell office:value-type="float" office:value="0.48249">
                <text:p>0.48249</text:p>
              </table:table-cell>
              <table:table-cell office:value-type="float" office:value="0.151276">
                <text:p>0.15127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-0.945345">
                <text:p>-0.945345</text:p>
              </table:table-cell>
              <table:table-cell office:value-type="float" office:value="0.067124">
                <text:p>0.067124</text:p>
              </table:table-cell>
              <table:table-cell office:value-type="float" office:value="0.14168">
                <text:p>0.14168</text:p>
              </table:table-cell>
              <table:table-cell office:value-type="float" office:value="0.182513">
                <text:p>0.182513</text:p>
              </table:table-cell>
              <table:table-cell office:value-type="float" office:value="0.227545">
                <text:p>0.227545</text:p>
              </table:table-cell>
              <table:table-cell office:value-type="float" office:value="0.244726">
                <text:p>0.244726</text:p>
              </table:table-cell>
              <table:table-cell office:value-type="float" office:value="0.268336">
                <text:p>0.268336</text:p>
              </table:table-cell>
              <table:table-cell office:value-type="float" office:value="0.289537">
                <text:p>0.289537</text:p>
              </table:table-cell>
              <table:table-cell office:value-type="float" office:value="0.310308">
                <text:p>0.310308</text:p>
              </table:table-cell>
              <table:table-cell office:value-type="float" office:value="0.353835">
                <text:p>0.353835</text:p>
              </table:table-cell>
              <table:table-cell office:value-type="float" office:value="0.48249">
                <text:p>0.48249</text:p>
              </table:table-cell>
              <table:table-cell office:value-type="float" office:value="0.114026">
                <text:p>0.11402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-0.832194">
                <text:p>-0.832194</text:p>
              </table:table-cell>
              <table:table-cell office:value-type="float" office:value="0.0759">
                <text:p>0.0759</text:p>
              </table:table-cell>
              <table:table-cell office:value-type="float" office:value="0.152">
                <text:p>0.152</text:p>
              </table:table-cell>
              <table:table-cell office:value-type="float" office:value="0.19044">
                <text:p>0.19044</text:p>
              </table:table-cell>
              <table:table-cell office:value-type="float" office:value="0.231915">
                <text:p>0.231915</text:p>
              </table:table-cell>
              <table:table-cell office:value-type="float" office:value="0.244941">
                <text:p>0.244941</text:p>
              </table:table-cell>
              <table:table-cell office:value-type="float" office:value="0.274003">
                <text:p>0.274003</text:p>
              </table:table-cell>
              <table:table-cell office:value-type="float" office:value="0.293877">
                <text:p>0.293877</text:p>
              </table:table-cell>
              <table:table-cell office:value-type="float" office:value="0.31427">
                <text:p>0.31427</text:p>
              </table:table-cell>
              <table:table-cell office:value-type="float" office:value="0.35591">
                <text:p>0.35591</text:p>
              </table:table-cell>
              <table:table-cell office:value-type="float" office:value="0.48249">
                <text:p>0.48249</text:p>
              </table:table-cell>
              <table:table-cell office:value-type="float" office:value="0.130106">
                <text:p>0.130106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-0.860669">
                <text:p>-0.860669</text:p>
              </table:table-cell>
              <table:table-cell office:value-type="float" office:value="0.076763">
                <text:p>0.076763</text:p>
              </table:table-cell>
              <table:table-cell office:value-type="float" office:value="0.156721">
                <text:p>0.156721</text:p>
              </table:table-cell>
              <table:table-cell office:value-type="float" office:value="0.18834">
                <text:p>0.18834</text:p>
              </table:table-cell>
              <table:table-cell office:value-type="float" office:value="0.229964">
                <text:p>0.229964</text:p>
              </table:table-cell>
              <table:table-cell office:value-type="float" office:value="0.244329">
                <text:p>0.244329</text:p>
              </table:table-cell>
              <table:table-cell office:value-type="float" office:value="0.268594">
                <text:p>0.268594</text:p>
              </table:table-cell>
              <table:table-cell office:value-type="float" office:value="0.291781">
                <text:p>0.291781</text:p>
              </table:table-cell>
              <table:table-cell office:value-type="float" office:value="0.31388">
                <text:p>0.31388</text:p>
              </table:table-cell>
              <table:table-cell office:value-type="float" office:value="0.356583">
                <text:p>0.356583</text:p>
              </table:table-cell>
              <table:table-cell office:value-type="float" office:value="0.48249">
                <text:p>0.48249</text:p>
              </table:table-cell>
              <table:table-cell office:value-type="float" office:value="0.126629">
                <text:p>0.12662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-0.769821">
                <text:p>-0.769821</text:p>
              </table:table-cell>
              <table:table-cell office:value-type="float" office:value="0.09242">
                <text:p>0.09242</text:p>
              </table:table-cell>
              <table:table-cell office:value-type="float" office:value="0.154822">
                <text:p>0.154822</text:p>
              </table:table-cell>
              <table:table-cell office:value-type="float" office:value="0.187069">
                <text:p>0.187069</text:p>
              </table:table-cell>
              <table:table-cell office:value-type="float" office:value="0.225564">
                <text:p>0.225564</text:p>
              </table:table-cell>
              <table:table-cell office:value-type="float" office:value="0.242445">
                <text:p>0.242445</text:p>
              </table:table-cell>
              <table:table-cell office:value-type="float" office:value="0.266903">
                <text:p>0.266903</text:p>
              </table:table-cell>
              <table:table-cell office:value-type="float" office:value="0.291789">
                <text:p>0.291789</text:p>
              </table:table-cell>
              <table:table-cell office:value-type="float" office:value="0.3157">
                <text:p>0.3157</text:p>
              </table:table-cell>
              <table:table-cell office:value-type="float" office:value="0.360026">
                <text:p>0.360026</text:p>
              </table:table-cell>
              <table:table-cell office:value-type="float" office:value="0.48249">
                <text:p>0.48249</text:p>
              </table:table-cell>
              <table:table-cell office:value-type="float" office:value="0.136692">
                <text:p>0.136692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-0.5294">
                <text:p>-0.5294</text:p>
              </table:table-cell>
              <table:table-cell office:value-type="float" office:value="0.108973">
                <text:p>0.108973</text:p>
              </table:table-cell>
              <table:table-cell office:value-type="float" office:value="0.154733">
                <text:p>0.154733</text:p>
              </table:table-cell>
              <table:table-cell office:value-type="float" office:value="0.184956">
                <text:p>0.184956</text:p>
              </table:table-cell>
              <table:table-cell office:value-type="float" office:value="0.221217">
                <text:p>0.221217</text:p>
              </table:table-cell>
              <table:table-cell office:value-type="float" office:value="0.238">
                <text:p>0.238</text:p>
              </table:table-cell>
              <table:table-cell office:value-type="float" office:value="0.259591">
                <text:p>0.259591</text:p>
              </table:table-cell>
              <table:table-cell office:value-type="float" office:value="0.282551">
                <text:p>0.282551</text:p>
              </table:table-cell>
              <table:table-cell office:value-type="float" office:value="0.312316">
                <text:p>0.312316</text:p>
              </table:table-cell>
              <table:table-cell office:value-type="float" office:value="0.350264">
                <text:p>0.350264</text:p>
              </table:table-cell>
              <table:table-cell office:value-type="float" office:value="0.48249">
                <text:p>0.48249</text:p>
              </table:table-cell>
              <table:table-cell office:value-type="float" office:value="0.15832">
                <text:p>0.1583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-1">
                <text:p>-1</text:p>
              </table:table-cell>
              <table:table-cell office:value-type="float" office:value="0.025369">
                <text:p>0.025369</text:p>
              </table:table-cell>
              <table:table-cell office:value-type="float" office:value="0.127599">
                <text:p>0.127599</text:p>
              </table:table-cell>
              <table:table-cell office:value-type="float" office:value="0.167901">
                <text:p>0.167901</text:p>
              </table:table-cell>
              <table:table-cell office:value-type="float" office:value="0.197617">
                <text:p>0.197617</text:p>
              </table:table-cell>
              <table:table-cell office:value-type="float" office:value="0.22753">
                <text:p>0.22753</text:p>
              </table:table-cell>
              <table:table-cell office:value-type="float" office:value="0.242316">
                <text:p>0.242316</text:p>
              </table:table-cell>
              <table:table-cell office:value-type="float" office:value="0.267824">
                <text:p>0.267824</text:p>
              </table:table-cell>
              <table:table-cell office:value-type="float" office:value="0.308856">
                <text:p>0.308856</text:p>
              </table:table-cell>
              <table:table-cell office:value-type="float" office:value="0.357464">
                <text:p>0.357464</text:p>
              </table:table-cell>
              <table:table-cell office:value-type="float" office:value="0.48249">
                <text:p>0.48249</text:p>
              </table:table-cell>
              <table:table-cell office:value-type="float" office:value="0.092248">
                <text:p>0.092248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-0.708991">
                <text:p>-0.708991</text:p>
              </table:table-cell>
              <table:table-cell office:value-type="float" office:value="0.073832">
                <text:p>0.073832</text:p>
              </table:table-cell>
              <table:table-cell office:value-type="float" office:value="0.138241">
                <text:p>0.138241</text:p>
              </table:table-cell>
              <table:table-cell office:value-type="float" office:value="0.168477">
                <text:p>0.168477</text:p>
              </table:table-cell>
              <table:table-cell office:value-type="float" office:value="0.196106">
                <text:p>0.196106</text:p>
              </table:table-cell>
              <table:table-cell office:value-type="float" office:value="0.222667">
                <text:p>0.222667</text:p>
              </table:table-cell>
              <table:table-cell office:value-type="float" office:value="0.245932">
                <text:p>0.245932</text:p>
              </table:table-cell>
              <table:table-cell office:value-type="float" office:value="0.276042">
                <text:p>0.276042</text:p>
              </table:table-cell>
              <table:table-cell office:value-type="float" office:value="0.308375">
                <text:p>0.308375</text:p>
              </table:table-cell>
              <table:table-cell office:value-type="float" office:value="0.357776">
                <text:p>0.357776</text:p>
              </table:table-cell>
              <table:table-cell office:value-type="float" office:value="0.48249">
                <text:p>0.48249</text:p>
              </table:table-cell>
              <table:table-cell office:value-type="float" office:value="0.127846">
                <text:p>0.127846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-0.855688">
                <text:p>-0.855688</text:p>
              </table:table-cell>
              <table:table-cell office:value-type="float" office:value="0.06595">
                <text:p>0.06595</text:p>
              </table:table-cell>
              <table:table-cell office:value-type="float" office:value="0.125633">
                <text:p>0.125633</text:p>
              </table:table-cell>
              <table:table-cell office:value-type="float" office:value="0.159267">
                <text:p>0.159267</text:p>
              </table:table-cell>
              <table:table-cell office:value-type="float" office:value="0.192835">
                <text:p>0.192835</text:p>
              </table:table-cell>
              <table:table-cell office:value-type="float" office:value="0.226829">
                <text:p>0.226829</text:p>
              </table:table-cell>
              <table:table-cell office:value-type="float" office:value="0.250019">
                <text:p>0.250019</text:p>
              </table:table-cell>
              <table:table-cell office:value-type="float" office:value="0.27859">
                <text:p>0.27859</text:p>
              </table:table-cell>
              <table:table-cell office:value-type="float" office:value="0.308301">
                <text:p>0.308301</text:p>
              </table:table-cell>
              <table:table-cell office:value-type="float" office:value="0.356456">
                <text:p>0.356456</text:p>
              </table:table-cell>
              <table:table-cell office:value-type="float" office:value="0.48249">
                <text:p>0.48249</text:p>
              </table:table-cell>
              <table:table-cell office:value-type="float" office:value="0.110819">
                <text:p>0.110819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-1">
                <text:p>-1</text:p>
              </table:table-cell>
              <table:table-cell office:value-type="float" office:value="-0.236012">
                <text:p>-0.236012</text:p>
              </table:table-cell>
              <table:table-cell office:value-type="float" office:value="0.090852">
                <text:p>0.090852</text:p>
              </table:table-cell>
              <table:table-cell office:value-type="float" office:value="0.137429">
                <text:p>0.137429</text:p>
              </table:table-cell>
              <table:table-cell office:value-type="float" office:value="0.174861">
                <text:p>0.174861</text:p>
              </table:table-cell>
              <table:table-cell office:value-type="float" office:value="0.218461">
                <text:p>0.218461</text:p>
              </table:table-cell>
              <table:table-cell office:value-type="float" office:value="0.242727">
                <text:p>0.242727</text:p>
              </table:table-cell>
              <table:table-cell office:value-type="float" office:value="0.270136">
                <text:p>0.270136</text:p>
              </table:table-cell>
              <table:table-cell office:value-type="float" office:value="0.302">
                <text:p>0.302</text:p>
              </table:table-cell>
              <table:table-cell office:value-type="float" office:value="0.352618">
                <text:p>0.352618</text:p>
              </table:table-cell>
              <table:table-cell office:value-type="float" office:value="0.48249">
                <text:p>0.48249</text:p>
              </table:table-cell>
              <table:table-cell office:value-type="float" office:value="0.055307">
                <text:p>0.055307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-0.972765">
                <text:p>-0.972765</text:p>
              </table:table-cell>
              <table:table-cell office:value-type="float" office:value="0.045175">
                <text:p>0.045175</text:p>
              </table:table-cell>
              <table:table-cell office:value-type="float" office:value="0.116413">
                <text:p>0.116413</text:p>
              </table:table-cell>
              <table:table-cell office:value-type="float" office:value="0.157012">
                <text:p>0.157012</text:p>
              </table:table-cell>
              <table:table-cell office:value-type="float" office:value="0.198136">
                <text:p>0.198136</text:p>
              </table:table-cell>
              <table:table-cell office:value-type="float" office:value="0.230242">
                <text:p>0.230242</text:p>
              </table:table-cell>
              <table:table-cell office:value-type="float" office:value="0.248478">
                <text:p>0.248478</text:p>
              </table:table-cell>
              <table:table-cell office:value-type="float" office:value="0.274522">
                <text:p>0.274522</text:p>
              </table:table-cell>
              <table:table-cell office:value-type="float" office:value="0.307449">
                <text:p>0.307449</text:p>
              </table:table-cell>
              <table:table-cell office:value-type="float" office:value="0.359104">
                <text:p>0.359104</text:p>
              </table:table-cell>
              <table:table-cell office:value-type="float" office:value="0.48249">
                <text:p>0.48249</text:p>
              </table:table-cell>
              <table:table-cell office:value-type="float" office:value="0.096377">
                <text:p>0.096377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-0.972207">
                <text:p>-0.972207</text:p>
              </table:table-cell>
              <table:table-cell office:value-type="float" office:value="0.05113">
                <text:p>0.05113</text:p>
              </table:table-cell>
              <table:table-cell office:value-type="float" office:value="0.127886">
                <text:p>0.127886</text:p>
              </table:table-cell>
              <table:table-cell office:value-type="float" office:value="0.168023">
                <text:p>0.168023</text:p>
              </table:table-cell>
              <table:table-cell office:value-type="float" office:value="0.204214">
                <text:p>0.204214</text:p>
              </table:table-cell>
              <table:table-cell office:value-type="float" office:value="0.230998">
                <text:p>0.230998</text:p>
              </table:table-cell>
              <table:table-cell office:value-type="float" office:value="0.247352">
                <text:p>0.247352</text:p>
              </table:table-cell>
              <table:table-cell office:value-type="float" office:value="0.275815">
                <text:p>0.275815</text:p>
              </table:table-cell>
              <table:table-cell office:value-type="float" office:value="0.308381">
                <text:p>0.308381</text:p>
              </table:table-cell>
              <table:table-cell office:value-type="float" office:value="0.357875">
                <text:p>0.357875</text:p>
              </table:table-cell>
              <table:table-cell office:value-type="float" office:value="0.48249">
                <text:p>0.48249</text:p>
              </table:table-cell>
              <table:table-cell office:value-type="float" office:value="0.099947">
                <text:p>0.099947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-0.943692">
                <text:p>-0.943692</text:p>
              </table:table-cell>
              <table:table-cell office:value-type="float" office:value="0.054441">
                <text:p>0.054441</text:p>
              </table:table-cell>
              <table:table-cell office:value-type="float" office:value="0.122889">
                <text:p>0.122889</text:p>
              </table:table-cell>
              <table:table-cell office:value-type="float" office:value="0.165511">
                <text:p>0.165511</text:p>
              </table:table-cell>
              <table:table-cell office:value-type="float" office:value="0.200324">
                <text:p>0.200324</text:p>
              </table:table-cell>
              <table:table-cell office:value-type="float" office:value="0.227041">
                <text:p>0.227041</text:p>
              </table:table-cell>
              <table:table-cell office:value-type="float" office:value="0.242003">
                <text:p>0.242003</text:p>
              </table:table-cell>
              <table:table-cell office:value-type="float" office:value="0.267867">
                <text:p>0.267867</text:p>
              </table:table-cell>
              <table:table-cell office:value-type="float" office:value="0.2965">
                <text:p>0.2965</text:p>
              </table:table-cell>
              <table:table-cell office:value-type="float" office:value="0.349609">
                <text:p>0.349609</text:p>
              </table:table-cell>
              <table:table-cell office:value-type="float" office:value="0.48249">
                <text:p>0.48249</text:p>
              </table:table-cell>
              <table:table-cell office:value-type="float" office:value="0.098249">
                <text:p>0.098249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-1">
                <text:p>-1</text:p>
              </table:table-cell>
              <table:table-cell office:value-type="float" office:value="-0.044497">
                <text:p>-0.044497</text:p>
              </table:table-cell>
              <table:table-cell office:value-type="float" office:value="0.122124">
                <text:p>0.122124</text:p>
              </table:table-cell>
              <table:table-cell office:value-type="float" office:value="0.176124">
                <text:p>0.176124</text:p>
              </table:table-cell>
              <table:table-cell office:value-type="float" office:value="0.213093">
                <text:p>0.213093</text:p>
              </table:table-cell>
              <table:table-cell office:value-type="float" office:value="0.235384">
                <text:p>0.235384</text:p>
              </table:table-cell>
              <table:table-cell office:value-type="float" office:value="0.254168">
                <text:p>0.254168</text:p>
              </table:table-cell>
              <table:table-cell office:value-type="float" office:value="0.283702">
                <text:p>0.283702</text:p>
              </table:table-cell>
              <table:table-cell office:value-type="float" office:value="0.304104">
                <text:p>0.304104</text:p>
              </table:table-cell>
              <table:table-cell office:value-type="float" office:value="0.354344">
                <text:p>0.354344</text:p>
              </table:table-cell>
              <table:table-cell office:value-type="float" office:value="0.48249">
                <text:p>0.48249</text:p>
              </table:table-cell>
              <table:table-cell office:value-type="float" office:value="0.089855">
                <text:p>0.08985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-1">
                <text:p>-1</text:p>
              </table:table-cell>
              <table:table-cell office:value-type="float" office:value="-0.349212">
                <text:p>-0.349212</text:p>
              </table:table-cell>
              <table:table-cell office:value-type="float" office:value="0.103902">
                <text:p>0.103902</text:p>
              </table:table-cell>
              <table:table-cell office:value-type="float" office:value="0.164625">
                <text:p>0.164625</text:p>
              </table:table-cell>
              <table:table-cell office:value-type="float" office:value="0.200746">
                <text:p>0.200746</text:p>
              </table:table-cell>
              <table:table-cell office:value-type="float" office:value="0.232819">
                <text:p>0.232819</text:p>
              </table:table-cell>
              <table:table-cell office:value-type="float" office:value="0.25024">
                <text:p>0.25024</text:p>
              </table:table-cell>
              <table:table-cell office:value-type="float" office:value="0.28204">
                <text:p>0.28204</text:p>
              </table:table-cell>
              <table:table-cell office:value-type="float" office:value="0.306432">
                <text:p>0.306432</text:p>
              </table:table-cell>
              <table:table-cell office:value-type="float" office:value="0.357848">
                <text:p>0.357848</text:p>
              </table:table-cell>
              <table:table-cell office:value-type="float" office:value="0.48249">
                <text:p>0.48249</text:p>
              </table:table-cell>
              <table:table-cell office:value-type="float" office:value="0.054944">
                <text:p>0.05494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-1">
                <text:p>-1</text:p>
              </table:table-cell>
              <table:table-cell office:value-type="float" office:value="0.002878">
                <text:p>0.002878</text:p>
              </table:table-cell>
              <table:table-cell office:value-type="float" office:value="0.145653">
                <text:p>0.145653</text:p>
              </table:table-cell>
              <table:table-cell office:value-type="float" office:value="0.183896">
                <text:p>0.183896</text:p>
              </table:table-cell>
              <table:table-cell office:value-type="float" office:value="0.215966">
                <text:p>0.215966</text:p>
              </table:table-cell>
              <table:table-cell office:value-type="float" office:value="0.239134">
                <text:p>0.239134</text:p>
              </table:table-cell>
              <table:table-cell office:value-type="float" office:value="0.259632">
                <text:p>0.259632</text:p>
              </table:table-cell>
              <table:table-cell office:value-type="float" office:value="0.288616">
                <text:p>0.288616</text:p>
              </table:table-cell>
              <table:table-cell office:value-type="float" office:value="0.308595">
                <text:p>0.308595</text:p>
              </table:table-cell>
              <table:table-cell office:value-type="float" office:value="0.355749">
                <text:p>0.355749</text:p>
              </table:table-cell>
              <table:table-cell office:value-type="float" office:value="0.48249">
                <text:p>0.48249</text:p>
              </table:table-cell>
              <table:table-cell office:value-type="float" office:value="0.100012">
                <text:p>0.10001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-1">
                <text:p>-1</text:p>
              </table:table-cell>
              <table:table-cell office:value-type="float" office:value="-0.25908">
                <text:p>-0.25908</text:p>
              </table:table-cell>
              <table:table-cell office:value-type="float" office:value="0.123572">
                <text:p>0.123572</text:p>
              </table:table-cell>
              <table:table-cell office:value-type="float" office:value="0.172017">
                <text:p>0.172017</text:p>
              </table:table-cell>
              <table:table-cell office:value-type="float" office:value="0.205578">
                <text:p>0.205578</text:p>
              </table:table-cell>
              <table:table-cell office:value-type="float" office:value="0.230546">
                <text:p>0.230546</text:p>
              </table:table-cell>
              <table:table-cell office:value-type="float" office:value="0.244861">
                <text:p>0.244861</text:p>
              </table:table-cell>
              <table:table-cell office:value-type="float" office:value="0.27749">
                <text:p>0.27749</text:p>
              </table:table-cell>
              <table:table-cell office:value-type="float" office:value="0.30381">
                <text:p>0.30381</text:p>
              </table:table-cell>
              <table:table-cell office:value-type="float" office:value="0.357332">
                <text:p>0.357332</text:p>
              </table:table-cell>
              <table:table-cell office:value-type="float" office:value="0.48249">
                <text:p>0.4824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-1">
                <text:p>-1</text:p>
              </table:table-cell>
              <table:table-cell office:value-type="float" office:value="-0.220413">
                <text:p>-0.220413</text:p>
              </table:table-cell>
              <table:table-cell office:value-type="float" office:value="0.137244">
                <text:p>0.137244</text:p>
              </table:table-cell>
              <table:table-cell office:value-type="float" office:value="0.174439">
                <text:p>0.174439</text:p>
              </table:table-cell>
              <table:table-cell office:value-type="float" office:value="0.210802">
                <text:p>0.210802</text:p>
              </table:table-cell>
              <table:table-cell office:value-type="float" office:value="0.236089">
                <text:p>0.236089</text:p>
              </table:table-cell>
              <table:table-cell office:value-type="float" office:value="0.24826">
                <text:p>0.24826</text:p>
              </table:table-cell>
              <table:table-cell office:value-type="float" office:value="0.281298">
                <text:p>0.281298</text:p>
              </table:table-cell>
              <table:table-cell office:value-type="float" office:value="0.308173">
                <text:p>0.308173</text:p>
              </table:table-cell>
              <table:table-cell office:value-type="float" office:value="0.359884">
                <text:p>0.359884</text:p>
              </table:table-cell>
              <table:table-cell office:value-type="float" office:value="0.48249">
                <text:p>0.48249</text:p>
              </table:table-cell>
              <table:table-cell office:value-type="float" office:value="0.073578">
                <text:p>0.073578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-1">
                <text:p>-1</text:p>
              </table:table-cell>
              <table:table-cell office:value-type="float" office:value="-0.223724">
                <text:p>-0.223724</text:p>
              </table:table-cell>
              <table:table-cell office:value-type="float" office:value="0.136448">
                <text:p>0.136448</text:p>
              </table:table-cell>
              <table:table-cell office:value-type="float" office:value="0.17683">
                <text:p>0.17683</text:p>
              </table:table-cell>
              <table:table-cell office:value-type="float" office:value="0.21422">
                <text:p>0.21422</text:p>
              </table:table-cell>
              <table:table-cell office:value-type="float" office:value="0.237032">
                <text:p>0.237032</text:p>
              </table:table-cell>
              <table:table-cell office:value-type="float" office:value="0.24936">
                <text:p>0.24936</text:p>
              </table:table-cell>
              <table:table-cell office:value-type="float" office:value="0.277301">
                <text:p>0.277301</text:p>
              </table:table-cell>
              <table:table-cell office:value-type="float" office:value="0.299616">
                <text:p>0.299616</text:p>
              </table:table-cell>
              <table:table-cell office:value-type="float" office:value="0.356442">
                <text:p>0.356442</text:p>
              </table:table-cell>
              <table:table-cell office:value-type="float" office:value="0.48249">
                <text:p>0.48249</text:p>
              </table:table-cell>
              <table:table-cell office:value-type="float" office:value="0.072352">
                <text:p>0.07235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-1">
                <text:p>-1</text:p>
              </table:table-cell>
              <table:table-cell office:value-type="float" office:value="-0.089694">
                <text:p>-0.089694</text:p>
              </table:table-cell>
              <table:table-cell office:value-type="float" office:value="0.143518">
                <text:p>0.143518</text:p>
              </table:table-cell>
              <table:table-cell office:value-type="float" office:value="0.178843">
                <text:p>0.178843</text:p>
              </table:table-cell>
              <table:table-cell office:value-type="float" office:value="0.209819">
                <text:p>0.209819</text:p>
              </table:table-cell>
              <table:table-cell office:value-type="float" office:value="0.235648">
                <text:p>0.235648</text:p>
              </table:table-cell>
              <table:table-cell office:value-type="float" office:value="0.249131">
                <text:p>0.249131</text:p>
              </table:table-cell>
              <table:table-cell office:value-type="float" office:value="0.277405">
                <text:p>0.277405</text:p>
              </table:table-cell>
              <table:table-cell office:value-type="float" office:value="0.299062">
                <text:p>0.299062</text:p>
              </table:table-cell>
              <table:table-cell office:value-type="float" office:value="0.355341">
                <text:p>0.355341</text:p>
              </table:table-cell>
              <table:table-cell office:value-type="float" office:value="0.48249">
                <text:p>0.48249</text:p>
              </table:table-cell>
              <table:table-cell office:value-type="float" office:value="0.085907">
                <text:p>0.085907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-1">
                <text:p>-1</text:p>
              </table:table-cell>
              <table:table-cell office:value-type="float" office:value="0.075164">
                <text:p>0.075164</text:p>
              </table:table-cell>
              <table:table-cell office:value-type="float" office:value="0.138698">
                <text:p>0.138698</text:p>
              </table:table-cell>
              <table:table-cell office:value-type="float" office:value="0.178788">
                <text:p>0.178788</text:p>
              </table:table-cell>
              <table:table-cell office:value-type="float" office:value="0.216467">
                <text:p>0.216467</text:p>
              </table:table-cell>
              <table:table-cell office:value-type="float" office:value="0.236906">
                <text:p>0.236906</text:p>
              </table:table-cell>
              <table:table-cell office:value-type="float" office:value="0.25214">
                <text:p>0.25214</text:p>
              </table:table-cell>
              <table:table-cell office:value-type="float" office:value="0.278038">
                <text:p>0.278038</text:p>
              </table:table-cell>
              <table:table-cell office:value-type="float" office:value="0.301873">
                <text:p>0.301873</text:p>
              </table:table-cell>
              <table:table-cell office:value-type="float" office:value="0.357917">
                <text:p>0.357917</text:p>
              </table:table-cell>
              <table:table-cell office:value-type="float" office:value="0.48249">
                <text:p>0.48249</text:p>
              </table:table-cell>
              <table:table-cell office:value-type="float" office:value="0.103599">
                <text:p>0.10359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-1">
                <text:p>-1</text:p>
              </table:table-cell>
              <table:table-cell office:value-type="float" office:value="-0.275642">
                <text:p>-0.275642</text:p>
              </table:table-cell>
              <table:table-cell office:value-type="float" office:value="0.112659">
                <text:p>0.112659</text:p>
              </table:table-cell>
              <table:table-cell office:value-type="float" office:value="0.159779">
                <text:p>0.159779</text:p>
              </table:table-cell>
              <table:table-cell office:value-type="float" office:value="0.200028">
                <text:p>0.200028</text:p>
              </table:table-cell>
              <table:table-cell office:value-type="float" office:value="0.234005">
                <text:p>0.234005</text:p>
              </table:table-cell>
              <table:table-cell office:value-type="float" office:value="0.246157">
                <text:p>0.246157</text:p>
              </table:table-cell>
              <table:table-cell office:value-type="float" office:value="0.268769">
                <text:p>0.268769</text:p>
              </table:table-cell>
              <table:table-cell office:value-type="float" office:value="0.298465">
                <text:p>0.298465</text:p>
              </table:table-cell>
              <table:table-cell office:value-type="float" office:value="0.356143">
                <text:p>0.356143</text:p>
              </table:table-cell>
              <table:table-cell office:value-type="float" office:value="0.48249">
                <text:p>0.48249</text:p>
              </table:table-cell>
              <table:table-cell office:value-type="float" office:value="0.060036">
                <text:p>0.06003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-1">
                <text:p>-1</text:p>
              </table:table-cell>
              <table:table-cell office:value-type="float" office:value="-0.017841">
                <text:p>-0.017841</text:p>
              </table:table-cell>
              <table:table-cell office:value-type="float" office:value="0.138573">
                <text:p>0.138573</text:p>
              </table:table-cell>
              <table:table-cell office:value-type="float" office:value="0.168353">
                <text:p>0.168353</text:p>
              </table:table-cell>
              <table:table-cell office:value-type="float" office:value="0.206627">
                <text:p>0.206627</text:p>
              </table:table-cell>
              <table:table-cell office:value-type="float" office:value="0.233878">
                <text:p>0.233878</text:p>
              </table:table-cell>
              <table:table-cell office:value-type="float" office:value="0.246368">
                <text:p>0.246368</text:p>
              </table:table-cell>
              <table:table-cell office:value-type="float" office:value="0.272816">
                <text:p>0.272816</text:p>
              </table:table-cell>
              <table:table-cell office:value-type="float" office:value="0.299691">
                <text:p>0.299691</text:p>
              </table:table-cell>
              <table:table-cell office:value-type="float" office:value="0.357276">
                <text:p>0.357276</text:p>
              </table:table-cell>
              <table:table-cell office:value-type="float" office:value="0.48249">
                <text:p>0.48249</text:p>
              </table:table-cell>
              <table:table-cell office:value-type="float" office:value="0.090574">
                <text:p>0.09057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-1">
                <text:p>-1</text:p>
              </table:table-cell>
              <table:table-cell office:value-type="float" office:value="-0.05616">
                <text:p>-0.05616</text:p>
              </table:table-cell>
              <table:table-cell office:value-type="float" office:value="0.128508">
                <text:p>0.128508</text:p>
              </table:table-cell>
              <table:table-cell office:value-type="float" office:value="0.16625">
                <text:p>0.16625</text:p>
              </table:table-cell>
              <table:table-cell office:value-type="float" office:value="0.199996">
                <text:p>0.199996</text:p>
              </table:table-cell>
              <table:table-cell office:value-type="float" office:value="0.229417">
                <text:p>0.229417</text:p>
              </table:table-cell>
              <table:table-cell office:value-type="float" office:value="0.245189">
                <text:p>0.245189</text:p>
              </table:table-cell>
              <table:table-cell office:value-type="float" office:value="0.278969">
                <text:p>0.278969</text:p>
              </table:table-cell>
              <table:table-cell office:value-type="float" office:value="0.301085">
                <text:p>0.301085</text:p>
              </table:table-cell>
              <table:table-cell office:value-type="float" office:value="0.359254">
                <text:p>0.359254</text:p>
              </table:table-cell>
              <table:table-cell office:value-type="float" office:value="0.48249">
                <text:p>0.48249</text:p>
              </table:table-cell>
              <table:table-cell office:value-type="float" office:value="0.085251">
                <text:p>0.08525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1">
                <text:p>-1</text:p>
              </table:table-cell>
              <table:table-cell office:value-type="float" office:value="-0.490208">
                <text:p>-0.490208</text:p>
              </table:table-cell>
              <table:table-cell office:value-type="float" office:value="0.095054">
                <text:p>0.095054</text:p>
              </table:table-cell>
              <table:table-cell office:value-type="float" office:value="0.152459">
                <text:p>0.152459</text:p>
              </table:table-cell>
              <table:table-cell office:value-type="float" office:value="0.198031">
                <text:p>0.198031</text:p>
              </table:table-cell>
              <table:table-cell office:value-type="float" office:value="0.230714">
                <text:p>0.230714</text:p>
              </table:table-cell>
              <table:table-cell office:value-type="float" office:value="0.242788">
                <text:p>0.242788</text:p>
              </table:table-cell>
              <table:table-cell office:value-type="float" office:value="0.262636">
                <text:p>0.262636</text:p>
              </table:table-cell>
              <table:table-cell office:value-type="float" office:value="0.290361">
                <text:p>0.290361</text:p>
              </table:table-cell>
              <table:table-cell office:value-type="float" office:value="0.345779">
                <text:p>0.345779</text:p>
              </table:table-cell>
              <table:table-cell office:value-type="float" office:value="0.48249">
                <text:p>0.48249</text:p>
              </table:table-cell>
              <table:table-cell office:value-type="float" office:value="0.032761">
                <text:p>0.032761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-1">
                <text:p>-1</text:p>
              </table:table-cell>
              <table:table-cell office:value-type="float" office:value="-0.160949">
                <text:p>-0.160949</text:p>
              </table:table-cell>
              <table:table-cell office:value-type="float" office:value="0.112035">
                <text:p>0.112035</text:p>
              </table:table-cell>
              <table:table-cell office:value-type="float" office:value="0.159842">
                <text:p>0.159842</text:p>
              </table:table-cell>
              <table:table-cell office:value-type="float" office:value="0.203604">
                <text:p>0.203604</text:p>
              </table:table-cell>
              <table:table-cell office:value-type="float" office:value="0.234056">
                <text:p>0.234056</text:p>
              </table:table-cell>
              <table:table-cell office:value-type="float" office:value="0.244184">
                <text:p>0.244184</text:p>
              </table:table-cell>
              <table:table-cell office:value-type="float" office:value="0.26486">
                <text:p>0.26486</text:p>
              </table:table-cell>
              <table:table-cell office:value-type="float" office:value="0.293777">
                <text:p>0.293777</text:p>
              </table:table-cell>
              <table:table-cell office:value-type="float" office:value="0.346784">
                <text:p>0.346784</text:p>
              </table:table-cell>
              <table:table-cell office:value-type="float" office:value="0.48249">
                <text:p>0.48249</text:p>
              </table:table-cell>
              <table:table-cell office:value-type="float" office:value="0.069819">
                <text:p>0.069819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-1">
                <text:p>-1</text:p>
              </table:table-cell>
              <table:table-cell office:value-type="float" office:value="-0.287348">
                <text:p>-0.287348</text:p>
              </table:table-cell>
              <table:table-cell office:value-type="float" office:value="0.104063">
                <text:p>0.104063</text:p>
              </table:table-cell>
              <table:table-cell office:value-type="float" office:value="0.1438">
                <text:p>0.1438</text:p>
              </table:table-cell>
              <table:table-cell office:value-type="float" office:value="0.185528">
                <text:p>0.185528</text:p>
              </table:table-cell>
              <table:table-cell office:value-type="float" office:value="0.226621">
                <text:p>0.226621</text:p>
              </table:table-cell>
              <table:table-cell office:value-type="float" office:value="0.241142">
                <text:p>0.241142</text:p>
              </table:table-cell>
              <table:table-cell office:value-type="float" office:value="0.256064">
                <text:p>0.256064</text:p>
              </table:table-cell>
              <table:table-cell office:value-type="float" office:value="0.288502">
                <text:p>0.288502</text:p>
              </table:table-cell>
              <table:table-cell office:value-type="float" office:value="0.346883">
                <text:p>0.346883</text:p>
              </table:table-cell>
              <table:table-cell office:value-type="float" office:value="0.48249">
                <text:p>0.48249</text:p>
              </table:table-cell>
              <table:table-cell office:value-type="float" office:value="0.050525">
                <text:p>0.05052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-1">
                <text:p>-1</text:p>
              </table:table-cell>
              <table:table-cell office:value-type="float" office:value="-0.199983">
                <text:p>-0.199983</text:p>
              </table:table-cell>
              <table:table-cell office:value-type="float" office:value="0.096319">
                <text:p>0.096319</text:p>
              </table:table-cell>
              <table:table-cell office:value-type="float" office:value="0.139632">
                <text:p>0.139632</text:p>
              </table:table-cell>
              <table:table-cell office:value-type="float" office:value="0.173057">
                <text:p>0.173057</text:p>
              </table:table-cell>
              <table:table-cell office:value-type="float" office:value="0.219443">
                <text:p>0.219443</text:p>
              </table:table-cell>
              <table:table-cell office:value-type="float" office:value="0.237808">
                <text:p>0.237808</text:p>
              </table:table-cell>
              <table:table-cell office:value-type="float" office:value="0.251521">
                <text:p>0.251521</text:p>
              </table:table-cell>
              <table:table-cell office:value-type="float" office:value="0.286987">
                <text:p>0.286987</text:p>
              </table:table-cell>
              <table:table-cell office:value-type="float" office:value="0.349377">
                <text:p>0.349377</text:p>
              </table:table-cell>
              <table:table-cell office:value-type="float" office:value="0.48249">
                <text:p>0.48249</text:p>
              </table:table-cell>
              <table:table-cell office:value-type="float" office:value="0.055416">
                <text:p>0.055416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-1">
                <text:p>-1</text:p>
              </table:table-cell>
              <table:table-cell office:value-type="float" office:value="-0.600342">
                <text:p>-0.600342</text:p>
              </table:table-cell>
              <table:table-cell office:value-type="float" office:value="0.079675">
                <text:p>0.079675</text:p>
              </table:table-cell>
              <table:table-cell office:value-type="float" office:value="0.128499">
                <text:p>0.128499</text:p>
              </table:table-cell>
              <table:table-cell office:value-type="float" office:value="0.166078">
                <text:p>0.166078</text:p>
              </table:table-cell>
              <table:table-cell office:value-type="float" office:value="0.207153">
                <text:p>0.207153</text:p>
              </table:table-cell>
              <table:table-cell office:value-type="float" office:value="0.234962">
                <text:p>0.234962</text:p>
              </table:table-cell>
              <table:table-cell office:value-type="float" office:value="0.254441">
                <text:p>0.254441</text:p>
              </table:table-cell>
              <table:table-cell office:value-type="float" office:value="0.290978">
                <text:p>0.290978</text:p>
              </table:table-cell>
              <table:table-cell office:value-type="float" office:value="0.343386">
                <text:p>0.343386</text:p>
              </table:table-cell>
              <table:table-cell office:value-type="float" office:value="0.48249">
                <text:p>0.48249</text:p>
              </table:table-cell>
              <table:table-cell office:value-type="float" office:value="0.010483">
                <text:p>0.010483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-1">
                <text:p>-1</text:p>
              </table:table-cell>
              <table:table-cell office:value-type="float" office:value="-0.270557">
                <text:p>-0.270557</text:p>
              </table:table-cell>
              <table:table-cell office:value-type="float" office:value="0.095083">
                <text:p>0.095083</text:p>
              </table:table-cell>
              <table:table-cell office:value-type="float" office:value="0.135929">
                <text:p>0.135929</text:p>
              </table:table-cell>
              <table:table-cell office:value-type="float" office:value="0.179179">
                <text:p>0.179179</text:p>
              </table:table-cell>
              <table:table-cell office:value-type="float" office:value="0.218657">
                <text:p>0.218657</text:p>
              </table:table-cell>
              <table:table-cell office:value-type="float" office:value="0.239241">
                <text:p>0.239241</text:p>
              </table:table-cell>
              <table:table-cell office:value-type="float" office:value="0.258622">
                <text:p>0.258622</text:p>
              </table:table-cell>
              <table:table-cell office:value-type="float" office:value="0.291198">
                <text:p>0.291198</text:p>
              </table:table-cell>
              <table:table-cell office:value-type="float" office:value="0.343354">
                <text:p>0.343354</text:p>
              </table:table-cell>
              <table:table-cell office:value-type="float" office:value="0.48249">
                <text:p>0.48249</text:p>
              </table:table-cell>
              <table:table-cell office:value-type="float" office:value="0.049071">
                <text:p>0.049071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-1">
                <text:p>-1</text:p>
              </table:table-cell>
              <table:table-cell office:value-type="float" office:value="-0.538684">
                <text:p>-0.538684</text:p>
              </table:table-cell>
              <table:table-cell office:value-type="float" office:value="0.079717">
                <text:p>0.079717</text:p>
              </table:table-cell>
              <table:table-cell office:value-type="float" office:value="0.126928">
                <text:p>0.126928</text:p>
              </table:table-cell>
              <table:table-cell office:value-type="float" office:value="0.168243">
                <text:p>0.168243</text:p>
              </table:table-cell>
              <table:table-cell office:value-type="float" office:value="0.211589">
                <text:p>0.211589</text:p>
              </table:table-cell>
              <table:table-cell office:value-type="float" office:value="0.239485">
                <text:p>0.239485</text:p>
              </table:table-cell>
              <table:table-cell office:value-type="float" office:value="0.259393">
                <text:p>0.259393</text:p>
              </table:table-cell>
              <table:table-cell office:value-type="float" office:value="0.290281">
                <text:p>0.290281</text:p>
              </table:table-cell>
              <table:table-cell office:value-type="float" office:value="0.340674">
                <text:p>0.340674</text:p>
              </table:table-cell>
              <table:table-cell office:value-type="float" office:value="0.48249">
                <text:p>0.48249</text:p>
              </table:table-cell>
              <table:table-cell office:value-type="float" office:value="0.017763">
                <text:p>0.01776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-1">
                <text:p>-1</text:p>
              </table:table-cell>
              <table:table-cell office:value-type="float" office:value="-0.500092">
                <text:p>-0.500092</text:p>
              </table:table-cell>
              <table:table-cell office:value-type="float" office:value="0.074161">
                <text:p>0.074161</text:p>
              </table:table-cell>
              <table:table-cell office:value-type="float" office:value="0.127752">
                <text:p>0.127752</text:p>
              </table:table-cell>
              <table:table-cell office:value-type="float" office:value="0.163681">
                <text:p>0.163681</text:p>
              </table:table-cell>
              <table:table-cell office:value-type="float" office:value="0.209892">
                <text:p>0.209892</text:p>
              </table:table-cell>
              <table:table-cell office:value-type="float" office:value="0.239194">
                <text:p>0.239194</text:p>
              </table:table-cell>
              <table:table-cell office:value-type="float" office:value="0.25787">
                <text:p>0.25787</text:p>
              </table:table-cell>
              <table:table-cell office:value-type="float" office:value="0.290261">
                <text:p>0.290261</text:p>
              </table:table-cell>
              <table:table-cell office:value-type="float" office:value="0.343834">
                <text:p>0.343834</text:p>
              </table:table-cell>
              <table:table-cell office:value-type="float" office:value="0.48249">
                <text:p>0.48249</text:p>
              </table:table-cell>
              <table:table-cell office:value-type="float" office:value="0.020655">
                <text:p>0.020655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-1">
                <text:p>-1</text:p>
              </table:table-cell>
              <table:table-cell office:value-type="float" office:value="0.057903">
                <text:p>0.057903</text:p>
              </table:table-cell>
              <table:table-cell office:value-type="float" office:value="0.11716">
                <text:p>0.11716</text:p>
              </table:table-cell>
              <table:table-cell office:value-type="float" office:value="0.160134">
                <text:p>0.160134</text:p>
              </table:table-cell>
              <table:table-cell office:value-type="float" office:value="0.198446">
                <text:p>0.198446</text:p>
              </table:table-cell>
              <table:table-cell office:value-type="float" office:value="0.226795">
                <text:p>0.226795</text:p>
              </table:table-cell>
              <table:table-cell office:value-type="float" office:value="0.24318">
                <text:p>0.24318</text:p>
              </table:table-cell>
              <table:table-cell office:value-type="float" office:value="0.262885">
                <text:p>0.262885</text:p>
              </table:table-cell>
              <table:table-cell office:value-type="float" office:value="0.292949">
                <text:p>0.292949</text:p>
              </table:table-cell>
              <table:table-cell office:value-type="float" office:value="0.341923">
                <text:p>0.341923</text:p>
              </table:table-cell>
              <table:table-cell office:value-type="float" office:value="0.48249">
                <text:p>0.48249</text:p>
              </table:table-cell>
              <table:table-cell office:value-type="float" office:value="0.090137">
                <text:p>0.090137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-1">
                <text:p>-1</text:p>
              </table:table-cell>
              <table:table-cell office:value-type="float" office:value="-0.13006">
                <text:p>-0.13006</text:p>
              </table:table-cell>
              <table:table-cell office:value-type="float" office:value="0.107234">
                <text:p>0.107234</text:p>
              </table:table-cell>
              <table:table-cell office:value-type="float" office:value="0.14671">
                <text:p>0.14671</text:p>
              </table:table-cell>
              <table:table-cell office:value-type="float" office:value="0.185069">
                <text:p>0.185069</text:p>
              </table:table-cell>
              <table:table-cell office:value-type="float" office:value="0.223374">
                <text:p>0.223374</text:p>
              </table:table-cell>
              <table:table-cell office:value-type="float" office:value="0.23775">
                <text:p>0.23775</text:p>
              </table:table-cell>
              <table:table-cell office:value-type="float" office:value="0.24901">
                <text:p>0.24901</text:p>
              </table:table-cell>
              <table:table-cell office:value-type="float" office:value="0.282416">
                <text:p>0.282416</text:p>
              </table:table-cell>
              <table:table-cell office:value-type="float" office:value="0.338813">
                <text:p>0.338813</text:p>
              </table:table-cell>
              <table:table-cell office:value-type="float" office:value="0.48249">
                <text:p>0.48249</text:p>
              </table:table-cell>
              <table:table-cell office:value-type="float" office:value="0.064032">
                <text:p>0.064032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-0.944104">
                <text:p>-0.944104</text:p>
              </table:table-cell>
              <table:table-cell office:value-type="float" office:value="0.03648">
                <text:p>0.03648</text:p>
              </table:table-cell>
              <table:table-cell office:value-type="float" office:value="0.096721">
                <text:p>0.096721</text:p>
              </table:table-cell>
              <table:table-cell office:value-type="float" office:value="0.147072">
                <text:p>0.147072</text:p>
              </table:table-cell>
              <table:table-cell office:value-type="float" office:value="0.182502">
                <text:p>0.182502</text:p>
              </table:table-cell>
              <table:table-cell office:value-type="float" office:value="0.219381">
                <text:p>0.219381</text:p>
              </table:table-cell>
              <table:table-cell office:value-type="float" office:value="0.23645">
                <text:p>0.23645</text:p>
              </table:table-cell>
              <table:table-cell office:value-type="float" office:value="0.245733">
                <text:p>0.245733</text:p>
              </table:table-cell>
              <table:table-cell office:value-type="float" office:value="0.277667">
                <text:p>0.277667</text:p>
              </table:table-cell>
              <table:table-cell office:value-type="float" office:value="0.339967">
                <text:p>0.339967</text:p>
              </table:table-cell>
              <table:table-cell office:value-type="float" office:value="0.48249">
                <text:p>0.48249</text:p>
              </table:table-cell>
              <table:table-cell office:value-type="float" office:value="0.083787">
                <text:p>0.08378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-1">
                <text:p>-1</text:p>
              </table:table-cell>
              <table:table-cell office:value-type="float" office:value="-0.064829">
                <text:p>-0.064829</text:p>
              </table:table-cell>
              <table:table-cell office:value-type="float" office:value="0.087485">
                <text:p>0.087485</text:p>
              </table:table-cell>
              <table:table-cell office:value-type="float" office:value="0.149943">
                <text:p>0.149943</text:p>
              </table:table-cell>
              <table:table-cell office:value-type="float" office:value="0.190197">
                <text:p>0.190197</text:p>
              </table:table-cell>
              <table:table-cell office:value-type="float" office:value="0.226775">
                <text:p>0.226775</text:p>
              </table:table-cell>
              <table:table-cell office:value-type="float" office:value="0.236841">
                <text:p>0.236841</text:p>
              </table:table-cell>
              <table:table-cell office:value-type="float" office:value="0.248642">
                <text:p>0.248642</text:p>
              </table:table-cell>
              <table:table-cell office:value-type="float" office:value="0.286389">
                <text:p>0.286389</text:p>
              </table:table-cell>
              <table:table-cell office:value-type="float" office:value="0.342834">
                <text:p>0.342834</text:p>
              </table:table-cell>
              <table:table-cell office:value-type="float" office:value="0.48249">
                <text:p>0.48249</text:p>
              </table:table-cell>
              <table:table-cell office:value-type="float" office:value="0.070428">
                <text:p>0.07042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-0.764612">
                <text:p>-0.764612</text:p>
              </table:table-cell>
              <table:table-cell office:value-type="float" office:value="0.074874">
                <text:p>0.074874</text:p>
              </table:table-cell>
              <table:table-cell office:value-type="float" office:value="0.134774">
                <text:p>0.134774</text:p>
              </table:table-cell>
              <table:table-cell office:value-type="float" office:value="0.171021">
                <text:p>0.171021</text:p>
              </table:table-cell>
              <table:table-cell office:value-type="float" office:value="0.200105">
                <text:p>0.200105</text:p>
              </table:table-cell>
              <table:table-cell office:value-type="float" office:value="0.229276">
                <text:p>0.229276</text:p>
              </table:table-cell>
              <table:table-cell office:value-type="float" office:value="0.237839">
                <text:p>0.237839</text:p>
              </table:table-cell>
              <table:table-cell office:value-type="float" office:value="0.249839">
                <text:p>0.249839</text:p>
              </table:table-cell>
              <table:table-cell office:value-type="float" office:value="0.286418">
                <text:p>0.286418</text:p>
              </table:table-cell>
              <table:table-cell office:value-type="float" office:value="0.34444">
                <text:p>0.34444</text:p>
              </table:table-cell>
              <table:table-cell office:value-type="float" office:value="0.48249">
                <text:p>0.48249</text:p>
              </table:table-cell>
              <table:table-cell office:value-type="float" office:value="0.116397">
                <text:p>0.116397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-1">
                <text:p>-1</text:p>
              </table:table-cell>
              <table:table-cell office:value-type="float" office:value="-0.130852">
                <text:p>-0.130852</text:p>
              </table:table-cell>
              <table:table-cell office:value-type="float" office:value="0.117223">
                <text:p>0.117223</text:p>
              </table:table-cell>
              <table:table-cell office:value-type="float" office:value="0.162383">
                <text:p>0.162383</text:p>
              </table:table-cell>
              <table:table-cell office:value-type="float" office:value="0.194802">
                <text:p>0.194802</text:p>
              </table:table-cell>
              <table:table-cell office:value-type="float" office:value="0.228606">
                <text:p>0.228606</text:p>
              </table:table-cell>
              <table:table-cell office:value-type="float" office:value="0.236849">
                <text:p>0.236849</text:p>
              </table:table-cell>
              <table:table-cell office:value-type="float" office:value="0.248948">
                <text:p>0.248948</text:p>
              </table:table-cell>
              <table:table-cell office:value-type="float" office:value="0.282921">
                <text:p>0.282921</text:p>
              </table:table-cell>
              <table:table-cell office:value-type="float" office:value="0.340921">
                <text:p>0.340921</text:p>
              </table:table-cell>
              <table:table-cell office:value-type="float" office:value="0.48249">
                <text:p>0.48249</text:p>
              </table:table-cell>
              <table:table-cell office:value-type="float" office:value="0.06818">
                <text:p>0.06818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-1">
                <text:p>-1</text:p>
              </table:table-cell>
              <table:table-cell office:value-type="float" office:value="-0.05592">
                <text:p>-0.05592</text:p>
              </table:table-cell>
              <table:table-cell office:value-type="float" office:value="0.132803">
                <text:p>0.132803</text:p>
              </table:table-cell>
              <table:table-cell office:value-type="float" office:value="0.177913">
                <text:p>0.177913</text:p>
              </table:table-cell>
              <table:table-cell office:value-type="float" office:value="0.20945">
                <text:p>0.20945</text:p>
              </table:table-cell>
              <table:table-cell office:value-type="float" office:value="0.233167">
                <text:p>0.233167</text:p>
              </table:table-cell>
              <table:table-cell office:value-type="float" office:value="0.241806">
                <text:p>0.241806</text:p>
              </table:table-cell>
              <table:table-cell office:value-type="float" office:value="0.255116">
                <text:p>0.255116</text:p>
              </table:table-cell>
              <table:table-cell office:value-type="float" office:value="0.290124">
                <text:p>0.290124</text:p>
              </table:table-cell>
              <table:table-cell office:value-type="float" office:value="0.342881">
                <text:p>0.342881</text:p>
              </table:table-cell>
              <table:table-cell office:value-type="float" office:value="0.48249">
                <text:p>0.48249</text:p>
              </table:table-cell>
              <table:table-cell office:value-type="float" office:value="0.082734">
                <text:p>0.082734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-1">
                <text:p>-1</text:p>
              </table:table-cell>
              <table:table-cell office:value-type="float" office:value="0.025716">
                <text:p>0.025716</text:p>
              </table:table-cell>
              <table:table-cell office:value-type="float" office:value="0.132309">
                <text:p>0.132309</text:p>
              </table:table-cell>
              <table:table-cell office:value-type="float" office:value="0.17074">
                <text:p>0.17074</text:p>
              </table:table-cell>
              <table:table-cell office:value-type="float" office:value="0.203525">
                <text:p>0.203525</text:p>
              </table:table-cell>
              <table:table-cell office:value-type="float" office:value="0.232301">
                <text:p>0.232301</text:p>
              </table:table-cell>
              <table:table-cell office:value-type="float" office:value="0.240338">
                <text:p>0.240338</text:p>
              </table:table-cell>
              <table:table-cell office:value-type="float" office:value="0.257376">
                <text:p>0.257376</text:p>
              </table:table-cell>
              <table:table-cell office:value-type="float" office:value="0.289708">
                <text:p>0.289708</text:p>
              </table:table-cell>
              <table:table-cell office:value-type="float" office:value="0.343144">
                <text:p>0.343144</text:p>
              </table:table-cell>
              <table:table-cell office:value-type="float" office:value="0.48249">
                <text:p>0.48249</text:p>
              </table:table-cell>
              <table:table-cell office:value-type="float" office:value="0.089515">
                <text:p>0.089515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-1">
                <text:p>-1</text:p>
              </table:table-cell>
              <table:table-cell office:value-type="float" office:value="-0.162171">
                <text:p>-0.162171</text:p>
              </table:table-cell>
              <table:table-cell office:value-type="float" office:value="0.128436">
                <text:p>0.128436</text:p>
              </table:table-cell>
              <table:table-cell office:value-type="float" office:value="0.17038">
                <text:p>0.17038</text:p>
              </table:table-cell>
              <table:table-cell office:value-type="float" office:value="0.205256">
                <text:p>0.205256</text:p>
              </table:table-cell>
              <table:table-cell office:value-type="float" office:value="0.232989">
                <text:p>0.232989</text:p>
              </table:table-cell>
              <table:table-cell office:value-type="float" office:value="0.241892">
                <text:p>0.241892</text:p>
              </table:table-cell>
              <table:table-cell office:value-type="float" office:value="0.259721">
                <text:p>0.259721</text:p>
              </table:table-cell>
              <table:table-cell office:value-type="float" office:value="0.289526">
                <text:p>0.289526</text:p>
              </table:table-cell>
              <table:table-cell office:value-type="float" office:value="0.340181">
                <text:p>0.340181</text:p>
              </table:table-cell>
              <table:table-cell office:value-type="float" office:value="0.48249">
                <text:p>0.48249</text:p>
              </table:table-cell>
              <table:table-cell office:value-type="float" office:value="0.070621">
                <text:p>0.070621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-1">
                <text:p>-1</text:p>
              </table:table-cell>
              <table:table-cell office:value-type="float" office:value="-0.314598">
                <text:p>-0.314598</text:p>
              </table:table-cell>
              <table:table-cell office:value-type="float" office:value="0.122515">
                <text:p>0.122515</text:p>
              </table:table-cell>
              <table:table-cell office:value-type="float" office:value="0.170901">
                <text:p>0.170901</text:p>
              </table:table-cell>
              <table:table-cell office:value-type="float" office:value="0.206217">
                <text:p>0.206217</text:p>
              </table:table-cell>
              <table:table-cell office:value-type="float" office:value="0.232495">
                <text:p>0.232495</text:p>
              </table:table-cell>
              <table:table-cell office:value-type="float" office:value="0.241699">
                <text:p>0.241699</text:p>
              </table:table-cell>
              <table:table-cell office:value-type="float" office:value="0.261649">
                <text:p>0.261649</text:p>
              </table:table-cell>
              <table:table-cell office:value-type="float" office:value="0.289562">
                <text:p>0.289562</text:p>
              </table:table-cell>
              <table:table-cell office:value-type="float" office:value="0.338703">
                <text:p>0.338703</text:p>
              </table:table-cell>
              <table:table-cell office:value-type="float" office:value="0.48249">
                <text:p>0.48249</text:p>
              </table:table-cell>
              <table:table-cell office:value-type="float" office:value="0.054914">
                <text:p>0.054914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-0.945182">
                <text:p>-0.945182</text:p>
              </table:table-cell>
              <table:table-cell office:value-type="float" office:value="0.059276">
                <text:p>0.059276</text:p>
              </table:table-cell>
              <table:table-cell office:value-type="float" office:value="0.13269">
                <text:p>0.13269</text:p>
              </table:table-cell>
              <table:table-cell office:value-type="float" office:value="0.179185">
                <text:p>0.179185</text:p>
              </table:table-cell>
              <table:table-cell office:value-type="float" office:value="0.209606">
                <text:p>0.209606</text:p>
              </table:table-cell>
              <table:table-cell office:value-type="float" office:value="0.231719">
                <text:p>0.231719</text:p>
              </table:table-cell>
              <table:table-cell office:value-type="float" office:value="0.237792">
                <text:p>0.237792</text:p>
              </table:table-cell>
              <table:table-cell office:value-type="float" office:value="0.252162">
                <text:p>0.252162</text:p>
              </table:table-cell>
              <table:table-cell office:value-type="float" office:value="0.28357">
                <text:p>0.28357</text:p>
              </table:table-cell>
              <table:table-cell office:value-type="float" office:value="0.336106">
                <text:p>0.336106</text:p>
              </table:table-cell>
              <table:table-cell office:value-type="float" office:value="0.48249">
                <text:p>0.48249</text:p>
              </table:table-cell>
              <table:table-cell office:value-type="float" office:value="0.097692">
                <text:p>0.097692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-1">
                <text:p>-1</text:p>
              </table:table-cell>
              <table:table-cell office:value-type="float" office:value="-0.293184">
                <text:p>-0.293184</text:p>
              </table:table-cell>
              <table:table-cell office:value-type="float" office:value="0.098557">
                <text:p>0.098557</text:p>
              </table:table-cell>
              <table:table-cell office:value-type="float" office:value="0.156875">
                <text:p>0.156875</text:p>
              </table:table-cell>
              <table:table-cell office:value-type="float" office:value="0.192236">
                <text:p>0.192236</text:p>
              </table:table-cell>
              <table:table-cell office:value-type="float" office:value="0.225017">
                <text:p>0.225017</text:p>
              </table:table-cell>
              <table:table-cell office:value-type="float" office:value="0.236067">
                <text:p>0.236067</text:p>
              </table:table-cell>
              <table:table-cell office:value-type="float" office:value="0.246917">
                <text:p>0.246917</text:p>
              </table:table-cell>
              <table:table-cell office:value-type="float" office:value="0.275024">
                <text:p>0.275024</text:p>
              </table:table-cell>
              <table:table-cell office:value-type="float" office:value="0.323444">
                <text:p>0.323444</text:p>
              </table:table-cell>
              <table:table-cell office:value-type="float" office:value="0.48249">
                <text:p>0.48249</text:p>
              </table:table-cell>
              <table:table-cell office:value-type="float" office:value="0.046095">
                <text:p>0.04609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-1">
                <text:p>-1</text:p>
              </table:table-cell>
              <table:table-cell office:value-type="float" office:value="-0.382412">
                <text:p>-0.382412</text:p>
              </table:table-cell>
              <table:table-cell office:value-type="float" office:value="0.102465">
                <text:p>0.102465</text:p>
              </table:table-cell>
              <table:table-cell office:value-type="float" office:value="0.150765">
                <text:p>0.150765</text:p>
              </table:table-cell>
              <table:table-cell office:value-type="float" office:value="0.187846">
                <text:p>0.187846</text:p>
              </table:table-cell>
              <table:table-cell office:value-type="float" office:value="0.214348">
                <text:p>0.214348</text:p>
              </table:table-cell>
              <table:table-cell office:value-type="float" office:value="0.235391">
                <text:p>0.235391</text:p>
              </table:table-cell>
              <table:table-cell office:value-type="float" office:value="0.245965">
                <text:p>0.245965</text:p>
              </table:table-cell>
              <table:table-cell office:value-type="float" office:value="0.270266">
                <text:p>0.270266</text:p>
              </table:table-cell>
              <table:table-cell office:value-type="float" office:value="0.324503">
                <text:p>0.324503</text:p>
              </table:table-cell>
              <table:table-cell office:value-type="float" office:value="0.48249">
                <text:p>0.48249</text:p>
              </table:table-cell>
              <table:table-cell office:value-type="float" office:value="0.034914">
                <text:p>0.034914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-1">
                <text:p>-1</text:p>
              </table:table-cell>
              <table:table-cell office:value-type="float" office:value="-0.334776">
                <text:p>-0.334776</text:p>
              </table:table-cell>
              <table:table-cell office:value-type="float" office:value="0.097328">
                <text:p>0.097328</text:p>
              </table:table-cell>
              <table:table-cell office:value-type="float" office:value="0.145139">
                <text:p>0.145139</text:p>
              </table:table-cell>
              <table:table-cell office:value-type="float" office:value="0.177027">
                <text:p>0.177027</text:p>
              </table:table-cell>
              <table:table-cell office:value-type="float" office:value="0.210317">
                <text:p>0.210317</text:p>
              </table:table-cell>
              <table:table-cell office:value-type="float" office:value="0.235763">
                <text:p>0.235763</text:p>
              </table:table-cell>
              <table:table-cell office:value-type="float" office:value="0.246007">
                <text:p>0.246007</text:p>
              </table:table-cell>
              <table:table-cell office:value-type="float" office:value="0.27232">
                <text:p>0.27232</text:p>
              </table:table-cell>
              <table:table-cell office:value-type="float" office:value="0.326576">
                <text:p>0.326576</text:p>
              </table:table-cell>
              <table:table-cell office:value-type="float" office:value="0.48249">
                <text:p>0.48249</text:p>
              </table:table-cell>
              <table:table-cell office:value-type="float" office:value="0.03757">
                <text:p>0.0375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-1">
                <text:p>-1</text:p>
              </table:table-cell>
              <table:table-cell office:value-type="float" office:value="-0.368332">
                <text:p>-0.368332</text:p>
              </table:table-cell>
              <table:table-cell office:value-type="float" office:value="0.095679">
                <text:p>0.095679</text:p>
              </table:table-cell>
              <table:table-cell office:value-type="float" office:value="0.140278">
                <text:p>0.140278</text:p>
              </table:table-cell>
              <table:table-cell office:value-type="float" office:value="0.175384">
                <text:p>0.175384</text:p>
              </table:table-cell>
              <table:table-cell office:value-type="float" office:value="0.212083">
                <text:p>0.212083</text:p>
              </table:table-cell>
              <table:table-cell office:value-type="float" office:value="0.235738">
                <text:p>0.235738</text:p>
              </table:table-cell>
              <table:table-cell office:value-type="float" office:value="0.245711">
                <text:p>0.245711</text:p>
              </table:table-cell>
              <table:table-cell office:value-type="float" office:value="0.266372">
                <text:p>0.266372</text:p>
              </table:table-cell>
              <table:table-cell office:value-type="float" office:value="0.319907">
                <text:p>0.319907</text:p>
              </table:table-cell>
              <table:table-cell office:value-type="float" office:value="0.48249">
                <text:p>0.48249</text:p>
              </table:table-cell>
              <table:table-cell office:value-type="float" office:value="0.032282">
                <text:p>0.032282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-1">
                <text:p>-1</text:p>
              </table:table-cell>
              <table:table-cell office:value-type="float" office:value="-0.33231">
                <text:p>-0.33231</text:p>
              </table:table-cell>
              <table:table-cell office:value-type="float" office:value="0.094986">
                <text:p>0.094986</text:p>
              </table:table-cell>
              <table:table-cell office:value-type="float" office:value="0.145027">
                <text:p>0.145027</text:p>
              </table:table-cell>
              <table:table-cell office:value-type="float" office:value="0.17926">
                <text:p>0.17926</text:p>
              </table:table-cell>
              <table:table-cell office:value-type="float" office:value="0.217218">
                <text:p>0.217218</text:p>
              </table:table-cell>
              <table:table-cell office:value-type="float" office:value="0.236931">
                <text:p>0.236931</text:p>
              </table:table-cell>
              <table:table-cell office:value-type="float" office:value="0.247019">
                <text:p>0.247019</text:p>
              </table:table-cell>
              <table:table-cell office:value-type="float" office:value="0.271953">
                <text:p>0.271953</text:p>
              </table:table-cell>
              <table:table-cell office:value-type="float" office:value="0.324021">
                <text:p>0.324021</text:p>
              </table:table-cell>
              <table:table-cell office:value-type="float" office:value="0.48249">
                <text:p>0.48249</text:p>
              </table:table-cell>
              <table:table-cell office:value-type="float" office:value="0.038411">
                <text:p>0.038411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-1">
                <text:p>-1</text:p>
              </table:table-cell>
              <table:table-cell office:value-type="float" office:value="-0.265721">
                <text:p>-0.265721</text:p>
              </table:table-cell>
              <table:table-cell office:value-type="float" office:value="0.117721">
                <text:p>0.117721</text:p>
              </table:table-cell>
              <table:table-cell office:value-type="float" office:value="0.158362">
                <text:p>0.158362</text:p>
              </table:table-cell>
              <table:table-cell office:value-type="float" office:value="0.186315">
                <text:p>0.186315</text:p>
              </table:table-cell>
              <table:table-cell office:value-type="float" office:value="0.223873">
                <text:p>0.223873</text:p>
              </table:table-cell>
              <table:table-cell office:value-type="float" office:value="0.237851">
                <text:p>0.237851</text:p>
              </table:table-cell>
              <table:table-cell office:value-type="float" office:value="0.248641">
                <text:p>0.248641</text:p>
              </table:table-cell>
              <table:table-cell office:value-type="float" office:value="0.269876">
                <text:p>0.269876</text:p>
              </table:table-cell>
              <table:table-cell office:value-type="float" office:value="0.323687">
                <text:p>0.323687</text:p>
              </table:table-cell>
              <table:table-cell office:value-type="float" office:value="0.48249">
                <text:p>0.48249</text:p>
              </table:table-cell>
              <table:table-cell office:value-type="float" office:value="0.05006">
                <text:p>0.0500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1">
                <text:p>-1</text:p>
              </table:table-cell>
              <table:table-cell office:value-type="float" office:value="-0.248439">
                <text:p>-0.248439</text:p>
              </table:table-cell>
              <table:table-cell office:value-type="float" office:value="0.136">
                <text:p>0.136</text:p>
              </table:table-cell>
              <table:table-cell office:value-type="float" office:value="0.166459">
                <text:p>0.166459</text:p>
              </table:table-cell>
              <table:table-cell office:value-type="float" office:value="0.194017">
                <text:p>0.194017</text:p>
              </table:table-cell>
              <table:table-cell office:value-type="float" office:value="0.228762">
                <text:p>0.228762</text:p>
              </table:table-cell>
              <table:table-cell office:value-type="float" office:value="0.239429">
                <text:p>0.239429</text:p>
              </table:table-cell>
              <table:table-cell office:value-type="float" office:value="0.248918">
                <text:p>0.248918</text:p>
              </table:table-cell>
              <table:table-cell office:value-type="float" office:value="0.269836">
                <text:p>0.269836</text:p>
              </table:table-cell>
              <table:table-cell office:value-type="float" office:value="0.327036">
                <text:p>0.327036</text:p>
              </table:table-cell>
              <table:table-cell office:value-type="float" office:value="0.48249">
                <text:p>0.48249</text:p>
              </table:table-cell>
              <table:table-cell office:value-type="float" office:value="0.056202">
                <text:p>0.05620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-1">
                <text:p>-1</text:p>
              </table:table-cell>
              <table:table-cell office:value-type="float" office:value="-0.160396">
                <text:p>-0.160396</text:p>
              </table:table-cell>
              <table:table-cell office:value-type="float" office:value="0.139398">
                <text:p>0.139398</text:p>
              </table:table-cell>
              <table:table-cell office:value-type="float" office:value="0.172116">
                <text:p>0.172116</text:p>
              </table:table-cell>
              <table:table-cell office:value-type="float" office:value="0.202822">
                <text:p>0.202822</text:p>
              </table:table-cell>
              <table:table-cell office:value-type="float" office:value="0.230421">
                <text:p>0.230421</text:p>
              </table:table-cell>
              <table:table-cell office:value-type="float" office:value="0.239615">
                <text:p>0.239615</text:p>
              </table:table-cell>
              <table:table-cell office:value-type="float" office:value="0.249207">
                <text:p>0.249207</text:p>
              </table:table-cell>
              <table:table-cell office:value-type="float" office:value="0.272246">
                <text:p>0.272246</text:p>
              </table:table-cell>
              <table:table-cell office:value-type="float" office:value="0.334312">
                <text:p>0.334312</text:p>
              </table:table-cell>
              <table:table-cell office:value-type="float" office:value="0.48249">
                <text:p>0.48249</text:p>
              </table:table-cell>
              <table:table-cell office:value-type="float" office:value="0.067974">
                <text:p>0.067974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-1">
                <text:p>-1</text:p>
              </table:table-cell>
              <table:table-cell office:value-type="float" office:value="0.002894">
                <text:p>0.002894</text:p>
              </table:table-cell>
              <table:table-cell office:value-type="float" office:value="0.138385">
                <text:p>0.138385</text:p>
              </table:table-cell>
              <table:table-cell office:value-type="float" office:value="0.166718">
                <text:p>0.166718</text:p>
              </table:table-cell>
              <table:table-cell office:value-type="float" office:value="0.192613">
                <text:p>0.192613</text:p>
              </table:table-cell>
              <table:table-cell office:value-type="float" office:value="0.224054">
                <text:p>0.224054</text:p>
              </table:table-cell>
              <table:table-cell office:value-type="float" office:value="0.238166">
                <text:p>0.238166</text:p>
              </table:table-cell>
              <table:table-cell office:value-type="float" office:value="0.247881">
                <text:p>0.247881</text:p>
              </table:table-cell>
              <table:table-cell office:value-type="float" office:value="0.271747">
                <text:p>0.271747</text:p>
              </table:table-cell>
              <table:table-cell office:value-type="float" office:value="0.332457">
                <text:p>0.332457</text:p>
              </table:table-cell>
              <table:table-cell office:value-type="float" office:value="0.48249">
                <text:p>0.48249</text:p>
              </table:table-cell>
              <table:table-cell office:value-type="float" office:value="0.081492">
                <text:p>0.081492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-1">
                <text:p>-1</text:p>
              </table:table-cell>
              <table:table-cell office:value-type="float" office:value="0.003511">
                <text:p>0.003511</text:p>
              </table:table-cell>
              <table:table-cell office:value-type="float" office:value="0.138299">
                <text:p>0.138299</text:p>
              </table:table-cell>
              <table:table-cell office:value-type="float" office:value="0.173175">
                <text:p>0.173175</text:p>
              </table:table-cell>
              <table:table-cell office:value-type="float" office:value="0.195933">
                <text:p>0.195933</text:p>
              </table:table-cell>
              <table:table-cell office:value-type="float" office:value="0.229398">
                <text:p>0.229398</text:p>
              </table:table-cell>
              <table:table-cell office:value-type="float" office:value="0.239713">
                <text:p>0.239713</text:p>
              </table:table-cell>
              <table:table-cell office:value-type="float" office:value="0.24654">
                <text:p>0.24654</text:p>
              </table:table-cell>
              <table:table-cell office:value-type="float" office:value="0.27736">
                <text:p>0.27736</text:p>
              </table:table-cell>
              <table:table-cell office:value-type="float" office:value="0.321269">
                <text:p>0.321269</text:p>
              </table:table-cell>
              <table:table-cell office:value-type="float" office:value="0.48249">
                <text:p>0.48249</text:p>
              </table:table-cell>
              <table:table-cell office:value-type="float" office:value="0.08252">
                <text:p>0.0825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-1">
                <text:p>-1</text:p>
              </table:table-cell>
              <table:table-cell office:value-type="float" office:value="-0.281892">
                <text:p>-0.281892</text:p>
              </table:table-cell>
              <table:table-cell office:value-type="float" office:value="0.120214">
                <text:p>0.120214</text:p>
              </table:table-cell>
              <table:table-cell office:value-type="float" office:value="0.162536">
                <text:p>0.162536</text:p>
              </table:table-cell>
              <table:table-cell office:value-type="float" office:value="0.190499">
                <text:p>0.190499</text:p>
              </table:table-cell>
              <table:table-cell office:value-type="float" office:value="0.22598">
                <text:p>0.22598</text:p>
              </table:table-cell>
              <table:table-cell office:value-type="float" office:value="0.239431">
                <text:p>0.239431</text:p>
              </table:table-cell>
              <table:table-cell office:value-type="float" office:value="0.245496">
                <text:p>0.245496</text:p>
              </table:table-cell>
              <table:table-cell office:value-type="float" office:value="0.2757">
                <text:p>0.2757</text:p>
              </table:table-cell>
              <table:table-cell office:value-type="float" office:value="0.320802">
                <text:p>0.320802</text:p>
              </table:table-cell>
              <table:table-cell office:value-type="float" office:value="0.48249">
                <text:p>0.48249</text:p>
              </table:table-cell>
              <table:table-cell office:value-type="float" office:value="0.049876">
                <text:p>0.049876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-1">
                <text:p>-1</text:p>
              </table:table-cell>
              <table:table-cell office:value-type="float" office:value="-0.370072">
                <text:p>-0.370072</text:p>
              </table:table-cell>
              <table:table-cell office:value-type="float" office:value="0.12255">
                <text:p>0.12255</text:p>
              </table:table-cell>
              <table:table-cell office:value-type="float" office:value="0.163896">
                <text:p>0.163896</text:p>
              </table:table-cell>
              <table:table-cell office:value-type="float" office:value="0.193427">
                <text:p>0.193427</text:p>
              </table:table-cell>
              <table:table-cell office:value-type="float" office:value="0.227224">
                <text:p>0.227224</text:p>
              </table:table-cell>
              <table:table-cell office:value-type="float" office:value="0.239194">
                <text:p>0.239194</text:p>
              </table:table-cell>
              <table:table-cell office:value-type="float" office:value="0.245992">
                <text:p>0.245992</text:p>
              </table:table-cell>
              <table:table-cell office:value-type="float" office:value="0.276971">
                <text:p>0.276971</text:p>
              </table:table-cell>
              <table:table-cell office:value-type="float" office:value="0.319028">
                <text:p>0.319028</text:p>
              </table:table-cell>
              <table:table-cell office:value-type="float" office:value="0.48249">
                <text:p>0.48249</text:p>
              </table:table-cell>
              <table:table-cell office:value-type="float" office:value="0.041821">
                <text:p>0.041821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-1">
                <text:p>-1</text:p>
              </table:table-cell>
              <table:table-cell office:value-type="float" office:value="-0.675063">
                <text:p>-0.675063</text:p>
              </table:table-cell>
              <table:table-cell office:value-type="float" office:value="0.110652">
                <text:p>0.110652</text:p>
              </table:table-cell>
              <table:table-cell office:value-type="float" office:value="0.148286">
                <text:p>0.148286</text:p>
              </table:table-cell>
              <table:table-cell office:value-type="float" office:value="0.18276">
                <text:p>0.18276</text:p>
              </table:table-cell>
              <table:table-cell office:value-type="float" office:value="0.205799">
                <text:p>0.205799</text:p>
              </table:table-cell>
              <table:table-cell office:value-type="float" office:value="0.234662">
                <text:p>0.234662</text:p>
              </table:table-cell>
              <table:table-cell office:value-type="float" office:value="0.243314">
                <text:p>0.243314</text:p>
              </table:table-cell>
              <table:table-cell office:value-type="float" office:value="0.267858">
                <text:p>0.267858</text:p>
              </table:table-cell>
              <table:table-cell office:value-type="float" office:value="0.324198">
                <text:p>0.324198</text:p>
              </table:table-cell>
              <table:table-cell office:value-type="float" office:value="0.48249">
                <text:p>0.48249</text:p>
              </table:table-cell>
              <table:table-cell office:value-type="float" office:value="0.004247">
                <text:p>0.00424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-1">
                <text:p>-1</text:p>
              </table:table-cell>
              <table:table-cell office:value-type="float" office:value="-0.437873">
                <text:p>-0.437873</text:p>
              </table:table-cell>
              <table:table-cell office:value-type="float" office:value="0.107252">
                <text:p>0.107252</text:p>
              </table:table-cell>
              <table:table-cell office:value-type="float" office:value="0.14905">
                <text:p>0.14905</text:p>
              </table:table-cell>
              <table:table-cell office:value-type="float" office:value="0.188041">
                <text:p>0.188041</text:p>
              </table:table-cell>
              <table:table-cell office:value-type="float" office:value="0.22243">
                <text:p>0.22243</text:p>
              </table:table-cell>
              <table:table-cell office:value-type="float" office:value="0.236297">
                <text:p>0.236297</text:p>
              </table:table-cell>
              <table:table-cell office:value-type="float" office:value="0.2429">
                <text:p>0.2429</text:p>
              </table:table-cell>
              <table:table-cell office:value-type="float" office:value="0.265597">
                <text:p>0.265597</text:p>
              </table:table-cell>
              <table:table-cell office:value-type="float" office:value="0.31897">
                <text:p>0.31897</text:p>
              </table:table-cell>
              <table:table-cell office:value-type="float" office:value="0.48249">
                <text:p>0.48249</text:p>
              </table:table-cell>
              <table:table-cell office:value-type="float" office:value="0.029266">
                <text:p>0.02926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-1">
                <text:p>-1</text:p>
              </table:table-cell>
              <table:table-cell office:value-type="float" office:value="-0.438035">
                <text:p>-0.438035</text:p>
              </table:table-cell>
              <table:table-cell office:value-type="float" office:value="0.109926">
                <text:p>0.109926</text:p>
              </table:table-cell>
              <table:table-cell office:value-type="float" office:value="0.156929">
                <text:p>0.156929</text:p>
              </table:table-cell>
              <table:table-cell office:value-type="float" office:value="0.189121">
                <text:p>0.189121</text:p>
              </table:table-cell>
              <table:table-cell office:value-type="float" office:value="0.222147">
                <text:p>0.222147</text:p>
              </table:table-cell>
              <table:table-cell office:value-type="float" office:value="0.235554">
                <text:p>0.235554</text:p>
              </table:table-cell>
              <table:table-cell office:value-type="float" office:value="0.24551">
                <text:p>0.24551</text:p>
              </table:table-cell>
              <table:table-cell office:value-type="float" office:value="0.273678">
                <text:p>0.273678</text:p>
              </table:table-cell>
              <table:table-cell office:value-type="float" office:value="0.320703">
                <text:p>0.320703</text:p>
              </table:table-cell>
              <table:table-cell office:value-type="float" office:value="0.48249">
                <text:p>0.48249</text:p>
              </table:table-cell>
              <table:table-cell office:value-type="float" office:value="0.031553">
                <text:p>0.031553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-1">
                <text:p>-1</text:p>
              </table:table-cell>
              <table:table-cell office:value-type="float" office:value="-0.30807">
                <text:p>-0.30807</text:p>
              </table:table-cell>
              <table:table-cell office:value-type="float" office:value="0.132734">
                <text:p>0.132734</text:p>
              </table:table-cell>
              <table:table-cell office:value-type="float" office:value="0.166952">
                <text:p>0.166952</text:p>
              </table:table-cell>
              <table:table-cell office:value-type="float" office:value="0.200445">
                <text:p>0.200445</text:p>
              </table:table-cell>
              <table:table-cell office:value-type="float" office:value="0.231465">
                <text:p>0.231465</text:p>
              </table:table-cell>
              <table:table-cell office:value-type="float" office:value="0.238353">
                <text:p>0.238353</text:p>
              </table:table-cell>
              <table:table-cell office:value-type="float" office:value="0.245819">
                <text:p>0.245819</text:p>
              </table:table-cell>
              <table:table-cell office:value-type="float" office:value="0.271919">
                <text:p>0.271919</text:p>
              </table:table-cell>
              <table:table-cell office:value-type="float" office:value="0.3238">
                <text:p>0.3238</text:p>
              </table:table-cell>
              <table:table-cell office:value-type="float" office:value="0.48249">
                <text:p>0.48249</text:p>
              </table:table-cell>
              <table:table-cell office:value-type="float" office:value="0.050342">
                <text:p>0.05034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-1">
                <text:p>-1</text:p>
              </table:table-cell>
              <table:table-cell office:value-type="float" office:value="-0.503902">
                <text:p>-0.503902</text:p>
              </table:table-cell>
              <table:table-cell office:value-type="float" office:value="0.113675">
                <text:p>0.113675</text:p>
              </table:table-cell>
              <table:table-cell office:value-type="float" office:value="0.157983">
                <text:p>0.157983</text:p>
              </table:table-cell>
              <table:table-cell office:value-type="float" office:value="0.19659">
                <text:p>0.19659</text:p>
              </table:table-cell>
              <table:table-cell office:value-type="float" office:value="0.231509">
                <text:p>0.231509</text:p>
              </table:table-cell>
              <table:table-cell office:value-type="float" office:value="0.237511">
                <text:p>0.237511</text:p>
              </table:table-cell>
              <table:table-cell office:value-type="float" office:value="0.244939">
                <text:p>0.244939</text:p>
              </table:table-cell>
              <table:table-cell office:value-type="float" office:value="0.269654">
                <text:p>0.269654</text:p>
              </table:table-cell>
              <table:table-cell office:value-type="float" office:value="0.32276">
                <text:p>0.32276</text:p>
              </table:table-cell>
              <table:table-cell office:value-type="float" office:value="0.48249">
                <text:p>0.48249</text:p>
              </table:table-cell>
              <table:table-cell office:value-type="float" office:value="0.027072">
                <text:p>0.027072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-1">
                <text:p>-1</text:p>
              </table:table-cell>
              <table:table-cell office:value-type="float" office:value="-0.554336">
                <text:p>-0.554336</text:p>
              </table:table-cell>
              <table:table-cell office:value-type="float" office:value="0.115579">
                <text:p>0.115579</text:p>
              </table:table-cell>
              <table:table-cell office:value-type="float" office:value="0.169555">
                <text:p>0.169555</text:p>
              </table:table-cell>
              <table:table-cell office:value-type="float" office:value="0.195827">
                <text:p>0.195827</text:p>
              </table:table-cell>
              <table:table-cell office:value-type="float" office:value="0.230407">
                <text:p>0.230407</text:p>
              </table:table-cell>
              <table:table-cell office:value-type="float" office:value="0.237953">
                <text:p>0.237953</text:p>
              </table:table-cell>
              <table:table-cell office:value-type="float" office:value="0.246184">
                <text:p>0.246184</text:p>
              </table:table-cell>
              <table:table-cell office:value-type="float" office:value="0.272954">
                <text:p>0.272954</text:p>
              </table:table-cell>
              <table:table-cell office:value-type="float" office:value="0.326848">
                <text:p>0.326848</text:p>
              </table:table-cell>
              <table:table-cell office:value-type="float" office:value="0.48249">
                <text:p>0.48249</text:p>
              </table:table-cell>
              <table:table-cell office:value-type="float" office:value="0.024097">
                <text:p>0.024097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-1">
                <text:p>-1</text:p>
              </table:table-cell>
              <table:table-cell office:value-type="float" office:value="-0.549034">
                <text:p>-0.549034</text:p>
              </table:table-cell>
              <table:table-cell office:value-type="float" office:value="0.131463">
                <text:p>0.131463</text:p>
              </table:table-cell>
              <table:table-cell office:value-type="float" office:value="0.167959">
                <text:p>0.167959</text:p>
              </table:table-cell>
              <table:table-cell office:value-type="float" office:value="0.195252">
                <text:p>0.195252</text:p>
              </table:table-cell>
              <table:table-cell office:value-type="float" office:value="0.231099">
                <text:p>0.231099</text:p>
              </table:table-cell>
              <table:table-cell office:value-type="float" office:value="0.238879">
                <text:p>0.238879</text:p>
              </table:table-cell>
              <table:table-cell office:value-type="float" office:value="0.245744">
                <text:p>0.245744</text:p>
              </table:table-cell>
              <table:table-cell office:value-type="float" office:value="0.274531">
                <text:p>0.274531</text:p>
              </table:table-cell>
              <table:table-cell office:value-type="float" office:value="0.329878">
                <text:p>0.329878</text:p>
              </table:table-cell>
              <table:table-cell office:value-type="float" office:value="0.48249">
                <text:p>0.48249</text:p>
              </table:table-cell>
              <table:table-cell office:value-type="float" office:value="0.026577">
                <text:p>0.026577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-1">
                <text:p>-1</text:p>
              </table:table-cell>
              <table:table-cell office:value-type="float" office:value="-0.516774">
                <text:p>-0.516774</text:p>
              </table:table-cell>
              <table:table-cell office:value-type="float" office:value="0.122665">
                <text:p>0.122665</text:p>
              </table:table-cell>
              <table:table-cell office:value-type="float" office:value="0.158024">
                <text:p>0.158024</text:p>
              </table:table-cell>
              <table:table-cell office:value-type="float" office:value="0.189207">
                <text:p>0.189207</text:p>
              </table:table-cell>
              <table:table-cell office:value-type="float" office:value="0.223912">
                <text:p>0.223912</text:p>
              </table:table-cell>
              <table:table-cell office:value-type="float" office:value="0.237116">
                <text:p>0.237116</text:p>
              </table:table-cell>
              <table:table-cell office:value-type="float" office:value="0.244555">
                <text:p>0.244555</text:p>
              </table:table-cell>
              <table:table-cell office:value-type="float" office:value="0.267375">
                <text:p>0.267375</text:p>
              </table:table-cell>
              <table:table-cell office:value-type="float" office:value="0.325038">
                <text:p>0.325038</text:p>
              </table:table-cell>
              <table:table-cell office:value-type="float" office:value="0.48249">
                <text:p>0.48249</text:p>
              </table:table-cell>
              <table:table-cell office:value-type="float" office:value="0.025112">
                <text:p>0.025112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-1">
                <text:p>-1</text:p>
              </table:table-cell>
              <table:table-cell office:value-type="float" office:value="-0.606202">
                <text:p>-0.606202</text:p>
              </table:table-cell>
              <table:table-cell office:value-type="float" office:value="0.118884">
                <text:p>0.118884</text:p>
              </table:table-cell>
              <table:table-cell office:value-type="float" office:value="0.161139">
                <text:p>0.161139</text:p>
              </table:table-cell>
              <table:table-cell office:value-type="float" office:value="0.191406">
                <text:p>0.191406</text:p>
              </table:table-cell>
              <table:table-cell office:value-type="float" office:value="0.229198">
                <text:p>0.229198</text:p>
              </table:table-cell>
              <table:table-cell office:value-type="float" office:value="0.237564">
                <text:p>0.237564</text:p>
              </table:table-cell>
              <table:table-cell office:value-type="float" office:value="0.244717">
                <text:p>0.244717</text:p>
              </table:table-cell>
              <table:table-cell office:value-type="float" office:value="0.268595">
                <text:p>0.268595</text:p>
              </table:table-cell>
              <table:table-cell office:value-type="float" office:value="0.326882">
                <text:p>0.326882</text:p>
              </table:table-cell>
              <table:table-cell office:value-type="float" office:value="0.48249">
                <text:p>0.48249</text:p>
              </table:table-cell>
              <table:table-cell office:value-type="float" office:value="0.017218">
                <text:p>0.017218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-1">
                <text:p>-1</text:p>
              </table:table-cell>
              <table:table-cell office:value-type="float" office:value="-0.574667">
                <text:p>-0.574667</text:p>
              </table:table-cell>
              <table:table-cell office:value-type="float" office:value="0.122161">
                <text:p>0.122161</text:p>
              </table:table-cell>
              <table:table-cell office:value-type="float" office:value="0.158713">
                <text:p>0.158713</text:p>
              </table:table-cell>
              <table:table-cell office:value-type="float" office:value="0.187675">
                <text:p>0.187675</text:p>
              </table:table-cell>
              <table:table-cell office:value-type="float" office:value="0.217866">
                <text:p>0.217866</text:p>
              </table:table-cell>
              <table:table-cell office:value-type="float" office:value="0.236969">
                <text:p>0.236969</text:p>
              </table:table-cell>
              <table:table-cell office:value-type="float" office:value="0.243816">
                <text:p>0.243816</text:p>
              </table:table-cell>
              <table:table-cell office:value-type="float" office:value="0.263949">
                <text:p>0.263949</text:p>
              </table:table-cell>
              <table:table-cell office:value-type="float" office:value="0.326734">
                <text:p>0.326734</text:p>
              </table:table-cell>
              <table:table-cell office:value-type="float" office:value="0.48249">
                <text:p>0.48249</text:p>
              </table:table-cell>
              <table:table-cell office:value-type="float" office:value="0.018321">
                <text:p>0.018321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-1">
                <text:p>-1</text:p>
              </table:table-cell>
              <table:table-cell office:value-type="float" office:value="-0.489675">
                <text:p>-0.489675</text:p>
              </table:table-cell>
              <table:table-cell office:value-type="float" office:value="0.121719">
                <text:p>0.121719</text:p>
              </table:table-cell>
              <table:table-cell office:value-type="float" office:value="0.160092">
                <text:p>0.160092</text:p>
              </table:table-cell>
              <table:table-cell office:value-type="float" office:value="0.187499">
                <text:p>0.187499</text:p>
              </table:table-cell>
              <table:table-cell office:value-type="float" office:value="0.214545">
                <text:p>0.214545</text:p>
              </table:table-cell>
              <table:table-cell office:value-type="float" office:value="0.235332">
                <text:p>0.235332</text:p>
              </table:table-cell>
              <table:table-cell office:value-type="float" office:value="0.244854">
                <text:p>0.244854</text:p>
              </table:table-cell>
              <table:table-cell office:value-type="float" office:value="0.268274">
                <text:p>0.268274</text:p>
              </table:table-cell>
              <table:table-cell office:value-type="float" office:value="0.337296">
                <text:p>0.337296</text:p>
              </table:table-cell>
              <table:table-cell office:value-type="float" office:value="0.48249">
                <text:p>0.48249</text:p>
              </table:table-cell>
              <table:table-cell office:value-type="float" office:value="0.027994">
                <text:p>0.027994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-1">
                <text:p>-1</text:p>
              </table:table-cell>
              <table:table-cell office:value-type="float" office:value="-0.620786">
                <text:p>-0.620786</text:p>
              </table:table-cell>
              <table:table-cell office:value-type="float" office:value="0.108298">
                <text:p>0.108298</text:p>
              </table:table-cell>
              <table:table-cell office:value-type="float" office:value="0.152527">
                <text:p>0.152527</text:p>
              </table:table-cell>
              <table:table-cell office:value-type="float" office:value="0.182622">
                <text:p>0.182622</text:p>
              </table:table-cell>
              <table:table-cell office:value-type="float" office:value="0.214908">
                <text:p>0.214908</text:p>
              </table:table-cell>
              <table:table-cell office:value-type="float" office:value="0.235988">
                <text:p>0.235988</text:p>
              </table:table-cell>
              <table:table-cell office:value-type="float" office:value="0.24532">
                <text:p>0.24532</text:p>
              </table:table-cell>
              <table:table-cell office:value-type="float" office:value="0.272534">
                <text:p>0.272534</text:p>
              </table:table-cell>
              <table:table-cell office:value-type="float" office:value="0.337601">
                <text:p>0.337601</text:p>
              </table:table-cell>
              <table:table-cell office:value-type="float" office:value="0.48249">
                <text:p>0.48249</text:p>
              </table:table-cell>
              <table:table-cell office:value-type="float" office:value="0.012901">
                <text:p>0.01290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-1">
                <text:p>-1</text:p>
              </table:table-cell>
              <table:table-cell office:value-type="float" office:value="-0.511283">
                <text:p>-0.511283</text:p>
              </table:table-cell>
              <table:table-cell office:value-type="float" office:value="0.104316">
                <text:p>0.104316</text:p>
              </table:table-cell>
              <table:table-cell office:value-type="float" office:value="0.151029">
                <text:p>0.151029</text:p>
              </table:table-cell>
              <table:table-cell office:value-type="float" office:value="0.181656">
                <text:p>0.181656</text:p>
              </table:table-cell>
              <table:table-cell office:value-type="float" office:value="0.21015">
                <text:p>0.21015</text:p>
              </table:table-cell>
              <table:table-cell office:value-type="float" office:value="0.236069">
                <text:p>0.236069</text:p>
              </table:table-cell>
              <table:table-cell office:value-type="float" office:value="0.2455">
                <text:p>0.2455</text:p>
              </table:table-cell>
              <table:table-cell office:value-type="float" office:value="0.267157">
                <text:p>0.267157</text:p>
              </table:table-cell>
              <table:table-cell office:value-type="float" office:value="0.33387">
                <text:p>0.33387</text:p>
              </table:table-cell>
              <table:table-cell office:value-type="float" office:value="0.48249">
                <text:p>0.48249</text:p>
              </table:table-cell>
              <table:table-cell office:value-type="float" office:value="0.021846">
                <text:p>0.021846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-1">
                <text:p>-1</text:p>
              </table:table-cell>
              <table:table-cell office:value-type="float" office:value="-0.602989">
                <text:p>-0.602989</text:p>
              </table:table-cell>
              <table:table-cell office:value-type="float" office:value="0.095559">
                <text:p>0.095559</text:p>
              </table:table-cell>
              <table:table-cell office:value-type="float" office:value="0.15551">
                <text:p>0.15551</text:p>
              </table:table-cell>
              <table:table-cell office:value-type="float" office:value="0.187065">
                <text:p>0.187065</text:p>
              </table:table-cell>
              <table:table-cell office:value-type="float" office:value="0.215417">
                <text:p>0.215417</text:p>
              </table:table-cell>
              <table:table-cell office:value-type="float" office:value="0.235849">
                <text:p>0.235849</text:p>
              </table:table-cell>
              <table:table-cell office:value-type="float" office:value="0.244026">
                <text:p>0.244026</text:p>
              </table:table-cell>
              <table:table-cell office:value-type="float" office:value="0.25613">
                <text:p>0.25613</text:p>
              </table:table-cell>
              <table:table-cell office:value-type="float" office:value="0.325528">
                <text:p>0.325528</text:p>
              </table:table-cell>
              <table:table-cell office:value-type="float" office:value="0.48249">
                <text:p>0.48249</text:p>
              </table:table-cell>
              <table:table-cell office:value-type="float" office:value="0.011209">
                <text:p>0.011209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-1">
                <text:p>-1</text:p>
              </table:table-cell>
              <table:table-cell office:value-type="float" office:value="-0.380256">
                <text:p>-0.380256</text:p>
              </table:table-cell>
              <table:table-cell office:value-type="float" office:value="0.122438">
                <text:p>0.122438</text:p>
              </table:table-cell>
              <table:table-cell office:value-type="float" office:value="0.16394">
                <text:p>0.16394</text:p>
              </table:table-cell>
              <table:table-cell office:value-type="float" office:value="0.190213">
                <text:p>0.190213</text:p>
              </table:table-cell>
              <table:table-cell office:value-type="float" office:value="0.224847">
                <text:p>0.224847</text:p>
              </table:table-cell>
              <table:table-cell office:value-type="float" office:value="0.236517">
                <text:p>0.236517</text:p>
              </table:table-cell>
              <table:table-cell office:value-type="float" office:value="0.243769">
                <text:p>0.243769</text:p>
              </table:table-cell>
              <table:table-cell office:value-type="float" office:value="0.255927">
                <text:p>0.255927</text:p>
              </table:table-cell>
              <table:table-cell office:value-type="float" office:value="0.320998">
                <text:p>0.320998</text:p>
              </table:table-cell>
              <table:table-cell office:value-type="float" office:value="0.48249">
                <text:p>0.48249</text:p>
              </table:table-cell>
              <table:table-cell office:value-type="float" office:value="0.037839">
                <text:p>0.037839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-1">
                <text:p>-1</text:p>
              </table:table-cell>
              <table:table-cell office:value-type="float" office:value="-0.9724">
                <text:p>-0.9724</text:p>
              </table:table-cell>
              <table:table-cell office:value-type="float" office:value="0.06154">
                <text:p>0.06154</text:p>
              </table:table-cell>
              <table:table-cell office:value-type="float" office:value="0.125193">
                <text:p>0.125193</text:p>
              </table:table-cell>
              <table:table-cell office:value-type="float" office:value="0.165367">
                <text:p>0.165367</text:p>
              </table:table-cell>
              <table:table-cell office:value-type="float" office:value="0.196219">
                <text:p>0.196219</text:p>
              </table:table-cell>
              <table:table-cell office:value-type="float" office:value="0.231719">
                <text:p>0.231719</text:p>
              </table:table-cell>
              <table:table-cell office:value-type="float" office:value="0.24045">
                <text:p>0.24045</text:p>
              </table:table-cell>
              <table:table-cell office:value-type="float" office:value="0.250845">
                <text:p>0.250845</text:p>
              </table:table-cell>
              <table:table-cell office:value-type="float" office:value="0.312651">
                <text:p>0.312651</text:p>
              </table:table-cell>
              <table:table-cell office:value-type="float" office:value="0.48249">
                <text:p>0.48249</text:p>
              </table:table-cell>
              <table:table-cell office:value-type="float" office:value="-0.038842">
                <text:p>-0.038842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-1">
                <text:p>-1</text:p>
              </table:table-cell>
              <table:table-cell office:value-type="float" office:value="-0.352752">
                <text:p>-0.352752</text:p>
              </table:table-cell>
              <table:table-cell office:value-type="float" office:value="0.101174">
                <text:p>0.101174</text:p>
              </table:table-cell>
              <table:table-cell office:value-type="float" office:value="0.134022">
                <text:p>0.134022</text:p>
              </table:table-cell>
              <table:table-cell office:value-type="float" office:value="0.172234">
                <text:p>0.172234</text:p>
              </table:table-cell>
              <table:table-cell office:value-type="float" office:value="0.20722">
                <text:p>0.20722</text:p>
              </table:table-cell>
              <table:table-cell office:value-type="float" office:value="0.233684">
                <text:p>0.233684</text:p>
              </table:table-cell>
              <table:table-cell office:value-type="float" office:value="0.243952">
                <text:p>0.243952</text:p>
              </table:table-cell>
              <table:table-cell office:value-type="float" office:value="0.253612">
                <text:p>0.253612</text:p>
              </table:table-cell>
              <table:table-cell office:value-type="float" office:value="0.315072">
                <text:p>0.315072</text:p>
              </table:table-cell>
              <table:table-cell office:value-type="float" office:value="0.48249">
                <text:p>0.48249</text:p>
              </table:table-cell>
              <table:table-cell office:value-type="float" office:value="0.030822">
                <text:p>0.03082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-1">
                <text:p>-1</text:p>
              </table:table-cell>
              <table:table-cell office:value-type="float" office:value="-0.569991">
                <text:p>-0.569991</text:p>
              </table:table-cell>
              <table:table-cell office:value-type="float" office:value="0.095534">
                <text:p>0.095534</text:p>
              </table:table-cell>
              <table:table-cell office:value-type="float" office:value="0.13636">
                <text:p>0.13636</text:p>
              </table:table-cell>
              <table:table-cell office:value-type="float" office:value="0.171184">
                <text:p>0.171184</text:p>
              </table:table-cell>
              <table:table-cell office:value-type="float" office:value="0.206999">
                <text:p>0.206999</text:p>
              </table:table-cell>
              <table:table-cell office:value-type="float" office:value="0.235305">
                <text:p>0.235305</text:p>
              </table:table-cell>
              <table:table-cell office:value-type="float" office:value="0.245309">
                <text:p>0.245309</text:p>
              </table:table-cell>
              <table:table-cell office:value-type="float" office:value="0.257563">
                <text:p>0.257563</text:p>
              </table:table-cell>
              <table:table-cell office:value-type="float" office:value="0.322663">
                <text:p>0.322663</text:p>
              </table:table-cell>
              <table:table-cell office:value-type="float" office:value="0.48249">
                <text:p>0.48249</text:p>
              </table:table-cell>
              <table:table-cell office:value-type="float" office:value="0.010092">
                <text:p>0.010092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-1">
                <text:p>-1</text:p>
              </table:table-cell>
              <table:table-cell office:value-type="float" office:value="-0.270653">
                <text:p>-0.270653</text:p>
              </table:table-cell>
              <table:table-cell office:value-type="float" office:value="0.105144">
                <text:p>0.105144</text:p>
              </table:table-cell>
              <table:table-cell office:value-type="float" office:value="0.145792">
                <text:p>0.145792</text:p>
              </table:table-cell>
              <table:table-cell office:value-type="float" office:value="0.180518">
                <text:p>0.180518</text:p>
              </table:table-cell>
              <table:table-cell office:value-type="float" office:value="0.213195">
                <text:p>0.213195</text:p>
              </table:table-cell>
              <table:table-cell office:value-type="float" office:value="0.237191">
                <text:p>0.237191</text:p>
              </table:table-cell>
              <table:table-cell office:value-type="float" office:value="0.248178">
                <text:p>0.248178</text:p>
              </table:table-cell>
              <table:table-cell office:value-type="float" office:value="0.270178">
                <text:p>0.270178</text:p>
              </table:table-cell>
              <table:table-cell office:value-type="float" office:value="0.329481">
                <text:p>0.329481</text:p>
              </table:table-cell>
              <table:table-cell office:value-type="float" office:value="0.48249">
                <text:p>0.48249</text:p>
              </table:table-cell>
              <table:table-cell office:value-type="float" office:value="0.045902">
                <text:p>0.04590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1">
                <text:p>-1</text:p>
              </table:table-cell>
              <table:table-cell office:value-type="float" office:value="-0.29511">
                <text:p>-0.29511</text:p>
              </table:table-cell>
              <table:table-cell office:value-type="float" office:value="0.109199">
                <text:p>0.109199</text:p>
              </table:table-cell>
              <table:table-cell office:value-type="float" office:value="0.150339">
                <text:p>0.150339</text:p>
              </table:table-cell>
              <table:table-cell office:value-type="float" office:value="0.186659">
                <text:p>0.186659</text:p>
              </table:table-cell>
              <table:table-cell office:value-type="float" office:value="0.223698">
                <text:p>0.223698</text:p>
              </table:table-cell>
              <table:table-cell office:value-type="float" office:value="0.238723">
                <text:p>0.238723</text:p>
              </table:table-cell>
              <table:table-cell office:value-type="float" office:value="0.247356">
                <text:p>0.247356</text:p>
              </table:table-cell>
              <table:table-cell office:value-type="float" office:value="0.268937">
                <text:p>0.268937</text:p>
              </table:table-cell>
              <table:table-cell office:value-type="float" office:value="0.332258">
                <text:p>0.332258</text:p>
              </table:table-cell>
              <table:table-cell office:value-type="float" office:value="0.48249">
                <text:p>0.48249</text:p>
              </table:table-cell>
              <table:table-cell office:value-type="float" office:value="0.046206">
                <text:p>0.04620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-1">
                <text:p>-1</text:p>
              </table:table-cell>
              <table:table-cell office:value-type="float" office:value="-0.805325">
                <text:p>-0.805325</text:p>
              </table:table-cell>
              <table:table-cell office:value-type="float" office:value="0.072421">
                <text:p>0.072421</text:p>
              </table:table-cell>
              <table:table-cell office:value-type="float" office:value="0.133841">
                <text:p>0.133841</text:p>
              </table:table-cell>
              <table:table-cell office:value-type="float" office:value="0.173589">
                <text:p>0.173589</text:p>
              </table:table-cell>
              <table:table-cell office:value-type="float" office:value="0.206803">
                <text:p>0.206803</text:p>
              </table:table-cell>
              <table:table-cell office:value-type="float" office:value="0.233561">
                <text:p>0.233561</text:p>
              </table:table-cell>
              <table:table-cell office:value-type="float" office:value="0.24192">
                <text:p>0.24192</text:p>
              </table:table-cell>
              <table:table-cell office:value-type="float" office:value="0.253471">
                <text:p>0.253471</text:p>
              </table:table-cell>
              <table:table-cell office:value-type="float" office:value="0.323325">
                <text:p>0.323325</text:p>
              </table:table-cell>
              <table:table-cell office:value-type="float" office:value="0.48249">
                <text:p>0.48249</text:p>
              </table:table-cell>
              <table:table-cell office:value-type="float" office:value="-0.01664">
                <text:p>-0.0166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-1">
                <text:p>-1</text:p>
              </table:table-cell>
              <table:table-cell office:value-type="float" office:value="-0.571262">
                <text:p>-0.571262</text:p>
              </table:table-cell>
              <table:table-cell office:value-type="float" office:value="0.084735">
                <text:p>0.084735</text:p>
              </table:table-cell>
              <table:table-cell office:value-type="float" office:value="0.137258">
                <text:p>0.137258</text:p>
              </table:table-cell>
              <table:table-cell office:value-type="float" office:value="0.178808">
                <text:p>0.178808</text:p>
              </table:table-cell>
              <table:table-cell office:value-type="float" office:value="0.218255">
                <text:p>0.218255</text:p>
              </table:table-cell>
              <table:table-cell office:value-type="float" office:value="0.234576">
                <text:p>0.234576</text:p>
              </table:table-cell>
              <table:table-cell office:value-type="float" office:value="0.240963">
                <text:p>0.240963</text:p>
              </table:table-cell>
              <table:table-cell office:value-type="float" office:value="0.24965">
                <text:p>0.24965</text:p>
              </table:table-cell>
              <table:table-cell office:value-type="float" office:value="0.315428">
                <text:p>0.315428</text:p>
              </table:table-cell>
              <table:table-cell office:value-type="float" office:value="0.48249">
                <text:p>0.48249</text:p>
              </table:table-cell>
              <table:table-cell office:value-type="float" office:value="0.008841">
                <text:p>0.008841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-1">
                <text:p>-1</text:p>
              </table:table-cell>
              <table:table-cell office:value-type="float" office:value="-0.42416">
                <text:p>-0.42416</text:p>
              </table:table-cell>
              <table:table-cell office:value-type="float" office:value="0.091466">
                <text:p>0.091466</text:p>
              </table:table-cell>
              <table:table-cell office:value-type="float" office:value="0.134728">
                <text:p>0.134728</text:p>
              </table:table-cell>
              <table:table-cell office:value-type="float" office:value="0.17072">
                <text:p>0.17072</text:p>
              </table:table-cell>
              <table:table-cell office:value-type="float" office:value="0.213806">
                <text:p>0.213806</text:p>
              </table:table-cell>
              <table:table-cell office:value-type="float" office:value="0.234345">
                <text:p>0.234345</text:p>
              </table:table-cell>
              <table:table-cell office:value-type="float" office:value="0.241422">
                <text:p>0.241422</text:p>
              </table:table-cell>
              <table:table-cell office:value-type="float" office:value="0.251372">
                <text:p>0.251372</text:p>
              </table:table-cell>
              <table:table-cell office:value-type="float" office:value="0.314466">
                <text:p>0.314466</text:p>
              </table:table-cell>
              <table:table-cell office:value-type="float" office:value="0.48249">
                <text:p>0.48249</text:p>
              </table:table-cell>
              <table:table-cell office:value-type="float" office:value="0.022817">
                <text:p>0.022817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-1">
                <text:p>-1</text:p>
              </table:table-cell>
              <table:table-cell office:value-type="float" office:value="-0.747176">
                <text:p>-0.747176</text:p>
              </table:table-cell>
              <table:table-cell office:value-type="float" office:value="0.052705">
                <text:p>0.052705</text:p>
              </table:table-cell>
              <table:table-cell office:value-type="float" office:value="0.120514">
                <text:p>0.120514</text:p>
              </table:table-cell>
              <table:table-cell office:value-type="float" office:value="0.155458">
                <text:p>0.155458</text:p>
              </table:table-cell>
              <table:table-cell office:value-type="float" office:value="0.185196">
                <text:p>0.185196</text:p>
              </table:table-cell>
              <table:table-cell office:value-type="float" office:value="0.228744">
                <text:p>0.228744</text:p>
              </table:table-cell>
              <table:table-cell office:value-type="float" office:value="0.238294">
                <text:p>0.238294</text:p>
              </table:table-cell>
              <table:table-cell office:value-type="float" office:value="0.249088">
                <text:p>0.249088</text:p>
              </table:table-cell>
              <table:table-cell office:value-type="float" office:value="0.304004">
                <text:p>0.304004</text:p>
              </table:table-cell>
              <table:table-cell office:value-type="float" office:value="0.48249">
                <text:p>0.48249</text:p>
              </table:table-cell>
              <table:table-cell office:value-type="float" office:value="-0.021317">
                <text:p>-0.021317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-1">
                <text:p>-1</text:p>
              </table:table-cell>
              <table:table-cell office:value-type="float" office:value="-0.893128">
                <text:p>-0.893128</text:p>
              </table:table-cell>
              <table:table-cell office:value-type="float" office:value="0.051701">
                <text:p>0.051701</text:p>
              </table:table-cell>
              <table:table-cell office:value-type="float" office:value="0.128363">
                <text:p>0.128363</text:p>
              </table:table-cell>
              <table:table-cell office:value-type="float" office:value="0.16128">
                <text:p>0.16128</text:p>
              </table:table-cell>
              <table:table-cell office:value-type="float" office:value="0.192701">
                <text:p>0.192701</text:p>
              </table:table-cell>
              <table:table-cell office:value-type="float" office:value="0.228814">
                <text:p>0.228814</text:p>
              </table:table-cell>
              <table:table-cell office:value-type="float" office:value="0.236972">
                <text:p>0.236972</text:p>
              </table:table-cell>
              <table:table-cell office:value-type="float" office:value="0.247265">
                <text:p>0.247265</text:p>
              </table:table-cell>
              <table:table-cell office:value-type="float" office:value="0.306656">
                <text:p>0.306656</text:p>
              </table:table-cell>
              <table:table-cell office:value-type="float" office:value="0.48249">
                <text:p>0.48249</text:p>
              </table:table-cell>
              <table:table-cell office:value-type="float" office:value="-0.033938">
                <text:p>-0.03393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-1">
                <text:p>-1</text:p>
              </table:table-cell>
              <table:table-cell office:value-type="float" office:value="-0.613938">
                <text:p>-0.613938</text:p>
              </table:table-cell>
              <table:table-cell office:value-type="float" office:value="0.070613">
                <text:p>0.070613</text:p>
              </table:table-cell>
              <table:table-cell office:value-type="float" office:value="0.140083">
                <text:p>0.140083</text:p>
              </table:table-cell>
              <table:table-cell office:value-type="float" office:value="0.169599">
                <text:p>0.169599</text:p>
              </table:table-cell>
              <table:table-cell office:value-type="float" office:value="0.207069">
                <text:p>0.207069</text:p>
              </table:table-cell>
              <table:table-cell office:value-type="float" office:value="0.233544">
                <text:p>0.233544</text:p>
              </table:table-cell>
              <table:table-cell office:value-type="float" office:value="0.240625">
                <text:p>0.240625</text:p>
              </table:table-cell>
              <table:table-cell office:value-type="float" office:value="0.251279">
                <text:p>0.251279</text:p>
              </table:table-cell>
              <table:table-cell office:value-type="float" office:value="0.313424">
                <text:p>0.313424</text:p>
              </table:table-cell>
              <table:table-cell office:value-type="float" office:value="0.48249">
                <text:p>0.48249</text:p>
              </table:table-cell>
              <table:table-cell office:value-type="float" office:value="0.00123">
                <text:p>0.00123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-1">
                <text:p>-1</text:p>
              </table:table-cell>
              <table:table-cell office:value-type="float" office:value="-0.605047">
                <text:p>-0.605047</text:p>
              </table:table-cell>
              <table:table-cell office:value-type="float" office:value="0.079689">
                <text:p>0.079689</text:p>
              </table:table-cell>
              <table:table-cell office:value-type="float" office:value="0.141722">
                <text:p>0.141722</text:p>
              </table:table-cell>
              <table:table-cell office:value-type="float" office:value="0.172766">
                <text:p>0.172766</text:p>
              </table:table-cell>
              <table:table-cell office:value-type="float" office:value="0.210944">
                <text:p>0.210944</text:p>
              </table:table-cell>
              <table:table-cell office:value-type="float" office:value="0.23384">
                <text:p>0.23384</text:p>
              </table:table-cell>
              <table:table-cell office:value-type="float" office:value="0.241078">
                <text:p>0.241078</text:p>
              </table:table-cell>
              <table:table-cell office:value-type="float" office:value="0.254085">
                <text:p>0.254085</text:p>
              </table:table-cell>
              <table:table-cell office:value-type="float" office:value="0.314988">
                <text:p>0.314988</text:p>
              </table:table-cell>
              <table:table-cell office:value-type="float" office:value="0.48249">
                <text:p>0.48249</text:p>
              </table:table-cell>
              <table:table-cell office:value-type="float" office:value="0.004407">
                <text:p>0.00440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-1">
                <text:p>-1</text:p>
              </table:table-cell>
              <table:table-cell office:value-type="float" office:value="-0.422656">
                <text:p>-0.422656</text:p>
              </table:table-cell>
              <table:table-cell office:value-type="float" office:value="0.09555">
                <text:p>0.09555</text:p>
              </table:table-cell>
              <table:table-cell office:value-type="float" office:value="0.145322">
                <text:p>0.145322</text:p>
              </table:table-cell>
              <table:table-cell office:value-type="float" office:value="0.179545">
                <text:p>0.179545</text:p>
              </table:table-cell>
              <table:table-cell office:value-type="float" office:value="0.222282">
                <text:p>0.222282</text:p>
              </table:table-cell>
              <table:table-cell office:value-type="float" office:value="0.235036">
                <text:p>0.235036</text:p>
              </table:table-cell>
              <table:table-cell office:value-type="float" office:value="0.242469">
                <text:p>0.242469</text:p>
              </table:table-cell>
              <table:table-cell office:value-type="float" office:value="0.256903">
                <text:p>0.256903</text:p>
              </table:table-cell>
              <table:table-cell office:value-type="float" office:value="0.313301">
                <text:p>0.313301</text:p>
              </table:table-cell>
              <table:table-cell office:value-type="float" office:value="0.48249">
                <text:p>0.48249</text:p>
              </table:table-cell>
              <table:table-cell office:value-type="float" office:value="0.026775">
                <text:p>0.026775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-1">
                <text:p>-1</text:p>
              </table:table-cell>
              <table:table-cell office:value-type="float" office:value="-0.48237">
                <text:p>-0.48237</text:p>
              </table:table-cell>
              <table:table-cell office:value-type="float" office:value="0.080468">
                <text:p>0.080468</text:p>
              </table:table-cell>
              <table:table-cell office:value-type="float" office:value="0.139779">
                <text:p>0.139779</text:p>
              </table:table-cell>
              <table:table-cell office:value-type="float" office:value="0.180474">
                <text:p>0.180474</text:p>
              </table:table-cell>
              <table:table-cell office:value-type="float" office:value="0.220281">
                <text:p>0.220281</text:p>
              </table:table-cell>
              <table:table-cell office:value-type="float" office:value="0.234949">
                <text:p>0.234949</text:p>
              </table:table-cell>
              <table:table-cell office:value-type="float" office:value="0.241913">
                <text:p>0.241913</text:p>
              </table:table-cell>
              <table:table-cell office:value-type="float" office:value="0.259416">
                <text:p>0.259416</text:p>
              </table:table-cell>
              <table:table-cell office:value-type="float" office:value="0.316546">
                <text:p>0.316546</text:p>
              </table:table-cell>
              <table:table-cell office:value-type="float" office:value="0.48249">
                <text:p>0.48249</text:p>
              </table:table-cell>
              <table:table-cell office:value-type="float" office:value="0.019146">
                <text:p>0.019146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-1">
                <text:p>-1</text:p>
              </table:table-cell>
              <table:table-cell office:value-type="float" office:value="-0.77479">
                <text:p>-0.77479</text:p>
              </table:table-cell>
              <table:table-cell office:value-type="float" office:value="0.050136">
                <text:p>0.050136</text:p>
              </table:table-cell>
              <table:table-cell office:value-type="float" office:value="0.11827">
                <text:p>0.11827</text:p>
              </table:table-cell>
              <table:table-cell office:value-type="float" office:value="0.160823">
                <text:p>0.160823</text:p>
              </table:table-cell>
              <table:table-cell office:value-type="float" office:value="0.207327">
                <text:p>0.207327</text:p>
              </table:table-cell>
              <table:table-cell office:value-type="float" office:value="0.233203">
                <text:p>0.233203</text:p>
              </table:table-cell>
              <table:table-cell office:value-type="float" office:value="0.242799">
                <text:p>0.242799</text:p>
              </table:table-cell>
              <table:table-cell office:value-type="float" office:value="0.260613">
                <text:p>0.260613</text:p>
              </table:table-cell>
              <table:table-cell office:value-type="float" office:value="0.31698">
                <text:p>0.31698</text:p>
              </table:table-cell>
              <table:table-cell office:value-type="float" office:value="0.48249">
                <text:p>0.48249</text:p>
              </table:table-cell>
              <table:table-cell office:value-type="float" office:value="-0.018464">
                <text:p>-0.01846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-1">
                <text:p>-1</text:p>
              </table:table-cell>
              <table:table-cell office:value-type="float" office:value="-0.601762">
                <text:p>-0.601762</text:p>
              </table:table-cell>
              <table:table-cell office:value-type="float" office:value="0.06672">
                <text:p>0.06672</text:p>
              </table:table-cell>
              <table:table-cell office:value-type="float" office:value="0.129105">
                <text:p>0.129105</text:p>
              </table:table-cell>
              <table:table-cell office:value-type="float" office:value="0.167325">
                <text:p>0.167325</text:p>
              </table:table-cell>
              <table:table-cell office:value-type="float" office:value="0.217212">
                <text:p>0.217212</text:p>
              </table:table-cell>
              <table:table-cell office:value-type="float" office:value="0.235216">
                <text:p>0.235216</text:p>
              </table:table-cell>
              <table:table-cell office:value-type="float" office:value="0.242468">
                <text:p>0.242468</text:p>
              </table:table-cell>
              <table:table-cell office:value-type="float" office:value="0.254811">
                <text:p>0.254811</text:p>
              </table:table-cell>
              <table:table-cell office:value-type="float" office:value="0.317371">
                <text:p>0.317371</text:p>
              </table:table-cell>
              <table:table-cell office:value-type="float" office:value="0.48249">
                <text:p>0.48249</text:p>
              </table:table-cell>
              <table:table-cell office:value-type="float" office:value="0.002847">
                <text:p>0.002847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-1">
                <text:p>-1</text:p>
              </table:table-cell>
              <table:table-cell office:value-type="float" office:value="-0.481799">
                <text:p>-0.481799</text:p>
              </table:table-cell>
              <table:table-cell office:value-type="float" office:value="0.066802">
                <text:p>0.066802</text:p>
              </table:table-cell>
              <table:table-cell office:value-type="float" office:value="0.125159">
                <text:p>0.125159</text:p>
              </table:table-cell>
              <table:table-cell office:value-type="float" office:value="0.159367">
                <text:p>0.159367</text:p>
              </table:table-cell>
              <table:table-cell office:value-type="float" office:value="0.204664">
                <text:p>0.204664</text:p>
              </table:table-cell>
              <table:table-cell office:value-type="float" office:value="0.232191">
                <text:p>0.232191</text:p>
              </table:table-cell>
              <table:table-cell office:value-type="float" office:value="0.240376">
                <text:p>0.240376</text:p>
              </table:table-cell>
              <table:table-cell office:value-type="float" office:value="0.253213">
                <text:p>0.253213</text:p>
              </table:table-cell>
              <table:table-cell office:value-type="float" office:value="0.323235">
                <text:p>0.323235</text:p>
              </table:table-cell>
              <table:table-cell office:value-type="float" office:value="0.48249">
                <text:p>0.48249</text:p>
              </table:table-cell>
              <table:table-cell office:value-type="float" office:value="0.012321">
                <text:p>0.01232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-1">
                <text:p>-1</text:p>
              </table:table-cell>
              <table:table-cell office:value-type="float" office:value="-0.712839">
                <text:p>-0.712839</text:p>
              </table:table-cell>
              <table:table-cell office:value-type="float" office:value="0.05493">
                <text:p>0.05493</text:p>
              </table:table-cell>
              <table:table-cell office:value-type="float" office:value="0.124731">
                <text:p>0.124731</text:p>
              </table:table-cell>
              <table:table-cell office:value-type="float" office:value="0.167735">
                <text:p>0.167735</text:p>
              </table:table-cell>
              <table:table-cell office:value-type="float" office:value="0.210456">
                <text:p>0.210456</text:p>
              </table:table-cell>
              <table:table-cell office:value-type="float" office:value="0.233641">
                <text:p>0.233641</text:p>
              </table:table-cell>
              <table:table-cell office:value-type="float" office:value="0.244248">
                <text:p>0.244248</text:p>
              </table:table-cell>
              <table:table-cell office:value-type="float" office:value="0.259725">
                <text:p>0.259725</text:p>
              </table:table-cell>
              <table:table-cell office:value-type="float" office:value="0.327479">
                <text:p>0.327479</text:p>
              </table:table-cell>
              <table:table-cell office:value-type="float" office:value="0.48249">
                <text:p>0.48249</text:p>
              </table:table-cell>
              <table:table-cell office:value-type="float" office:value="-0.008989">
                <text:p>-0.008989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-1">
                <text:p>-1</text:p>
              </table:table-cell>
              <table:table-cell office:value-type="float" office:value="-0.53741">
                <text:p>-0.53741</text:p>
              </table:table-cell>
              <table:table-cell office:value-type="float" office:value="0.069494">
                <text:p>0.069494</text:p>
              </table:table-cell>
              <table:table-cell office:value-type="float" office:value="0.125269">
                <text:p>0.125269</text:p>
              </table:table-cell>
              <table:table-cell office:value-type="float" office:value="0.16975">
                <text:p>0.16975</text:p>
              </table:table-cell>
              <table:table-cell office:value-type="float" office:value="0.210231">
                <text:p>0.210231</text:p>
              </table:table-cell>
              <table:table-cell office:value-type="float" office:value="0.23342">
                <text:p>0.23342</text:p>
              </table:table-cell>
              <table:table-cell office:value-type="float" office:value="0.24327">
                <text:p>0.24327</text:p>
              </table:table-cell>
              <table:table-cell office:value-type="float" office:value="0.260337">
                <text:p>0.260337</text:p>
              </table:table-cell>
              <table:table-cell office:value-type="float" office:value="0.32844">
                <text:p>0.32844</text:p>
              </table:table-cell>
              <table:table-cell office:value-type="float" office:value="0.48249">
                <text:p>0.48249</text:p>
              </table:table-cell>
              <table:table-cell office:value-type="float" office:value="0.01028">
                <text:p>0.01028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-1">
                <text:p>-1</text:p>
              </table:table-cell>
              <table:table-cell office:value-type="float" office:value="-0.510378">
                <text:p>-0.510378</text:p>
              </table:table-cell>
              <table:table-cell office:value-type="float" office:value="0.067678">
                <text:p>0.067678</text:p>
              </table:table-cell>
              <table:table-cell office:value-type="float" office:value="0.126849">
                <text:p>0.126849</text:p>
              </table:table-cell>
              <table:table-cell office:value-type="float" office:value="0.170539">
                <text:p>0.170539</text:p>
              </table:table-cell>
              <table:table-cell office:value-type="float" office:value="0.214251">
                <text:p>0.214251</text:p>
              </table:table-cell>
              <table:table-cell office:value-type="float" office:value="0.233629">
                <text:p>0.233629</text:p>
              </table:table-cell>
              <table:table-cell office:value-type="float" office:value="0.243197">
                <text:p>0.243197</text:p>
              </table:table-cell>
              <table:table-cell office:value-type="float" office:value="0.260154">
                <text:p>0.260154</text:p>
              </table:table-cell>
              <table:table-cell office:value-type="float" office:value="0.328715">
                <text:p>0.328715</text:p>
              </table:table-cell>
              <table:table-cell office:value-type="float" office:value="0.48249">
                <text:p>0.48249</text:p>
              </table:table-cell>
              <table:table-cell office:value-type="float" office:value="0.013463">
                <text:p>0.013463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-1">
                <text:p>-1</text:p>
              </table:table-cell>
              <table:table-cell office:value-type="float" office:value="-0.831635">
                <text:p>-0.831635</text:p>
              </table:table-cell>
              <table:table-cell office:value-type="float" office:value="0.043047">
                <text:p>0.043047</text:p>
              </table:table-cell>
              <table:table-cell office:value-type="float" office:value="0.119672">
                <text:p>0.119672</text:p>
              </table:table-cell>
              <table:table-cell office:value-type="float" office:value="0.173228">
                <text:p>0.173228</text:p>
              </table:table-cell>
              <table:table-cell office:value-type="float" office:value="0.204707">
                <text:p>0.204707</text:p>
              </table:table-cell>
              <table:table-cell office:value-type="float" office:value="0.231985">
                <text:p>0.231985</text:p>
              </table:table-cell>
              <table:table-cell office:value-type="float" office:value="0.239203">
                <text:p>0.239203</text:p>
              </table:table-cell>
              <table:table-cell office:value-type="float" office:value="0.257144">
                <text:p>0.257144</text:p>
              </table:table-cell>
              <table:table-cell office:value-type="float" office:value="0.326906">
                <text:p>0.326906</text:p>
              </table:table-cell>
              <table:table-cell office:value-type="float" office:value="0.48249">
                <text:p>0.48249</text:p>
              </table:table-cell>
              <table:table-cell office:value-type="float" office:value="-0.023574">
                <text:p>-0.023574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-1">
                <text:p>-1</text:p>
              </table:table-cell>
              <table:table-cell office:value-type="float" office:value="-0.653785">
                <text:p>-0.653785</text:p>
              </table:table-cell>
              <table:table-cell office:value-type="float" office:value="0.064079">
                <text:p>0.064079</text:p>
              </table:table-cell>
              <table:table-cell office:value-type="float" office:value="0.126949">
                <text:p>0.126949</text:p>
              </table:table-cell>
              <table:table-cell office:value-type="float" office:value="0.170831">
                <text:p>0.170831</text:p>
              </table:table-cell>
              <table:table-cell office:value-type="float" office:value="0.205755">
                <text:p>0.205755</text:p>
              </table:table-cell>
              <table:table-cell office:value-type="float" office:value="0.231811">
                <text:p>0.231811</text:p>
              </table:table-cell>
              <table:table-cell office:value-type="float" office:value="0.238255">
                <text:p>0.238255</text:p>
              </table:table-cell>
              <table:table-cell office:value-type="float" office:value="0.254819">
                <text:p>0.254819</text:p>
              </table:table-cell>
              <table:table-cell office:value-type="float" office:value="0.328228">
                <text:p>0.328228</text:p>
              </table:table-cell>
              <table:table-cell office:value-type="float" office:value="0.48249">
                <text:p>0.48249</text:p>
              </table:table-cell>
              <table:table-cell office:value-type="float" office:value="-0.003306">
                <text:p>-0.003306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-1">
                <text:p>-1</text:p>
              </table:table-cell>
              <table:table-cell office:value-type="float" office:value="-0.550338">
                <text:p>-0.550338</text:p>
              </table:table-cell>
              <table:table-cell office:value-type="float" office:value="0.059567">
                <text:p>0.059567</text:p>
              </table:table-cell>
              <table:table-cell office:value-type="float" office:value="0.120158">
                <text:p>0.120158</text:p>
              </table:table-cell>
              <table:table-cell office:value-type="float" office:value="0.163898">
                <text:p>0.163898</text:p>
              </table:table-cell>
              <table:table-cell office:value-type="float" office:value="0.19839">
                <text:p>0.19839</text:p>
              </table:table-cell>
              <table:table-cell office:value-type="float" office:value="0.23218">
                <text:p>0.23218</text:p>
              </table:table-cell>
              <table:table-cell office:value-type="float" office:value="0.240513">
                <text:p>0.240513</text:p>
              </table:table-cell>
              <table:table-cell office:value-type="float" office:value="0.256804">
                <text:p>0.256804</text:p>
              </table:table-cell>
              <table:table-cell office:value-type="float" office:value="0.327931">
                <text:p>0.327931</text:p>
              </table:table-cell>
              <table:table-cell office:value-type="float" office:value="0.48249">
                <text:p>0.48249</text:p>
              </table:table-cell>
              <table:table-cell office:value-type="float" office:value="0.00491">
                <text:p>0.00491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-1">
                <text:p>-1</text:p>
              </table:table-cell>
              <table:table-cell office:value-type="float" office:value="-0.573952">
                <text:p>-0.573952</text:p>
              </table:table-cell>
              <table:table-cell office:value-type="float" office:value="0.060721">
                <text:p>0.060721</text:p>
              </table:table-cell>
              <table:table-cell office:value-type="float" office:value="0.116748">
                <text:p>0.116748</text:p>
              </table:table-cell>
              <table:table-cell office:value-type="float" office:value="0.15999">
                <text:p>0.15999</text:p>
              </table:table-cell>
              <table:table-cell office:value-type="float" office:value="0.197127">
                <text:p>0.197127</text:p>
              </table:table-cell>
              <table:table-cell office:value-type="float" office:value="0.231454">
                <text:p>0.231454</text:p>
              </table:table-cell>
              <table:table-cell office:value-type="float" office:value="0.239534">
                <text:p>0.239534</text:p>
              </table:table-cell>
              <table:table-cell office:value-type="float" office:value="0.257473">
                <text:p>0.257473</text:p>
              </table:table-cell>
              <table:table-cell office:value-type="float" office:value="0.324484">
                <text:p>0.324484</text:p>
              </table:table-cell>
              <table:table-cell office:value-type="float" office:value="0.48249">
                <text:p>0.48249</text:p>
              </table:table-cell>
              <table:table-cell office:value-type="float" office:value="0.001358">
                <text:p>0.00135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-0.602736">
                <text:p>-0.602736</text:p>
              </table:table-cell>
              <table:table-cell office:value-type="float" office:value="0.055029">
                <text:p>0.055029</text:p>
              </table:table-cell>
              <table:table-cell office:value-type="float" office:value="0.111104">
                <text:p>0.111104</text:p>
              </table:table-cell>
              <table:table-cell office:value-type="float" office:value="0.147564">
                <text:p>0.147564</text:p>
              </table:table-cell>
              <table:table-cell office:value-type="float" office:value="0.188354">
                <text:p>0.188354</text:p>
              </table:table-cell>
              <table:table-cell office:value-type="float" office:value="0.229784">
                <text:p>0.229784</text:p>
              </table:table-cell>
              <table:table-cell office:value-type="float" office:value="0.239741">
                <text:p>0.239741</text:p>
              </table:table-cell>
              <table:table-cell office:value-type="float" office:value="0.256698">
                <text:p>0.256698</text:p>
              </table:table-cell>
              <table:table-cell office:value-type="float" office:value="0.330474">
                <text:p>0.330474</text:p>
              </table:table-cell>
              <table:table-cell office:value-type="float" office:value="0.48249">
                <text:p>0.48249</text:p>
              </table:table-cell>
              <table:table-cell office:value-type="float" office:value="-0.004399">
                <text:p>-0.00439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-1">
                <text:p>-1</text:p>
              </table:table-cell>
              <table:table-cell office:value-type="float" office:value="-0.634787">
                <text:p>-0.634787</text:p>
              </table:table-cell>
              <table:table-cell office:value-type="float" office:value="0.035051">
                <text:p>0.035051</text:p>
              </table:table-cell>
              <table:table-cell office:value-type="float" office:value="0.097234">
                <text:p>0.097234</text:p>
              </table:table-cell>
              <table:table-cell office:value-type="float" office:value="0.146654">
                <text:p>0.146654</text:p>
              </table:table-cell>
              <table:table-cell office:value-type="float" office:value="0.193365">
                <text:p>0.193365</text:p>
              </table:table-cell>
              <table:table-cell office:value-type="float" office:value="0.231749">
                <text:p>0.231749</text:p>
              </table:table-cell>
              <table:table-cell office:value-type="float" office:value="0.240042">
                <text:p>0.240042</text:p>
              </table:table-cell>
              <table:table-cell office:value-type="float" office:value="0.259528">
                <text:p>0.259528</text:p>
              </table:table-cell>
              <table:table-cell office:value-type="float" office:value="0.335259">
                <text:p>0.335259</text:p>
              </table:table-cell>
              <table:table-cell office:value-type="float" office:value="0.48249">
                <text:p>0.48249</text:p>
              </table:table-cell>
              <table:table-cell office:value-type="float" office:value="-0.00959">
                <text:p>-0.00959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-1">
                <text:p>-1</text:p>
              </table:table-cell>
              <table:table-cell office:value-type="float" office:value="-0.639147">
                <text:p>-0.639147</text:p>
              </table:table-cell>
              <table:table-cell office:value-type="float" office:value="0.033159">
                <text:p>0.033159</text:p>
              </table:table-cell>
              <table:table-cell office:value-type="float" office:value="0.099261">
                <text:p>0.099261</text:p>
              </table:table-cell>
              <table:table-cell office:value-type="float" office:value="0.15258">
                <text:p>0.15258</text:p>
              </table:table-cell>
              <table:table-cell office:value-type="float" office:value="0.198791">
                <text:p>0.198791</text:p>
              </table:table-cell>
              <table:table-cell office:value-type="float" office:value="0.232571">
                <text:p>0.232571</text:p>
              </table:table-cell>
              <table:table-cell office:value-type="float" office:value="0.239991">
                <text:p>0.239991</text:p>
              </table:table-cell>
              <table:table-cell office:value-type="float" office:value="0.267011">
                <text:p>0.267011</text:p>
              </table:table-cell>
              <table:table-cell office:value-type="float" office:value="0.338027">
                <text:p>0.338027</text:p>
              </table:table-cell>
              <table:table-cell office:value-type="float" office:value="0.48249">
                <text:p>0.48249</text:p>
              </table:table-cell>
              <table:table-cell office:value-type="float" office:value="-0.007776">
                <text:p>-0.007776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-1">
                <text:p>-1</text:p>
              </table:table-cell>
              <table:table-cell office:value-type="float" office:value="-0.838372">
                <text:p>-0.838372</text:p>
              </table:table-cell>
              <table:table-cell office:value-type="float" office:value="0.016878">
                <text:p>0.016878</text:p>
              </table:table-cell>
              <table:table-cell office:value-type="float" office:value="0.100851">
                <text:p>0.100851</text:p>
              </table:table-cell>
              <table:table-cell office:value-type="float" office:value="0.15949">
                <text:p>0.15949</text:p>
              </table:table-cell>
              <table:table-cell office:value-type="float" office:value="0.205163">
                <text:p>0.205163</text:p>
              </table:table-cell>
              <table:table-cell office:value-type="float" office:value="0.233124">
                <text:p>0.233124</text:p>
              </table:table-cell>
              <table:table-cell office:value-type="float" office:value="0.241924">
                <text:p>0.241924</text:p>
              </table:table-cell>
              <table:table-cell office:value-type="float" office:value="0.274469">
                <text:p>0.274469</text:p>
              </table:table-cell>
              <table:table-cell office:value-type="float" office:value="0.343033">
                <text:p>0.343033</text:p>
              </table:table-cell>
              <table:table-cell office:value-type="float" office:value="0.48249">
                <text:p>0.48249</text:p>
              </table:table-cell>
              <table:table-cell office:value-type="float" office:value="-0.026344">
                <text:p>-0.026344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016517">
                <text:p>-0.016517</text:p>
              </table:table-cell>
              <table:table-cell office:value-type="float" office:value="0.10257">
                <text:p>0.10257</text:p>
              </table:table-cell>
              <table:table-cell office:value-type="float" office:value="0.160813">
                <text:p>0.160813</text:p>
              </table:table-cell>
              <table:table-cell office:value-type="float" office:value="0.215042">
                <text:p>0.215042</text:p>
              </table:table-cell>
              <table:table-cell office:value-type="float" office:value="0.23488">
                <text:p>0.23488</text:p>
              </table:table-cell>
              <table:table-cell office:value-type="float" office:value="0.242465">
                <text:p>0.242465</text:p>
              </table:table-cell>
              <table:table-cell office:value-type="float" office:value="0.27513">
                <text:p>0.27513</text:p>
              </table:table-cell>
              <table:table-cell office:value-type="float" office:value="0.341523">
                <text:p>0.341523</text:p>
              </table:table-cell>
              <table:table-cell office:value-type="float" office:value="0.48249">
                <text:p>0.48249</text:p>
              </table:table-cell>
              <table:table-cell office:value-type="float" office:value="-0.044409">
                <text:p>-0.04440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1">
                <text:p>-1</text:p>
              </table:table-cell>
              <table:table-cell office:value-type="float" office:value="-0.862285">
                <text:p>-0.862285</text:p>
              </table:table-cell>
              <table:table-cell office:value-type="float" office:value="0.023103">
                <text:p>0.023103</text:p>
              </table:table-cell>
              <table:table-cell office:value-type="float" office:value="0.108994">
                <text:p>0.108994</text:p>
              </table:table-cell>
              <table:table-cell office:value-type="float" office:value="0.17228">
                <text:p>0.17228</text:p>
              </table:table-cell>
              <table:table-cell office:value-type="float" office:value="0.231133">
                <text:p>0.231133</text:p>
              </table:table-cell>
              <table:table-cell office:value-type="float" office:value="0.238132">
                <text:p>0.238132</text:p>
              </table:table-cell>
              <table:table-cell office:value-type="float" office:value="0.244625">
                <text:p>0.244625</text:p>
              </table:table-cell>
              <table:table-cell office:value-type="float" office:value="0.281027">
                <text:p>0.281027</text:p>
              </table:table-cell>
              <table:table-cell office:value-type="float" office:value="0.344247">
                <text:p>0.344247</text:p>
              </table:table-cell>
              <table:table-cell office:value-type="float" office:value="0.48249">
                <text:p>0.48249</text:p>
              </table:table-cell>
              <table:table-cell office:value-type="float" office:value="-0.021874">
                <text:p>-0.021874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-1">
                <text:p>-1</text:p>
              </table:table-cell>
              <table:table-cell office:value-type="float" office:value="-0.832922">
                <text:p>-0.832922</text:p>
              </table:table-cell>
              <table:table-cell office:value-type="float" office:value="0.022504">
                <text:p>0.022504</text:p>
              </table:table-cell>
              <table:table-cell office:value-type="float" office:value="0.092024">
                <text:p>0.092024</text:p>
              </table:table-cell>
              <table:table-cell office:value-type="float" office:value="0.156474">
                <text:p>0.156474</text:p>
              </table:table-cell>
              <table:table-cell office:value-type="float" office:value="0.220161">
                <text:p>0.220161</text:p>
              </table:table-cell>
              <table:table-cell office:value-type="float" office:value="0.236095">
                <text:p>0.236095</text:p>
              </table:table-cell>
              <table:table-cell office:value-type="float" office:value="0.243217">
                <text:p>0.243217</text:p>
              </table:table-cell>
              <table:table-cell office:value-type="float" office:value="0.274349">
                <text:p>0.274349</text:p>
              </table:table-cell>
              <table:table-cell office:value-type="float" office:value="0.335082">
                <text:p>0.335082</text:p>
              </table:table-cell>
              <table:table-cell office:value-type="float" office:value="0.48249">
                <text:p>0.48249</text:p>
              </table:table-cell>
              <table:table-cell office:value-type="float" office:value="-0.025302">
                <text:p>-0.025302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-1">
                <text:p>-1</text:p>
              </table:table-cell>
              <table:table-cell office:value-type="float" office:value="-0.888983">
                <text:p>-0.888983</text:p>
              </table:table-cell>
              <table:table-cell office:value-type="float" office:value="0.024437">
                <text:p>0.024437</text:p>
              </table:table-cell>
              <table:table-cell office:value-type="float" office:value="0.086045">
                <text:p>0.086045</text:p>
              </table:table-cell>
              <table:table-cell office:value-type="float" office:value="0.146623">
                <text:p>0.146623</text:p>
              </table:table-cell>
              <table:table-cell office:value-type="float" office:value="0.210867">
                <text:p>0.210867</text:p>
              </table:table-cell>
              <table:table-cell office:value-type="float" office:value="0.233844">
                <text:p>0.233844</text:p>
              </table:table-cell>
              <table:table-cell office:value-type="float" office:value="0.240492">
                <text:p>0.240492</text:p>
              </table:table-cell>
              <table:table-cell office:value-type="float" office:value="0.267071">
                <text:p>0.267071</text:p>
              </table:table-cell>
              <table:table-cell office:value-type="float" office:value="0.33061">
                <text:p>0.33061</text:p>
              </table:table-cell>
              <table:table-cell office:value-type="float" office:value="0.48249">
                <text:p>0.48249</text:p>
              </table:table-cell>
              <table:table-cell office:value-type="float" office:value="-0.034899">
                <text:p>-0.034899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-1">
                <text:p>-1</text:p>
              </table:table-cell>
              <table:table-cell office:value-type="float" office:value="-0.80646">
                <text:p>-0.80646</text:p>
              </table:table-cell>
              <table:table-cell office:value-type="float" office:value="0.022615">
                <text:p>0.022615</text:p>
              </table:table-cell>
              <table:table-cell office:value-type="float" office:value="0.077918">
                <text:p>0.077918</text:p>
              </table:table-cell>
              <table:table-cell office:value-type="float" office:value="0.142434">
                <text:p>0.142434</text:p>
              </table:table-cell>
              <table:table-cell office:value-type="float" office:value="0.205059">
                <text:p>0.205059</text:p>
              </table:table-cell>
              <table:table-cell office:value-type="float" office:value="0.232771">
                <text:p>0.232771</text:p>
              </table:table-cell>
              <table:table-cell office:value-type="float" office:value="0.24023">
                <text:p>0.24023</text:p>
              </table:table-cell>
              <table:table-cell office:value-type="float" office:value="0.26691">
                <text:p>0.26691</text:p>
              </table:table-cell>
              <table:table-cell office:value-type="float" office:value="0.333728">
                <text:p>0.333728</text:p>
              </table:table-cell>
              <table:table-cell office:value-type="float" office:value="0.48249">
                <text:p>0.48249</text:p>
              </table:table-cell>
              <table:table-cell office:value-type="float" office:value="-0.028479">
                <text:p>-0.02847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-1">
                <text:p>-1</text:p>
              </table:table-cell>
              <table:table-cell office:value-type="float" office:value="-0.88831">
                <text:p>-0.88831</text:p>
              </table:table-cell>
              <table:table-cell office:value-type="float" office:value="0.018298">
                <text:p>0.018298</text:p>
              </table:table-cell>
              <table:table-cell office:value-type="float" office:value="0.071217">
                <text:p>0.071217</text:p>
              </table:table-cell>
              <table:table-cell office:value-type="float" office:value="0.135217">
                <text:p>0.135217</text:p>
              </table:table-cell>
              <table:table-cell office:value-type="float" office:value="0.191214">
                <text:p>0.191214</text:p>
              </table:table-cell>
              <table:table-cell office:value-type="float" office:value="0.230778">
                <text:p>0.230778</text:p>
              </table:table-cell>
              <table:table-cell office:value-type="float" office:value="0.239067">
                <text:p>0.239067</text:p>
              </table:table-cell>
              <table:table-cell office:value-type="float" office:value="0.265087">
                <text:p>0.265087</text:p>
              </table:table-cell>
              <table:table-cell office:value-type="float" office:value="0.330443">
                <text:p>0.330443</text:p>
              </table:table-cell>
              <table:table-cell office:value-type="float" office:value="0.48249">
                <text:p>0.48249</text:p>
              </table:table-cell>
              <table:table-cell office:value-type="float" office:value="-0.040699">
                <text:p>-0.040699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-1">
                <text:p>-1</text:p>
              </table:table-cell>
              <table:table-cell office:value-type="float" office:value="-0.774673">
                <text:p>-0.774673</text:p>
              </table:table-cell>
              <table:table-cell office:value-type="float" office:value="0.015907">
                <text:p>0.015907</text:p>
              </table:table-cell>
              <table:table-cell office:value-type="float" office:value="0.062758">
                <text:p>0.062758</text:p>
              </table:table-cell>
              <table:table-cell office:value-type="float" office:value="0.131966">
                <text:p>0.131966</text:p>
              </table:table-cell>
              <table:table-cell office:value-type="float" office:value="0.18129">
                <text:p>0.18129</text:p>
              </table:table-cell>
              <table:table-cell office:value-type="float" office:value="0.232248">
                <text:p>0.232248</text:p>
              </table:table-cell>
              <table:table-cell office:value-type="float" office:value="0.244179">
                <text:p>0.244179</text:p>
              </table:table-cell>
              <table:table-cell office:value-type="float" office:value="0.276037">
                <text:p>0.276037</text:p>
              </table:table-cell>
              <table:table-cell office:value-type="float" office:value="0.331888">
                <text:p>0.331888</text:p>
              </table:table-cell>
              <table:table-cell office:value-type="float" office:value="0.48249">
                <text:p>0.48249</text:p>
              </table:table-cell>
              <table:table-cell office:value-type="float" office:value="-0.02984">
                <text:p>-0.02984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075086">
                <text:p>-0.075086</text:p>
              </table:table-cell>
              <table:table-cell office:value-type="float" office:value="0.063527">
                <text:p>0.063527</text:p>
              </table:table-cell>
              <table:table-cell office:value-type="float" office:value="0.13209">
                <text:p>0.13209</text:p>
              </table:table-cell>
              <table:table-cell office:value-type="float" office:value="0.176985">
                <text:p>0.176985</text:p>
              </table:table-cell>
              <table:table-cell office:value-type="float" office:value="0.231403">
                <text:p>0.231403</text:p>
              </table:table-cell>
              <table:table-cell office:value-type="float" office:value="0.242252">
                <text:p>0.242252</text:p>
              </table:table-cell>
              <table:table-cell office:value-type="float" office:value="0.269078">
                <text:p>0.269078</text:p>
              </table:table-cell>
              <table:table-cell office:value-type="float" office:value="0.335399">
                <text:p>0.335399</text:p>
              </table:table-cell>
              <table:table-cell office:value-type="float" office:value="0.48249">
                <text:p>0.48249</text:p>
              </table:table-cell>
              <table:table-cell office:value-type="float" office:value="-0.062435">
                <text:p>-0.06243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.007855">
                <text:p>0.007855</text:p>
              </table:table-cell>
              <table:table-cell office:value-type="float" office:value="0.071453">
                <text:p>0.071453</text:p>
              </table:table-cell>
              <table:table-cell office:value-type="float" office:value="0.128694">
                <text:p>0.128694</text:p>
              </table:table-cell>
              <table:table-cell office:value-type="float" office:value="0.175498">
                <text:p>0.175498</text:p>
              </table:table-cell>
              <table:table-cell office:value-type="float" office:value="0.231048">
                <text:p>0.231048</text:p>
              </table:table-cell>
              <table:table-cell office:value-type="float" office:value="0.24117">
                <text:p>0.24117</text:p>
              </table:table-cell>
              <table:table-cell office:value-type="float" office:value="0.269578">
                <text:p>0.269578</text:p>
              </table:table-cell>
              <table:table-cell office:value-type="float" office:value="0.338725">
                <text:p>0.338725</text:p>
              </table:table-cell>
              <table:table-cell office:value-type="float" office:value="0.48249">
                <text:p>0.48249</text:p>
              </table:table-cell>
              <table:table-cell office:value-type="float" office:value="-0.053598">
                <text:p>-0.053598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.009341">
                <text:p>0.009341</text:p>
              </table:table-cell>
              <table:table-cell office:value-type="float" office:value="0.0704">
                <text:p>0.0704</text:p>
              </table:table-cell>
              <table:table-cell office:value-type="float" office:value="0.124688">
                <text:p>0.124688</text:p>
              </table:table-cell>
              <table:table-cell office:value-type="float" office:value="0.172247">
                <text:p>0.172247</text:p>
              </table:table-cell>
              <table:table-cell office:value-type="float" office:value="0.227613">
                <text:p>0.227613</text:p>
              </table:table-cell>
              <table:table-cell office:value-type="float" office:value="0.237943">
                <text:p>0.237943</text:p>
              </table:table-cell>
              <table:table-cell office:value-type="float" office:value="0.262479">
                <text:p>0.262479</text:p>
              </table:table-cell>
              <table:table-cell office:value-type="float" office:value="0.332108">
                <text:p>0.332108</text:p>
              </table:table-cell>
              <table:table-cell office:value-type="float" office:value="0.48249">
                <text:p>0.48249</text:p>
              </table:table-cell>
              <table:table-cell office:value-type="float" office:value="-0.056318">
                <text:p>-0.056318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-0.078389">
                <text:p>-0.078389</text:p>
              </table:table-cell>
              <table:table-cell office:value-type="float" office:value="0.063674">
                <text:p>0.063674</text:p>
              </table:table-cell>
              <table:table-cell office:value-type="float" office:value="0.120558">
                <text:p>0.120558</text:p>
              </table:table-cell>
              <table:table-cell office:value-type="float" office:value="0.168914">
                <text:p>0.168914</text:p>
              </table:table-cell>
              <table:table-cell office:value-type="float" office:value="0.219712">
                <text:p>0.219712</text:p>
              </table:table-cell>
              <table:table-cell office:value-type="float" office:value="0.236623">
                <text:p>0.236623</text:p>
              </table:table-cell>
              <table:table-cell office:value-type="float" office:value="0.254629">
                <text:p>0.254629</text:p>
              </table:table-cell>
              <table:table-cell office:value-type="float" office:value="0.326579">
                <text:p>0.326579</text:p>
              </table:table-cell>
              <table:table-cell office:value-type="float" office:value="0.48249">
                <text:p>0.48249</text:p>
              </table:table-cell>
              <table:table-cell office:value-type="float" office:value="-0.06877">
                <text:p>-0.06877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.004363">
                <text:p>0.004363</text:p>
              </table:table-cell>
              <table:table-cell office:value-type="float" office:value="0.063352">
                <text:p>0.063352</text:p>
              </table:table-cell>
              <table:table-cell office:value-type="float" office:value="0.12626">
                <text:p>0.12626</text:p>
              </table:table-cell>
              <table:table-cell office:value-type="float" office:value="0.173281">
                <text:p>0.173281</text:p>
              </table:table-cell>
              <table:table-cell office:value-type="float" office:value="0.220904">
                <text:p>0.220904</text:p>
              </table:table-cell>
              <table:table-cell office:value-type="float" office:value="0.239331">
                <text:p>0.239331</text:p>
              </table:table-cell>
              <table:table-cell office:value-type="float" office:value="0.258282">
                <text:p>0.258282</text:p>
              </table:table-cell>
              <table:table-cell office:value-type="float" office:value="0.330302">
                <text:p>0.330302</text:p>
              </table:table-cell>
              <table:table-cell office:value-type="float" office:value="0.48249">
                <text:p>0.48249</text:p>
              </table:table-cell>
              <table:table-cell office:value-type="float" office:value="-0.058392">
                <text:p>-0.058392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.006276">
                <text:p>0.006276</text:p>
              </table:table-cell>
              <table:table-cell office:value-type="float" office:value="0.065215">
                <text:p>0.065215</text:p>
              </table:table-cell>
              <table:table-cell office:value-type="float" office:value="0.128055">
                <text:p>0.128055</text:p>
              </table:table-cell>
              <table:table-cell office:value-type="float" office:value="0.180986">
                <text:p>0.180986</text:p>
              </table:table-cell>
              <table:table-cell office:value-type="float" office:value="0.230186">
                <text:p>0.230186</text:p>
              </table:table-cell>
              <table:table-cell office:value-type="float" office:value="0.244839">
                <text:p>0.244839</text:p>
              </table:table-cell>
              <table:table-cell office:value-type="float" office:value="0.271235">
                <text:p>0.271235</text:p>
              </table:table-cell>
              <table:table-cell office:value-type="float" office:value="0.338503">
                <text:p>0.338503</text:p>
              </table:table-cell>
              <table:table-cell office:value-type="float" office:value="0.48249">
                <text:p>0.48249</text:p>
              </table:table-cell>
              <table:table-cell office:value-type="float" office:value="-0.05347">
                <text:p>-0.05347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-1">
                <text:p>-1</text:p>
              </table:table-cell>
              <table:table-cell office:value-type="float" office:value="-0.605505">
                <text:p>-0.605505</text:p>
              </table:table-cell>
              <table:table-cell office:value-type="float" office:value="0.030488">
                <text:p>0.030488</text:p>
              </table:table-cell>
              <table:table-cell office:value-type="float" office:value="0.076391">
                <text:p>0.076391</text:p>
              </table:table-cell>
              <table:table-cell office:value-type="float" office:value="0.138704">
                <text:p>0.138704</text:p>
              </table:table-cell>
              <table:table-cell office:value-type="float" office:value="0.18589">
                <text:p>0.18589</text:p>
              </table:table-cell>
              <table:table-cell office:value-type="float" office:value="0.23167">
                <text:p>0.23167</text:p>
              </table:table-cell>
              <table:table-cell office:value-type="float" office:value="0.245358">
                <text:p>0.245358</text:p>
              </table:table-cell>
              <table:table-cell office:value-type="float" office:value="0.270293">
                <text:p>0.270293</text:p>
              </table:table-cell>
              <table:table-cell office:value-type="float" office:value="0.339073">
                <text:p>0.339073</text:p>
              </table:table-cell>
              <table:table-cell office:value-type="float" office:value="0.48249">
                <text:p>0.48249</text:p>
              </table:table-cell>
              <table:table-cell office:value-type="float" office:value="-0.008764">
                <text:p>-0.008764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  <table:table-cell office:value-type="float" office:value="0.012052">
                <text:p>0.012052</text:p>
              </table:table-cell>
              <table:table-cell office:value-type="float" office:value="0.062077">
                <text:p>0.062077</text:p>
              </table:table-cell>
              <table:table-cell office:value-type="float" office:value="0.127211">
                <text:p>0.127211</text:p>
              </table:table-cell>
              <table:table-cell office:value-type="float" office:value="0.181932">
                <text:p>0.181932</text:p>
              </table:table-cell>
              <table:table-cell office:value-type="float" office:value="0.230625">
                <text:p>0.230625</text:p>
              </table:table-cell>
              <table:table-cell office:value-type="float" office:value="0.243651">
                <text:p>0.243651</text:p>
              </table:table-cell>
              <table:table-cell office:value-type="float" office:value="0.267157">
                <text:p>0.267157</text:p>
              </table:table-cell>
              <table:table-cell office:value-type="float" office:value="0.342689">
                <text:p>0.342689</text:p>
              </table:table-cell>
              <table:table-cell office:value-type="float" office:value="0.48249">
                <text:p>0.48249</text:p>
              </table:table-cell>
              <table:table-cell office:value-type="float" office:value="-0.053261">
                <text:p>-0.053261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-1">
                <text:p>-1</text:p>
              </table:table-cell>
              <table:table-cell office:value-type="float" office:value="-0.831899">
                <text:p>-0.831899</text:p>
              </table:table-cell>
              <table:table-cell office:value-type="float" office:value="0.027596">
                <text:p>0.027596</text:p>
              </table:table-cell>
              <table:table-cell office:value-type="float" office:value="0.075184">
                <text:p>0.075184</text:p>
              </table:table-cell>
              <table:table-cell office:value-type="float" office:value="0.142321">
                <text:p>0.142321</text:p>
              </table:table-cell>
              <table:table-cell office:value-type="float" office:value="0.184551">
                <text:p>0.184551</text:p>
              </table:table-cell>
              <table:table-cell office:value-type="float" office:value="0.233753">
                <text:p>0.233753</text:p>
              </table:table-cell>
              <table:table-cell office:value-type="float" office:value="0.245744">
                <text:p>0.245744</text:p>
              </table:table-cell>
              <table:table-cell office:value-type="float" office:value="0.272222">
                <text:p>0.272222</text:p>
              </table:table-cell>
              <table:table-cell office:value-type="float" office:value="0.34469">
                <text:p>0.34469</text:p>
              </table:table-cell>
              <table:table-cell office:value-type="float" office:value="0.48249">
                <text:p>0.48249</text:p>
              </table:table-cell>
              <table:table-cell office:value-type="float" office:value="-0.030584">
                <text:p>-0.030584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-1">
                <text:p>-1</text:p>
              </table:table-cell>
              <table:table-cell office:value-type="float" office:value="-0.633665">
                <text:p>-0.633665</text:p>
              </table:table-cell>
              <table:table-cell office:value-type="float" office:value="0.030143">
                <text:p>0.030143</text:p>
              </table:table-cell>
              <table:table-cell office:value-type="float" office:value="0.07776">
                <text:p>0.07776</text:p>
              </table:table-cell>
              <table:table-cell office:value-type="float" office:value="0.139802">
                <text:p>0.139802</text:p>
              </table:table-cell>
              <table:table-cell office:value-type="float" office:value="0.205417">
                <text:p>0.205417</text:p>
              </table:table-cell>
              <table:table-cell office:value-type="float" office:value="0.235659">
                <text:p>0.235659</text:p>
              </table:table-cell>
              <table:table-cell office:value-type="float" office:value="0.247694">
                <text:p>0.247694</text:p>
              </table:table-cell>
              <table:table-cell office:value-type="float" office:value="0.274533">
                <text:p>0.274533</text:p>
              </table:table-cell>
              <table:table-cell office:value-type="float" office:value="0.345219">
                <text:p>0.345219</text:p>
              </table:table-cell>
              <table:table-cell office:value-type="float" office:value="0.48249">
                <text:p>0.48249</text:p>
              </table:table-cell>
              <table:table-cell office:value-type="float" office:value="-0.007744">
                <text:p>-0.007744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-1">
                <text:p>-1</text:p>
              </table:table-cell>
              <table:table-cell office:value-type="float" office:value="-0.633833">
                <text:p>-0.633833</text:p>
              </table:table-cell>
              <table:table-cell office:value-type="float" office:value="0.031806">
                <text:p>0.031806</text:p>
              </table:table-cell>
              <table:table-cell office:value-type="float" office:value="0.079591">
                <text:p>0.079591</text:p>
              </table:table-cell>
              <table:table-cell office:value-type="float" office:value="0.148175">
                <text:p>0.148175</text:p>
              </table:table-cell>
              <table:table-cell office:value-type="float" office:value="0.204036">
                <text:p>0.204036</text:p>
              </table:table-cell>
              <table:table-cell office:value-type="float" office:value="0.234993">
                <text:p>0.234993</text:p>
              </table:table-cell>
              <table:table-cell office:value-type="float" office:value="0.247623">
                <text:p>0.247623</text:p>
              </table:table-cell>
              <table:table-cell office:value-type="float" office:value="0.277443">
                <text:p>0.277443</text:p>
              </table:table-cell>
              <table:table-cell office:value-type="float" office:value="0.343378">
                <text:p>0.343378</text:p>
              </table:table-cell>
              <table:table-cell office:value-type="float" office:value="0.48249">
                <text:p>0.48249</text:p>
              </table:table-cell>
              <table:table-cell office:value-type="float" office:value="-0.006679">
                <text:p>-0.006679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-1">
                <text:p>-1</text:p>
              </table:table-cell>
              <table:table-cell office:value-type="float" office:value="-0.660532">
                <text:p>-0.660532</text:p>
              </table:table-cell>
              <table:table-cell office:value-type="float" office:value="0.035409">
                <text:p>0.035409</text:p>
              </table:table-cell>
              <table:table-cell office:value-type="float" office:value="0.089739">
                <text:p>0.089739</text:p>
              </table:table-cell>
              <table:table-cell office:value-type="float" office:value="0.153438">
                <text:p>0.153438</text:p>
              </table:table-cell>
              <table:table-cell office:value-type="float" office:value="0.20929">
                <text:p>0.20929</text:p>
              </table:table-cell>
              <table:table-cell office:value-type="float" office:value="0.236352">
                <text:p>0.236352</text:p>
              </table:table-cell>
              <table:table-cell office:value-type="float" office:value="0.253533">
                <text:p>0.253533</text:p>
              </table:table-cell>
              <table:table-cell office:value-type="float" office:value="0.28752">
                <text:p>0.28752</text:p>
              </table:table-cell>
              <table:table-cell office:value-type="float" office:value="0.349298">
                <text:p>0.349298</text:p>
              </table:table-cell>
              <table:table-cell office:value-type="float" office:value="0.48249">
                <text:p>0.48249</text:p>
              </table:table-cell>
              <table:table-cell office:value-type="float" office:value="-0.004595">
                <text:p>-0.004595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-1">
                <text:p>-1</text:p>
              </table:table-cell>
              <table:table-cell office:value-type="float" office:value="-0.749338">
                <text:p>-0.749338</text:p>
              </table:table-cell>
              <table:table-cell office:value-type="float" office:value="0.023619">
                <text:p>0.023619</text:p>
              </table:table-cell>
              <table:table-cell office:value-type="float" office:value="0.077856">
                <text:p>0.077856</text:p>
              </table:table-cell>
              <table:table-cell office:value-type="float" office:value="0.139211">
                <text:p>0.139211</text:p>
              </table:table-cell>
              <table:table-cell office:value-type="float" office:value="0.185404">
                <text:p>0.185404</text:p>
              </table:table-cell>
              <table:table-cell office:value-type="float" office:value="0.23337">
                <text:p>0.23337</text:p>
              </table:table-cell>
              <table:table-cell office:value-type="float" office:value="0.249392">
                <text:p>0.249392</text:p>
              </table:table-cell>
              <table:table-cell office:value-type="float" office:value="0.286923">
                <text:p>0.286923</text:p>
              </table:table-cell>
              <table:table-cell office:value-type="float" office:value="0.346932">
                <text:p>0.346932</text:p>
              </table:table-cell>
              <table:table-cell office:value-type="float" office:value="0.48249">
                <text:p>0.48249</text:p>
              </table:table-cell>
              <table:table-cell office:value-type="float" office:value="-0.020663">
                <text:p>-0.020663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-1">
                <text:p>-1</text:p>
              </table:table-cell>
              <table:table-cell office:value-type="float" office:value="-0.778783">
                <text:p>-0.778783</text:p>
              </table:table-cell>
              <table:table-cell office:value-type="float" office:value="0.01908">
                <text:p>0.01908</text:p>
              </table:table-cell>
              <table:table-cell office:value-type="float" office:value="0.068472">
                <text:p>0.068472</text:p>
              </table:table-cell>
              <table:table-cell office:value-type="float" office:value="0.127204">
                <text:p>0.127204</text:p>
              </table:table-cell>
              <table:table-cell office:value-type="float" office:value="0.176891">
                <text:p>0.176891</text:p>
              </table:table-cell>
              <table:table-cell office:value-type="float" office:value="0.230718">
                <text:p>0.230718</text:p>
              </table:table-cell>
              <table:table-cell office:value-type="float" office:value="0.249731">
                <text:p>0.249731</text:p>
              </table:table-cell>
              <table:table-cell office:value-type="float" office:value="0.288604">
                <text:p>0.288604</text:p>
              </table:table-cell>
              <table:table-cell office:value-type="float" office:value="0.350145">
                <text:p>0.350145</text:p>
              </table:table-cell>
              <table:table-cell office:value-type="float" office:value="0.48249">
                <text:p>0.48249</text:p>
              </table:table-cell>
              <table:table-cell office:value-type="float" office:value="-0.026794">
                <text:p>-0.026794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-1">
                <text:p>-1</text:p>
              </table:table-cell>
              <table:table-cell office:value-type="float" office:value="-0.43576">
                <text:p>-0.43576</text:p>
              </table:table-cell>
              <table:table-cell office:value-type="float" office:value="0.03467">
                <text:p>0.03467</text:p>
              </table:table-cell>
              <table:table-cell office:value-type="float" office:value="0.089934">
                <text:p>0.089934</text:p>
              </table:table-cell>
              <table:table-cell office:value-type="float" office:value="0.139175">
                <text:p>0.139175</text:p>
              </table:table-cell>
              <table:table-cell office:value-type="float" office:value="0.178378">
                <text:p>0.178378</text:p>
              </table:table-cell>
              <table:table-cell office:value-type="float" office:value="0.232126">
                <text:p>0.232126</text:p>
              </table:table-cell>
              <table:table-cell office:value-type="float" office:value="0.251028">
                <text:p>0.251028</text:p>
              </table:table-cell>
              <table:table-cell office:value-type="float" office:value="0.293045">
                <text:p>0.293045</text:p>
              </table:table-cell>
              <table:table-cell office:value-type="float" office:value="0.353714">
                <text:p>0.353714</text:p>
              </table:table-cell>
              <table:table-cell office:value-type="float" office:value="0.48249">
                <text:p>0.48249</text:p>
              </table:table-cell>
              <table:table-cell office:value-type="float" office:value="0.013631">
                <text:p>0.013631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-1">
                <text:p>-1</text:p>
              </table:table-cell>
              <table:table-cell office:value-type="float" office:value="-0.292663">
                <text:p>-0.292663</text:p>
              </table:table-cell>
              <table:table-cell office:value-type="float" office:value="0.038316">
                <text:p>0.038316</text:p>
              </table:table-cell>
              <table:table-cell office:value-type="float" office:value="0.08807">
                <text:p>0.08807</text:p>
              </table:table-cell>
              <table:table-cell office:value-type="float" office:value="0.141871">
                <text:p>0.141871</text:p>
              </table:table-cell>
              <table:table-cell office:value-type="float" office:value="0.187367">
                <text:p>0.187367</text:p>
              </table:table-cell>
              <table:table-cell office:value-type="float" office:value="0.233627">
                <text:p>0.233627</text:p>
              </table:table-cell>
              <table:table-cell office:value-type="float" office:value="0.243174">
                <text:p>0.243174</text:p>
              </table:table-cell>
              <table:table-cell office:value-type="float" office:value="0.282524">
                <text:p>0.282524</text:p>
              </table:table-cell>
              <table:table-cell office:value-type="float" office:value="0.345611">
                <text:p>0.345611</text:p>
              </table:table-cell>
              <table:table-cell office:value-type="float" office:value="0.48249">
                <text:p>0.48249</text:p>
              </table:table-cell>
              <table:table-cell office:value-type="float" office:value="0.026789">
                <text:p>0.026789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-1">
                <text:p>-1</text:p>
              </table:table-cell>
              <table:table-cell office:value-type="float" office:value="-0.504293">
                <text:p>-0.504293</text:p>
              </table:table-cell>
              <table:table-cell office:value-type="float" office:value="0.033282">
                <text:p>0.033282</text:p>
              </table:table-cell>
              <table:table-cell office:value-type="float" office:value="0.090165">
                <text:p>0.090165</text:p>
              </table:table-cell>
              <table:table-cell office:value-type="float" office:value="0.146429">
                <text:p>0.146429</text:p>
              </table:table-cell>
              <table:table-cell office:value-type="float" office:value="0.184964">
                <text:p>0.184964</text:p>
              </table:table-cell>
              <table:table-cell office:value-type="float" office:value="0.234317">
                <text:p>0.234317</text:p>
              </table:table-cell>
              <table:table-cell office:value-type="float" office:value="0.251468">
                <text:p>0.251468</text:p>
              </table:table-cell>
              <table:table-cell office:value-type="float" office:value="0.293134">
                <text:p>0.293134</text:p>
              </table:table-cell>
              <table:table-cell office:value-type="float" office:value="0.348011">
                <text:p>0.348011</text:p>
              </table:table-cell>
              <table:table-cell office:value-type="float" office:value="0.48249">
                <text:p>0.48249</text:p>
              </table:table-cell>
              <table:table-cell office:value-type="float" office:value="0.007748">
                <text:p>0.007748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-1">
                <text:p>-1</text:p>
              </table:table-cell>
              <table:table-cell office:value-type="float" office:value="-0.450996">
                <text:p>-0.450996</text:p>
              </table:table-cell>
              <table:table-cell office:value-type="float" office:value="0.058278">
                <text:p>0.058278</text:p>
              </table:table-cell>
              <table:table-cell office:value-type="float" office:value="0.114059">
                <text:p>0.114059</text:p>
              </table:table-cell>
              <table:table-cell office:value-type="float" office:value="0.156114">
                <text:p>0.156114</text:p>
              </table:table-cell>
              <table:table-cell office:value-type="float" office:value="0.199388">
                <text:p>0.199388</text:p>
              </table:table-cell>
              <table:table-cell office:value-type="float" office:value="0.235083">
                <text:p>0.235083</text:p>
              </table:table-cell>
              <table:table-cell office:value-type="float" office:value="0.246833">
                <text:p>0.246833</text:p>
              </table:table-cell>
              <table:table-cell office:value-type="float" office:value="0.290707">
                <text:p>0.290707</text:p>
              </table:table-cell>
              <table:table-cell office:value-type="float" office:value="0.350693">
                <text:p>0.350693</text:p>
              </table:table-cell>
              <table:table-cell office:value-type="float" office:value="0.48249">
                <text:p>0.48249</text:p>
              </table:table-cell>
              <table:table-cell office:value-type="float" office:value="0.020016">
                <text:p>0.020016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-1">
                <text:p>-1</text:p>
              </table:table-cell>
              <table:table-cell office:value-type="float" office:value="-0.093391">
                <text:p>-0.093391</text:p>
              </table:table-cell>
              <table:table-cell office:value-type="float" office:value="0.072066">
                <text:p>0.072066</text:p>
              </table:table-cell>
              <table:table-cell office:value-type="float" office:value="0.121843">
                <text:p>0.121843</text:p>
              </table:table-cell>
              <table:table-cell office:value-type="float" office:value="0.158611">
                <text:p>0.158611</text:p>
              </table:table-cell>
              <table:table-cell office:value-type="float" office:value="0.197955">
                <text:p>0.197955</text:p>
              </table:table-cell>
              <table:table-cell office:value-type="float" office:value="0.233896">
                <text:p>0.233896</text:p>
              </table:table-cell>
              <table:table-cell office:value-type="float" office:value="0.244833">
                <text:p>0.244833</text:p>
              </table:table-cell>
              <table:table-cell office:value-type="float" office:value="0.284323">
                <text:p>0.284323</text:p>
              </table:table-cell>
              <table:table-cell office:value-type="float" office:value="0.349624">
                <text:p>0.349624</text:p>
              </table:table-cell>
              <table:table-cell office:value-type="float" office:value="0.48249">
                <text:p>0.48249</text:p>
              </table:table-cell>
              <table:table-cell office:value-type="float" office:value="0.056976">
                <text:p>0.0569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